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7965in"/>
    </style:style>
    <style:style style:name="co8" style:family="table-column">
      <style:table-column-properties fo:break-before="auto" style:column-width="0.8071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7429in"/>
    </style:style>
    <style:style style:name="co11" style:family="table-column">
      <style:table-column-properties fo:break-before="auto" style:column-width="0.8398in"/>
    </style:style>
    <style:style style:name="co12" style:family="table-column">
      <style:table-column-properties fo:break-before="auto" style:column-width="1.2681in"/>
    </style:style>
    <style:style style:name="co13" style:family="table-column">
      <style:table-column-properties fo:break-before="auto" style:column-width="1.289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ulation_results_R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_packets</text:p>
          </table:table-cell>
          <table:table-cell office:value-type="string" calcext:value-type="string">
            <text:p>FlowID</text:p>
          </table:table-cell>
          <table:table-cell office:value-type="string" calcext:value-type="string">
            <text:p>SourceAddress</text:p>
          </table:table-cell>
          <table:table-cell office:value-type="string" calcext:value-type="string">
            <text:p>DestinationAddress</text:p>
          </table:table-cell>
          <table:table-cell office:value-type="string" calcext:value-type="string">
            <text:p>TxBytes</text:p>
          </table:table-cell>
          <table:table-cell office:value-type="string" calcext:value-type="string">
            <text:p>RxBytes</text:p>
          </table:table-cell>
          <table:table-cell office:value-type="string" calcext:value-type="string">
            <text:p>TxPackets</text:p>
          </table:table-cell>
          <table:table-cell office:value-type="string" calcext:value-type="string">
            <text:p>RxPackets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<text:s/>stop 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hroughput_Mbps</text:p>
          </table:table-cell>
          <table:table-cell office:value-type="string" calcext:value-type="string">
            <text:p>OfferedLoad_Mbps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" calcext:value-type="float">
            <text:p>10414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.007269" calcext:value-type="float">
            <text:p>1.007269</text:p>
          </table:table-cell>
          <table:table-cell office:value-type="float" office:value="99.005136" calcext:value-type="float">
            <text:p>99.005136</text:p>
          </table:table-cell>
          <table:table-cell office:value-type="float" office:value="97.997867" calcext:value-type="float">
            <text:p>97.997867</text:p>
          </table:table-cell>
          <table:table-cell office:value-type="float" office:value="0.008502" calcext:value-type="float">
            <text:p>0.008502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" calcext:value-type="float">
            <text:p>10414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.037911" calcext:value-type="float">
            <text:p>1.037911</text:p>
          </table:table-cell>
          <table:table-cell office:value-type="float" office:value="99.018673" calcext:value-type="float">
            <text:p>99.018673</text:p>
          </table:table-cell>
          <table:table-cell office:value-type="float" office:value="97.980763" calcext:value-type="float">
            <text:p>97.980763</text:p>
          </table:table-cell>
          <table:table-cell office:value-type="float" office:value="0.008504" calcext:value-type="float">
            <text:p>0.008504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181" calcext:value-type="float">
            <text:p>1.020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069" calcext:value-type="float">
            <text:p>1.011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562" calcext:value-type="float">
            <text:p>1.0265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" calcext:value-type="float">
            <text:p>2082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.009726" calcext:value-type="float">
            <text:p>1.009726</text:p>
          </table:table-cell>
          <table:table-cell office:value-type="float" office:value="99.505136" calcext:value-type="float">
            <text:p>99.505136</text:p>
          </table:table-cell>
          <table:table-cell office:value-type="float" office:value="98.49541" calcext:value-type="float">
            <text:p>98.49541</text:p>
          </table:table-cell>
          <table:table-cell office:value-type="float" office:value="0.016918" calcext:value-type="float">
            <text:p>0.016918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" calcext:value-type="float">
            <text:p>2082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.278987" calcext:value-type="float">
            <text:p>1.278987</text:p>
          </table:table-cell>
          <table:table-cell office:value-type="float" office:value="99.516384" calcext:value-type="float">
            <text:p>99.516384</text:p>
          </table:table-cell>
          <table:table-cell office:value-type="float" office:value="98.237397" calcext:value-type="float">
            <text:p>98.237397</text:p>
          </table:table-cell>
          <table:table-cell office:value-type="float" office:value="0.016963" calcext:value-type="float">
            <text:p>0.016963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3619" calcext:value-type="float">
            <text:p>1.263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2067" calcext:value-type="float">
            <text:p>1.25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7598" calcext:value-type="float">
            <text:p>1.267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3496" calcext:value-type="float">
            <text:p>31349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1.012369" calcext:value-type="float">
            <text:p>1.012369</text:p>
          </table:table-cell>
          <table:table-cell office:value-type="float" office:value="100.005136" calcext:value-type="float">
            <text:p>100.005136</text:p>
          </table:table-cell>
          <table:table-cell office:value-type="float" office:value="98.992767" calcext:value-type="float">
            <text:p>98.992767</text:p>
          </table:table-cell>
          <table:table-cell office:value-type="float" office:value="0.025335" calcext:value-type="float">
            <text:p>0.025335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3496" calcext:value-type="float">
            <text:p>31349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1.041593" calcext:value-type="float">
            <text:p>1.041593</text:p>
          </table:table-cell>
          <table:table-cell office:value-type="float" office:value="100.016024" calcext:value-type="float">
            <text:p>100.016024</text:p>
          </table:table-cell>
          <table:table-cell office:value-type="float" office:value="98.974431" calcext:value-type="float">
            <text:p>98.974431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056" calcext:value-type="float">
            <text:p>1.02056</text:p>
          </table:table-cell>
          <table:table-cell office:value-type="float" office:value="24.8224" calcext:value-type="float">
            <text:p>24.8224</text:p>
          </table:table-cell>
          <table:table-cell office:value-type="float" office:value="23.80184" calcext:value-type="float">
            <text:p>23.80184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6369" calcext:value-type="float">
            <text:p>1.016369</text:p>
          </table:table-cell>
          <table:table-cell office:value-type="float" office:value="24.831059" calcext:value-type="float">
            <text:p>24.831059</text:p>
          </table:table-cell>
          <table:table-cell office:value-type="float" office:value="23.81469" calcext:value-type="float">
            <text:p>23.81469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9021" calcext:value-type="float">
            <text:p>1.029021</text:p>
          </table:table-cell>
          <table:table-cell office:value-type="float" office:value="24.824006" calcext:value-type="float">
            <text:p>24.824006</text:p>
          </table:table-cell>
          <table:table-cell office:value-type="float" office:value="23.794985" calcext:value-type="float">
            <text:p>23.79498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" calcext:value-type="float">
            <text:p>416592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.01811" calcext:value-type="float">
            <text:p>1.01811</text:p>
          </table:table-cell>
          <table:table-cell office:value-type="float" office:value="99.755136" calcext:value-type="float">
            <text:p>99.755136</text:p>
          </table:table-cell>
          <table:table-cell office:value-type="float" office:value="98.737026" calcext:value-type="float">
            <text:p>98.737026</text:p>
          </table:table-cell>
          <table:table-cell office:value-type="float" office:value="0.033754" calcext:value-type="float">
            <text:p>0.033754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" calcext:value-type="float">
            <text:p>416592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.272361" calcext:value-type="float">
            <text:p>1.272361</text:p>
          </table:table-cell>
          <table:table-cell office:value-type="float" office:value="99.766204" calcext:value-type="float">
            <text:p>99.766204</text:p>
          </table:table-cell>
          <table:table-cell office:value-type="float" office:value="98.493843" calcext:value-type="float">
            <text:p>98.493843</text:p>
          </table:table-cell>
          <table:table-cell office:value-type="float" office:value="0.033837" calcext:value-type="float">
            <text:p>0.033837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1639" calcext:value-type="float">
            <text:p>1.251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6067" calcext:value-type="float">
            <text:p>1.246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533" calcext:value-type="float">
            <text:p>1.261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" calcext:value-type="float">
            <text:p>52074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1.009756" calcext:value-type="float">
            <text:p>1.009756</text:p>
          </table:table-cell>
          <table:table-cell office:value-type="float" office:value="99.805136" calcext:value-type="float">
            <text:p>99.805136</text:p>
          </table:table-cell>
          <table:table-cell office:value-type="float" office:value="98.79538" calcext:value-type="float">
            <text:p>98.79538</text:p>
          </table:table-cell>
          <table:table-cell office:value-type="float" office:value="0.042167" calcext:value-type="float">
            <text:p>0.042167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" calcext:value-type="float">
            <text:p>52074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1.035175" calcext:value-type="float">
            <text:p>1.035175</text:p>
          </table:table-cell>
          <table:table-cell office:value-type="float" office:value="99.816464" calcext:value-type="float">
            <text:p>99.816464</text:p>
          </table:table-cell>
          <table:table-cell office:value-type="float" office:value="98.781289" calcext:value-type="float">
            <text:p>98.781289</text:p>
          </table:table-cell>
          <table:table-cell office:value-type="float" office:value="0.042173" calcext:value-type="float">
            <text:p>0.042173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626" calcext:value-type="float">
            <text:p>1.015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275" calcext:value-type="float">
            <text:p>1.011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887" calcext:value-type="float">
            <text:p>1.023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" calcext:value-type="float">
            <text:p>624888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1.016489" calcext:value-type="float">
            <text:p>1.016489</text:p>
          </table:table-cell>
          <table:table-cell office:value-type="float" office:value="99.83847" calcext:value-type="float">
            <text:p>99.83847</text:p>
          </table:table-cell>
          <table:table-cell office:value-type="float" office:value="98.821981" calcext:value-type="float">
            <text:p>98.821981</text:p>
          </table:table-cell>
          <table:table-cell office:value-type="float" office:value="0.050587" calcext:value-type="float">
            <text:p>0.050587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" calcext:value-type="float">
            <text:p>624888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1.038862" calcext:value-type="float">
            <text:p>1.038862</text:p>
          </table:table-cell>
          <table:table-cell office:value-type="float" office:value="99.849638" calcext:value-type="float">
            <text:p>99.849638</text:p>
          </table:table-cell>
          <table:table-cell office:value-type="float" office:value="98.810776" calcext:value-type="float">
            <text:p>98.810776</text:p>
          </table:table-cell>
          <table:table-cell office:value-type="float" office:value="0.050593" calcext:value-type="float">
            <text:p>0.050593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373" calcext:value-type="float">
            <text:p>1.023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307" calcext:value-type="float">
            <text:p>1.018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573" calcext:value-type="float">
            <text:p>1.027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9036" calcext:value-type="float">
            <text:p>729036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1.008549" calcext:value-type="float">
            <text:p>1.008549</text:p>
          </table:table-cell>
          <table:table-cell office:value-type="float" office:value="99.862279" calcext:value-type="float">
            <text:p>99.862279</text:p>
          </table:table-cell>
          <table:table-cell office:value-type="float" office:value="98.85373" calcext:value-type="float">
            <text:p>98.85373</text:p>
          </table:table-cell>
          <table:table-cell office:value-type="float" office:value="0.058999" calcext:value-type="float">
            <text:p>0.058999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9036" calcext:value-type="float">
            <text:p>729036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1.036691" calcext:value-type="float">
            <text:p>1.036691</text:p>
          </table:table-cell>
          <table:table-cell office:value-type="float" office:value="99.873607" calcext:value-type="float">
            <text:p>99.873607</text:p>
          </table:table-cell>
          <table:table-cell office:value-type="float" office:value="98.836916" calcext:value-type="float">
            <text:p>98.836916</text:p>
          </table:table-cell>
          <table:table-cell office:value-type="float" office:value="0.059009" calcext:value-type="float">
            <text:p>0.059009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046" calcext:value-type="float">
            <text:p>1.015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993" calcext:value-type="float">
            <text:p>1.010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602" calcext:value-type="float">
            <text:p>1.025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3184" calcext:value-type="float">
            <text:p>83318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1.014529" calcext:value-type="float">
            <text:p>1.014529</text:p>
          </table:table-cell>
          <table:table-cell office:value-type="float" office:value="99.880136" calcext:value-type="float">
            <text:p>99.880136</text:p>
          </table:table-cell>
          <table:table-cell office:value-type="float" office:value="98.865607" calcext:value-type="float">
            <text:p>98.865607</text:p>
          </table:table-cell>
          <table:table-cell office:value-type="float" office:value="0.06742" calcext:value-type="float">
            <text:p>0.06742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3184" calcext:value-type="float">
            <text:p>83318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1.038628" calcext:value-type="float">
            <text:p>1.038628</text:p>
          </table:table-cell>
          <table:table-cell office:value-type="float" office:value="99.891924" calcext:value-type="float">
            <text:p>99.891924</text:p>
          </table:table-cell>
          <table:table-cell office:value-type="float" office:value="98.853296" calcext:value-type="float">
            <text:p>98.853296</text:p>
          </table:table-cell>
          <table:table-cell office:value-type="float" office:value="0.067428" calcext:value-type="float">
            <text:p>0.067428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39" calcext:value-type="float">
            <text:p>1.021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527" calcext:value-type="float">
            <text:p>1.016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679" calcext:value-type="float">
            <text:p>1.027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38384" calcext:value-type="float">
            <text:p>938384</text:p>
          </table:table-cell>
          <table:table-cell table:number-columns-repeated="2" office:value-type="float" office:value="892" calcext:value-type="float">
            <text:p>892</text:p>
          </table:table-cell>
          <table:table-cell office:value-type="float" office:value="1.00959" calcext:value-type="float">
            <text:p>1.00959</text:p>
          </table:table-cell>
          <table:table-cell office:value-type="float" office:value="100.005136" calcext:value-type="float">
            <text:p>100.005136</text:p>
          </table:table-cell>
          <table:table-cell office:value-type="float" office:value="98.995546" calcext:value-type="float">
            <text:p>98.995546</text:p>
          </table:table-cell>
          <table:table-cell office:value-type="float" office:value="0.075832" calcext:value-type="float">
            <text:p>0.075832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38384" calcext:value-type="float">
            <text:p>938384</text:p>
          </table:table-cell>
          <table:table-cell office:value-type="float" office:value="937332" calcext:value-type="float">
            <text:p>937332</text:p>
          </table:table-cell>
          <table:table-cell office:value-type="float" office:value="892" calcext:value-type="float">
            <text:p>892</text:p>
          </table:table-cell>
          <table:table-cell office:value-type="float" office:value="891" calcext:value-type="float">
            <text:p>891</text:p>
          </table:table-cell>
          <table:table-cell office:value-type="float" office:value="1.274907" calcext:value-type="float">
            <text:p>1.274907</text:p>
          </table:table-cell>
          <table:table-cell office:value-type="float" office:value="100.016384" calcext:value-type="float">
            <text:p>100.016384</text:p>
          </table:table-cell>
          <table:table-cell office:value-type="float" office:value="98.741477" calcext:value-type="float">
            <text:p>98.741477</text:p>
          </table:table-cell>
          <table:table-cell office:value-type="float" office:value="0.075942" calcext:value-type="float">
            <text:p>0.075942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4878" calcext:value-type="float">
            <text:p>1.254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1067" calcext:value-type="float">
            <text:p>1.251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3559" calcext:value-type="float">
            <text:p>1.263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0" calcext:value-type="float">
            <text:p>1041480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1.010224" calcext:value-type="float">
            <text:p>1.010224</text:p>
          </table:table-cell>
          <table:table-cell office:value-type="float" office:value="99.905136" calcext:value-type="float">
            <text:p>99.905136</text:p>
          </table:table-cell>
          <table:table-cell office:value-type="float" office:value="98.894912" calcext:value-type="float">
            <text:p>98.894912</text:p>
          </table:table-cell>
          <table:table-cell office:value-type="float" office:value="0.084249" calcext:value-type="float">
            <text:p>0.084249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41480" calcext:value-type="float">
            <text:p>1041480</text:p>
          </table:table-cell>
          <table:table-cell office:value-type="float" office:value="1040428" calcext:value-type="float">
            <text:p>1040428</text:p>
          </table:table-cell>
          <table:table-cell office:value-type="float" office:value="990" calcext:value-type="float">
            <text:p>990</text:p>
          </table:table-cell>
          <table:table-cell office:value-type="float" office:value="989" calcext:value-type="float">
            <text:p>989</text:p>
          </table:table-cell>
          <table:table-cell office:value-type="float" office:value="1.272569" calcext:value-type="float">
            <text:p>1.272569</text:p>
          </table:table-cell>
          <table:table-cell office:value-type="float" office:value="99.916744" calcext:value-type="float">
            <text:p>99.916744</text:p>
          </table:table-cell>
          <table:table-cell office:value-type="float" office:value="98.644175" calcext:value-type="float">
            <text:p>98.644175</text:p>
          </table:table-cell>
          <table:table-cell office:value-type="float" office:value="0.084378" calcext:value-type="float">
            <text:p>0.084378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5679" calcext:value-type="float">
            <text:p>1.255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6067" calcext:value-type="float">
            <text:p>1.246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18" calcext:value-type="float">
            <text:p>1.26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45628" calcext:value-type="float">
            <text:p>1145628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.010549" calcext:value-type="float">
            <text:p>1.010549</text:p>
          </table:table-cell>
          <table:table-cell office:value-type="float" office:value="99.914227" calcext:value-type="float">
            <text:p>99.914227</text:p>
          </table:table-cell>
          <table:table-cell office:value-type="float" office:value="98.903678" calcext:value-type="float">
            <text:p>98.903678</text:p>
          </table:table-cell>
          <table:table-cell office:value-type="float" office:value="0.092666" calcext:value-type="float">
            <text:p>0.092666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45628" calcext:value-type="float">
            <text:p>1145628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.038955" calcext:value-type="float">
            <text:p>1.038955</text:p>
          </table:table-cell>
          <table:table-cell office:value-type="float" office:value="99.925535" calcext:value-type="float">
            <text:p>99.925535</text:p>
          </table:table-cell>
          <table:table-cell office:value-type="float" office:value="98.88658" calcext:value-type="float">
            <text:p>98.88658</text:p>
          </table:table-cell>
          <table:table-cell office:value-type="float" office:value="0.092682" calcext:value-type="float">
            <text:p>0.092682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266" calcext:value-type="float">
            <text:p>1.018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433" calcext:value-type="float">
            <text:p>1.013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927" calcext:value-type="float">
            <text:p>1.027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250828" calcext:value-type="float">
            <text:p>1250828</text:p>
          </table:table-cell>
          <table:table-cell table:number-columns-repeated="2" office:value-type="float" office:value="1189" calcext:value-type="float">
            <text:p>1189</text:p>
          </table:table-cell>
          <table:table-cell office:value-type="float" office:value="1.015833" calcext:value-type="float">
            <text:p>1.015833</text:p>
          </table:table-cell>
          <table:table-cell office:value-type="float" office:value="100.005136" calcext:value-type="float">
            <text:p>100.005136</text:p>
          </table:table-cell>
          <table:table-cell office:value-type="float" office:value="98.989303" calcext:value-type="float">
            <text:p>98.989303</text:p>
          </table:table-cell>
          <table:table-cell office:value-type="float" office:value="0.101088" calcext:value-type="float">
            <text:p>0.101088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50828" calcext:value-type="float">
            <text:p>1250828</text:p>
          </table:table-cell>
          <table:table-cell office:value-type="float" office:value="1248724" calcext:value-type="float">
            <text:p>1248724</text:p>
          </table:table-cell>
          <table:table-cell office:value-type="float" office:value="1189" calcext:value-type="float">
            <text:p>1189</text:p>
          </table:table-cell>
          <table:table-cell office:value-type="float" office:value="1187" calcext:value-type="float">
            <text:p>1187</text:p>
          </table:table-cell>
          <table:table-cell office:value-type="float" office:value="1.281157" calcext:value-type="float">
            <text:p>1.281157</text:p>
          </table:table-cell>
          <table:table-cell office:value-type="float" office:value="100.024535" calcext:value-type="float">
            <text:p>100.024535</text:p>
          </table:table-cell>
          <table:table-cell office:value-type="float" office:value="98.743378" calcext:value-type="float">
            <text:p>98.743378</text:p>
          </table:table-cell>
          <table:table-cell office:value-type="float" office:value="0.101169" calcext:value-type="float">
            <text:p>0.101169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9607" calcext:value-type="float">
            <text:p>1.259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4067" calcext:value-type="float">
            <text:p>1.244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0048" calcext:value-type="float">
            <text:p>1.270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53924" calcext:value-type="float">
            <text:p>1353924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.008809" calcext:value-type="float">
            <text:p>1.008809</text:p>
          </table:table-cell>
          <table:table-cell office:value-type="float" office:value="99.928213" calcext:value-type="float">
            <text:p>99.928213</text:p>
          </table:table-cell>
          <table:table-cell office:value-type="float" office:value="98.919404" calcext:value-type="float">
            <text:p>98.919404</text:p>
          </table:table-cell>
          <table:table-cell office:value-type="float" office:value="0.109497" calcext:value-type="float">
            <text:p>0.109497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53924" calcext:value-type="float">
            <text:p>1353924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.036948" calcext:value-type="float">
            <text:p>1.036948</text:p>
          </table:table-cell>
          <table:table-cell office:value-type="float" office:value="99.939361" calcext:value-type="float">
            <text:p>99.939361</text:p>
          </table:table-cell>
          <table:table-cell office:value-type="float" office:value="98.902413" calcext:value-type="float">
            <text:p>98.902413</text:p>
          </table:table-cell>
          <table:table-cell office:value-type="float" office:value="0.109516" calcext:value-type="float">
            <text:p>0.109516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319" calcext:value-type="float">
            <text:p>1.014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487" calcext:value-type="float">
            <text:p>1.010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719" calcext:value-type="float">
            <text:p>1.025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59124" calcext:value-type="float">
            <text:p>1459124</text:p>
          </table:table-cell>
          <table:table-cell table:number-columns-repeated="2" office:value-type="float" office:value="1387" calcext:value-type="float">
            <text:p>1387</text:p>
          </table:table-cell>
          <table:table-cell office:value-type="float" office:value="1.016813" calcext:value-type="float">
            <text:p>1.016813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88323" calcext:value-type="float">
            <text:p>98.988323</text:p>
          </table:table-cell>
          <table:table-cell office:value-type="float" office:value="0.117923" calcext:value-type="float">
            <text:p>0.117923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59124" calcext:value-type="float">
            <text:p>1459124</text:p>
          </table:table-cell>
          <table:table-cell office:value-type="float" office:value="1457020" calcext:value-type="float">
            <text:p>1457020</text:p>
          </table:table-cell>
          <table:table-cell office:value-type="float" office:value="1387" calcext:value-type="float">
            <text:p>1387</text:p>
          </table:table-cell>
          <table:table-cell office:value-type="float" office:value="1385" calcext:value-type="float">
            <text:p>1385</text:p>
          </table:table-cell>
          <table:table-cell office:value-type="float" office:value="1.285069" calcext:value-type="float">
            <text:p>1.285069</text:p>
          </table:table-cell>
          <table:table-cell office:value-type="float" office:value="100.016923" calcext:value-type="float">
            <text:p>100.016923</text:p>
          </table:table-cell>
          <table:table-cell office:value-type="float" office:value="98.731855" calcext:value-type="float">
            <text:p>98.731855</text:p>
          </table:table-cell>
          <table:table-cell office:value-type="float" office:value="0.118059" calcext:value-type="float">
            <text:p>0.118059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2299" calcext:value-type="float">
            <text:p>1.262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2067" calcext:value-type="float">
            <text:p>1.25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39" calcext:value-type="float">
            <text:p>1.2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62220" calcext:value-type="float">
            <text:p>1562220</text:p>
          </table:table-cell>
          <table:table-cell table:number-columns-repeated="2" office:value-type="float" office:value="1485" calcext:value-type="float">
            <text:p>1485</text:p>
          </table:table-cell>
          <table:table-cell office:value-type="float" office:value="1.007189" calcext:value-type="float">
            <text:p>1.007189</text:p>
          </table:table-cell>
          <table:table-cell office:value-type="float" office:value="99.93847" calcext:value-type="float">
            <text:p>99.93847</text:p>
          </table:table-cell>
          <table:table-cell office:value-type="float" office:value="98.931281" calcext:value-type="float">
            <text:p>98.931281</text:p>
          </table:table-cell>
          <table:table-cell office:value-type="float" office:value="0.126328" calcext:value-type="float">
            <text:p>0.126328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62220" calcext:value-type="float">
            <text:p>1562220</text:p>
          </table:table-cell>
          <table:table-cell table:number-columns-repeated="2" office:value-type="float" office:value="1485" calcext:value-type="float">
            <text:p>1485</text:p>
          </table:table-cell>
          <table:table-cell office:value-type="float" office:value="1.031767" calcext:value-type="float">
            <text:p>1.031767</text:p>
          </table:table-cell>
          <table:table-cell office:value-type="float" office:value="99.950258" calcext:value-type="float">
            <text:p>99.950258</text:p>
          </table:table-cell>
          <table:table-cell office:value-type="float" office:value="98.91849" calcext:value-type="float">
            <text:p>98.91849</text:p>
          </table:table-cell>
          <table:table-cell office:value-type="float" office:value="0.126344" calcext:value-type="float">
            <text:p>0.126344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978" calcext:value-type="float">
            <text:p>1.015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067" calcext:value-type="float">
            <text:p>1.01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519" calcext:value-type="float">
            <text:p>1.020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666368" calcext:value-type="float">
            <text:p>1666368</text:p>
          </table:table-cell>
          <table:table-cell table:number-columns-repeated="2" office:value-type="float" office:value="1584" calcext:value-type="float">
            <text:p>1584</text:p>
          </table:table-cell>
          <table:table-cell office:value-type="float" office:value="1.01297" calcext:value-type="float">
            <text:p>1.01297</text:p>
          </table:table-cell>
          <table:table-cell office:value-type="float" office:value="99.942636" calcext:value-type="float">
            <text:p>99.942636</text:p>
          </table:table-cell>
          <table:table-cell office:value-type="float" office:value="98.929666" calcext:value-type="float">
            <text:p>98.929666</text:p>
          </table:table-cell>
          <table:table-cell office:value-type="float" office:value="0.134752" calcext:value-type="float">
            <text:p>0.134752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66368" calcext:value-type="float">
            <text:p>1666368</text:p>
          </table:table-cell>
          <table:table-cell office:value-type="float" office:value="1663212" calcext:value-type="float">
            <text:p>1663212</text:p>
          </table:table-cell>
          <table:table-cell office:value-type="float" office:value="1584" calcext:value-type="float">
            <text:p>1584</text:p>
          </table:table-cell>
          <table:table-cell office:value-type="float" office:value="1581" calcext:value-type="float">
            <text:p>1581</text:p>
          </table:table-cell>
          <table:table-cell office:value-type="float" office:value="1.275197" calcext:value-type="float">
            <text:p>1.275197</text:p>
          </table:table-cell>
          <table:table-cell office:value-type="float" office:value="99.954384" calcext:value-type="float">
            <text:p>99.954384</text:p>
          </table:table-cell>
          <table:table-cell office:value-type="float" office:value="98.679187" calcext:value-type="float">
            <text:p>98.679187</text:p>
          </table:table-cell>
          <table:table-cell office:value-type="float" office:value="0.134838" calcext:value-type="float">
            <text:p>0.134838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9427" calcext:value-type="float">
            <text:p>1.2594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7067" calcext:value-type="float">
            <text:p>1.24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4088" calcext:value-type="float">
            <text:p>1.264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1568" calcext:value-type="float">
            <text:p>1771568</text:p>
          </table:table-cell>
          <table:table-cell table:number-columns-repeated="2" office:value-type="float" office:value="1684" calcext:value-type="float">
            <text:p>1684</text:p>
          </table:table-cell>
          <table:table-cell office:value-type="float" office:value="1.013469" calcext:value-type="float">
            <text:p>1.01346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1667" calcext:value-type="float">
            <text:p>98.991667</text:p>
          </table:table-cell>
          <table:table-cell office:value-type="float" office:value="0.143169" calcext:value-type="float">
            <text:p>0.143169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1568" calcext:value-type="float">
            <text:p>1771568</text:p>
          </table:table-cell>
          <table:table-cell table:number-columns-repeated="2" office:value-type="float" office:value="1684" calcext:value-type="float">
            <text:p>1684</text:p>
          </table:table-cell>
          <table:table-cell office:value-type="float" office:value="1.046075" calcext:value-type="float">
            <text:p>1.046075</text:p>
          </table:table-cell>
          <table:table-cell office:value-type="float" office:value="100.016363" calcext:value-type="float">
            <text:p>100.016363</text:p>
          </table:table-cell>
          <table:table-cell office:value-type="float" office:value="98.970288" calcext:value-type="float">
            <text:p>98.970288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486" calcext:value-type="float">
            <text:p>1.026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393" calcext:value-type="float">
            <text:p>1.016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127" calcext:value-type="float">
            <text:p>1.035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74664" calcext:value-type="float">
            <text:p>1874664</text:p>
          </table:table-cell>
          <table:table-cell table:number-columns-repeated="2" office:value-type="float" office:value="1782" calcext:value-type="float">
            <text:p>1782</text:p>
          </table:table-cell>
          <table:table-cell office:value-type="float" office:value="1.011789" calcext:value-type="float">
            <text:p>1.011789</text:p>
          </table:table-cell>
          <table:table-cell office:value-type="float" office:value="99.949581" calcext:value-type="float">
            <text:p>99.949581</text:p>
          </table:table-cell>
          <table:table-cell office:value-type="float" office:value="98.937793" calcext:value-type="float">
            <text:p>98.937793</text:p>
          </table:table-cell>
          <table:table-cell office:value-type="float" office:value="0.151583" calcext:value-type="float">
            <text:p>0.151583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74664" calcext:value-type="float">
            <text:p>1874664</text:p>
          </table:table-cell>
          <table:table-cell table:number-columns-repeated="2" office:value-type="float" office:value="1782" calcext:value-type="float">
            <text:p>1782</text:p>
          </table:table-cell>
          <table:table-cell office:value-type="float" office:value="1.046615" calcext:value-type="float">
            <text:p>1.046615</text:p>
          </table:table-cell>
          <table:table-cell office:value-type="float" office:value="99.961169" calcext:value-type="float">
            <text:p>99.961169</text:p>
          </table:table-cell>
          <table:table-cell office:value-type="float" office:value="98.914554" calcext:value-type="float">
            <text:p>98.914554</text:p>
          </table:table-cell>
          <table:table-cell office:value-type="float" office:value="0.151619" calcext:value-type="float">
            <text:p>0.151619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886" calcext:value-type="float">
            <text:p>1.023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513" calcext:value-type="float">
            <text:p>1.0145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507" calcext:value-type="float">
            <text:p>1.035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78812" calcext:value-type="float">
            <text:p>1978812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.015416" calcext:value-type="float">
            <text:p>1.015416</text:p>
          </table:table-cell>
          <table:table-cell office:value-type="float" office:value="99.952505" calcext:value-type="float">
            <text:p>99.952505</text:p>
          </table:table-cell>
          <table:table-cell office:value-type="float" office:value="98.937089" calcext:value-type="float">
            <text:p>98.937089</text:p>
          </table:table-cell>
          <table:table-cell office:value-type="float" office:value="0.160006" calcext:value-type="float">
            <text:p>0.160006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78812" calcext:value-type="float">
            <text:p>1978812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.036595" calcext:value-type="float">
            <text:p>1.036595</text:p>
          </table:table-cell>
          <table:table-cell office:value-type="float" office:value="99.964053" calcext:value-type="float">
            <text:p>99.964053</text:p>
          </table:table-cell>
          <table:table-cell office:value-type="float" office:value="98.927457" calcext:value-type="float">
            <text:p>98.927457</text:p>
          </table:table-cell>
          <table:table-cell office:value-type="float" office:value="0.160021" calcext:value-type="float">
            <text:p>0.160021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986" calcext:value-type="float">
            <text:p>1.020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875" calcext:value-type="float">
            <text:p>1.016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607" calcext:value-type="float">
            <text:p>1.025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0" calcext:value-type="float">
            <text:p>2082960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1.01249" calcext:value-type="float">
            <text:p>1.01249</text:p>
          </table:table-cell>
          <table:table-cell office:value-type="float" office:value="99.955136" calcext:value-type="float">
            <text:p>99.955136</text:p>
          </table:table-cell>
          <table:table-cell office:value-type="float" office:value="98.942646" calcext:value-type="float">
            <text:p>98.942646</text:p>
          </table:table-cell>
          <table:table-cell office:value-type="float" office:value="0.168418" calcext:value-type="float">
            <text:p>0.168418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82960" calcext:value-type="float">
            <text:p>2082960</text:p>
          </table:table-cell>
          <table:table-cell office:value-type="float" office:value="2078752" calcext:value-type="float">
            <text:p>2078752</text:p>
          </table:table-cell>
          <table:table-cell office:value-type="float" office:value="1980" calcext:value-type="float">
            <text:p>1980</text:p>
          </table:table-cell>
          <table:table-cell office:value-type="float" office:value="1976" calcext:value-type="float">
            <text:p>1976</text:p>
          </table:table-cell>
          <table:table-cell office:value-type="float" office:value="1.269961" calcext:value-type="float">
            <text:p>1.269961</text:p>
          </table:table-cell>
          <table:table-cell office:value-type="float" office:value="99.966684" calcext:value-type="float">
            <text:p>99.966684</text:p>
          </table:table-cell>
          <table:table-cell office:value-type="float" office:value="98.696723" calcext:value-type="float">
            <text:p>98.696723</text:p>
          </table:table-cell>
          <table:table-cell office:value-type="float" office:value="0.168496" calcext:value-type="float">
            <text:p>0.168496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9659" calcext:value-type="float">
            <text:p>1.249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2067" calcext:value-type="float">
            <text:p>1.24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8673" calcext:value-type="float">
            <text:p>1.258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87108" calcext:value-type="float">
            <text:p>2187108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1.008929" calcext:value-type="float">
            <text:p>1.008929</text:p>
          </table:table-cell>
          <table:table-cell office:value-type="float" office:value="99.957518" calcext:value-type="float">
            <text:p>99.957518</text:p>
          </table:table-cell>
          <table:table-cell office:value-type="float" office:value="98.948588" calcext:value-type="float">
            <text:p>98.948588</text:p>
          </table:table-cell>
          <table:table-cell office:value-type="float" office:value="0.176828" calcext:value-type="float">
            <text:p>0.176828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87108" calcext:value-type="float">
            <text:p>2187108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1.036313" calcext:value-type="float">
            <text:p>1.036313</text:p>
          </table:table-cell>
          <table:table-cell office:value-type="float" office:value="99.969526" calcext:value-type="float">
            <text:p>99.969526</text:p>
          </table:table-cell>
          <table:table-cell office:value-type="float" office:value="98.933212" calcext:value-type="float">
            <text:p>98.933212</text:p>
          </table:table-cell>
          <table:table-cell office:value-type="float" office:value="0.176855" calcext:value-type="float">
            <text:p>0.176855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904" calcext:value-type="float">
            <text:p>1.013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225" calcext:value-type="float">
            <text:p>1.012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165" calcext:value-type="float">
            <text:p>1.025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2308" calcext:value-type="float">
            <text:p>2292308</text:p>
          </table:table-cell>
          <table:table-cell table:number-columns-repeated="2" office:value-type="float" office:value="2179" calcext:value-type="float">
            <text:p>2179</text:p>
          </table:table-cell>
          <table:table-cell office:value-type="float" office:value="1.016629" calcext:value-type="float">
            <text:p>1.01662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88506" calcext:value-type="float">
            <text:p>98.988506</text:p>
          </table:table-cell>
          <table:table-cell office:value-type="float" office:value="0.185259" calcext:value-type="float">
            <text:p>0.185259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2308" calcext:value-type="float">
            <text:p>2292308</text:p>
          </table:table-cell>
          <table:table-cell table:number-columns-repeated="2" office:value-type="float" office:value="2179" calcext:value-type="float">
            <text:p>2179</text:p>
          </table:table-cell>
          <table:table-cell office:value-type="float" office:value="1.045528" calcext:value-type="float">
            <text:p>1.045528</text:p>
          </table:table-cell>
          <table:table-cell office:value-type="float" office:value="100.016543" calcext:value-type="float">
            <text:p>100.016543</text:p>
          </table:table-cell>
          <table:table-cell office:value-type="float" office:value="98.971015" calcext:value-type="float">
            <text:p>98.971015</text:p>
          </table:table-cell>
          <table:table-cell office:value-type="float" office:value="0.185291" calcext:value-type="float">
            <text:p>0.185291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159" calcext:value-type="float">
            <text:p>1.022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347" calcext:value-type="float">
            <text:p>1.018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719" calcext:value-type="float">
            <text:p>1.034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5404" calcext:value-type="float">
            <text:p>2395404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.01743" calcext:value-type="float">
            <text:p>1.01743</text:p>
          </table:table-cell>
          <table:table-cell office:value-type="float" office:value="99.961658" calcext:value-type="float">
            <text:p>99.961658</text:p>
          </table:table-cell>
          <table:table-cell office:value-type="float" office:value="98.944228" calcext:value-type="float">
            <text:p>98.944228</text:p>
          </table:table-cell>
          <table:table-cell office:value-type="float" office:value="0.193677" calcext:value-type="float">
            <text:p>0.193677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5404" calcext:value-type="float">
            <text:p>2395404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.033202" calcext:value-type="float">
            <text:p>1.033202</text:p>
          </table:table-cell>
          <table:table-cell office:value-type="float" office:value="99.972906" calcext:value-type="float">
            <text:p>99.972906</text:p>
          </table:table-cell>
          <table:table-cell office:value-type="float" office:value="98.939704" calcext:value-type="float">
            <text:p>98.939704</text:p>
          </table:table-cell>
          <table:table-cell office:value-type="float" office:value="0.193686" calcext:value-type="float">
            <text:p>0.193686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7139" calcext:value-type="float">
            <text:p>1.007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249" calcext:value-type="float">
            <text:p>1.019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3" calcext:value-type="float">
            <text:p>1.022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99552" calcext:value-type="float">
            <text:p>2499552</text:p>
          </table:table-cell>
          <table:table-cell table:number-columns-repeated="2" office:value-type="float" office:value="2376" calcext:value-type="float">
            <text:p>2376</text:p>
          </table:table-cell>
          <table:table-cell office:value-type="float" office:value="1.008409" calcext:value-type="float">
            <text:p>1.008409</text:p>
          </table:table-cell>
          <table:table-cell office:value-type="float" office:value="99.96347" calcext:value-type="float">
            <text:p>99.96347</text:p>
          </table:table-cell>
          <table:table-cell office:value-type="float" office:value="98.955061" calcext:value-type="float">
            <text:p>98.955061</text:p>
          </table:table-cell>
          <table:table-cell office:value-type="float" office:value="0.202076" calcext:value-type="float">
            <text:p>0.202076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99552" calcext:value-type="float">
            <text:p>2499552</text:p>
          </table:table-cell>
          <table:table-cell table:number-columns-repeated="2" office:value-type="float" office:value="2376" calcext:value-type="float">
            <text:p>2376</text:p>
          </table:table-cell>
          <table:table-cell office:value-type="float" office:value="1.058641" calcext:value-type="float">
            <text:p>1.058641</text:p>
          </table:table-cell>
          <table:table-cell office:value-type="float" office:value="99.974898" calcext:value-type="float">
            <text:p>99.974898</text:p>
          </table:table-cell>
          <table:table-cell office:value-type="float" office:value="98.916257" calcext:value-type="float">
            <text:p>98.916257</text:p>
          </table:table-cell>
          <table:table-cell office:value-type="float" office:value="0.202155" calcext:value-type="float">
            <text:p>0.202155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699" calcext:value-type="float">
            <text:p>1.022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067" calcext:value-type="float">
            <text:p>1.01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084" calcext:value-type="float">
            <text:p>1.036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603700" calcext:value-type="float">
            <text:p>2603700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1.008449" calcext:value-type="float">
            <text:p>1.008449</text:p>
          </table:table-cell>
          <table:table-cell office:value-type="float" office:value="99.965136" calcext:value-type="float">
            <text:p>99.965136</text:p>
          </table:table-cell>
          <table:table-cell office:value-type="float" office:value="98.956687" calcext:value-type="float">
            <text:p>98.956687</text:p>
          </table:table-cell>
          <table:table-cell office:value-type="float" office:value="0.210492" calcext:value-type="float">
            <text:p>0.210492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603700" calcext:value-type="float">
            <text:p>2603700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1.042119" calcext:value-type="float">
            <text:p>1.042119</text:p>
          </table:table-cell>
          <table:table-cell office:value-type="float" office:value="99.976784" calcext:value-type="float">
            <text:p>99.976784</text:p>
          </table:table-cell>
          <table:table-cell office:value-type="float" office:value="98.934665" calcext:value-type="float">
            <text:p>98.934665</text:p>
          </table:table-cell>
          <table:table-cell office:value-type="float" office:value="0.210539" calcext:value-type="float">
            <text:p>0.210539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61" calcext:value-type="float">
            <text:p>1.02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253" calcext:value-type="float">
            <text:p>1.011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751" calcext:value-type="float">
            <text:p>1.030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08900" calcext:value-type="float">
            <text:p>2708900</text:p>
          </table:table-cell>
          <table:table-cell table:number-columns-repeated="2" office:value-type="float" office:value="2575" calcext:value-type="float">
            <text:p>2575</text:p>
          </table:table-cell>
          <table:table-cell office:value-type="float" office:value="1.008529" calcext:value-type="float">
            <text:p>1.00852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6606" calcext:value-type="float">
            <text:p>98.996606</text:p>
          </table:table-cell>
          <table:table-cell office:value-type="float" office:value="0.218909" calcext:value-type="float">
            <text:p>0.218909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08900" calcext:value-type="float">
            <text:p>2708900</text:p>
          </table:table-cell>
          <table:table-cell table:number-columns-repeated="2" office:value-type="float" office:value="2575" calcext:value-type="float">
            <text:p>2575</text:p>
          </table:table-cell>
          <table:table-cell office:value-type="float" office:value="1.035674" calcext:value-type="float">
            <text:p>1.035674</text:p>
          </table:table-cell>
          <table:table-cell office:value-type="float" office:value="100.017163" calcext:value-type="float">
            <text:p>100.017163</text:p>
          </table:table-cell>
          <table:table-cell office:value-type="float" office:value="98.981489" calcext:value-type="float">
            <text:p>98.981489</text:p>
          </table:table-cell>
          <table:table-cell office:value-type="float" office:value="0.218942" calcext:value-type="float">
            <text:p>0.218942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105" calcext:value-type="float">
            <text:p>1.015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973" calcext:value-type="float">
            <text:p>1.010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365" calcext:value-type="float">
            <text:p>1.024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13048" calcext:value-type="float">
            <text:p>2813048</text:p>
          </table:table-cell>
          <table:table-cell table:number-columns-repeated="2" office:value-type="float" office:value="2674" calcext:value-type="float">
            <text:p>2674</text:p>
          </table:table-cell>
          <table:table-cell office:value-type="float" office:value="1.017553" calcext:value-type="float">
            <text:p>1.017553</text:p>
          </table:table-cell>
          <table:table-cell office:value-type="float" office:value="100.005136" calcext:value-type="float">
            <text:p>100.005136</text:p>
          </table:table-cell>
          <table:table-cell office:value-type="float" office:value="98.987583" calcext:value-type="float">
            <text:p>98.987583</text:p>
          </table:table-cell>
          <table:table-cell office:value-type="float" office:value="0.227346" calcext:value-type="float">
            <text:p>0.227346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813048" calcext:value-type="float">
            <text:p>2813048</text:p>
          </table:table-cell>
          <table:table-cell office:value-type="float" office:value="2806736" calcext:value-type="float">
            <text:p>2806736</text:p>
          </table:table-cell>
          <table:table-cell office:value-type="float" office:value="2674" calcext:value-type="float">
            <text:p>2674</text:p>
          </table:table-cell>
          <table:table-cell office:value-type="float" office:value="2668" calcext:value-type="float">
            <text:p>2668</text:p>
          </table:table-cell>
          <table:table-cell office:value-type="float" office:value="1.284957" calcext:value-type="float">
            <text:p>1.284957</text:p>
          </table:table-cell>
          <table:table-cell office:value-type="float" office:value="100.018148" calcext:value-type="float">
            <text:p>100.018148</text:p>
          </table:table-cell>
          <table:table-cell office:value-type="float" office:value="98.733191" calcext:value-type="float">
            <text:p>98.733191</text:p>
          </table:table-cell>
          <table:table-cell office:value-type="float" office:value="0.22742" calcext:value-type="float">
            <text:p>0.22742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53219" calcext:value-type="float">
            <text:p>1.253219</text:p>
          </table:table-cell>
          <table:table-cell office:value-type="float" office:value="25.121178" calcext:value-type="float">
            <text:p>25.121178</text:p>
          </table:table-cell>
          <table:table-cell office:value-type="float" office:value="23.867958" calcext:value-type="float">
            <text:p>23.867958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48067" calcext:value-type="float">
            <text:p>1.248067</text:p>
          </table:table-cell>
          <table:table-cell office:value-type="float" office:value="25.122616" calcext:value-type="float">
            <text:p>25.122616</text:p>
          </table:table-cell>
          <table:table-cell office:value-type="float" office:value="23.87455" calcext:value-type="float">
            <text:p>23.87455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68174" calcext:value-type="float">
            <text:p>1.268174</text:p>
          </table:table-cell>
          <table:table-cell office:value-type="float" office:value="25.124282" calcext:value-type="float">
            <text:p>25.124282</text:p>
          </table:table-cell>
          <table:table-cell office:value-type="float" office:value="23.856108" calcext:value-type="float">
            <text:p>23.85610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16144" calcext:value-type="float">
            <text:p>2916144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float" office:value="1.007769" calcext:value-type="float">
            <text:p>1.007769</text:p>
          </table:table-cell>
          <table:table-cell office:value-type="float" office:value="99.969423" calcext:value-type="float">
            <text:p>99.969423</text:p>
          </table:table-cell>
          <table:table-cell office:value-type="float" office:value="98.961654" calcext:value-type="float">
            <text:p>98.961654</text:p>
          </table:table-cell>
          <table:table-cell office:value-type="float" office:value="0.235739" calcext:value-type="float">
            <text:p>0.235739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16144" calcext:value-type="float">
            <text:p>2916144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float" office:value="1.040215" calcext:value-type="float">
            <text:p>1.040215</text:p>
          </table:table-cell>
          <table:table-cell office:value-type="float" office:value="99.980791" calcext:value-type="float">
            <text:p>99.980791</text:p>
          </table:table-cell>
          <table:table-cell office:value-type="float" office:value="98.940575" calcext:value-type="float">
            <text:p>98.940575</text:p>
          </table:table-cell>
          <table:table-cell office:value-type="float" office:value="0.23579" calcext:value-type="float">
            <text:p>0.23579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806" calcext:value-type="float">
            <text:p>1.018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573" calcext:value-type="float">
            <text:p>1.010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927" calcext:value-type="float">
            <text:p>1.028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20292" calcext:value-type="float">
            <text:p>3020292</text:p>
          </table:table-cell>
          <table:table-cell table:number-columns-repeated="2" office:value-type="float" office:value="2871" calcext:value-type="float">
            <text:p>2871</text:p>
          </table:table-cell>
          <table:table-cell office:value-type="float" office:value="1.01571" calcext:value-type="float">
            <text:p>1.01571</text:p>
          </table:table-cell>
          <table:table-cell office:value-type="float" office:value="99.970654" calcext:value-type="float">
            <text:p>99.970654</text:p>
          </table:table-cell>
          <table:table-cell office:value-type="float" office:value="98.954944" calcext:value-type="float">
            <text:p>98.954944</text:p>
          </table:table-cell>
          <table:table-cell office:value-type="float" office:value="0.244175" calcext:value-type="float">
            <text:p>0.244175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020292" calcext:value-type="float">
            <text:p>3020292</text:p>
          </table:table-cell>
          <table:table-cell office:value-type="float" office:value="3013980" calcext:value-type="float">
            <text:p>3013980</text:p>
          </table:table-cell>
          <table:table-cell office:value-type="float" office:value="2871" calcext:value-type="float">
            <text:p>2871</text:p>
          </table:table-cell>
          <table:table-cell office:value-type="float" office:value="2865" calcext:value-type="float">
            <text:p>2865</text:p>
          </table:table-cell>
          <table:table-cell office:value-type="float" office:value="1.277542" calcext:value-type="float">
            <text:p>1.277542</text:p>
          </table:table-cell>
          <table:table-cell office:value-type="float" office:value="99.981962" calcext:value-type="float">
            <text:p>99.981962</text:p>
          </table:table-cell>
          <table:table-cell office:value-type="float" office:value="98.70442" calcext:value-type="float">
            <text:p>98.70442</text:p>
          </table:table-cell>
          <table:table-cell office:value-type="float" office:value="0.244283" calcext:value-type="float">
            <text:p>0.244283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4973" calcext:value-type="float">
            <text:p>1.254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906" calcext:value-type="float">
            <text:p>1.24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6493" calcext:value-type="float">
            <text:p>1.266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5492" calcext:value-type="float">
            <text:p>3125492</text:p>
          </table:table-cell>
          <table:table-cell table:number-columns-repeated="2" office:value-type="float" office:value="2971" calcext:value-type="float">
            <text:p>2971</text:p>
          </table:table-cell>
          <table:table-cell office:value-type="float" office:value="1.011329" calcext:value-type="float">
            <text:p>1.01132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3806" calcext:value-type="float">
            <text:p>98.993806</text:p>
          </table:table-cell>
          <table:table-cell office:value-type="float" office:value="0.252581" calcext:value-type="float">
            <text:p>0.252581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5492" calcext:value-type="float">
            <text:p>3125492</text:p>
          </table:table-cell>
          <table:table-cell table:number-columns-repeated="2" office:value-type="float" office:value="2971" calcext:value-type="float">
            <text:p>2971</text:p>
          </table:table-cell>
          <table:table-cell office:value-type="float" office:value="1.037155" calcext:value-type="float">
            <text:p>1.037155</text:p>
          </table:table-cell>
          <table:table-cell office:value-type="float" office:value="100.017023" calcext:value-type="float">
            <text:p>100.017023</text:p>
          </table:table-cell>
          <table:table-cell office:value-type="float" office:value="98.979868" calcext:value-type="float">
            <text:p>98.979868</text:p>
          </table:table-cell>
          <table:table-cell office:value-type="float" office:value="0.252616" calcext:value-type="float">
            <text:p>0.252616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206" calcext:value-type="float">
            <text:p>1.019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193" calcext:value-type="float">
            <text:p>1.014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767" calcext:value-type="float">
            <text:p>1.0257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228588" calcext:value-type="float">
            <text:p>3228588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1.012947" calcext:value-type="float">
            <text:p>1.012947</text:p>
          </table:table-cell>
          <table:table-cell office:value-type="float" office:value="99.972879" calcext:value-type="float">
            <text:p>99.972879</text:p>
          </table:table-cell>
          <table:table-cell office:value-type="float" office:value="98.959933" calcext:value-type="float">
            <text:p>98.959933</text:p>
          </table:table-cell>
          <table:table-cell office:value-type="float" office:value="0.261002" calcext:value-type="float">
            <text:p>0.261002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228588" calcext:value-type="float">
            <text:p>3228588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1.029933" calcext:value-type="float">
            <text:p>1.029933</text:p>
          </table:table-cell>
          <table:table-cell office:value-type="float" office:value="99.984789" calcext:value-type="float">
            <text:p>99.984789</text:p>
          </table:table-cell>
          <table:table-cell office:value-type="float" office:value="98.954857" calcext:value-type="float">
            <text:p>98.954857</text:p>
          </table:table-cell>
          <table:table-cell office:value-type="float" office:value="0.261015" calcext:value-type="float">
            <text:p>0.261015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7092" calcext:value-type="float">
            <text:p>1.007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385" calcext:value-type="float">
            <text:p>1.014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664" calcext:value-type="float">
            <text:p>1.018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32736" calcext:value-type="float">
            <text:p>3332736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1.008669" calcext:value-type="float">
            <text:p>1.008669</text:p>
          </table:table-cell>
          <table:table-cell office:value-type="float" office:value="99.973886" calcext:value-type="float">
            <text:p>99.973886</text:p>
          </table:table-cell>
          <table:table-cell office:value-type="float" office:value="98.965217" calcext:value-type="float">
            <text:p>98.965217</text:p>
          </table:table-cell>
          <table:table-cell office:value-type="float" office:value="0.269407" calcext:value-type="float">
            <text:p>0.269407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32736" calcext:value-type="float">
            <text:p>3332736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1.055157" calcext:value-type="float">
            <text:p>1.055157</text:p>
          </table:table-cell>
          <table:table-cell office:value-type="float" office:value="99.985114" calcext:value-type="float">
            <text:p>99.985114</text:p>
          </table:table-cell>
          <table:table-cell office:value-type="float" office:value="98.929957" calcext:value-type="float">
            <text:p>98.929957</text:p>
          </table:table-cell>
          <table:table-cell office:value-type="float" office:value="0.269503" calcext:value-type="float">
            <text:p>0.269503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426" calcext:value-type="float">
            <text:p>1.021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481" calcext:value-type="float">
            <text:p>1.011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547" calcext:value-type="float">
            <text:p>1.031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37936" calcext:value-type="float">
            <text:p>3437936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1.007689" calcext:value-type="float">
            <text:p>1.00768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7446" calcext:value-type="float">
            <text:p>98.997446</text:p>
          </table:table-cell>
          <table:table-cell office:value-type="float" office:value="0.27782" calcext:value-type="float">
            <text:p>0.27782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37936" calcext:value-type="float">
            <text:p>3437936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1.031973" calcext:value-type="float">
            <text:p>1.031973</text:p>
          </table:table-cell>
          <table:table-cell office:value-type="float" office:value="100.016463" calcext:value-type="float">
            <text:p>100.016463</text:p>
          </table:table-cell>
          <table:table-cell office:value-type="float" office:value="98.98449" calcext:value-type="float">
            <text:p>98.98449</text:p>
          </table:table-cell>
          <table:table-cell office:value-type="float" office:value="0.277857" calcext:value-type="float">
            <text:p>0.277857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606" calcext:value-type="float">
            <text:p>1.016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393" calcext:value-type="float">
            <text:p>1.010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585" calcext:value-type="float">
            <text:p>1.020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41032" calcext:value-type="float">
            <text:p>3541032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1.011329" calcext:value-type="float">
            <text:p>1.011329</text:p>
          </table:table-cell>
          <table:table-cell office:value-type="float" office:value="99.975725" calcext:value-type="float">
            <text:p>99.975725</text:p>
          </table:table-cell>
          <table:table-cell office:value-type="float" office:value="98.964397" calcext:value-type="float">
            <text:p>98.964397</text:p>
          </table:table-cell>
          <table:table-cell office:value-type="float" office:value="0.286247" calcext:value-type="float">
            <text:p>0.286247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41032" calcext:value-type="float">
            <text:p>3541032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1.050203" calcext:value-type="float">
            <text:p>1.050203</text:p>
          </table:table-cell>
          <table:table-cell office:value-type="float" office:value="99.986853" calcext:value-type="float">
            <text:p>99.986853</text:p>
          </table:table-cell>
          <table:table-cell office:value-type="float" office:value="98.93665" calcext:value-type="float">
            <text:p>98.93665</text:p>
          </table:table-cell>
          <table:table-cell office:value-type="float" office:value="0.286327" calcext:value-type="float">
            <text:p>0.286327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346" calcext:value-type="float">
            <text:p>1.019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213" calcext:value-type="float">
            <text:p>1.014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447" calcext:value-type="float">
            <text:p>1.027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45180" calcext:value-type="float">
            <text:p>3645180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1.009436" calcext:value-type="float">
            <text:p>1.009436</text:p>
          </table:table-cell>
          <table:table-cell office:value-type="float" office:value="99.976566" calcext:value-type="float">
            <text:p>99.976566</text:p>
          </table:table-cell>
          <table:table-cell office:value-type="float" office:value="98.96713" calcext:value-type="float">
            <text:p>98.96713</text:p>
          </table:table-cell>
          <table:table-cell office:value-type="float" office:value="0.294658" calcext:value-type="float">
            <text:p>0.294658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45180" calcext:value-type="float">
            <text:p>3645180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1.031309" calcext:value-type="float">
            <text:p>1.031309</text:p>
          </table:table-cell>
          <table:table-cell office:value-type="float" office:value="99.988294" calcext:value-type="float">
            <text:p>99.988294</text:p>
          </table:table-cell>
          <table:table-cell office:value-type="float" office:value="98.956985" calcext:value-type="float">
            <text:p>98.956985</text:p>
          </table:table-cell>
          <table:table-cell office:value-type="float" office:value="0.294688" calcext:value-type="float">
            <text:p>0.294688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18" calcext:value-type="float">
            <text:p>1.01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135" calcext:value-type="float">
            <text:p>1.011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321" calcext:value-type="float">
            <text:p>1.020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49328" calcext:value-type="float">
            <text:p>3749328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1.012529" calcext:value-type="float">
            <text:p>1.012529</text:p>
          </table:table-cell>
          <table:table-cell office:value-type="float" office:value="99.977359" calcext:value-type="float">
            <text:p>99.977359</text:p>
          </table:table-cell>
          <table:table-cell office:value-type="float" office:value="98.96483" calcext:value-type="float">
            <text:p>98.96483</text:p>
          </table:table-cell>
          <table:table-cell office:value-type="float" office:value="0.303084" calcext:value-type="float">
            <text:p>0.303084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49328" calcext:value-type="float">
            <text:p>3749328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1.047921" calcext:value-type="float">
            <text:p>1.047921</text:p>
          </table:table-cell>
          <table:table-cell office:value-type="float" office:value="99.989167" calcext:value-type="float">
            <text:p>99.989167</text:p>
          </table:table-cell>
          <table:table-cell office:value-type="float" office:value="98.941246" calcext:value-type="float">
            <text:p>98.941246</text:p>
          </table:table-cell>
          <table:table-cell office:value-type="float" office:value="0.303156" calcext:value-type="float">
            <text:p>0.303156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54" calcext:value-type="float">
            <text:p>1.02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329" calcext:value-type="float">
            <text:p>1.016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752" calcext:value-type="float">
            <text:p>1.036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54528" calcext:value-type="float">
            <text:p>3854528</text:p>
          </table:table-cell>
          <table:table-cell table:number-columns-repeated="2" office:value-type="float" office:value="3664" calcext:value-type="float">
            <text:p>3664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100.005136" calcext:value-type="float">
            <text:p>100.005136</text:p>
          </table:table-cell>
          <table:table-cell office:value-type="float" office:value="98.996707" calcext:value-type="float">
            <text:p>98.996707</text:p>
          </table:table-cell>
          <table:table-cell office:value-type="float" office:value="0.311487" calcext:value-type="float">
            <text:p>0.311487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54528" calcext:value-type="float">
            <text:p>3854528</text:p>
          </table:table-cell>
          <table:table-cell table:number-columns-repeated="2" office:value-type="float" office:value="3664" calcext:value-type="float">
            <text:p>3664</text:p>
          </table:table-cell>
          <table:table-cell office:value-type="float" office:value="1.044691" calcext:value-type="float">
            <text:p>1.044691</text:p>
          </table:table-cell>
          <table:table-cell office:value-type="float" office:value="100.016184" calcext:value-type="float">
            <text:p>100.016184</text:p>
          </table:table-cell>
          <table:table-cell office:value-type="float" office:value="98.971493" calcext:value-type="float">
            <text:p>98.971493</text:p>
          </table:table-cell>
          <table:table-cell office:value-type="float" office:value="0.311567" calcext:value-type="float">
            <text:p>0.311567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113" calcext:value-type="float">
            <text:p>1.015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247" calcext:value-type="float">
            <text:p>1.010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213" calcext:value-type="float">
            <text:p>1.022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58676" calcext:value-type="float">
            <text:p>3958676</text:p>
          </table:table-cell>
          <table:table-cell table:number-columns-repeated="2" office:value-type="float" office:value="3763" calcext:value-type="float">
            <text:p>3763</text:p>
          </table:table-cell>
          <table:table-cell office:value-type="float" office:value="1.01571" calcext:value-type="float">
            <text:p>1.01571</text:p>
          </table:table-cell>
          <table:table-cell office:value-type="float" office:value="100.005134" calcext:value-type="float">
            <text:p>100.005134</text:p>
          </table:table-cell>
          <table:table-cell office:value-type="float" office:value="98.989424" calcext:value-type="float">
            <text:p>98.989424</text:p>
          </table:table-cell>
          <table:table-cell office:value-type="float" office:value="0.319927" calcext:value-type="float">
            <text:p>0.319927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958676" calcext:value-type="float">
            <text:p>3958676</text:p>
          </table:table-cell>
          <table:table-cell office:value-type="float" office:value="3950260" calcext:value-type="float">
            <text:p>3950260</text:p>
          </table:table-cell>
          <table:table-cell office:value-type="float" office:value="3763" calcext:value-type="float">
            <text:p>3763</text:p>
          </table:table-cell>
          <table:table-cell office:value-type="float" office:value="3755" calcext:value-type="float">
            <text:p>3755</text:p>
          </table:table-cell>
          <table:table-cell office:value-type="float" office:value="1.290007" calcext:value-type="float">
            <text:p>1.290007</text:p>
          </table:table-cell>
          <table:table-cell office:value-type="float" office:value="100.016102" calcext:value-type="float">
            <text:p>100.016102</text:p>
          </table:table-cell>
          <table:table-cell office:value-type="float" office:value="98.726095" calcext:value-type="float">
            <text:p>98.726095</text:p>
          </table:table-cell>
          <table:table-cell office:value-type="float" office:value="0.320099" calcext:value-type="float">
            <text:p>0.320099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4155" calcext:value-type="float">
            <text:p>1.254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4743" calcext:value-type="float">
            <text:p>1.244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516" calcext:value-type="float">
            <text:p>1.261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061772" calcext:value-type="float">
            <text:p>4061772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1.010289" calcext:value-type="float">
            <text:p>1.010289</text:p>
          </table:table-cell>
          <table:table-cell office:value-type="float" office:value="99.979496" calcext:value-type="float">
            <text:p>99.979496</text:p>
          </table:table-cell>
          <table:table-cell office:value-type="float" office:value="98.969208" calcext:value-type="float">
            <text:p>98.969208</text:p>
          </table:table-cell>
          <table:table-cell office:value-type="float" office:value="0.328326" calcext:value-type="float">
            <text:p>0.328326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061772" calcext:value-type="float">
            <text:p>4061772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1.043481" calcext:value-type="float">
            <text:p>1.043481</text:p>
          </table:table-cell>
          <table:table-cell office:value-type="float" office:value="99.990724" calcext:value-type="float">
            <text:p>99.990724</text:p>
          </table:table-cell>
          <table:table-cell office:value-type="float" office:value="98.947243" calcext:value-type="float">
            <text:p>98.947243</text:p>
          </table:table-cell>
          <table:table-cell office:value-type="float" office:value="0.328399" calcext:value-type="float">
            <text:p>0.328399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699" calcext:value-type="float">
            <text:p>1.015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827" calcext:value-type="float">
            <text:p>1.011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939" calcext:value-type="float">
            <text:p>1.025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0" calcext:value-type="float">
            <text:p>416592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1.012429" calcext:value-type="float">
            <text:p>1.012429</text:p>
          </table:table-cell>
          <table:table-cell office:value-type="float" office:value="99.980136" calcext:value-type="float">
            <text:p>99.980136</text:p>
          </table:table-cell>
          <table:table-cell office:value-type="float" office:value="98.967707" calcext:value-type="float">
            <text:p>98.967707</text:p>
          </table:table-cell>
          <table:table-cell office:value-type="float" office:value="0.33675" calcext:value-type="float">
            <text:p>0.33675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0" calcext:value-type="float">
            <text:p>416592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1.045296" calcext:value-type="float">
            <text:p>1.045296</text:p>
          </table:table-cell>
          <table:table-cell office:value-type="float" office:value="99.991864" calcext:value-type="float">
            <text:p>99.991864</text:p>
          </table:table-cell>
          <table:table-cell office:value-type="float" office:value="98.946568" calcext:value-type="float">
            <text:p>98.946568</text:p>
          </table:table-cell>
          <table:table-cell office:value-type="float" office:value="0.336822" calcext:value-type="float">
            <text:p>0.336822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639" calcext:value-type="float">
            <text:p>1.018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247" calcext:value-type="float">
            <text:p>1.014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919" calcext:value-type="float">
            <text:p>1.022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70068" calcext:value-type="float">
            <text:p>4270068</text:p>
          </table:table-cell>
          <table:table-cell table:number-columns-repeated="2" office:value-type="float" office:value="4059" calcext:value-type="float">
            <text:p>4059</text:p>
          </table:table-cell>
          <table:table-cell office:value-type="float" office:value="1.007669" calcext:value-type="float">
            <text:p>1.007669</text:p>
          </table:table-cell>
          <table:table-cell office:value-type="float" office:value="99.980746" calcext:value-type="float">
            <text:p>99.980746</text:p>
          </table:table-cell>
          <table:table-cell office:value-type="float" office:value="98.973077" calcext:value-type="float">
            <text:p>98.973077</text:p>
          </table:table-cell>
          <table:table-cell office:value-type="float" office:value="0.34515" calcext:value-type="float">
            <text:p>0.34515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70068" calcext:value-type="float">
            <text:p>4270068</text:p>
          </table:table-cell>
          <table:table-cell table:number-columns-repeated="2" office:value-type="float" office:value="4059" calcext:value-type="float">
            <text:p>4059</text:p>
          </table:table-cell>
          <table:table-cell office:value-type="float" office:value="1.038449" calcext:value-type="float">
            <text:p>1.038449</text:p>
          </table:table-cell>
          <table:table-cell office:value-type="float" office:value="99.991814" calcext:value-type="float">
            <text:p>99.991814</text:p>
          </table:table-cell>
          <table:table-cell office:value-type="float" office:value="98.953365" calcext:value-type="float">
            <text:p>98.953365</text:p>
          </table:table-cell>
          <table:table-cell office:value-type="float" office:value="0.345219" calcext:value-type="float">
            <text:p>0.345219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385" calcext:value-type="float">
            <text:p>1.014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273" calcext:value-type="float">
            <text:p>1.010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605" calcext:value-type="float">
            <text:p>1.021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74216" calcext:value-type="float">
            <text:p>4374216</text:p>
          </table:table-cell>
          <table:table-cell table:number-columns-repeated="2" office:value-type="float" office:value="4158" calcext:value-type="float">
            <text:p>4158</text:p>
          </table:table-cell>
          <table:table-cell office:value-type="float" office:value="1.014389" calcext:value-type="float">
            <text:p>1.014389</text:p>
          </table:table-cell>
          <table:table-cell office:value-type="float" office:value="99.981327" calcext:value-type="float">
            <text:p>99.981327</text:p>
          </table:table-cell>
          <table:table-cell office:value-type="float" office:value="98.966939" calcext:value-type="float">
            <text:p>98.966939</text:p>
          </table:table-cell>
          <table:table-cell office:value-type="float" office:value="0.35359" calcext:value-type="float">
            <text:p>0.35359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74216" calcext:value-type="float">
            <text:p>4374216</text:p>
          </table:table-cell>
          <table:table-cell table:number-columns-repeated="2" office:value-type="float" office:value="4158" calcext:value-type="float">
            <text:p>4158</text:p>
          </table:table-cell>
          <table:table-cell office:value-type="float" office:value="1.047419" calcext:value-type="float">
            <text:p>1.047419</text:p>
          </table:table-cell>
          <table:table-cell office:value-type="float" office:value="99.993335" calcext:value-type="float">
            <text:p>99.993335</text:p>
          </table:table-cell>
          <table:table-cell office:value-type="float" office:value="98.945916" calcext:value-type="float">
            <text:p>98.945916</text:p>
          </table:table-cell>
          <table:table-cell office:value-type="float" office:value="0.353665" calcext:value-type="float">
            <text:p>0.353665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0039" calcext:value-type="float">
            <text:p>1.020039</text:p>
          </table:table-cell>
          <table:table-cell office:value-type="float" office:value="46.507877" calcext:value-type="float">
            <text:p>46.507877</text:p>
          </table:table-cell>
          <table:table-cell office:value-type="float" office:value="45.487838" calcext:value-type="float">
            <text:p>45.487838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5887" calcext:value-type="float">
            <text:p>1.015887</text:p>
          </table:table-cell>
          <table:table-cell office:value-type="float" office:value="46.509275" calcext:value-type="float">
            <text:p>46.509275</text:p>
          </table:table-cell>
          <table:table-cell office:value-type="float" office:value="45.493388" calcext:value-type="float">
            <text:p>45.493388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3717" calcext:value-type="float">
            <text:p>1.023717</text:p>
          </table:table-cell>
          <table:table-cell office:value-type="float" office:value="46.511181" calcext:value-type="float">
            <text:p>46.511181</text:p>
          </table:table-cell>
          <table:table-cell office:value-type="float" office:value="45.487464" calcext:value-type="float">
            <text:p>45.48746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478364" calcext:value-type="float">
            <text:p>4478364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.008809" calcext:value-type="float">
            <text:p>1.008809</text:p>
          </table:table-cell>
          <table:table-cell office:value-type="float" office:value="99.98188" calcext:value-type="float">
            <text:p>99.98188</text:p>
          </table:table-cell>
          <table:table-cell office:value-type="float" office:value="98.973072" calcext:value-type="float">
            <text:p>98.973072</text:p>
          </table:table-cell>
          <table:table-cell office:value-type="float" office:value="0.361986" calcext:value-type="float">
            <text:p>0.361986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478364" calcext:value-type="float">
            <text:p>4478364</text:p>
          </table:table-cell>
          <table:table-cell office:value-type="float" office:value="4434180" calcext:value-type="float">
            <text:p>4434180</text:p>
          </table:table-cell>
          <table:table-cell office:value-type="float" office:value="4257" calcext:value-type="float">
            <text:p>4257</text:p>
          </table:table-cell>
          <table:table-cell office:value-type="float" office:value="4215" calcext:value-type="float">
            <text:p>4215</text:p>
          </table:table-cell>
          <table:table-cell office:value-type="float" office:value="2.040003" calcext:value-type="float">
            <text:p>2.040003</text:p>
          </table:table-cell>
          <table:table-cell office:value-type="float" office:value="99.993168" calcext:value-type="float">
            <text:p>99.993168</text:p>
          </table:table-cell>
          <table:table-cell office:value-type="float" office:value="97.953166" calcext:value-type="float">
            <text:p>97.953166</text:p>
          </table:table-cell>
          <table:table-cell office:value-type="float" office:value="0.362147" calcext:value-type="float">
            <text:p>0.362147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419" calcext:value-type="float">
            <text:p>1.019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067" calcext:value-type="float">
            <text:p>1.01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23261" calcext:value-type="float">
            <text:p>2.023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582512" calcext:value-type="float">
            <text:p>4582512</text:p>
          </table:table-cell>
          <table:table-cell table:number-columns-repeated="2" office:value-type="float" office:value="4356" calcext:value-type="float">
            <text:p>4356</text:p>
          </table:table-cell>
          <table:table-cell office:value-type="float" office:value="1.014349" calcext:value-type="float">
            <text:p>1.014349</text:p>
          </table:table-cell>
          <table:table-cell office:value-type="float" office:value="99.98241" calcext:value-type="float">
            <text:p>99.98241</text:p>
          </table:table-cell>
          <table:table-cell office:value-type="float" office:value="98.968061" calcext:value-type="float">
            <text:p>98.968061</text:p>
          </table:table-cell>
          <table:table-cell office:value-type="float" office:value="0.370423" calcext:value-type="float">
            <text:p>0.370423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582512" calcext:value-type="float">
            <text:p>4582512</text:p>
          </table:table-cell>
          <table:table-cell table:number-columns-repeated="2" office:value-type="float" office:value="4356" calcext:value-type="float">
            <text:p>4356</text:p>
          </table:table-cell>
          <table:table-cell office:value-type="float" office:value="1.043622" calcext:value-type="float">
            <text:p>1.043622</text:p>
          </table:table-cell>
          <table:table-cell office:value-type="float" office:value="99.994158" calcext:value-type="float">
            <text:p>99.994158</text:p>
          </table:table-cell>
          <table:table-cell office:value-type="float" office:value="98.950536" calcext:value-type="float">
            <text:p>98.950536</text:p>
          </table:table-cell>
          <table:table-cell office:value-type="float" office:value="0.370489" calcext:value-type="float">
            <text:p>0.370489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853" calcext:value-type="float">
            <text:p>1.020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787" calcext:value-type="float">
            <text:p>1.0157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333" calcext:value-type="float">
            <text:p>1.032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687712" calcext:value-type="float">
            <text:p>4687712</text:p>
          </table:table-cell>
          <table:table-cell table:number-columns-repeated="2" office:value-type="float" office:value="4456" calcext:value-type="float">
            <text:p>4456</text:p>
          </table:table-cell>
          <table:table-cell office:value-type="float" office:value="1.007789" calcext:value-type="float">
            <text:p>1.00778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7346" calcext:value-type="float">
            <text:p>98.997346</text:p>
          </table:table-cell>
          <table:table-cell office:value-type="float" office:value="0.378815" calcext:value-type="float">
            <text:p>0.378815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687712" calcext:value-type="float">
            <text:p>4687712</text:p>
          </table:table-cell>
          <table:table-cell table:number-columns-repeated="2" office:value-type="float" office:value="4456" calcext:value-type="float">
            <text:p>4456</text:p>
          </table:table-cell>
          <table:table-cell office:value-type="float" office:value="1.042622" calcext:value-type="float">
            <text:p>1.042622</text:p>
          </table:table-cell>
          <table:table-cell office:value-type="float" office:value="100.016663" calcext:value-type="float">
            <text:p>100.016663</text:p>
          </table:table-cell>
          <table:table-cell office:value-type="float" office:value="98.974041" calcext:value-type="float">
            <text:p>98.974041</text:p>
          </table:table-cell>
          <table:table-cell office:value-type="float" office:value="0.378904" calcext:value-type="float">
            <text:p>0.378904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625" calcext:value-type="float">
            <text:p>1.014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593" calcext:value-type="float">
            <text:p>1.010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125" calcext:value-type="float">
            <text:p>1.020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791860" calcext:value-type="float">
            <text:p>4791860</text:p>
          </table:table-cell>
          <table:table-cell table:number-columns-repeated="2" office:value-type="float" office:value="4555" calcext:value-type="float">
            <text:p>4555</text:p>
          </table:table-cell>
          <table:table-cell office:value-type="float" office:value="1.015689" calcext:value-type="float">
            <text:p>1.015689</text:p>
          </table:table-cell>
          <table:table-cell office:value-type="float" office:value="100.005134" calcext:value-type="float">
            <text:p>100.005134</text:p>
          </table:table-cell>
          <table:table-cell office:value-type="float" office:value="98.989445" calcext:value-type="float">
            <text:p>98.989445</text:p>
          </table:table-cell>
          <table:table-cell office:value-type="float" office:value="0.387262" calcext:value-type="float">
            <text:p>0.387262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791860" calcext:value-type="float">
            <text:p>4791860</text:p>
          </table:table-cell>
          <table:table-cell office:value-type="float" office:value="4743468" calcext:value-type="float">
            <text:p>4743468</text:p>
          </table:table-cell>
          <table:table-cell office:value-type="float" office:value="4555" calcext:value-type="float">
            <text:p>4555</text:p>
          </table:table-cell>
          <table:table-cell office:value-type="float" office:value="4509" calcext:value-type="float">
            <text:p>4509</text:p>
          </table:table-cell>
          <table:table-cell office:value-type="float" office:value="2.042777" calcext:value-type="float">
            <text:p>2.042777</text:p>
          </table:table-cell>
          <table:table-cell office:value-type="float" office:value="100.016862" calcext:value-type="float">
            <text:p>100.016862</text:p>
          </table:table-cell>
          <table:table-cell office:value-type="float" office:value="97.974085" calcext:value-type="float">
            <text:p>97.974085</text:p>
          </table:table-cell>
          <table:table-cell office:value-type="float" office:value="0.387324" calcext:value-type="float">
            <text:p>0.387324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1599" calcext:value-type="float">
            <text:p>1.021599</text:p>
          </table:table-cell>
          <table:table-cell office:value-type="float" office:value="82.594961" calcext:value-type="float">
            <text:p>82.594961</text:p>
          </table:table-cell>
          <table:table-cell office:value-type="float" office:value="81.573362" calcext:value-type="float">
            <text:p>81.573362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7647" calcext:value-type="float">
            <text:p>1.017647</text:p>
          </table:table-cell>
          <table:table-cell office:value-type="float" office:value="82.598065" calcext:value-type="float">
            <text:p>82.598065</text:p>
          </table:table-cell>
          <table:table-cell office:value-type="float" office:value="81.580417" calcext:value-type="float">
            <text:p>81.580417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31608" calcext:value-type="float">
            <text:p>2.031608</text:p>
          </table:table-cell>
          <table:table-cell office:value-type="float" office:value="82.596567" calcext:value-type="float">
            <text:p>82.596567</text:p>
          </table:table-cell>
          <table:table-cell office:value-type="float" office:value="80.564959" calcext:value-type="float">
            <text:p>80.564959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4956" calcext:value-type="float">
            <text:p>4894956</text:p>
          </table:table-cell>
          <table:table-cell table:number-columns-repeated="2" office:value-type="float" office:value="4653" calcext:value-type="float">
            <text:p>4653</text:p>
          </table:table-cell>
          <table:table-cell office:value-type="float" office:value="1.013209" calcext:value-type="float">
            <text:p>1.013209</text:p>
          </table:table-cell>
          <table:table-cell office:value-type="float" office:value="99.983861" calcext:value-type="float">
            <text:p>99.983861</text:p>
          </table:table-cell>
          <table:table-cell office:value-type="float" office:value="98.970652" calcext:value-type="float">
            <text:p>98.970652</text:p>
          </table:table-cell>
          <table:table-cell office:value-type="float" office:value="0.395669" calcext:value-type="float">
            <text:p>0.395669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4956" calcext:value-type="float">
            <text:p>4894956</text:p>
          </table:table-cell>
          <table:table-cell table:number-columns-repeated="2" office:value-type="float" office:value="4653" calcext:value-type="float">
            <text:p>4653</text:p>
          </table:table-cell>
          <table:table-cell office:value-type="float" office:value="1.043025" calcext:value-type="float">
            <text:p>1.043025</text:p>
          </table:table-cell>
          <table:table-cell office:value-type="float" office:value="99.994909" calcext:value-type="float">
            <text:p>99.994909</text:p>
          </table:table-cell>
          <table:table-cell office:value-type="float" office:value="98.951884" calcext:value-type="float">
            <text:p>98.951884</text:p>
          </table:table-cell>
          <table:table-cell office:value-type="float" office:value="0.395744" calcext:value-type="float">
            <text:p>0.395744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913" calcext:value-type="float">
            <text:p>1.019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667" calcext:value-type="float">
            <text:p>1.014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591" calcext:value-type="float">
            <text:p>1.030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000156" calcext:value-type="float">
            <text:p>5000156</text:p>
          </table:table-cell>
          <table:table-cell table:number-columns-repeated="2" office:value-type="float" office:value="4753" calcext:value-type="float">
            <text:p>4753</text:p>
          </table:table-cell>
          <table:table-cell office:value-type="float" office:value="1.007389" calcext:value-type="float">
            <text:p>1.007389</text:p>
          </table:table-cell>
          <table:table-cell office:value-type="float" office:value="100.005134" calcext:value-type="float">
            <text:p>100.005134</text:p>
          </table:table-cell>
          <table:table-cell office:value-type="float" office:value="98.997746" calcext:value-type="float">
            <text:p>98.997746</text:p>
          </table:table-cell>
          <table:table-cell office:value-type="float" office:value="0.404062" calcext:value-type="float">
            <text:p>0.404062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000156" calcext:value-type="float">
            <text:p>5000156</text:p>
          </table:table-cell>
          <table:table-cell table:number-columns-repeated="2" office:value-type="float" office:value="4753" calcext:value-type="float">
            <text:p>4753</text:p>
          </table:table-cell>
          <table:table-cell office:value-type="float" office:value="1.038029" calcext:value-type="float">
            <text:p>1.038029</text:p>
          </table:table-cell>
          <table:table-cell office:value-type="float" office:value="100.017298" calcext:value-type="float">
            <text:p>100.017298</text:p>
          </table:table-cell>
          <table:table-cell office:value-type="float" office:value="98.979269" calcext:value-type="float">
            <text:p>98.979269</text:p>
          </table:table-cell>
          <table:table-cell office:value-type="float" office:value="0.404138" calcext:value-type="float">
            <text:p>0.404138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6006" calcext:value-type="float">
            <text:p>1.016006</text:p>
          </table:table-cell>
          <table:table-cell office:value-type="float" office:value="66.072566" calcext:value-type="float">
            <text:p>66.072566</text:p>
          </table:table-cell>
          <table:table-cell office:value-type="float" office:value="65.05656" calcext:value-type="float">
            <text:p>65.0565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0293" calcext:value-type="float">
            <text:p>1.010293</text:p>
          </table:table-cell>
          <table:table-cell office:value-type="float" office:value="66.074004" calcext:value-type="float">
            <text:p>66.074004</text:p>
          </table:table-cell>
          <table:table-cell office:value-type="float" office:value="65.063711" calcext:value-type="float">
            <text:p>65.06371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1707" calcext:value-type="float">
            <text:p>1.021707</text:p>
          </table:table-cell>
          <table:table-cell office:value-type="float" office:value="66.07587" calcext:value-type="float">
            <text:p>66.07587</text:p>
          </table:table-cell>
          <table:table-cell office:value-type="float" office:value="65.054164" calcext:value-type="float">
            <text:p>65.054164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04304" calcext:value-type="float">
            <text:p>5104304</text:p>
          </table:table-cell>
          <table:table-cell table:number-columns-repeated="2" office:value-type="float" office:value="4852" calcext:value-type="float">
            <text:p>4852</text:p>
          </table:table-cell>
          <table:table-cell office:value-type="float" office:value="1.017827" calcext:value-type="float">
            <text:p>1.017827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87308" calcext:value-type="float">
            <text:p>98.987308</text:p>
          </table:table-cell>
          <table:table-cell office:value-type="float" office:value="0.412522" calcext:value-type="float">
            <text:p>0.412522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04304" calcext:value-type="float">
            <text:p>5104304</text:p>
          </table:table-cell>
          <table:table-cell table:number-columns-repeated="2" office:value-type="float" office:value="4852" calcext:value-type="float">
            <text:p>4852</text:p>
          </table:table-cell>
          <table:table-cell office:value-type="float" office:value="1.040207" calcext:value-type="float">
            <text:p>1.040207</text:p>
          </table:table-cell>
          <table:table-cell office:value-type="float" office:value="100.021306" calcext:value-type="float">
            <text:p>100.021306</text:p>
          </table:table-cell>
          <table:table-cell office:value-type="float" office:value="98.981099" calcext:value-type="float">
            <text:p>98.981099</text:p>
          </table:table-cell>
          <table:table-cell office:value-type="float" office:value="0.412548" calcext:value-type="float">
            <text:p>0.412548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152" calcext:value-type="float">
            <text:p>1.012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545" calcext:value-type="float">
            <text:p>1.019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019" calcext:value-type="float">
            <text:p>1.029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0" calcext:value-type="float">
            <text:p>5207400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1.01699" calcext:value-type="float">
            <text:p>1.01699</text:p>
          </table:table-cell>
          <table:table-cell office:value-type="float" office:value="99.985136" calcext:value-type="float">
            <text:p>99.985136</text:p>
          </table:table-cell>
          <table:table-cell office:value-type="float" office:value="98.968146" calcext:value-type="float">
            <text:p>98.968146</text:p>
          </table:table-cell>
          <table:table-cell office:value-type="float" office:value="0.420935" calcext:value-type="float">
            <text:p>0.420935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5207400" calcext:value-type="float">
            <text:p>5207400</text:p>
          </table:table-cell>
          <table:table-cell office:value-type="float" office:value="5195828" calcext:value-type="float">
            <text:p>5195828</text:p>
          </table:table-cell>
          <table:table-cell office:value-type="float" office:value="4950" calcext:value-type="float">
            <text:p>4950</text:p>
          </table:table-cell>
          <table:table-cell office:value-type="float" office:value="4939" calcext:value-type="float">
            <text:p>4939</text:p>
          </table:table-cell>
          <table:table-cell office:value-type="float" office:value="1.287105" calcext:value-type="float">
            <text:p>1.287105</text:p>
          </table:table-cell>
          <table:table-cell office:value-type="float" office:value="99.997124" calcext:value-type="float">
            <text:p>99.997124</text:p>
          </table:table-cell>
          <table:table-cell office:value-type="float" office:value="98.710019" calcext:value-type="float">
            <text:p>98.710019</text:p>
          </table:table-cell>
          <table:table-cell office:value-type="float" office:value="0.421098" calcext:value-type="float">
            <text:p>0.421098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5193" calcext:value-type="float">
            <text:p>1.255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7521" calcext:value-type="float">
            <text:p>1.2475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9032" calcext:value-type="float">
            <text:p>1.259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12600" calcext:value-type="float">
            <text:p>5312600</text:p>
          </table:table-cell>
          <table:table-cell table:number-columns-repeated="2" office:value-type="float" office:value="5050" calcext:value-type="float">
            <text:p>5050</text:p>
          </table:table-cell>
          <table:table-cell office:value-type="float" office:value="1.010209" calcext:value-type="float">
            <text:p>1.01020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4927" calcext:value-type="float">
            <text:p>98.994927</text:p>
          </table:table-cell>
          <table:table-cell office:value-type="float" office:value="0.429323" calcext:value-type="float">
            <text:p>0.429323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12600" calcext:value-type="float">
            <text:p>5312600</text:p>
          </table:table-cell>
          <table:table-cell table:number-columns-repeated="2" office:value-type="float" office:value="5050" calcext:value-type="float">
            <text:p>5050</text:p>
          </table:table-cell>
          <table:table-cell office:value-type="float" office:value="1.042748" calcext:value-type="float">
            <text:p>1.042748</text:p>
          </table:table-cell>
          <table:table-cell office:value-type="float" office:value="100.016363" calcext:value-type="float">
            <text:p>100.016363</text:p>
          </table:table-cell>
          <table:table-cell office:value-type="float" office:value="98.973615" calcext:value-type="float">
            <text:p>98.973615</text:p>
          </table:table-cell>
          <table:table-cell office:value-type="float" office:value="0.429415" calcext:value-type="float">
            <text:p>0.429415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426" calcext:value-type="float">
            <text:p>1.021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853" calcext:value-type="float">
            <text:p>1.012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359" calcext:value-type="float">
            <text:p>1.031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416748" calcext:value-type="float">
            <text:p>5416748</text:p>
          </table:table-cell>
          <table:table-cell table:number-columns-repeated="2" office:value-type="float" office:value="5149" calcext:value-type="float">
            <text:p>5149</text:p>
          </table:table-cell>
          <table:table-cell office:value-type="float" office:value="1.014107" calcext:value-type="float">
            <text:p>1.014107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1028" calcext:value-type="float">
            <text:p>98.991028</text:p>
          </table:table-cell>
          <table:table-cell office:value-type="float" office:value="0.437757" calcext:value-type="float">
            <text:p>0.437757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416748" calcext:value-type="float">
            <text:p>5416748</text:p>
          </table:table-cell>
          <table:table-cell table:number-columns-repeated="2" office:value-type="float" office:value="5149" calcext:value-type="float">
            <text:p>5149</text:p>
          </table:table-cell>
          <table:table-cell office:value-type="float" office:value="1.042075" calcext:value-type="float">
            <text:p>1.042075</text:p>
          </table:table-cell>
          <table:table-cell office:value-type="float" office:value="100.016783" calcext:value-type="float">
            <text:p>100.016783</text:p>
          </table:table-cell>
          <table:table-cell office:value-type="float" office:value="98.974707" calcext:value-type="float">
            <text:p>98.974707</text:p>
          </table:table-cell>
          <table:table-cell office:value-type="float" office:value="0.437829" calcext:value-type="float">
            <text:p>0.437829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6419" calcext:value-type="float">
            <text:p>1.006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794" calcext:value-type="float">
            <text:p>1.016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659" calcext:value-type="float">
            <text:p>1.019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19844" calcext:value-type="float">
            <text:p>5519844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1.017061" calcext:value-type="float">
            <text:p>1.017061</text:p>
          </table:table-cell>
          <table:table-cell office:value-type="float" office:value="99.986271" calcext:value-type="float">
            <text:p>99.986271</text:p>
          </table:table-cell>
          <table:table-cell office:value-type="float" office:value="98.969209" calcext:value-type="float">
            <text:p>98.969209</text:p>
          </table:table-cell>
          <table:table-cell office:value-type="float" office:value="0.446187" calcext:value-type="float">
            <text:p>0.446187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19844" calcext:value-type="float">
            <text:p>5519844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1.042928" calcext:value-type="float">
            <text:p>1.042928</text:p>
          </table:table-cell>
          <table:table-cell office:value-type="float" office:value="99.998179" calcext:value-type="float">
            <text:p>99.998179</text:p>
          </table:table-cell>
          <table:table-cell office:value-type="float" office:value="98.955251" calcext:value-type="float">
            <text:p>98.955251</text:p>
          </table:table-cell>
          <table:table-cell office:value-type="float" office:value="0.44625" calcext:value-type="float">
            <text:p>0.44625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279" calcext:value-type="float">
            <text:p>1.020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52" calcext:value-type="float">
            <text:p>1.01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539" calcext:value-type="float">
            <text:p>1.031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23992" calcext:value-type="float">
            <text:p>5623992</text:p>
          </table:table-cell>
          <table:table-cell table:number-columns-repeated="2" office:value-type="float" office:value="5346" calcext:value-type="float">
            <text:p>5346</text:p>
          </table:table-cell>
          <table:table-cell office:value-type="float" office:value="1.009529" calcext:value-type="float">
            <text:p>1.009529</text:p>
          </table:table-cell>
          <table:table-cell office:value-type="float" office:value="99.98662" calcext:value-type="float">
            <text:p>99.98662</text:p>
          </table:table-cell>
          <table:table-cell office:value-type="float" office:value="98.977091" calcext:value-type="float">
            <text:p>98.977091</text:p>
          </table:table-cell>
          <table:table-cell office:value-type="float" office:value="0.454569" calcext:value-type="float">
            <text:p>0.454569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23992" calcext:value-type="float">
            <text:p>5623992</text:p>
          </table:table-cell>
          <table:table-cell table:number-columns-repeated="2" office:value-type="float" office:value="5346" calcext:value-type="float">
            <text:p>5346</text:p>
          </table:table-cell>
          <table:table-cell office:value-type="float" office:value="1.038962" calcext:value-type="float">
            <text:p>1.038962</text:p>
          </table:table-cell>
          <table:table-cell office:value-type="float" office:value="99.998668" calcext:value-type="float">
            <text:p>99.998668</text:p>
          </table:table-cell>
          <table:table-cell office:value-type="float" office:value="98.959706" calcext:value-type="float">
            <text:p>98.959706</text:p>
          </table:table-cell>
          <table:table-cell office:value-type="float" office:value="0.454649" calcext:value-type="float">
            <text:p>0.454649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366" calcext:value-type="float">
            <text:p>1.017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473" calcext:value-type="float">
            <text:p>1.0124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733" calcext:value-type="float">
            <text:p>1.027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29192" calcext:value-type="float">
            <text:p>5729192</text:p>
          </table:table-cell>
          <table:table-cell table:number-columns-repeated="2" office:value-type="float" office:value="5446" calcext:value-type="float">
            <text:p>5446</text:p>
          </table:table-cell>
          <table:table-cell office:value-type="float" office:value="1.016343" calcext:value-type="float">
            <text:p>1.016343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88792" calcext:value-type="float">
            <text:p>98.988792</text:p>
          </table:table-cell>
          <table:table-cell office:value-type="float" office:value="0.463017" calcext:value-type="float">
            <text:p>0.463017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29192" calcext:value-type="float">
            <text:p>5729192</text:p>
          </table:table-cell>
          <table:table-cell table:number-columns-repeated="2" office:value-type="float" office:value="5446" calcext:value-type="float">
            <text:p>5446</text:p>
          </table:table-cell>
          <table:table-cell office:value-type="float" office:value="1.054111" calcext:value-type="float">
            <text:p>1.054111</text:p>
          </table:table-cell>
          <table:table-cell office:value-type="float" office:value="100.016858" calcext:value-type="float">
            <text:p>100.016858</text:p>
          </table:table-cell>
          <table:table-cell office:value-type="float" office:value="98.962747" calcext:value-type="float">
            <text:p>98.962747</text:p>
          </table:table-cell>
          <table:table-cell office:value-type="float" office:value="0.463139" calcext:value-type="float">
            <text:p>0.463139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7427" calcext:value-type="float">
            <text:p>1.027427</text:p>
          </table:table-cell>
          <table:table-cell office:value-type="float" office:value="60.027151" calcext:value-type="float">
            <text:p>60.027151</text:p>
          </table:table-cell>
          <table:table-cell office:value-type="float" office:value="58.999723" calcext:value-type="float">
            <text:p>58.999723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8121" calcext:value-type="float">
            <text:p>1.018121</text:p>
          </table:table-cell>
          <table:table-cell office:value-type="float" office:value="60.028609" calcext:value-type="float">
            <text:p>60.028609</text:p>
          </table:table-cell>
          <table:table-cell office:value-type="float" office:value="59.010488" calcext:value-type="float">
            <text:p>59.010488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7668" calcext:value-type="float">
            <text:p>1.037668</text:p>
          </table:table-cell>
          <table:table-cell office:value-type="float" office:value="60.030315" calcext:value-type="float">
            <text:p>60.030315</text:p>
          </table:table-cell>
          <table:table-cell office:value-type="float" office:value="58.992647" calcext:value-type="float">
            <text:p>58.992647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832288" calcext:value-type="float">
            <text:p>5832288</text:p>
          </table:table-cell>
          <table:table-cell table:number-columns-repeated="2" office:value-type="float" office:value="5544" calcext:value-type="float">
            <text:p>5544</text:p>
          </table:table-cell>
          <table:table-cell office:value-type="float" office:value="1.014513" calcext:value-type="float">
            <text:p>1.014513</text:p>
          </table:table-cell>
          <table:table-cell office:value-type="float" office:value="99.98728" calcext:value-type="float">
            <text:p>99.98728</text:p>
          </table:table-cell>
          <table:table-cell office:value-type="float" office:value="98.972767" calcext:value-type="float">
            <text:p>98.972767</text:p>
          </table:table-cell>
          <table:table-cell office:value-type="float" office:value="0.471426" calcext:value-type="float">
            <text:p>0.471426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5832288" calcext:value-type="float">
            <text:p>5832288</text:p>
          </table:table-cell>
          <table:table-cell office:value-type="float" office:value="5818612" calcext:value-type="float">
            <text:p>5818612</text:p>
          </table:table-cell>
          <table:table-cell office:value-type="float" office:value="5544" calcext:value-type="float">
            <text:p>5544</text:p>
          </table:table-cell>
          <table:table-cell office:value-type="float" office:value="5531" calcext:value-type="float">
            <text:p>5531</text:p>
          </table:table-cell>
          <table:table-cell office:value-type="float" office:value="1.271781" calcext:value-type="float">
            <text:p>1.271781</text:p>
          </table:table-cell>
          <table:table-cell office:value-type="float" office:value="99.998468" calcext:value-type="float">
            <text:p>99.998468</text:p>
          </table:table-cell>
          <table:table-cell office:value-type="float" office:value="98.726686" calcext:value-type="float">
            <text:p>98.726686</text:p>
          </table:table-cell>
          <table:table-cell office:value-type="float" office:value="0.471493" calcext:value-type="float">
            <text:p>0.471493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0719" calcext:value-type="float">
            <text:p>1.250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3067" calcext:value-type="float">
            <text:p>1.243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0673" calcext:value-type="float">
            <text:p>1.260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936436" calcext:value-type="float">
            <text:p>5936436</text:p>
          </table:table-cell>
          <table:table-cell table:number-columns-repeated="2" office:value-type="float" office:value="5643" calcext:value-type="float">
            <text:p>5643</text:p>
          </table:table-cell>
          <table:table-cell office:value-type="float" office:value="1.008709" calcext:value-type="float">
            <text:p>1.008709</text:p>
          </table:table-cell>
          <table:table-cell office:value-type="float" office:value="99.987594" calcext:value-type="float">
            <text:p>99.987594</text:p>
          </table:table-cell>
          <table:table-cell office:value-type="float" office:value="98.978885" calcext:value-type="float">
            <text:p>98.978885</text:p>
          </table:table-cell>
          <table:table-cell office:value-type="float" office:value="0.479814" calcext:value-type="float">
            <text:p>0.479814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936436" calcext:value-type="float">
            <text:p>5936436</text:p>
          </table:table-cell>
          <table:table-cell table:number-columns-repeated="2" office:value-type="float" office:value="5643" calcext:value-type="float">
            <text:p>5643</text:p>
          </table:table-cell>
          <table:table-cell office:value-type="float" office:value="1.038147" calcext:value-type="float">
            <text:p>1.038147</text:p>
          </table:table-cell>
          <table:table-cell office:value-type="float" office:value="99.998682" calcext:value-type="float">
            <text:p>99.998682</text:p>
          </table:table-cell>
          <table:table-cell office:value-type="float" office:value="98.960535" calcext:value-type="float">
            <text:p>98.960535</text:p>
          </table:table-cell>
          <table:table-cell office:value-type="float" office:value="0.479903" calcext:value-type="float">
            <text:p>0.479903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299" calcext:value-type="float">
            <text:p>1.014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527" calcext:value-type="float">
            <text:p>1.010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919" calcext:value-type="float">
            <text:p>1.026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41636" calcext:value-type="float">
            <text:p>6041636</text:p>
          </table:table-cell>
          <table:table-cell table:number-columns-repeated="2" office:value-type="float" office:value="5743" calcext:value-type="float">
            <text:p>5743</text:p>
          </table:table-cell>
          <table:table-cell office:value-type="float" office:value="1.016209" calcext:value-type="float">
            <text:p>1.016209</text:p>
          </table:table-cell>
          <table:table-cell office:value-type="float" office:value="100.008725" calcext:value-type="float">
            <text:p>100.008725</text:p>
          </table:table-cell>
          <table:table-cell office:value-type="float" office:value="98.992516" calcext:value-type="float">
            <text:p>98.992516</text:p>
          </table:table-cell>
          <table:table-cell office:value-type="float" office:value="0.48825" calcext:value-type="float">
            <text:p>0.48825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41636" calcext:value-type="float">
            <text:p>6041636</text:p>
          </table:table-cell>
          <table:table-cell table:number-columns-repeated="2" office:value-type="float" office:value="5743" calcext:value-type="float">
            <text:p>5743</text:p>
          </table:table-cell>
          <table:table-cell office:value-type="float" office:value="1.038009" calcext:value-type="float">
            <text:p>1.038009</text:p>
          </table:table-cell>
          <table:table-cell office:value-type="float" office:value="100.028093" calcext:value-type="float">
            <text:p>100.028093</text:p>
          </table:table-cell>
          <table:table-cell office:value-type="float" office:value="98.990083" calcext:value-type="float">
            <text:p>98.990083</text:p>
          </table:table-cell>
          <table:table-cell office:value-type="float" office:value="0.488262" calcext:value-type="float">
            <text:p>0.488262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6659" calcext:value-type="float">
            <text:p>1.006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907" calcext:value-type="float">
            <text:p>1.017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041" calcext:value-type="float">
            <text:p>1.027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144732" calcext:value-type="float">
            <text:p>6144732</text:p>
          </table:table-cell>
          <table:table-cell table:number-columns-repeated="2" office:value-type="float" office:value="5841" calcext:value-type="float">
            <text:p>5841</text:p>
          </table:table-cell>
          <table:table-cell office:value-type="float" office:value="1.012489" calcext:value-type="float">
            <text:p>1.012489</text:p>
          </table:table-cell>
          <table:table-cell office:value-type="float" office:value="99.993536" calcext:value-type="float">
            <text:p>99.993536</text:p>
          </table:table-cell>
          <table:table-cell office:value-type="float" office:value="98.981048" calcext:value-type="float">
            <text:p>98.981048</text:p>
          </table:table-cell>
          <table:table-cell office:value-type="float" office:value="0.496639" calcext:value-type="float">
            <text:p>0.496639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144732" calcext:value-type="float">
            <text:p>6144732</text:p>
          </table:table-cell>
          <table:table-cell table:number-columns-repeated="2" office:value-type="float" office:value="5841" calcext:value-type="float">
            <text:p>5841</text:p>
          </table:table-cell>
          <table:table-cell office:value-type="float" office:value="1.056988" calcext:value-type="float">
            <text:p>1.056988</text:p>
          </table:table-cell>
          <table:table-cell office:value-type="float" office:value="99.999471" calcext:value-type="float">
            <text:p>99.999471</text:p>
          </table:table-cell>
          <table:table-cell office:value-type="float" office:value="98.942483" calcext:value-type="float">
            <text:p>98.942483</text:p>
          </table:table-cell>
          <table:table-cell office:value-type="float" office:value="0.496833" calcext:value-type="float">
            <text:p>0.496833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836" calcext:value-type="float">
            <text:p>1.025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313" calcext:value-type="float">
            <text:p>1.015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957" calcext:value-type="float">
            <text:p>1.033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0" calcext:value-type="float">
            <text:p>6248880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1.01017" calcext:value-type="float">
            <text:p>1.01017</text:p>
          </table:table-cell>
          <table:table-cell office:value-type="float" office:value="101.537967" calcext:value-type="float">
            <text:p>101.537967</text:p>
          </table:table-cell>
          <table:table-cell office:value-type="float" office:value="100.527797" calcext:value-type="float">
            <text:p>100.527797</text:p>
          </table:table-cell>
          <table:table-cell office:value-type="float" office:value="0.497286" calcext:value-type="float">
            <text:p>0.497286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248880" calcext:value-type="float">
            <text:p>6248880</text:p>
          </table:table-cell>
          <table:table-cell office:value-type="float" office:value="6234152" calcext:value-type="float">
            <text:p>6234152</text:p>
          </table:table-cell>
          <table:table-cell office:value-type="float" office:value="5940" calcext:value-type="float">
            <text:p>5940</text:p>
          </table:table-cell>
          <table:table-cell office:value-type="float" office:value="5926" calcext:value-type="float">
            <text:p>5926</text:p>
          </table:table-cell>
          <table:table-cell office:value-type="float" office:value="1.282711" calcext:value-type="float">
            <text:p>1.282711</text:p>
          </table:table-cell>
          <table:table-cell office:value-type="float" office:value="101.559301" calcext:value-type="float">
            <text:p>101.559301</text:p>
          </table:table-cell>
          <table:table-cell office:value-type="float" office:value="100.276589" calcext:value-type="float">
            <text:p>100.276589</text:p>
          </table:table-cell>
          <table:table-cell office:value-type="float" office:value="0.497357" calcext:value-type="float">
            <text:p>0.497357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9167" calcext:value-type="float">
            <text:p>1.259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7067" calcext:value-type="float">
            <text:p>1.24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5808" calcext:value-type="float">
            <text:p>1.265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353028" calcext:value-type="float">
            <text:p>6353028</text:p>
          </table:table-cell>
          <table:table-cell table:number-columns-repeated="2" office:value-type="float" office:value="6039" calcext:value-type="float">
            <text:p>6039</text:p>
          </table:table-cell>
          <table:table-cell office:value-type="float" office:value="1.016229" calcext:value-type="float">
            <text:p>1.016229</text:p>
          </table:table-cell>
          <table:table-cell office:value-type="float" office:value="103.556588" calcext:value-type="float">
            <text:p>103.556588</text:p>
          </table:table-cell>
          <table:table-cell office:value-type="float" office:value="102.540359" calcext:value-type="float">
            <text:p>102.540359</text:p>
          </table:table-cell>
          <table:table-cell office:value-type="float" office:value="0.495651" calcext:value-type="float">
            <text:p>0.495651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353028" calcext:value-type="float">
            <text:p>6353028</text:p>
          </table:table-cell>
          <table:table-cell table:number-columns-repeated="2" office:value-type="float" office:value="6039" calcext:value-type="float">
            <text:p>6039</text:p>
          </table:table-cell>
          <table:table-cell office:value-type="float" office:value="1.049171" calcext:value-type="float">
            <text:p>1.049171</text:p>
          </table:table-cell>
          <table:table-cell office:value-type="float" office:value="103.580176" calcext:value-type="float">
            <text:p>103.580176</text:p>
          </table:table-cell>
          <table:table-cell office:value-type="float" office:value="102.531005" calcext:value-type="float">
            <text:p>102.531005</text:p>
          </table:table-cell>
          <table:table-cell office:value-type="float" office:value="0.495696" calcext:value-type="float">
            <text:p>0.495696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267" calcext:value-type="float">
            <text:p>1.028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867" calcext:value-type="float">
            <text:p>1.017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066" calcext:value-type="float">
            <text:p>1.0320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458228" calcext:value-type="float">
            <text:p>6458228</text:p>
          </table:table-cell>
          <table:table-cell table:number-columns-repeated="2" office:value-type="float" office:value="6139" calcext:value-type="float">
            <text:p>6139</text:p>
          </table:table-cell>
          <table:table-cell office:value-type="float" office:value="1.01553" calcext:value-type="float">
            <text:p>1.01553</text:p>
          </table:table-cell>
          <table:table-cell office:value-type="float" office:value="105.498612" calcext:value-type="float">
            <text:p>105.498612</text:p>
          </table:table-cell>
          <table:table-cell office:value-type="float" office:value="104.483082" calcext:value-type="float">
            <text:p>104.483082</text:p>
          </table:table-cell>
          <table:table-cell office:value-type="float" office:value="0.49449" calcext:value-type="float">
            <text:p>0.49449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458228" calcext:value-type="float">
            <text:p>6458228</text:p>
          </table:table-cell>
          <table:table-cell office:value-type="float" office:value="6442448" calcext:value-type="float">
            <text:p>6442448</text:p>
          </table:table-cell>
          <table:table-cell office:value-type="float" office:value="6139" calcext:value-type="float">
            <text:p>6139</text:p>
          </table:table-cell>
          <table:table-cell office:value-type="float" office:value="6124" calcext:value-type="float">
            <text:p>6124</text:p>
          </table:table-cell>
          <table:table-cell office:value-type="float" office:value="1.285745" calcext:value-type="float">
            <text:p>1.285745</text:p>
          </table:table-cell>
          <table:table-cell office:value-type="float" office:value="105.514164" calcext:value-type="float">
            <text:p>105.514164</text:p>
          </table:table-cell>
          <table:table-cell office:value-type="float" office:value="104.228419" calcext:value-type="float">
            <text:p>104.228419</text:p>
          </table:table-cell>
          <table:table-cell office:value-type="float" office:value="0.494487" calcext:value-type="float">
            <text:p>0.494487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8469" calcext:value-type="float">
            <text:p>1.258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9976" calcext:value-type="float">
            <text:p>1.249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8342" calcext:value-type="float">
            <text:p>1.268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561324" calcext:value-type="float">
            <text:p>6561324</text:p>
          </table:table-cell>
          <table:table-cell table:number-columns-repeated="2" office:value-type="float" office:value="6237" calcext:value-type="float">
            <text:p>6237</text:p>
          </table:table-cell>
          <table:table-cell office:value-type="float" office:value="1.012389" calcext:value-type="float">
            <text:p>1.012389</text:p>
          </table:table-cell>
          <table:table-cell office:value-type="float" office:value="107.701829" calcext:value-type="float">
            <text:p>107.701829</text:p>
          </table:table-cell>
          <table:table-cell office:value-type="float" office:value="106.68944" calcext:value-type="float">
            <text:p>106.68944</text:p>
          </table:table-cell>
          <table:table-cell office:value-type="float" office:value="0.491994" calcext:value-type="float">
            <text:p>0.491994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561324" calcext:value-type="float">
            <text:p>6561324</text:p>
          </table:table-cell>
          <table:table-cell table:number-columns-repeated="2" office:value-type="float" office:value="6237" calcext:value-type="float">
            <text:p>6237</text:p>
          </table:table-cell>
          <table:table-cell office:value-type="float" office:value="1.052998" calcext:value-type="float">
            <text:p>1.052998</text:p>
          </table:table-cell>
          <table:table-cell office:value-type="float" office:value="107.717387" calcext:value-type="float">
            <text:p>107.717387</text:p>
          </table:table-cell>
          <table:table-cell office:value-type="float" office:value="106.664389" calcext:value-type="float">
            <text:p>106.664389</text:p>
          </table:table-cell>
          <table:table-cell office:value-type="float" office:value="0.49211" calcext:value-type="float">
            <text:p>0.49211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719" calcext:value-type="float">
            <text:p>1.024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773" calcext:value-type="float">
            <text:p>1.014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42" calcext:value-type="float">
            <text:p>1.03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6189968" calcext:value-type="float">
            <text:p>6189968</text:p>
          </table:table-cell>
          <table:table-cell office:value-type="float" office:value="6336" calcext:value-type="float">
            <text:p>6336</text:p>
          </table:table-cell>
          <table:table-cell office:value-type="float" office:value="5884" calcext:value-type="float">
            <text:p>5884</text:p>
          </table:table-cell>
          <table:table-cell office:value-type="float" office:value="1.012289" calcext:value-type="float">
            <text:p>1.012289</text:p>
          </table:table-cell>
          <table:table-cell office:value-type="float" office:value="109.961917" calcext:value-type="float">
            <text:p>109.961917</text:p>
          </table:table-cell>
          <table:table-cell office:value-type="float" office:value="108.949628" calcext:value-type="float">
            <text:p>108.949628</text:p>
          </table:table-cell>
          <table:table-cell office:value-type="float" office:value="0.45452" calcext:value-type="float">
            <text:p>0.45452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6193124" calcext:value-type="float">
            <text:p>6193124</text:p>
          </table:table-cell>
          <table:table-cell office:value-type="float" office:value="6336" calcext:value-type="float">
            <text:p>6336</text:p>
          </table:table-cell>
          <table:table-cell office:value-type="float" office:value="5887" calcext:value-type="float">
            <text:p>5887</text:p>
          </table:table-cell>
          <table:table-cell office:value-type="float" office:value="1.057072" calcext:value-type="float">
            <text:p>1.057072</text:p>
          </table:table-cell>
          <table:table-cell office:value-type="float" office:value="109.968901" calcext:value-type="float">
            <text:p>109.968901</text:p>
          </table:table-cell>
          <table:table-cell office:value-type="float" office:value="108.911829" calcext:value-type="float">
            <text:p>108.911829</text:p>
          </table:table-cell>
          <table:table-cell office:value-type="float" office:value="0.454909" calcext:value-type="float">
            <text:p>0.454909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25754" calcext:value-type="float">
            <text:p>1.025754</text:p>
          </table:table-cell>
          <table:table-cell office:value-type="float" office:value="95.284128" calcext:value-type="float">
            <text:p>95.284128</text:p>
          </table:table-cell>
          <table:table-cell office:value-type="float" office:value="94.258374" calcext:value-type="float">
            <text:p>94.25837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5073" calcext:value-type="float">
            <text:p>1.015073</text:p>
          </table:table-cell>
          <table:table-cell office:value-type="float" office:value="105.527286" calcext:value-type="float">
            <text:p>105.527286</text:p>
          </table:table-cell>
          <table:table-cell office:value-type="float" office:value="104.512213" calcext:value-type="float">
            <text:p>104.512213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40349" calcext:value-type="float">
            <text:p>1.040349</text:p>
          </table:table-cell>
          <table:table-cell office:value-type="float" office:value="95.285434" calcext:value-type="float">
            <text:p>95.285434</text:p>
          </table:table-cell>
          <table:table-cell office:value-type="float" office:value="94.245085" calcext:value-type="float">
            <text:p>94.245085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70672" calcext:value-type="float">
            <text:p>6770672</text:p>
          </table:table-cell>
          <table:table-cell office:value-type="float" office:value="4767664" calcext:value-type="float">
            <text:p>4767664</text:p>
          </table:table-cell>
          <table:table-cell office:value-type="float" office:value="6436" calcext:value-type="float">
            <text:p>6436</text:p>
          </table:table-cell>
          <table:table-cell office:value-type="float" office:value="4532" calcext:value-type="float">
            <text:p>4532</text:p>
          </table:table-cell>
          <table:table-cell office:value-type="float" office:value="1.008629" calcext:value-type="float">
            <text:p>1.008629</text:p>
          </table:table-cell>
          <table:table-cell office:value-type="float" office:value="84.988916" calcext:value-type="float">
            <text:p>84.988916</text:p>
          </table:table-cell>
          <table:table-cell office:value-type="float" office:value="83.980288" calcext:value-type="float">
            <text:p>83.980288</text:p>
          </table:table-cell>
          <table:table-cell office:value-type="float" office:value="0.45417" calcext:value-type="float">
            <text:p>0.45417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770672" calcext:value-type="float">
            <text:p>6770672</text:p>
          </table:table-cell>
          <table:table-cell office:value-type="float" office:value="4768716" calcext:value-type="float">
            <text:p>4768716</text:p>
          </table:table-cell>
          <table:table-cell office:value-type="float" office:value="6436" calcext:value-type="float">
            <text:p>6436</text:p>
          </table:table-cell>
          <table:table-cell office:value-type="float" office:value="4533" calcext:value-type="float">
            <text:p>4533</text:p>
          </table:table-cell>
          <table:table-cell office:value-type="float" office:value="1.036081" calcext:value-type="float">
            <text:p>1.036081</text:p>
          </table:table-cell>
          <table:table-cell office:value-type="float" office:value="84.994711" calcext:value-type="float">
            <text:p>84.994711</text:p>
          </table:table-cell>
          <table:table-cell office:value-type="float" office:value="83.95863" calcext:value-type="float">
            <text:p>83.95863</text:p>
          </table:table-cell>
          <table:table-cell office:value-type="float" office:value="0.454387" calcext:value-type="float">
            <text:p>0.454387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4799" calcext:value-type="float">
            <text:p>1.014799</text:p>
          </table:table-cell>
          <table:table-cell office:value-type="float" office:value="33.153284" calcext:value-type="float">
            <text:p>33.153284</text:p>
          </table:table-cell>
          <table:table-cell office:value-type="float" office:value="32.138485" calcext:value-type="float">
            <text:p>32.138485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0527" calcext:value-type="float">
            <text:p>1.010527</text:p>
          </table:table-cell>
          <table:table-cell office:value-type="float" office:value="37.928256" calcext:value-type="float">
            <text:p>37.928256</text:p>
          </table:table-cell>
          <table:table-cell office:value-type="float" office:value="36.917729" calcext:value-type="float">
            <text:p>36.917729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4732" calcext:value-type="float">
            <text:p>1.024732</text:p>
          </table:table-cell>
          <table:table-cell office:value-type="float" office:value="33.15459" calcext:value-type="float">
            <text:p>33.15459</text:p>
          </table:table-cell>
          <table:table-cell office:value-type="float" office:value="32.129858" calcext:value-type="float">
            <text:p>32.129858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874820" calcext:value-type="float">
            <text:p>6874820</text:p>
          </table:table-cell>
          <table:table-cell office:value-type="float" office:value="4103852" calcext:value-type="float">
            <text:p>4103852</text:p>
          </table:table-cell>
          <table:table-cell office:value-type="float" office:value="6535" calcext:value-type="float">
            <text:p>6535</text:p>
          </table:table-cell>
          <table:table-cell office:value-type="float" office:value="3901" calcext:value-type="float">
            <text:p>3901</text:p>
          </table:table-cell>
          <table:table-cell office:value-type="float" office:value="1.011549" calcext:value-type="float">
            <text:p>1.011549</text:p>
          </table:table-cell>
          <table:table-cell office:value-type="float" office:value="72.986571" calcext:value-type="float">
            <text:p>72.986571</text:p>
          </table:table-cell>
          <table:table-cell office:value-type="float" office:value="71.975023" calcext:value-type="float">
            <text:p>71.975023</text:p>
          </table:table-cell>
          <table:table-cell office:value-type="float" office:value="0.456142" calcext:value-type="float">
            <text:p>0.456142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874820" calcext:value-type="float">
            <text:p>6874820</text:p>
          </table:table-cell>
          <table:table-cell office:value-type="float" office:value="4100696" calcext:value-type="float">
            <text:p>4100696</text:p>
          </table:table-cell>
          <table:table-cell office:value-type="float" office:value="6535" calcext:value-type="float">
            <text:p>6535</text:p>
          </table:table-cell>
          <table:table-cell office:value-type="float" office:value="3898" calcext:value-type="float">
            <text:p>3898</text:p>
          </table:table-cell>
          <table:table-cell office:value-type="float" office:value="1.050746" calcext:value-type="float">
            <text:p>1.050746</text:p>
          </table:table-cell>
          <table:table-cell office:value-type="float" office:value="72.997779" calcext:value-type="float">
            <text:p>72.997779</text:p>
          </table:table-cell>
          <table:table-cell office:value-type="float" office:value="71.947033" calcext:value-type="float">
            <text:p>71.947033</text:p>
          </table:table-cell>
          <table:table-cell office:value-type="float" office:value="0.455968" calcext:value-type="float">
            <text:p>0.455968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739" calcext:value-type="float">
            <text:p>1.024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413" calcext:value-type="float">
            <text:p>1.014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9678" calcext:value-type="float">
            <text:p>1.039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978968" calcext:value-type="float">
            <text:p>6978968</text:p>
          </table:table-cell>
          <table:table-cell office:value-type="float" office:value="3610464" calcext:value-type="float">
            <text:p>3610464</text:p>
          </table:table-cell>
          <table:table-cell office:value-type="float" office:value="6634" calcext:value-type="float">
            <text:p>6634</text:p>
          </table:table-cell>
          <table:table-cell office:value-type="float" office:value="3432" calcext:value-type="float">
            <text:p>3432</text:p>
          </table:table-cell>
          <table:table-cell office:value-type="float" office:value="1.01591" calcext:value-type="float">
            <text:p>1.01591</text:p>
          </table:table-cell>
          <table:table-cell office:value-type="float" office:value="64.981372" calcext:value-type="float">
            <text:p>64.981372</text:p>
          </table:table-cell>
          <table:table-cell office:value-type="float" office:value="63.965462" calcext:value-type="float">
            <text:p>63.965462</text:p>
          </table:table-cell>
          <table:table-cell office:value-type="float" office:value="0.451552" calcext:value-type="float">
            <text:p>0.451552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978968" calcext:value-type="float">
            <text:p>6978968</text:p>
          </table:table-cell>
          <table:table-cell office:value-type="float" office:value="3590476" calcext:value-type="float">
            <text:p>3590476</text:p>
          </table:table-cell>
          <table:table-cell office:value-type="float" office:value="6634" calcext:value-type="float">
            <text:p>6634</text:p>
          </table:table-cell>
          <table:table-cell office:value-type="float" office:value="3413" calcext:value-type="float">
            <text:p>3413</text:p>
          </table:table-cell>
          <table:table-cell office:value-type="float" office:value="1.293057" calcext:value-type="float">
            <text:p>1.293057</text:p>
          </table:table-cell>
          <table:table-cell office:value-type="float" office:value="64.997794" calcext:value-type="float">
            <text:p>64.997794</text:p>
          </table:table-cell>
          <table:table-cell office:value-type="float" office:value="63.704738" calcext:value-type="float">
            <text:p>63.704738</text:p>
          </table:table-cell>
          <table:table-cell office:value-type="float" office:value="0.45089" calcext:value-type="float">
            <text:p>0.45089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63359" calcext:value-type="float">
            <text:p>1.263359</text:p>
          </table:table-cell>
          <table:table-cell office:value-type="float" office:value="85.086291" calcext:value-type="float">
            <text:p>85.086291</text:p>
          </table:table-cell>
          <table:table-cell office:value-type="float" office:value="83.822931" calcext:value-type="float">
            <text:p>83.82293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2067" calcext:value-type="float">
            <text:p>1.25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7054" calcext:value-type="float">
            <text:p>1.27054</text:p>
          </table:table-cell>
          <table:table-cell office:value-type="float" office:value="85.087597" calcext:value-type="float">
            <text:p>85.087597</text:p>
          </table:table-cell>
          <table:table-cell office:value-type="float" office:value="83.817057" calcext:value-type="float">
            <text:p>83.817057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083116" calcext:value-type="float">
            <text:p>7083116</text:p>
          </table:table-cell>
          <table:table-cell office:value-type="float" office:value="3232796" calcext:value-type="float">
            <text:p>3232796</text:p>
          </table:table-cell>
          <table:table-cell office:value-type="float" office:value="6733" calcext:value-type="float">
            <text:p>6733</text:p>
          </table:table-cell>
          <table:table-cell office:value-type="float" office:value="3073" calcext:value-type="float">
            <text:p>3073</text:p>
          </table:table-cell>
          <table:table-cell office:value-type="float" office:value="1.010113" calcext:value-type="float">
            <text:p>1.010113</text:p>
          </table:table-cell>
          <table:table-cell office:value-type="float" office:value="58.999197" calcext:value-type="float">
            <text:p>58.999197</text:p>
          </table:table-cell>
          <table:table-cell office:value-type="float" office:value="57.989084" calcext:value-type="float">
            <text:p>57.989084</text:p>
          </table:table-cell>
          <table:table-cell office:value-type="float" office:value="0.445987" calcext:value-type="float">
            <text:p>0.445987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083116" calcext:value-type="float">
            <text:p>7083116</text:p>
          </table:table-cell>
          <table:table-cell office:value-type="float" office:value="3199132" calcext:value-type="float">
            <text:p>3199132</text:p>
          </table:table-cell>
          <table:table-cell office:value-type="float" office:value="6733" calcext:value-type="float">
            <text:p>6733</text:p>
          </table:table-cell>
          <table:table-cell office:value-type="float" office:value="3041" calcext:value-type="float">
            <text:p>3041</text:p>
          </table:table-cell>
          <table:table-cell office:value-type="float" office:value="1.284858" calcext:value-type="float">
            <text:p>1.284858</text:p>
          </table:table-cell>
          <table:table-cell office:value-type="float" office:value="58.987949" calcext:value-type="float">
            <text:p>58.987949</text:p>
          </table:table-cell>
          <table:table-cell office:value-type="float" office:value="57.703091" calcext:value-type="float">
            <text:p>57.703091</text:p>
          </table:table-cell>
          <table:table-cell office:value-type="float" office:value="0.44353" calcext:value-type="float">
            <text:p>0.44353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7954" calcext:value-type="float">
            <text:p>1.2579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3067" calcext:value-type="float">
            <text:p>1.243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3509" calcext:value-type="float">
            <text:p>1.2735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186212" calcext:value-type="float">
            <text:p>7186212</text:p>
          </table:table-cell>
          <table:table-cell office:value-type="float" office:value="2927716" calcext:value-type="float">
            <text:p>2927716</text:p>
          </table:table-cell>
          <table:table-cell office:value-type="float" office:value="6831" calcext:value-type="float">
            <text:p>6831</text:p>
          </table:table-cell>
          <table:table-cell office:value-type="float" office:value="2783" calcext:value-type="float">
            <text:p>2783</text:p>
          </table:table-cell>
          <table:table-cell office:value-type="float" office:value="1.011633" calcext:value-type="float">
            <text:p>1.011633</text:p>
          </table:table-cell>
          <table:table-cell office:value-type="float" office:value="53.990829" calcext:value-type="float">
            <text:p>53.990829</text:p>
          </table:table-cell>
          <table:table-cell office:value-type="float" office:value="52.979197" calcext:value-type="float">
            <text:p>52.979197</text:p>
          </table:table-cell>
          <table:table-cell office:value-type="float" office:value="0.442093" calcext:value-type="float">
            <text:p>0.442093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186212" calcext:value-type="float">
            <text:p>7186212</text:p>
          </table:table-cell>
          <table:table-cell office:value-type="float" office:value="2907728" calcext:value-type="float">
            <text:p>2907728</text:p>
          </table:table-cell>
          <table:table-cell office:value-type="float" office:value="6831" calcext:value-type="float">
            <text:p>6831</text:p>
          </table:table-cell>
          <table:table-cell office:value-type="float" office:value="2764" calcext:value-type="float">
            <text:p>2764</text:p>
          </table:table-cell>
          <table:table-cell office:value-type="float" office:value="1.280533" calcext:value-type="float">
            <text:p>1.280533</text:p>
          </table:table-cell>
          <table:table-cell office:value-type="float" office:value="53.996804" calcext:value-type="float">
            <text:p>53.996804</text:p>
          </table:table-cell>
          <table:table-cell office:value-type="float" office:value="52.716271" calcext:value-type="float">
            <text:p>52.716271</text:p>
          </table:table-cell>
          <table:table-cell office:value-type="float" office:value="0.441265" calcext:value-type="float">
            <text:p>0.441265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8909" calcext:value-type="float">
            <text:p>1.258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4457" calcext:value-type="float">
            <text:p>1.2544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9684" calcext:value-type="float">
            <text:p>1.269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91412" calcext:value-type="float">
            <text:p>7291412</text:p>
          </table:table-cell>
          <table:table-cell office:value-type="float" office:value="2636312" calcext:value-type="float">
            <text:p>2636312</text:p>
          </table:table-cell>
          <table:table-cell office:value-type="float" office:value="6931" calcext:value-type="float">
            <text:p>6931</text:p>
          </table:table-cell>
          <table:table-cell office:value-type="float" office:value="2506" calcext:value-type="float">
            <text:p>2506</text:p>
          </table:table-cell>
          <table:table-cell office:value-type="float" office:value="1.015707" calcext:value-type="float">
            <text:p>1.015707</text:p>
          </table:table-cell>
          <table:table-cell office:value-type="float" office:value="48.995579" calcext:value-type="float">
            <text:p>48.995579</text:p>
          </table:table-cell>
          <table:table-cell office:value-type="float" office:value="47.979872" calcext:value-type="float">
            <text:p>47.979872</text:p>
          </table:table-cell>
          <table:table-cell office:value-type="float" office:value="0.43957" calcext:value-type="float">
            <text:p>0.43957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291412" calcext:value-type="float">
            <text:p>7291412</text:p>
          </table:table-cell>
          <table:table-cell office:value-type="float" office:value="2634208" calcext:value-type="float">
            <text:p>2634208</text:p>
          </table:table-cell>
          <table:table-cell office:value-type="float" office:value="6931" calcext:value-type="float">
            <text:p>6931</text:p>
          </table:table-cell>
          <table:table-cell office:value-type="float" office:value="2504" calcext:value-type="float">
            <text:p>2504</text:p>
          </table:table-cell>
          <table:table-cell office:value-type="float" office:value="1.045597" calcext:value-type="float">
            <text:p>1.045597</text:p>
          </table:table-cell>
          <table:table-cell office:value-type="float" office:value="48.978917" calcext:value-type="float">
            <text:p>48.978917</text:p>
          </table:table-cell>
          <table:table-cell office:value-type="float" office:value="47.933319" calcext:value-type="float">
            <text:p>47.933319</text:p>
          </table:table-cell>
          <table:table-cell office:value-type="float" office:value="0.439645" calcext:value-type="float">
            <text:p>0.439645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7239" calcext:value-type="float">
            <text:p>1.007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379" calcext:value-type="float">
            <text:p>1.018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139" calcext:value-type="float">
            <text:p>1.027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395560" calcext:value-type="float">
            <text:p>7395560</text:p>
          </table:table-cell>
          <table:table-cell office:value-type="float" office:value="2438536" calcext:value-type="float">
            <text:p>2438536</text:p>
          </table:table-cell>
          <table:table-cell office:value-type="float" office:value="7030" calcext:value-type="float">
            <text:p>7030</text:p>
          </table:table-cell>
          <table:table-cell office:value-type="float" office:value="2318" calcext:value-type="float">
            <text:p>2318</text:p>
          </table:table-cell>
          <table:table-cell office:value-type="float" office:value="1.024043" calcext:value-type="float">
            <text:p>1.024043</text:p>
          </table:table-cell>
          <table:table-cell office:value-type="float" office:value="45.973986" calcext:value-type="float">
            <text:p>45.973986</text:p>
          </table:table-cell>
          <table:table-cell office:value-type="float" office:value="44.949943" calcext:value-type="float">
            <text:p>44.949943</text:p>
          </table:table-cell>
          <table:table-cell office:value-type="float" office:value="0.434" calcext:value-type="float">
            <text:p>0.434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395560" calcext:value-type="float">
            <text:p>7395560</text:p>
          </table:table-cell>
          <table:table-cell office:value-type="float" office:value="2442744" calcext:value-type="float">
            <text:p>2442744</text:p>
          </table:table-cell>
          <table:table-cell office:value-type="float" office:value="7030" calcext:value-type="float">
            <text:p>7030</text:p>
          </table:table-cell>
          <table:table-cell office:value-type="float" office:value="2322" calcext:value-type="float">
            <text:p>2322</text:p>
          </table:table-cell>
          <table:table-cell office:value-type="float" office:value="1.054765" calcext:value-type="float">
            <text:p>1.054765</text:p>
          </table:table-cell>
          <table:table-cell office:value-type="float" office:value="45.985054" calcext:value-type="float">
            <text:p>45.985054</text:p>
          </table:table-cell>
          <table:table-cell office:value-type="float" office:value="44.930289" calcext:value-type="float">
            <text:p>44.930289</text:p>
          </table:table-cell>
          <table:table-cell office:value-type="float" office:value="0.434939" calcext:value-type="float">
            <text:p>0.434939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5379" calcext:value-type="float">
            <text:p>1.005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295" calcext:value-type="float">
            <text:p>1.031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9358" calcext:value-type="float">
            <text:p>1.009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498656" calcext:value-type="float">
            <text:p>7498656</text:p>
          </table:table-cell>
          <table:table-cell office:value-type="float" office:value="2253384" calcext:value-type="float">
            <text:p>2253384</text:p>
          </table:table-cell>
          <table:table-cell office:value-type="float" office:value="7128" calcext:value-type="float">
            <text:p>7128</text:p>
          </table:table-cell>
          <table:table-cell office:value-type="float" office:value="2142" calcext:value-type="float">
            <text:p>2142</text:p>
          </table:table-cell>
          <table:table-cell office:value-type="float" office:value="1.009489" calcext:value-type="float">
            <text:p>1.009489</text:p>
          </table:table-cell>
          <table:table-cell office:value-type="float" office:value="42.989959" calcext:value-type="float">
            <text:p>42.989959</text:p>
          </table:table-cell>
          <table:table-cell office:value-type="float" office:value="41.980471" calcext:value-type="float">
            <text:p>41.980471</text:p>
          </table:table-cell>
          <table:table-cell office:value-type="float" office:value="0.429416" calcext:value-type="float">
            <text:p>0.429416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498656" calcext:value-type="float">
            <text:p>7498656</text:p>
          </table:table-cell>
          <table:table-cell office:value-type="float" office:value="2243916" calcext:value-type="float">
            <text:p>2243916</text:p>
          </table:table-cell>
          <table:table-cell office:value-type="float" office:value="7128" calcext:value-type="float">
            <text:p>7128</text:p>
          </table:table-cell>
          <table:table-cell office:value-type="float" office:value="2133" calcext:value-type="float">
            <text:p>2133</text:p>
          </table:table-cell>
          <table:table-cell office:value-type="float" office:value="1.055622" calcext:value-type="float">
            <text:p>1.055622</text:p>
          </table:table-cell>
          <table:table-cell office:value-type="float" office:value="41.987848" calcext:value-type="float">
            <text:p>41.987848</text:p>
          </table:table-cell>
          <table:table-cell office:value-type="float" office:value="40.932225" calcext:value-type="float">
            <text:p>40.932225</text:p>
          </table:table-cell>
          <table:table-cell office:value-type="float" office:value="0.438562" calcext:value-type="float">
            <text:p>0.438562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23" calcext:value-type="float">
            <text:p>1.02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933" calcext:value-type="float">
            <text:p>1.0119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009" calcext:value-type="float">
            <text:p>1.028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03856" calcext:value-type="float">
            <text:p>7603856</text:p>
          </table:table-cell>
          <table:table-cell office:value-type="float" office:value="2109260" calcext:value-type="float">
            <text:p>2109260</text:p>
          </table:table-cell>
          <table:table-cell office:value-type="float" office:value="7228" calcext:value-type="float">
            <text:p>7228</text:p>
          </table:table-cell>
          <table:table-cell office:value-type="float" office:value="2005" calcext:value-type="float">
            <text:p>2005</text:p>
          </table:table-cell>
          <table:table-cell office:value-type="float" office:value="1.013809" calcext:value-type="float">
            <text:p>1.013809</text:p>
          </table:table-cell>
          <table:table-cell office:value-type="float" office:value="39.986644" calcext:value-type="float">
            <text:p>39.986644</text:p>
          </table:table-cell>
          <table:table-cell office:value-type="float" office:value="38.972835" calcext:value-type="float">
            <text:p>38.972835</text:p>
          </table:table-cell>
          <table:table-cell office:value-type="float" office:value="0.43297" calcext:value-type="float">
            <text:p>0.43297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603856" calcext:value-type="float">
            <text:p>7603856</text:p>
          </table:table-cell>
          <table:table-cell office:value-type="float" office:value="2107156" calcext:value-type="float">
            <text:p>2107156</text:p>
          </table:table-cell>
          <table:table-cell office:value-type="float" office:value="7228" calcext:value-type="float">
            <text:p>7228</text:p>
          </table:table-cell>
          <table:table-cell office:value-type="float" office:value="2003" calcext:value-type="float">
            <text:p>2003</text:p>
          </table:table-cell>
          <table:table-cell office:value-type="float" office:value="1.071002" calcext:value-type="float">
            <text:p>1.071002</text:p>
          </table:table-cell>
          <table:table-cell office:value-type="float" office:value="39.997912" calcext:value-type="float">
            <text:p>39.997912</text:p>
          </table:table-cell>
          <table:table-cell office:value-type="float" office:value="38.92691" calcext:value-type="float">
            <text:p>38.92691</text:p>
          </table:table-cell>
          <table:table-cell office:value-type="float" office:value="0.433049" calcext:value-type="float">
            <text:p>0.433049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743" calcext:value-type="float">
            <text:p>1.027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471" calcext:value-type="float">
            <text:p>1.023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616" calcext:value-type="float">
            <text:p>1.037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706952" calcext:value-type="float">
            <text:p>7706952</text:p>
          </table:table-cell>
          <table:table-cell office:value-type="float" office:value="1981968" calcext:value-type="float">
            <text:p>1981968</text:p>
          </table:table-cell>
          <table:table-cell office:value-type="float" office:value="7326" calcext:value-type="float">
            <text:p>7326</text:p>
          </table:table-cell>
          <table:table-cell office:value-type="float" office:value="1884" calcext:value-type="float">
            <text:p>1884</text:p>
          </table:table-cell>
          <table:table-cell office:value-type="float" office:value="1.010033" calcext:value-type="float">
            <text:p>1.010033</text:p>
          </table:table-cell>
          <table:table-cell office:value-type="float" office:value="37.989825" calcext:value-type="float">
            <text:p>37.989825</text:p>
          </table:table-cell>
          <table:table-cell office:value-type="float" office:value="36.979792" calcext:value-type="float">
            <text:p>36.979792</text:p>
          </table:table-cell>
          <table:table-cell office:value-type="float" office:value="0.428768" calcext:value-type="float">
            <text:p>0.428768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706952" calcext:value-type="float">
            <text:p>7706952</text:p>
          </table:table-cell>
          <table:table-cell office:value-type="float" office:value="1955668" calcext:value-type="float">
            <text:p>1955668</text:p>
          </table:table-cell>
          <table:table-cell office:value-type="float" office:value="7326" calcext:value-type="float">
            <text:p>7326</text:p>
          </table:table-cell>
          <table:table-cell office:value-type="float" office:value="1859" calcext:value-type="float">
            <text:p>1859</text:p>
          </table:table-cell>
          <table:table-cell office:value-type="float" office:value="1.312464" calcext:value-type="float">
            <text:p>1.312464</text:p>
          </table:table-cell>
          <table:table-cell office:value-type="float" office:value="37.98403" calcext:value-type="float">
            <text:p>37.98403</text:p>
          </table:table-cell>
          <table:table-cell office:value-type="float" office:value="36.671566" calcext:value-type="float">
            <text:p>36.671566</text:p>
          </table:table-cell>
          <table:table-cell office:value-type="float" office:value="0.426634" calcext:value-type="float">
            <text:p>0.426634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65964" calcext:value-type="float">
            <text:p>1.265964</text:p>
          </table:table-cell>
          <table:table-cell office:value-type="float" office:value="92.323859" calcext:value-type="float">
            <text:p>92.323859</text:p>
          </table:table-cell>
          <table:table-cell office:value-type="float" office:value="91.057895" calcext:value-type="float">
            <text:p>91.057895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1224" calcext:value-type="float">
            <text:p>1.251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72205" calcext:value-type="float">
            <text:p>1.272205</text:p>
          </table:table-cell>
          <table:table-cell office:value-type="float" office:value="92.325165" calcext:value-type="float">
            <text:p>92.325165</text:p>
          </table:table-cell>
          <table:table-cell office:value-type="float" office:value="91.05296" calcext:value-type="float">
            <text:p>91.05296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812152" calcext:value-type="float">
            <text:p>7812152</text:p>
          </table:table-cell>
          <table:table-cell office:value-type="float" office:value="1851520" calcext:value-type="float">
            <text:p>1851520</text:p>
          </table:table-cell>
          <table:table-cell office:value-type="float" office:value="7426" calcext:value-type="float">
            <text:p>7426</text:p>
          </table:table-cell>
          <table:table-cell office:value-type="float" office:value="1760" calcext:value-type="float">
            <text:p>1760</text:p>
          </table:table-cell>
          <table:table-cell office:value-type="float" office:value="1.011369" calcext:value-type="float">
            <text:p>1.011369</text:p>
          </table:table-cell>
          <table:table-cell office:value-type="float" office:value="35.984047" calcext:value-type="float">
            <text:p>35.984047</text:p>
          </table:table-cell>
          <table:table-cell office:value-type="float" office:value="34.972678" calcext:value-type="float">
            <text:p>34.972678</text:p>
          </table:table-cell>
          <table:table-cell office:value-type="float" office:value="0.423535" calcext:value-type="float">
            <text:p>0.423535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812152" calcext:value-type="float">
            <text:p>7812152</text:p>
          </table:table-cell>
          <table:table-cell office:value-type="float" office:value="1849416" calcext:value-type="float">
            <text:p>1849416</text:p>
          </table:table-cell>
          <table:table-cell office:value-type="float" office:value="7426" calcext:value-type="float">
            <text:p>7426</text:p>
          </table:table-cell>
          <table:table-cell office:value-type="float" office:value="1758" calcext:value-type="float">
            <text:p>1758</text:p>
          </table:table-cell>
          <table:table-cell office:value-type="float" office:value="1.064014" calcext:value-type="float">
            <text:p>1.064014</text:p>
          </table:table-cell>
          <table:table-cell office:value-type="float" office:value="35.967244" calcext:value-type="float">
            <text:p>35.967244</text:p>
          </table:table-cell>
          <table:table-cell office:value-type="float" office:value="34.90323" calcext:value-type="float">
            <text:p>34.90323</text:p>
          </table:table-cell>
          <table:table-cell office:value-type="float" office:value="0.423896" calcext:value-type="float">
            <text:p>0.423896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953" calcext:value-type="float">
            <text:p>1.0249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193" calcext:value-type="float">
            <text:p>1.014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121" calcext:value-type="float">
            <text:p>1.036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1755788" calcext:value-type="float">
            <text:p>1755788</text:p>
          </table:table-cell>
          <table:table-cell office:value-type="float" office:value="7524" calcext:value-type="float">
            <text:p>7524</text:p>
          </table:table-cell>
          <table:table-cell office:value-type="float" office:value="1669" calcext:value-type="float">
            <text:p>1669</text:p>
          </table:table-cell>
          <table:table-cell office:value-type="float" office:value="1.010249" calcext:value-type="float">
            <text:p>1.010249</text:p>
          </table:table-cell>
          <table:table-cell office:value-type="float" office:value="34.996966" calcext:value-type="float">
            <text:p>34.996966</text:p>
          </table:table-cell>
          <table:table-cell office:value-type="float" office:value="33.986717" calcext:value-type="float">
            <text:p>33.986717</text:p>
          </table:table-cell>
          <table:table-cell office:value-type="float" office:value="0.413288" calcext:value-type="float">
            <text:p>0.413288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1747372" calcext:value-type="float">
            <text:p>1747372</text:p>
          </table:table-cell>
          <table:table-cell office:value-type="float" office:value="7524" calcext:value-type="float">
            <text:p>7524</text:p>
          </table:table-cell>
          <table:table-cell office:value-type="float" office:value="1661" calcext:value-type="float">
            <text:p>1661</text:p>
          </table:table-cell>
          <table:table-cell office:value-type="float" office:value="1.064285" calcext:value-type="float">
            <text:p>1.064285</text:p>
          </table:table-cell>
          <table:table-cell office:value-type="float" office:value="33.98738" calcext:value-type="float">
            <text:p>33.98738</text:p>
          </table:table-cell>
          <table:table-cell office:value-type="float" office:value="32.923094" calcext:value-type="float">
            <text:p>32.923094</text:p>
          </table:table-cell>
          <table:table-cell office:value-type="float" office:value="0.424595" calcext:value-type="float">
            <text:p>0.424595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673" calcext:value-type="float">
            <text:p>1.023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853" calcext:value-type="float">
            <text:p>1.012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074" calcext:value-type="float">
            <text:p>1.036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019396" calcext:value-type="float">
            <text:p>8019396</text:p>
          </table:table-cell>
          <table:table-cell office:value-type="float" office:value="1660056" calcext:value-type="float">
            <text:p>1660056</text:p>
          </table:table-cell>
          <table:table-cell office:value-type="float" office:value="7623" calcext:value-type="float">
            <text:p>7623</text:p>
          </table:table-cell>
          <table:table-cell office:value-type="float" office:value="1578" calcext:value-type="float">
            <text:p>1578</text:p>
          </table:table-cell>
          <table:table-cell office:value-type="float" office:value="1.016143" calcext:value-type="float">
            <text:p>1.016143</text:p>
          </table:table-cell>
          <table:table-cell office:value-type="float" office:value="32.995796" calcext:value-type="float">
            <text:p>32.995796</text:p>
          </table:table-cell>
          <table:table-cell office:value-type="float" office:value="31.979654" calcext:value-type="float">
            <text:p>31.979654</text:p>
          </table:table-cell>
          <table:table-cell office:value-type="float" office:value="0.415278" calcext:value-type="float">
            <text:p>0.415278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019396" calcext:value-type="float">
            <text:p>8019396</text:p>
          </table:table-cell>
          <table:table-cell office:value-type="float" office:value="1661108" calcext:value-type="float">
            <text:p>1661108</text:p>
          </table:table-cell>
          <table:table-cell office:value-type="float" office:value="7623" calcext:value-type="float">
            <text:p>7623</text:p>
          </table:table-cell>
          <table:table-cell office:value-type="float" office:value="1579" calcext:value-type="float">
            <text:p>1579</text:p>
          </table:table-cell>
          <table:table-cell office:value-type="float" office:value="1.059479" calcext:value-type="float">
            <text:p>1.059479</text:p>
          </table:table-cell>
          <table:table-cell office:value-type="float" office:value="32.990242" calcext:value-type="float">
            <text:p>32.990242</text:p>
          </table:table-cell>
          <table:table-cell office:value-type="float" office:value="31.930763" calcext:value-type="float">
            <text:p>31.930763</text:p>
          </table:table-cell>
          <table:table-cell office:value-type="float" office:value="0.416177" calcext:value-type="float">
            <text:p>0.416177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512" calcext:value-type="float">
            <text:p>1.026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641" calcext:value-type="float">
            <text:p>1.0176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725" calcext:value-type="float">
            <text:p>1.035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1576948" calcext:value-type="float">
            <text:p>1576948</text:p>
          </table:table-cell>
          <table:table-cell office:value-type="float" office:value="7722" calcext:value-type="float">
            <text:p>7722</text:p>
          </table:table-cell>
          <table:table-cell office:value-type="float" office:value="1499" calcext:value-type="float">
            <text:p>1499</text:p>
          </table:table-cell>
          <table:table-cell office:value-type="float" office:value="1.015689" calcext:value-type="float">
            <text:p>1.015689</text:p>
          </table:table-cell>
          <table:table-cell office:value-type="float" office:value="31.989472" calcext:value-type="float">
            <text:p>31.989472</text:p>
          </table:table-cell>
          <table:table-cell office:value-type="float" office:value="30.973784" calcext:value-type="float">
            <text:p>30.973784</text:p>
          </table:table-cell>
          <table:table-cell office:value-type="float" office:value="0.407299" calcext:value-type="float">
            <text:p>0.407299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1573792" calcext:value-type="float">
            <text:p>1573792</text:p>
          </table:table-cell>
          <table:table-cell office:value-type="float" office:value="7722" calcext:value-type="float">
            <text:p>7722</text:p>
          </table:table-cell>
          <table:table-cell office:value-type="float" office:value="1496" calcext:value-type="float">
            <text:p>1496</text:p>
          </table:table-cell>
          <table:table-cell office:value-type="float" office:value="1.054866" calcext:value-type="float">
            <text:p>1.054866</text:p>
          </table:table-cell>
          <table:table-cell office:value-type="float" office:value="31.983998" calcext:value-type="float">
            <text:p>31.983998</text:p>
          </table:table-cell>
          <table:table-cell office:value-type="float" office:value="30.929132" calcext:value-type="float">
            <text:p>30.929132</text:p>
          </table:table-cell>
          <table:table-cell office:value-type="float" office:value="0.40707" calcext:value-type="float">
            <text:p>0.40707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7773" calcext:value-type="float">
            <text:p>1.027773</text:p>
          </table:table-cell>
          <table:table-cell office:value-type="float" office:value="58.139173" calcext:value-type="float">
            <text:p>58.139173</text:p>
          </table:table-cell>
          <table:table-cell office:value-type="float" office:value="57.1114" calcext:value-type="float">
            <text:p>57.1114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7327" calcext:value-type="float">
            <text:p>1.017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8194" calcext:value-type="float">
            <text:p>1.038194</text:p>
          </table:table-cell>
          <table:table-cell office:value-type="float" office:value="58.163298" calcext:value-type="float">
            <text:p>58.163298</text:p>
          </table:table-cell>
          <table:table-cell office:value-type="float" office:value="57.125104" calcext:value-type="float">
            <text:p>57.125104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227692" calcext:value-type="float">
            <text:p>8227692</text:p>
          </table:table-cell>
          <table:table-cell office:value-type="float" office:value="1496996" calcext:value-type="float">
            <text:p>1496996</text:p>
          </table:table-cell>
          <table:table-cell office:value-type="float" office:value="7821" calcext:value-type="float">
            <text:p>7821</text:p>
          </table:table-cell>
          <table:table-cell office:value-type="float" office:value="1423" calcext:value-type="float">
            <text:p>1423</text:p>
          </table:table-cell>
          <table:table-cell office:value-type="float" office:value="1.007189" calcext:value-type="float">
            <text:p>1.007189</text:p>
          </table:table-cell>
          <table:table-cell office:value-type="float" office:value="29.993804" calcext:value-type="float">
            <text:p>29.993804</text:p>
          </table:table-cell>
          <table:table-cell office:value-type="float" office:value="28.986616" calcext:value-type="float">
            <text:p>28.986616</text:p>
          </table:table-cell>
          <table:table-cell office:value-type="float" office:value="0.413155" calcext:value-type="float">
            <text:p>0.413155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227692" calcext:value-type="float">
            <text:p>8227692</text:p>
          </table:table-cell>
          <table:table-cell office:value-type="float" office:value="1493840" calcext:value-type="float">
            <text:p>1493840</text:p>
          </table:table-cell>
          <table:table-cell office:value-type="float" office:value="7821" calcext:value-type="float">
            <text:p>7821</text:p>
          </table:table-cell>
          <table:table-cell office:value-type="float" office:value="1420" calcext:value-type="float">
            <text:p>1420</text:p>
          </table:table-cell>
          <table:table-cell office:value-type="float" office:value="1.061246" calcext:value-type="float">
            <text:p>1.061246</text:p>
          </table:table-cell>
          <table:table-cell office:value-type="float" office:value="29.98827" calcext:value-type="float">
            <text:p>29.98827</text:p>
          </table:table-cell>
          <table:table-cell office:value-type="float" office:value="28.927024" calcext:value-type="float">
            <text:p>28.927024</text:p>
          </table:table-cell>
          <table:table-cell office:value-type="float" office:value="0.413133" calcext:value-type="float">
            <text:p>0.413133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3539" calcext:value-type="float">
            <text:p>1.023539</text:p>
          </table:table-cell>
          <table:table-cell office:value-type="float" office:value="92.263757" calcext:value-type="float">
            <text:p>92.263757</text:p>
          </table:table-cell>
          <table:table-cell office:value-type="float" office:value="91.240218" calcext:value-type="float">
            <text:p>91.240218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2067" calcext:value-type="float">
            <text:p>1.01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3475" calcext:value-type="float">
            <text:p>1.033475</text:p>
          </table:table-cell>
          <table:table-cell office:value-type="float" office:value="92.265063" calcext:value-type="float">
            <text:p>92.265063</text:p>
          </table:table-cell>
          <table:table-cell office:value-type="float" office:value="91.231588" calcext:value-type="float">
            <text:p>91.23158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331840" calcext:value-type="float">
            <text:p>8331840</text:p>
          </table:table-cell>
          <table:table-cell office:value-type="float" office:value="1437032" calcext:value-type="float">
            <text:p>1437032</text:p>
          </table:table-cell>
          <table:table-cell office:value-type="float" office:value="7920" calcext:value-type="float">
            <text:p>7920</text:p>
          </table:table-cell>
          <table:table-cell office:value-type="float" office:value="1366" calcext:value-type="float">
            <text:p>1366</text:p>
          </table:table-cell>
          <table:table-cell office:value-type="float" office:value="1.014809" calcext:value-type="float">
            <text:p>1.014809</text:p>
          </table:table-cell>
          <table:table-cell office:value-type="float" office:value="28.995287" calcext:value-type="float">
            <text:p>28.995287</text:p>
          </table:table-cell>
          <table:table-cell office:value-type="float" office:value="27.980478" calcext:value-type="float">
            <text:p>27.980478</text:p>
          </table:table-cell>
          <table:table-cell office:value-type="float" office:value="0.410867" calcext:value-type="float">
            <text:p>0.410867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331840" calcext:value-type="float">
            <text:p>8331840</text:p>
          </table:table-cell>
          <table:table-cell office:value-type="float" office:value="1437032" calcext:value-type="float">
            <text:p>1437032</text:p>
          </table:table-cell>
          <table:table-cell office:value-type="float" office:value="7920" calcext:value-type="float">
            <text:p>7920</text:p>
          </table:table-cell>
          <table:table-cell office:value-type="float" office:value="1366" calcext:value-type="float">
            <text:p>1366</text:p>
          </table:table-cell>
          <table:table-cell office:value-type="float" office:value="1.070667" calcext:value-type="float">
            <text:p>1.070667</text:p>
          </table:table-cell>
          <table:table-cell office:value-type="float" office:value="28.989852" calcext:value-type="float">
            <text:p>28.989852</text:p>
          </table:table-cell>
          <table:table-cell office:value-type="float" office:value="27.919185" calcext:value-type="float">
            <text:p>27.919185</text:p>
          </table:table-cell>
          <table:table-cell office:value-type="float" office:value="0.411769" calcext:value-type="float">
            <text:p>0.411769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213" calcext:value-type="float">
            <text:p>1.026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507" calcext:value-type="float">
            <text:p>1.016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187" calcext:value-type="float">
            <text:p>1.036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437040" calcext:value-type="float">
            <text:p>8437040</text:p>
          </table:table-cell>
          <table:table-cell office:value-type="float" office:value="1377068" calcext:value-type="float">
            <text:p>1377068</text:p>
          </table:table-cell>
          <table:table-cell office:value-type="float" office:value="8020" calcext:value-type="float">
            <text:p>8020</text:p>
          </table:table-cell>
          <table:table-cell office:value-type="float" office:value="1309" calcext:value-type="float">
            <text:p>1309</text:p>
          </table:table-cell>
          <table:table-cell office:value-type="float" office:value="1.011789" calcext:value-type="float">
            <text:p>1.011789</text:p>
          </table:table-cell>
          <table:table-cell office:value-type="float" office:value="27.991705" calcext:value-type="float">
            <text:p>27.991705</text:p>
          </table:table-cell>
          <table:table-cell office:value-type="float" office:value="26.979917" calcext:value-type="float">
            <text:p>26.979917</text:p>
          </table:table-cell>
          <table:table-cell office:value-type="float" office:value="0.408324" calcext:value-type="float">
            <text:p>0.408324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437040" calcext:value-type="float">
            <text:p>8437040</text:p>
          </table:table-cell>
          <table:table-cell office:value-type="float" office:value="1368652" calcext:value-type="float">
            <text:p>1368652</text:p>
          </table:table-cell>
          <table:table-cell office:value-type="float" office:value="8020" calcext:value-type="float">
            <text:p>8020</text:p>
          </table:table-cell>
          <table:table-cell office:value-type="float" office:value="1301" calcext:value-type="float">
            <text:p>1301</text:p>
          </table:table-cell>
          <table:table-cell office:value-type="float" office:value="1.080494" calcext:value-type="float">
            <text:p>1.080494</text:p>
          </table:table-cell>
          <table:table-cell office:value-type="float" office:value="27.99744" calcext:value-type="float">
            <text:p>27.99744</text:p>
          </table:table-cell>
          <table:table-cell office:value-type="float" office:value="26.916946" calcext:value-type="float">
            <text:p>26.916946</text:p>
          </table:table-cell>
          <table:table-cell office:value-type="float" office:value="0.406778" calcext:value-type="float">
            <text:p>0.406778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959" calcext:value-type="float">
            <text:p>1.033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868" calcext:value-type="float">
            <text:p>1.019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6312" calcext:value-type="float">
            <text:p>1.046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540136" calcext:value-type="float">
            <text:p>8540136</text:p>
          </table:table-cell>
          <table:table-cell office:value-type="float" office:value="1339196" calcext:value-type="float">
            <text:p>1339196</text:p>
          </table:table-cell>
          <table:table-cell office:value-type="float" office:value="8118" calcext:value-type="float">
            <text:p>8118</text:p>
          </table:table-cell>
          <table:table-cell office:value-type="float" office:value="1273" calcext:value-type="float">
            <text:p>1273</text:p>
          </table:table-cell>
          <table:table-cell office:value-type="float" office:value="1.00989" calcext:value-type="float">
            <text:p>1.00989</text:p>
          </table:table-cell>
          <table:table-cell office:value-type="float" office:value="27.997872" calcext:value-type="float">
            <text:p>27.997872</text:p>
          </table:table-cell>
          <table:table-cell office:value-type="float" office:value="26.987982" calcext:value-type="float">
            <text:p>26.987982</text:p>
          </table:table-cell>
          <table:table-cell office:value-type="float" office:value="0.396976" calcext:value-type="float">
            <text:p>0.396976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540136" calcext:value-type="float">
            <text:p>8540136</text:p>
          </table:table-cell>
          <table:table-cell office:value-type="float" office:value="1321312" calcext:value-type="float">
            <text:p>1321312</text:p>
          </table:table-cell>
          <table:table-cell office:value-type="float" office:value="8118" calcext:value-type="float">
            <text:p>8118</text:p>
          </table:table-cell>
          <table:table-cell office:value-type="float" office:value="1256" calcext:value-type="float">
            <text:p>1256</text:p>
          </table:table-cell>
          <table:table-cell office:value-type="float" office:value="1.297395" calcext:value-type="float">
            <text:p>1.297395</text:p>
          </table:table-cell>
          <table:table-cell office:value-type="float" office:value="27.992237" calcext:value-type="float">
            <text:p>27.992237</text:p>
          </table:table-cell>
          <table:table-cell office:value-type="float" office:value="26.694842" calcext:value-type="float">
            <text:p>26.694842</text:p>
          </table:table-cell>
          <table:table-cell office:value-type="float" office:value="0.395975" calcext:value-type="float">
            <text:p>0.395975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65685" calcext:value-type="float">
            <text:p>1.265685</text:p>
          </table:table-cell>
          <table:table-cell office:value-type="float" office:value="88.339397" calcext:value-type="float">
            <text:p>88.339397</text:p>
          </table:table-cell>
          <table:table-cell office:value-type="float" office:value="87.073712" calcext:value-type="float">
            <text:p>87.073712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1923" calcext:value-type="float">
            <text:p>1.2519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69504" calcext:value-type="float">
            <text:p>1.269504</text:p>
          </table:table-cell>
          <table:table-cell office:value-type="float" office:value="88.3632" calcext:value-type="float">
            <text:p>88.3632</text:p>
          </table:table-cell>
          <table:table-cell office:value-type="float" office:value="87.093696" calcext:value-type="float">
            <text:p>87.093696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644284" calcext:value-type="float">
            <text:p>8644284</text:p>
          </table:table-cell>
          <table:table-cell office:value-type="float" office:value="1324468" calcext:value-type="float">
            <text:p>1324468</text:p>
          </table:table-cell>
          <table:table-cell office:value-type="float" office:value="8217" calcext:value-type="float">
            <text:p>8217</text:p>
          </table:table-cell>
          <table:table-cell office:value-type="float" office:value="1259" calcext:value-type="float">
            <text:p>1259</text:p>
          </table:table-cell>
          <table:table-cell office:value-type="float" office:value="1.011189" calcext:value-type="float">
            <text:p>1.011189</text:p>
          </table:table-cell>
          <table:table-cell office:value-type="float" office:value="26.987027" calcext:value-type="float">
            <text:p>26.987027</text:p>
          </table:table-cell>
          <table:table-cell office:value-type="float" office:value="25.975839" calcext:value-type="float">
            <text:p>25.975839</text:p>
          </table:table-cell>
          <table:table-cell office:value-type="float" office:value="0.407908" calcext:value-type="float">
            <text:p>0.407908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644284" calcext:value-type="float">
            <text:p>8644284</text:p>
          </table:table-cell>
          <table:table-cell office:value-type="float" office:value="1320260" calcext:value-type="float">
            <text:p>1320260</text:p>
          </table:table-cell>
          <table:table-cell office:value-type="float" office:value="8217" calcext:value-type="float">
            <text:p>8217</text:p>
          </table:table-cell>
          <table:table-cell office:value-type="float" office:value="1255" calcext:value-type="float">
            <text:p>1255</text:p>
          </table:table-cell>
          <table:table-cell office:value-type="float" office:value="1.067839" calcext:value-type="float">
            <text:p>1.067839</text:p>
          </table:table-cell>
          <table:table-cell office:value-type="float" office:value="26.981553" calcext:value-type="float">
            <text:p>26.981553</text:p>
          </table:table-cell>
          <table:table-cell office:value-type="float" office:value="25.913714" calcext:value-type="float">
            <text:p>25.913714</text:p>
          </table:table-cell>
          <table:table-cell office:value-type="float" office:value="0.407587" calcext:value-type="float">
            <text:p>0.407587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024099" calcext:value-type="float">
            <text:p>1.024099</text:p>
          </table:table-cell>
          <table:table-cell office:value-type="float" office:value="67.630267" calcext:value-type="float">
            <text:p>67.630267</text:p>
          </table:table-cell>
          <table:table-cell office:value-type="float" office:value="66.606167" calcext:value-type="float">
            <text:p>66.606167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9588" calcext:value-type="float">
            <text:p>1.019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34353" calcext:value-type="float">
            <text:p>1.034353</text:p>
          </table:table-cell>
          <table:table-cell office:value-type="float" office:value="67.731729" calcext:value-type="float">
            <text:p>67.731729</text:p>
          </table:table-cell>
          <table:table-cell office:value-type="float" office:value="66.697376" calcext:value-type="float">
            <text:p>66.697376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748432" calcext:value-type="float">
            <text:p>8748432</text:p>
          </table:table-cell>
          <table:table-cell office:value-type="float" office:value="1241360" calcext:value-type="float">
            <text:p>1241360</text:p>
          </table:table-cell>
          <table:table-cell office:value-type="float" office:value="8316" calcext:value-type="float">
            <text:p>8316</text:p>
          </table:table-cell>
          <table:table-cell office:value-type="float" office:value="1180" calcext:value-type="float">
            <text:p>1180</text:p>
          </table:table-cell>
          <table:table-cell office:value-type="float" office:value="1.013309" calcext:value-type="float">
            <text:p>1.013309</text:p>
          </table:table-cell>
          <table:table-cell office:value-type="float" office:value="25.996896" calcext:value-type="float">
            <text:p>25.996896</text:p>
          </table:table-cell>
          <table:table-cell office:value-type="float" office:value="24.983587" calcext:value-type="float">
            <text:p>24.983587</text:p>
          </table:table-cell>
          <table:table-cell office:value-type="float" office:value="0.397496" calcext:value-type="float">
            <text:p>0.397496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748432" calcext:value-type="float">
            <text:p>8748432</text:p>
          </table:table-cell>
          <table:table-cell office:value-type="float" office:value="1276076" calcext:value-type="float">
            <text:p>1276076</text:p>
          </table:table-cell>
          <table:table-cell office:value-type="float" office:value="8316" calcext:value-type="float">
            <text:p>8316</text:p>
          </table:table-cell>
          <table:table-cell office:value-type="float" office:value="1213" calcext:value-type="float">
            <text:p>1213</text:p>
          </table:table-cell>
          <table:table-cell office:value-type="float" office:value="1.057003" calcext:value-type="float">
            <text:p>1.057003</text:p>
          </table:table-cell>
          <table:table-cell office:value-type="float" office:value="26.990724" calcext:value-type="float">
            <text:p>26.990724</text:p>
          </table:table-cell>
          <table:table-cell office:value-type="float" office:value="25.933721" calcext:value-type="float">
            <text:p>25.933721</text:p>
          </table:table-cell>
          <table:table-cell office:value-type="float" office:value="0.393642" calcext:value-type="float">
            <text:p>0.393642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24413" calcext:value-type="float">
            <text:p>1.024413</text:p>
          </table:table-cell>
          <table:table-cell office:value-type="float" office:value="105.109455" calcext:value-type="float">
            <text:p>105.109455</text:p>
          </table:table-cell>
          <table:table-cell office:value-type="float" office:value="104.085042" calcext:value-type="float">
            <text:p>104.085042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8" calcext:value-type="float">
            <text:p>28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4687" calcext:value-type="float">
            <text:p>1.0146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307" calcext:value-type="float">
            <text:p>1.034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852580" calcext:value-type="float">
            <text:p>8852580</text:p>
          </table:table-cell>
          <table:table-cell office:value-type="float" office:value="1275024" calcext:value-type="float">
            <text:p>1275024</text:p>
          </table:table-cell>
          <table:table-cell office:value-type="float" office:value="8415" calcext:value-type="float">
            <text:p>8415</text:p>
          </table:table-cell>
          <table:table-cell office:value-type="float" office:value="1212" calcext:value-type="float">
            <text:p>1212</text:p>
          </table:table-cell>
          <table:table-cell office:value-type="float" office:value="1.013927" calcext:value-type="float">
            <text:p>1.013927</text:p>
          </table:table-cell>
          <table:table-cell office:value-type="float" office:value="25.979418" calcext:value-type="float">
            <text:p>25.979418</text:p>
          </table:table-cell>
          <table:table-cell office:value-type="float" office:value="24.965491" calcext:value-type="float">
            <text:p>24.965491</text:p>
          </table:table-cell>
          <table:table-cell office:value-type="float" office:value="0.408572" calcext:value-type="float">
            <text:p>0.408572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852580" calcext:value-type="float">
            <text:p>8852580</text:p>
          </table:table-cell>
          <table:table-cell office:value-type="float" office:value="1361288" calcext:value-type="float">
            <text:p>1361288</text:p>
          </table:table-cell>
          <table:table-cell office:value-type="float" office:value="8415" calcext:value-type="float">
            <text:p>8415</text:p>
          </table:table-cell>
          <table:table-cell office:value-type="float" office:value="1294" calcext:value-type="float">
            <text:p>1294</text:p>
          </table:table-cell>
          <table:table-cell office:value-type="float" office:value="1.047255" calcext:value-type="float">
            <text:p>1.047255</text:p>
          </table:table-cell>
          <table:table-cell office:value-type="float" office:value="28.985651" calcext:value-type="float">
            <text:p>28.985651</text:p>
          </table:table-cell>
          <table:table-cell office:value-type="float" office:value="27.938396" calcext:value-type="float">
            <text:p>27.938396</text:p>
          </table:table-cell>
          <table:table-cell office:value-type="float" office:value="0.389797" calcext:value-type="float">
            <text:p>0.389797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05619" calcext:value-type="float">
            <text:p>1.005619</text:p>
          </table:table-cell>
          <table:table-cell office:value-type="float" office:value="104.986608" calcext:value-type="float">
            <text:p>104.986608</text:p>
          </table:table-cell>
          <table:table-cell office:value-type="float" office:value="103.980988" calcext:value-type="float">
            <text:p>103.980988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4" calcext:value-type="float">
            <text:p>42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5585" calcext:value-type="float">
            <text:p>1.015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5179" calcext:value-type="float">
            <text:p>1.025179</text:p>
          </table:table-cell>
          <table:table-cell office:value-type="float" office:value="95.42132" calcext:value-type="float">
            <text:p>95.42132</text:p>
          </table:table-cell>
          <table:table-cell office:value-type="float" office:value="94.396141" calcext:value-type="float">
            <text:p>94.39614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956728" calcext:value-type="float">
            <text:p>8956728</text:p>
          </table:table-cell>
          <table:table-cell office:value-type="float" office:value="1170876" calcext:value-type="float">
            <text:p>1170876</text:p>
          </table:table-cell>
          <table:table-cell office:value-type="float" office:value="8514" calcext:value-type="float">
            <text:p>8514</text:p>
          </table:table-cell>
          <table:table-cell office:value-type="float" office:value="1113" calcext:value-type="float">
            <text:p>1113</text:p>
          </table:table-cell>
          <table:table-cell office:value-type="float" office:value="1.014316" calcext:value-type="float">
            <text:p>1.014316</text:p>
          </table:table-cell>
          <table:table-cell office:value-type="float" office:value="24.999376" calcext:value-type="float">
            <text:p>24.999376</text:p>
          </table:table-cell>
          <table:table-cell office:value-type="float" office:value="23.98506" calcext:value-type="float">
            <text:p>23.98506</text:p>
          </table:table-cell>
          <table:table-cell office:value-type="float" office:value="0.390535" calcext:value-type="float">
            <text:p>0.390535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956728" calcext:value-type="float">
            <text:p>8956728</text:p>
          </table:table-cell>
          <table:table-cell office:value-type="float" office:value="1192968" calcext:value-type="float">
            <text:p>1192968</text:p>
          </table:table-cell>
          <table:table-cell office:value-type="float" office:value="8514" calcext:value-type="float">
            <text:p>8514</text:p>
          </table:table-cell>
          <table:table-cell office:value-type="float" office:value="1134" calcext:value-type="float">
            <text:p>1134</text:p>
          </table:table-cell>
          <table:table-cell office:value-type="float" office:value="1.054599" calcext:value-type="float">
            <text:p>1.054599</text:p>
          </table:table-cell>
          <table:table-cell office:value-type="float" office:value="25.979438" calcext:value-type="float">
            <text:p>25.979438</text:p>
          </table:table-cell>
          <table:table-cell office:value-type="float" office:value="24.924839" calcext:value-type="float">
            <text:p>24.924839</text:p>
          </table:table-cell>
          <table:table-cell office:value-type="float" office:value="0.382901" calcext:value-type="float">
            <text:p>0.382901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25661" calcext:value-type="float">
            <text:p>1.025661</text:p>
          </table:table-cell>
          <table:table-cell office:value-type="float" office:value="109.156276" calcext:value-type="float">
            <text:p>109.156276</text:p>
          </table:table-cell>
          <table:table-cell office:value-type="float" office:value="108.130615" calcext:value-type="float">
            <text:p>108.130615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6015" calcext:value-type="float">
            <text:p>1.016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001" calcext:value-type="float">
            <text:p>1.037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060876" calcext:value-type="float">
            <text:p>9060876</text:p>
          </table:table-cell>
          <table:table-cell office:value-type="float" office:value="1212956" calcext:value-type="float">
            <text:p>1212956</text:p>
          </table:table-cell>
          <table:table-cell office:value-type="float" office:value="8613" calcext:value-type="float">
            <text:p>8613</text:p>
          </table:table-cell>
          <table:table-cell office:value-type="float" office:value="1153" calcext:value-type="float">
            <text:p>1153</text:p>
          </table:table-cell>
          <table:table-cell office:value-type="float" office:value="1.013549" calcext:value-type="float">
            <text:p>1.013549</text:p>
          </table:table-cell>
          <table:table-cell office:value-type="float" office:value="24.980165" calcext:value-type="float">
            <text:p>24.980165</text:p>
          </table:table-cell>
          <table:table-cell office:value-type="float" office:value="23.966617" calcext:value-type="float">
            <text:p>23.966617</text:p>
          </table:table-cell>
          <table:table-cell office:value-type="float" office:value="0.404882" calcext:value-type="float">
            <text:p>0.404882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060876" calcext:value-type="float">
            <text:p>9060876</text:p>
          </table:table-cell>
          <table:table-cell office:value-type="float" office:value="1346560" calcext:value-type="float">
            <text:p>1346560</text:p>
          </table:table-cell>
          <table:table-cell office:value-type="float" office:value="8613" calcext:value-type="float">
            <text:p>8613</text:p>
          </table:table-cell>
          <table:table-cell office:value-type="float" office:value="1280" calcext:value-type="float">
            <text:p>1280</text:p>
          </table:table-cell>
          <table:table-cell office:value-type="float" office:value="1.069227" calcext:value-type="float">
            <text:p>1.069227</text:p>
          </table:table-cell>
          <table:table-cell office:value-type="float" office:value="27.998528" calcext:value-type="float">
            <text:p>27.998528</text:p>
          </table:table-cell>
          <table:table-cell office:value-type="float" office:value="26.929301" calcext:value-type="float">
            <text:p>26.929301</text:p>
          </table:table-cell>
          <table:table-cell office:value-type="float" office:value="0.400028" calcext:value-type="float">
            <text:p>0.400028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25887" calcext:value-type="float">
            <text:p>1.025887</text:p>
          </table:table-cell>
          <table:table-cell office:value-type="float" office:value="104.004016" calcext:value-type="float">
            <text:p>104.004016</text:p>
          </table:table-cell>
          <table:table-cell office:value-type="float" office:value="102.978129" calcext:value-type="float">
            <text:p>102.978129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5147" calcext:value-type="float">
            <text:p>1.015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295" calcext:value-type="float">
            <text:p>1.041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166076" calcext:value-type="float">
            <text:p>9166076</text:p>
          </table:table-cell>
          <table:table-cell office:value-type="float" office:value="1203488" calcext:value-type="float">
            <text:p>1203488</text:p>
          </table:table-cell>
          <table:table-cell office:value-type="float" office:value="8713" calcext:value-type="float">
            <text:p>8713</text:p>
          </table:table-cell>
          <table:table-cell office:value-type="float" office:value="1144" calcext:value-type="float">
            <text:p>1144</text:p>
          </table:table-cell>
          <table:table-cell office:value-type="float" office:value="1.007369" calcext:value-type="float">
            <text:p>1.007369</text:p>
          </table:table-cell>
          <table:table-cell office:value-type="float" office:value="24.991365" calcext:value-type="float">
            <text:p>24.991365</text:p>
          </table:table-cell>
          <table:table-cell office:value-type="float" office:value="23.983996" calcext:value-type="float">
            <text:p>23.983996</text:p>
          </table:table-cell>
          <table:table-cell office:value-type="float" office:value="0.40143" calcext:value-type="float">
            <text:p>0.40143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166076" calcext:value-type="float">
            <text:p>9166076</text:p>
          </table:table-cell>
          <table:table-cell office:value-type="float" office:value="1326572" calcext:value-type="float">
            <text:p>1326572</text:p>
          </table:table-cell>
          <table:table-cell office:value-type="float" office:value="8713" calcext:value-type="float">
            <text:p>8713</text:p>
          </table:table-cell>
          <table:table-cell office:value-type="float" office:value="1261" calcext:value-type="float">
            <text:p>1261</text:p>
          </table:table-cell>
          <table:table-cell office:value-type="float" office:value="1.052745" calcext:value-type="float">
            <text:p>1.052745</text:p>
          </table:table-cell>
          <table:table-cell office:value-type="float" office:value="27.983194" calcext:value-type="float">
            <text:p>27.983194</text:p>
          </table:table-cell>
          <table:table-cell office:value-type="float" office:value="26.930449" calcext:value-type="float">
            <text:p>26.930449</text:p>
          </table:table-cell>
          <table:table-cell office:value-type="float" office:value="0.394073" calcext:value-type="float">
            <text:p>0.394073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20491" calcext:value-type="float">
            <text:p>1.020491</text:p>
          </table:table-cell>
          <table:table-cell office:value-type="float" office:value="105.763855" calcext:value-type="float">
            <text:p>105.763855</text:p>
          </table:table-cell>
          <table:table-cell office:value-type="float" office:value="104.743364" calcext:value-type="float">
            <text:p>104.743364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0127" calcext:value-type="float">
            <text:p>1.010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992" calcext:value-type="float">
            <text:p>1.024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270224" calcext:value-type="float">
            <text:p>9270224</text:p>
          </table:table-cell>
          <table:table-cell office:value-type="float" office:value="1247672" calcext:value-type="float">
            <text:p>1247672</text:p>
          </table:table-cell>
          <table:table-cell office:value-type="float" office:value="8812" calcext:value-type="float">
            <text:p>8812</text:p>
          </table:table-cell>
          <table:table-cell office:value-type="float" office:value="1186" calcext:value-type="float">
            <text:p>1186</text:p>
          </table:table-cell>
          <table:table-cell office:value-type="float" office:value="1.009569" calcext:value-type="float">
            <text:p>1.009569</text:p>
          </table:table-cell>
          <table:table-cell office:value-type="float" office:value="24.978669" calcext:value-type="float">
            <text:p>24.978669</text:p>
          </table:table-cell>
          <table:table-cell office:value-type="float" office:value="23.9691" calcext:value-type="float">
            <text:p>23.9691</text:p>
          </table:table-cell>
          <table:table-cell office:value-type="float" office:value="0.416427" calcext:value-type="float">
            <text:p>0.416427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270224" calcext:value-type="float">
            <text:p>9270224</text:p>
          </table:table-cell>
          <table:table-cell office:value-type="float" office:value="1264504" calcext:value-type="float">
            <text:p>1264504</text:p>
          </table:table-cell>
          <table:table-cell office:value-type="float" office:value="8812" calcext:value-type="float">
            <text:p>8812</text:p>
          </table:table-cell>
          <table:table-cell office:value-type="float" office:value="1202" calcext:value-type="float">
            <text:p>1202</text:p>
          </table:table-cell>
          <table:table-cell office:value-type="float" office:value="2.048151" calcext:value-type="float">
            <text:p>2.048151</text:p>
          </table:table-cell>
          <table:table-cell office:value-type="float" office:value="27.96328" calcext:value-type="float">
            <text:p>27.96328</text:p>
          </table:table-cell>
          <table:table-cell office:value-type="float" office:value="25.915129" calcext:value-type="float">
            <text:p>25.915129</text:p>
          </table:table-cell>
          <table:table-cell office:value-type="float" office:value="0.390352" calcext:value-type="float">
            <text:p>0.390352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21833" calcext:value-type="float">
            <text:p>1.021833</text:p>
          </table:table-cell>
          <table:table-cell office:value-type="float" office:value="105.491096" calcext:value-type="float">
            <text:p>105.491096</text:p>
          </table:table-cell>
          <table:table-cell office:value-type="float" office:value="104.469264" calcext:value-type="float">
            <text:p>104.46926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2067" calcext:value-type="float">
            <text:p>1.01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31428" calcext:value-type="float">
            <text:p>2.031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374372" calcext:value-type="float">
            <text:p>9374372</text:p>
          </table:table-cell>
          <table:table-cell office:value-type="float" office:value="1123536" calcext:value-type="float">
            <text:p>1123536</text:p>
          </table:table-cell>
          <table:table-cell office:value-type="float" office:value="8911" calcext:value-type="float">
            <text:p>8911</text:p>
          </table:table-cell>
          <table:table-cell office:value-type="float" office:value="1068" calcext:value-type="float">
            <text:p>1068</text:p>
          </table:table-cell>
          <table:table-cell office:value-type="float" office:value="1.01577" calcext:value-type="float">
            <text:p>1.01577</text:p>
          </table:table-cell>
          <table:table-cell office:value-type="float" office:value="23.99012" calcext:value-type="float">
            <text:p>23.99012</text:p>
          </table:table-cell>
          <table:table-cell office:value-type="float" office:value="22.97435" calcext:value-type="float">
            <text:p>22.97435</text:p>
          </table:table-cell>
          <table:table-cell office:value-type="float" office:value="0.391231" calcext:value-type="float">
            <text:p>0.391231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374372" calcext:value-type="float">
            <text:p>9374372</text:p>
          </table:table-cell>
          <table:table-cell office:value-type="float" office:value="1192968" calcext:value-type="float">
            <text:p>1192968</text:p>
          </table:table-cell>
          <table:table-cell office:value-type="float" office:value="8911" calcext:value-type="float">
            <text:p>8911</text:p>
          </table:table-cell>
          <table:table-cell office:value-type="float" office:value="1134" calcext:value-type="float">
            <text:p>1134</text:p>
          </table:table-cell>
          <table:table-cell office:value-type="float" office:value="1.282935" calcext:value-type="float">
            <text:p>1.282935</text:p>
          </table:table-cell>
          <table:table-cell office:value-type="float" office:value="25.990209" calcext:value-type="float">
            <text:p>25.990209</text:p>
          </table:table-cell>
          <table:table-cell office:value-type="float" office:value="24.707274" calcext:value-type="float">
            <text:p>24.707274</text:p>
          </table:table-cell>
          <table:table-cell office:value-type="float" office:value="0.386273" calcext:value-type="float">
            <text:p>0.386273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02.835518" calcext:value-type="float">
            <text:p>102.835518</text:p>
          </table:table-cell>
          <table:table-cell office:value-type="float" office:value="101.580706" calcext:value-type="float">
            <text:p>101.580706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5067" calcext:value-type="float">
            <text:p>1.245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6173" calcext:value-type="float">
            <text:p>1.266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477468" calcext:value-type="float">
            <text:p>9477468</text:p>
          </table:table-cell>
          <table:table-cell office:value-type="float" office:value="1169824" calcext:value-type="float">
            <text:p>1169824</text:p>
          </table:table-cell>
          <table:table-cell office:value-type="float" office:value="9009" calcext:value-type="float">
            <text:p>9009</text:p>
          </table:table-cell>
          <table:table-cell office:value-type="float" office:value="1112" calcext:value-type="float">
            <text:p>1112</text:p>
          </table:table-cell>
          <table:table-cell office:value-type="float" office:value="1.015489" calcext:value-type="float">
            <text:p>1.015489</text:p>
          </table:table-cell>
          <table:table-cell office:value-type="float" office:value="23.990601" calcext:value-type="float">
            <text:p>23.990601</text:p>
          </table:table-cell>
          <table:table-cell office:value-type="float" office:value="22.975113" calcext:value-type="float">
            <text:p>22.975113</text:p>
          </table:table-cell>
          <table:table-cell office:value-type="float" office:value="0.407336" calcext:value-type="float">
            <text:p>0.407336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477468" calcext:value-type="float">
            <text:p>9477468</text:p>
          </table:table-cell>
          <table:table-cell office:value-type="float" office:value="1351820" calcext:value-type="float">
            <text:p>1351820</text:p>
          </table:table-cell>
          <table:table-cell office:value-type="float" office:value="9009" calcext:value-type="float">
            <text:p>9009</text:p>
          </table:table-cell>
          <table:table-cell office:value-type="float" office:value="1285" calcext:value-type="float">
            <text:p>1285</text:p>
          </table:table-cell>
          <table:table-cell office:value-type="float" office:value="1.059745" calcext:value-type="float">
            <text:p>1.059745</text:p>
          </table:table-cell>
          <table:table-cell office:value-type="float" office:value="27.98644" calcext:value-type="float">
            <text:p>27.98644</text:p>
          </table:table-cell>
          <table:table-cell office:value-type="float" office:value="26.926695" calcext:value-type="float">
            <text:p>26.926695</text:p>
          </table:table-cell>
          <table:table-cell office:value-type="float" office:value="0.40163" calcext:value-type="float">
            <text:p>0.40163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32868" calcext:value-type="float">
            <text:p>1.032868</text:p>
          </table:table-cell>
          <table:table-cell office:value-type="float" office:value="102.438687" calcext:value-type="float">
            <text:p>102.438687</text:p>
          </table:table-cell>
          <table:table-cell office:value-type="float" office:value="101.405819" calcext:value-type="float">
            <text:p>101.405819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7347" calcext:value-type="float">
            <text:p>1.017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42581" calcext:value-type="float">
            <text:p>1.042581</text:p>
          </table:table-cell>
          <table:table-cell office:value-type="float" office:value="48.448034" calcext:value-type="float">
            <text:p>48.448034</text:p>
          </table:table-cell>
          <table:table-cell office:value-type="float" office:value="47.405453" calcext:value-type="float">
            <text:p>47.40545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582668" calcext:value-type="float">
            <text:p>9582668</text:p>
          </table:table-cell>
          <table:table-cell office:value-type="float" office:value="1154044" calcext:value-type="float">
            <text:p>1154044</text:p>
          </table:table-cell>
          <table:table-cell office:value-type="float" office:value="9109" calcext:value-type="float">
            <text:p>9109</text:p>
          </table:table-cell>
          <table:table-cell office:value-type="float" office:value="1097" calcext:value-type="float">
            <text:p>1097</text:p>
          </table:table-cell>
          <table:table-cell office:value-type="float" office:value="1.015033" calcext:value-type="float">
            <text:p>1.015033</text:p>
          </table:table-cell>
          <table:table-cell office:value-type="float" office:value="23.984295" calcext:value-type="float">
            <text:p>23.984295</text:p>
          </table:table-cell>
          <table:table-cell office:value-type="float" office:value="22.969263" calcext:value-type="float">
            <text:p>22.969263</text:p>
          </table:table-cell>
          <table:table-cell office:value-type="float" office:value="0.401944" calcext:value-type="float">
            <text:p>0.401944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582668" calcext:value-type="float">
            <text:p>9582668</text:p>
          </table:table-cell>
          <table:table-cell office:value-type="float" office:value="1296064" calcext:value-type="float">
            <text:p>1296064</text:p>
          </table:table-cell>
          <table:table-cell office:value-type="float" office:value="9109" calcext:value-type="float">
            <text:p>9109</text:p>
          </table:table-cell>
          <table:table-cell office:value-type="float" office:value="1232" calcext:value-type="float">
            <text:p>1232</text:p>
          </table:table-cell>
          <table:table-cell office:value-type="float" office:value="1.305918" calcext:value-type="float">
            <text:p>1.305918</text:p>
          </table:table-cell>
          <table:table-cell office:value-type="float" office:value="27.998096" calcext:value-type="float">
            <text:p>27.998096</text:p>
          </table:table-cell>
          <table:table-cell office:value-type="float" office:value="26.692178" calcext:value-type="float">
            <text:p>26.692178</text:p>
          </table:table-cell>
          <table:table-cell office:value-type="float" office:value="0.388448" calcext:value-type="float">
            <text:p>0.388448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59333" calcext:value-type="float">
            <text:p>1.259333</text:p>
          </table:table-cell>
          <table:table-cell office:value-type="float" office:value="105.190178" calcext:value-type="float">
            <text:p>105.190178</text:p>
          </table:table-cell>
          <table:table-cell office:value-type="float" office:value="103.930845" calcext:value-type="float">
            <text:p>103.930845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0067" calcext:value-type="float">
            <text:p>1.250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1453" calcext:value-type="float">
            <text:p>1.2714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86816" calcext:value-type="float">
            <text:p>9686816</text:p>
          </table:table-cell>
          <table:table-cell office:value-type="float" office:value="1134056" calcext:value-type="float">
            <text:p>1134056</text:p>
          </table:table-cell>
          <table:table-cell office:value-type="float" office:value="9208" calcext:value-type="float">
            <text:p>9208</text:p>
          </table:table-cell>
          <table:table-cell office:value-type="float" office:value="1078" calcext:value-type="float">
            <text:p>1078</text:p>
          </table:table-cell>
          <table:table-cell office:value-type="float" office:value="1.013529" calcext:value-type="float">
            <text:p>1.013529</text:p>
          </table:table-cell>
          <table:table-cell office:value-type="float" office:value="23.99865" calcext:value-type="float">
            <text:p>23.99865</text:p>
          </table:table-cell>
          <table:table-cell office:value-type="float" office:value="22.985121" calcext:value-type="float">
            <text:p>22.985121</text:p>
          </table:table-cell>
          <table:table-cell office:value-type="float" office:value="0.39471" calcext:value-type="float">
            <text:p>0.39471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686816" calcext:value-type="float">
            <text:p>9686816</text:p>
          </table:table-cell>
          <table:table-cell office:value-type="float" office:value="1303428" calcext:value-type="float">
            <text:p>1303428</text:p>
          </table:table-cell>
          <table:table-cell office:value-type="float" office:value="9208" calcext:value-type="float">
            <text:p>9208</text:p>
          </table:table-cell>
          <table:table-cell office:value-type="float" office:value="1239" calcext:value-type="float">
            <text:p>1239</text:p>
          </table:table-cell>
          <table:table-cell office:value-type="float" office:value="1.057696" calcext:value-type="float">
            <text:p>1.057696</text:p>
          </table:table-cell>
          <table:table-cell office:value-type="float" office:value="26.985367" calcext:value-type="float">
            <text:p>26.985367</text:p>
          </table:table-cell>
          <table:table-cell office:value-type="float" office:value="25.927671" calcext:value-type="float">
            <text:p>25.927671</text:p>
          </table:table-cell>
          <table:table-cell office:value-type="float" office:value="0.402174" calcext:value-type="float">
            <text:p>0.402174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31514" calcext:value-type="float">
            <text:p>1.031514</text:p>
          </table:table-cell>
          <table:table-cell office:value-type="float" office:value="103.183988" calcext:value-type="float">
            <text:p>103.183988</text:p>
          </table:table-cell>
          <table:table-cell office:value-type="float" office:value="102.152474" calcext:value-type="float">
            <text:p>102.152474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1868" calcext:value-type="float">
            <text:p>1.021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41213" calcext:value-type="float">
            <text:p>1.041213</text:p>
          </table:table-cell>
          <table:table-cell office:value-type="float" office:value="57.487332" calcext:value-type="float">
            <text:p>57.487332</text:p>
          </table:table-cell>
          <table:table-cell office:value-type="float" office:value="56.446119" calcext:value-type="float">
            <text:p>56.446119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789912" calcext:value-type="float">
            <text:p>9789912</text:p>
          </table:table-cell>
          <table:table-cell office:value-type="float" office:value="1109860" calcext:value-type="float">
            <text:p>1109860</text:p>
          </table:table-cell>
          <table:table-cell office:value-type="float" office:value="9306" calcext:value-type="float">
            <text:p>9306</text:p>
          </table:table-cell>
          <table:table-cell office:value-type="float" office:value="1055" calcext:value-type="float">
            <text:p>1055</text:p>
          </table:table-cell>
          <table:table-cell office:value-type="float" office:value="1.014629" calcext:value-type="float">
            <text:p>1.014629</text:p>
          </table:table-cell>
          <table:table-cell office:value-type="float" office:value="22.99496" calcext:value-type="float">
            <text:p>22.99496</text:p>
          </table:table-cell>
          <table:table-cell office:value-type="float" office:value="21.980331" calcext:value-type="float">
            <text:p>21.980331</text:p>
          </table:table-cell>
          <table:table-cell office:value-type="float" office:value="0.403947" calcext:value-type="float">
            <text:p>0.403947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789912" calcext:value-type="float">
            <text:p>9789912</text:p>
          </table:table-cell>
          <table:table-cell office:value-type="float" office:value="1300272" calcext:value-type="float">
            <text:p>1300272</text:p>
          </table:table-cell>
          <table:table-cell office:value-type="float" office:value="9306" calcext:value-type="float">
            <text:p>9306</text:p>
          </table:table-cell>
          <table:table-cell office:value-type="float" office:value="1236" calcext:value-type="float">
            <text:p>1236</text:p>
          </table:table-cell>
          <table:table-cell office:value-type="float" office:value="1.064432" calcext:value-type="float">
            <text:p>1.064432</text:p>
          </table:table-cell>
          <table:table-cell office:value-type="float" office:value="26.997332" calcext:value-type="float">
            <text:p>26.997332</text:p>
          </table:table-cell>
          <table:table-cell office:value-type="float" office:value="25.9329" calcext:value-type="float">
            <text:p>25.9329</text:p>
          </table:table-cell>
          <table:table-cell office:value-type="float" office:value="0.401119" calcext:value-type="float">
            <text:p>0.401119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32308" calcext:value-type="float">
            <text:p>1.032308</text:p>
          </table:table-cell>
          <table:table-cell office:value-type="float" office:value="108.722174" calcext:value-type="float">
            <text:p>108.722174</text:p>
          </table:table-cell>
          <table:table-cell office:value-type="float" office:value="107.689866" calcext:value-type="float">
            <text:p>107.689866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" calcext:value-type="float">
            <text:p>624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6267" calcext:value-type="float">
            <text:p>1.016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015" calcext:value-type="float">
            <text:p>1.04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894060" calcext:value-type="float">
            <text:p>9894060</text:p>
          </table:table-cell>
          <table:table-cell office:value-type="float" office:value="1202436" calcext:value-type="float">
            <text:p>1202436</text:p>
          </table:table-cell>
          <table:table-cell office:value-type="float" office:value="9405" calcext:value-type="float">
            <text:p>9405</text:p>
          </table:table-cell>
          <table:table-cell office:value-type="float" office:value="1143" calcext:value-type="float">
            <text:p>1143</text:p>
          </table:table-cell>
          <table:table-cell office:value-type="float" office:value="1.009389" calcext:value-type="float">
            <text:p>1.009389</text:p>
          </table:table-cell>
          <table:table-cell office:value-type="float" office:value="23.992246" calcext:value-type="float">
            <text:p>23.992246</text:p>
          </table:table-cell>
          <table:table-cell office:value-type="float" office:value="22.982857" calcext:value-type="float">
            <text:p>22.982857</text:p>
          </table:table-cell>
          <table:table-cell office:value-type="float" office:value="0.418551" calcext:value-type="float">
            <text:p>0.418551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894060" calcext:value-type="float">
            <text:p>9894060</text:p>
          </table:table-cell>
          <table:table-cell office:value-type="float" office:value="1346560" calcext:value-type="float">
            <text:p>1346560</text:p>
          </table:table-cell>
          <table:table-cell office:value-type="float" office:value="9405" calcext:value-type="float">
            <text:p>9405</text:p>
          </table:table-cell>
          <table:table-cell office:value-type="float" office:value="1280" calcext:value-type="float">
            <text:p>1280</text:p>
          </table:table-cell>
          <table:table-cell office:value-type="float" office:value="2.058479" calcext:value-type="float">
            <text:p>2.058479</text:p>
          </table:table-cell>
          <table:table-cell office:value-type="float" office:value="28.997464" calcext:value-type="float">
            <text:p>28.997464</text:p>
          </table:table-cell>
          <table:table-cell office:value-type="float" office:value="26.938985" calcext:value-type="float">
            <text:p>26.938985</text:p>
          </table:table-cell>
          <table:table-cell office:value-type="float" office:value="0.399884" calcext:value-type="float">
            <text:p>0.399884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21791" calcext:value-type="float">
            <text:p>1.021791</text:p>
          </table:table-cell>
          <table:table-cell office:value-type="float" office:value="106.090704" calcext:value-type="float">
            <text:p>106.090704</text:p>
          </table:table-cell>
          <table:table-cell office:value-type="float" office:value="105.068913" calcext:value-type="float">
            <text:p>105.068913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2" calcext:value-type="float">
            <text:p>67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8615" calcext:value-type="float">
            <text:p>1.018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30327" calcext:value-type="float">
            <text:p>2.030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998208" calcext:value-type="float">
            <text:p>9998208</text:p>
          </table:table-cell>
          <table:table-cell office:value-type="float" office:value="1068832" calcext:value-type="float">
            <text:p>1068832</text:p>
          </table:table-cell>
          <table:table-cell office:value-type="float" office:value="9504" calcext:value-type="float">
            <text:p>9504</text:p>
          </table:table-cell>
          <table:table-cell office:value-type="float" office:value="1016" calcext:value-type="float">
            <text:p>1016</text:p>
          </table:table-cell>
          <table:table-cell office:value-type="float" office:value="1.016729" calcext:value-type="float">
            <text:p>1.016729</text:p>
          </table:table-cell>
          <table:table-cell office:value-type="float" office:value="22.988629" calcext:value-type="float">
            <text:p>22.988629</text:p>
          </table:table-cell>
          <table:table-cell office:value-type="float" office:value="21.9719" calcext:value-type="float">
            <text:p>21.9719</text:p>
          </table:table-cell>
          <table:table-cell office:value-type="float" office:value="0.389163" calcext:value-type="float">
            <text:p>0.389163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998208" calcext:value-type="float">
            <text:p>9998208</text:p>
          </table:table-cell>
          <table:table-cell office:value-type="float" office:value="1252932" calcext:value-type="float">
            <text:p>1252932</text:p>
          </table:table-cell>
          <table:table-cell office:value-type="float" office:value="9504" calcext:value-type="float">
            <text:p>9504</text:p>
          </table:table-cell>
          <table:table-cell office:value-type="float" office:value="1191" calcext:value-type="float">
            <text:p>1191</text:p>
          </table:table-cell>
          <table:table-cell office:value-type="float" office:value="1.070993" calcext:value-type="float">
            <text:p>1.070993</text:p>
          </table:table-cell>
          <table:table-cell office:value-type="float" office:value="26.985357" calcext:value-type="float">
            <text:p>26.985357</text:p>
          </table:table-cell>
          <table:table-cell office:value-type="float" office:value="25.914364" calcext:value-type="float">
            <text:p>25.914364</text:p>
          </table:table-cell>
          <table:table-cell office:value-type="float" office:value="0.386791" calcext:value-type="float">
            <text:p>0.386791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33788" calcext:value-type="float">
            <text:p>1.033788</text:p>
          </table:table-cell>
          <table:table-cell office:value-type="float" office:value="107.555154" calcext:value-type="float">
            <text:p>107.555154</text:p>
          </table:table-cell>
          <table:table-cell office:value-type="float" office:value="106.521366" calcext:value-type="float">
            <text:p>106.521366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8167" calcext:value-type="float">
            <text:p>1.018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8896" calcext:value-type="float">
            <text:p>1.048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103408" calcext:value-type="float">
            <text:p>10103408</text:p>
          </table:table-cell>
          <table:table-cell office:value-type="float" office:value="1082508" calcext:value-type="float">
            <text:p>1082508</text:p>
          </table:table-cell>
          <table:table-cell office:value-type="float" office:value="9604" calcext:value-type="float">
            <text:p>9604</text:p>
          </table:table-cell>
          <table:table-cell office:value-type="float" office:value="1029" calcext:value-type="float">
            <text:p>1029</text:p>
          </table:table-cell>
          <table:table-cell office:value-type="float" office:value="1.011329" calcext:value-type="float">
            <text:p>1.011329</text:p>
          </table:table-cell>
          <table:table-cell office:value-type="float" office:value="22.999762" calcext:value-type="float">
            <text:p>22.999762</text:p>
          </table:table-cell>
          <table:table-cell office:value-type="float" office:value="21.988433" calcext:value-type="float">
            <text:p>21.988433</text:p>
          </table:table-cell>
          <table:table-cell office:value-type="float" office:value="0.393846" calcext:value-type="float">
            <text:p>0.393846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103408" calcext:value-type="float">
            <text:p>10103408</text:p>
          </table:table-cell>
          <table:table-cell office:value-type="float" office:value="1308688" calcext:value-type="float">
            <text:p>1308688</text:p>
          </table:table-cell>
          <table:table-cell office:value-type="float" office:value="9604" calcext:value-type="float">
            <text:p>9604</text:p>
          </table:table-cell>
          <table:table-cell office:value-type="float" office:value="1244" calcext:value-type="float">
            <text:p>1244</text:p>
          </table:table-cell>
          <table:table-cell office:value-type="float" office:value="1.062026" calcext:value-type="float">
            <text:p>1.062026</text:p>
          </table:table-cell>
          <table:table-cell office:value-type="float" office:value="26.974339" calcext:value-type="float">
            <text:p>26.974339</text:p>
          </table:table-cell>
          <table:table-cell office:value-type="float" office:value="25.912313" calcext:value-type="float">
            <text:p>25.912313</text:p>
          </table:table-cell>
          <table:table-cell office:value-type="float" office:value="0.404036" calcext:value-type="float">
            <text:p>0.404036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22773" calcext:value-type="float">
            <text:p>1.022773</text:p>
          </table:table-cell>
          <table:table-cell office:value-type="float" office:value="108.276235" calcext:value-type="float">
            <text:p>108.276235</text:p>
          </table:table-cell>
          <table:table-cell office:value-type="float" office:value="107.253462" calcext:value-type="float">
            <text:p>107.253462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3047" calcext:value-type="float">
            <text:p>1.013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261" calcext:value-type="float">
            <text:p>1.033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206504" calcext:value-type="float">
            <text:p>10206504</text:p>
          </table:table-cell>
          <table:table-cell office:value-type="float" office:value="1188760" calcext:value-type="float">
            <text:p>1188760</text:p>
          </table:table-cell>
          <table:table-cell office:value-type="float" office:value="9702" calcext:value-type="float">
            <text:p>9702</text:p>
          </table:table-cell>
          <table:table-cell office:value-type="float" office:value="1130" calcext:value-type="float">
            <text:p>1130</text:p>
          </table:table-cell>
          <table:table-cell office:value-type="float" office:value="1.013749" calcext:value-type="float">
            <text:p>1.013749</text:p>
          </table:table-cell>
          <table:table-cell office:value-type="float" office:value="22.999111" calcext:value-type="float">
            <text:p>22.999111</text:p>
          </table:table-cell>
          <table:table-cell office:value-type="float" office:value="21.985362" calcext:value-type="float">
            <text:p>21.985362</text:p>
          </table:table-cell>
          <table:table-cell office:value-type="float" office:value="0.432564" calcext:value-type="float">
            <text:p>0.432564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206504" calcext:value-type="float">
            <text:p>10206504</text:p>
          </table:table-cell>
          <table:table-cell office:value-type="float" office:value="1296064" calcext:value-type="float">
            <text:p>1296064</text:p>
          </table:table-cell>
          <table:table-cell office:value-type="float" office:value="9702" calcext:value-type="float">
            <text:p>9702</text:p>
          </table:table-cell>
          <table:table-cell office:value-type="float" office:value="1232" calcext:value-type="float">
            <text:p>1232</text:p>
          </table:table-cell>
          <table:table-cell office:value-type="float" office:value="2.057456" calcext:value-type="float">
            <text:p>2.057456</text:p>
          </table:table-cell>
          <table:table-cell office:value-type="float" office:value="27.991799" calcext:value-type="float">
            <text:p>27.991799</text:p>
          </table:table-cell>
          <table:table-cell office:value-type="float" office:value="25.934344" calcext:value-type="float">
            <text:p>25.934344</text:p>
          </table:table-cell>
          <table:table-cell office:value-type="float" office:value="0.399799" calcext:value-type="float">
            <text:p>0.399799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25587" calcext:value-type="float">
            <text:p>1.025587</text:p>
          </table:table-cell>
          <table:table-cell office:value-type="float" office:value="105.156074" calcext:value-type="float">
            <text:p>105.156074</text:p>
          </table:table-cell>
          <table:table-cell office:value-type="float" office:value="104.130487" calcext:value-type="float">
            <text:p>104.130487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5347" calcext:value-type="float">
            <text:p>1.015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29823" calcext:value-type="float">
            <text:p>2.029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311704" calcext:value-type="float">
            <text:p>10311704</text:p>
          </table:table-cell>
          <table:table-cell office:value-type="float" office:value="1033064" calcext:value-type="float">
            <text:p>1033064</text:p>
          </table:table-cell>
          <table:table-cell office:value-type="float" office:value="9802" calcext:value-type="float">
            <text:p>9802</text:p>
          </table:table-cell>
          <table:table-cell office:value-type="float" office:value="982" calcext:value-type="float">
            <text:p>982</text:p>
          </table:table-cell>
          <table:table-cell office:value-type="float" office:value="1.010249" calcext:value-type="float">
            <text:p>1.010249</text:p>
          </table:table-cell>
          <table:table-cell office:value-type="float" office:value="21.991605" calcext:value-type="float">
            <text:p>21.991605</text:p>
          </table:table-cell>
          <table:table-cell office:value-type="float" office:value="20.981356" calcext:value-type="float">
            <text:p>20.981356</text:p>
          </table:table-cell>
          <table:table-cell office:value-type="float" office:value="0.393898" calcext:value-type="float">
            <text:p>0.393898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311704" calcext:value-type="float">
            <text:p>10311704</text:p>
          </table:table-cell>
          <table:table-cell office:value-type="float" office:value="1211904" calcext:value-type="float">
            <text:p>1211904</text:p>
          </table:table-cell>
          <table:table-cell office:value-type="float" office:value="9802" calcext:value-type="float">
            <text:p>9802</text:p>
          </table:table-cell>
          <table:table-cell office:value-type="float" office:value="1152" calcext:value-type="float">
            <text:p>1152</text:p>
          </table:table-cell>
          <table:table-cell office:value-type="float" office:value="1.054777" calcext:value-type="float">
            <text:p>1.054777</text:p>
          </table:table-cell>
          <table:table-cell office:value-type="float" office:value="25.9977" calcext:value-type="float">
            <text:p>25.9977</text:p>
          </table:table-cell>
          <table:table-cell office:value-type="float" office:value="24.942923" calcext:value-type="float">
            <text:p>24.942923</text:p>
          </table:table-cell>
          <table:table-cell office:value-type="float" office:value="0.388697" calcext:value-type="float">
            <text:p>0.388697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21893" calcext:value-type="float">
            <text:p>1.021893</text:p>
          </table:table-cell>
          <table:table-cell office:value-type="float" office:value="108.038933" calcext:value-type="float">
            <text:p>108.038933</text:p>
          </table:table-cell>
          <table:table-cell office:value-type="float" office:value="107.01704" calcext:value-type="float">
            <text:p>107.01704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2187" calcext:value-type="float">
            <text:p>1.012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301" calcext:value-type="float">
            <text:p>1.032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414800" calcext:value-type="float">
            <text:p>10414800</text:p>
          </table:table-cell>
          <table:table-cell office:value-type="float" office:value="1062520" calcext:value-type="float">
            <text:p>1062520</text:p>
          </table:table-cell>
          <table:table-cell office:value-type="float" office:value="9900" calcext:value-type="float">
            <text:p>9900</text:p>
          </table:table-cell>
          <table:table-cell office:value-type="float" office:value="1010" calcext:value-type="float">
            <text:p>1010</text:p>
          </table:table-cell>
          <table:table-cell office:value-type="float" office:value="1.016176" calcext:value-type="float">
            <text:p>1.016176</text:p>
          </table:table-cell>
          <table:table-cell office:value-type="float" office:value="21.992296" calcext:value-type="float">
            <text:p>21.992296</text:p>
          </table:table-cell>
          <table:table-cell office:value-type="float" office:value="20.97612" calcext:value-type="float">
            <text:p>20.97612</text:p>
          </table:table-cell>
          <table:table-cell office:value-type="float" office:value="0.40523" calcext:value-type="float">
            <text:p>0.40523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414800" calcext:value-type="float">
            <text:p>10414800</text:p>
          </table:table-cell>
          <table:table-cell office:value-type="float" office:value="1322364" calcext:value-type="float">
            <text:p>1322364</text:p>
          </table:table-cell>
          <table:table-cell office:value-type="float" office:value="9900" calcext:value-type="float">
            <text:p>9900</text:p>
          </table:table-cell>
          <table:table-cell office:value-type="float" office:value="1257" calcext:value-type="float">
            <text:p>1257</text:p>
          </table:table-cell>
          <table:table-cell office:value-type="float" office:value="1.066079" calcext:value-type="float">
            <text:p>1.066079</text:p>
          </table:table-cell>
          <table:table-cell office:value-type="float" office:value="27.984778" calcext:value-type="float">
            <text:p>27.984778</text:p>
          </table:table-cell>
          <table:table-cell office:value-type="float" office:value="26.918699" calcext:value-type="float">
            <text:p>26.918699</text:p>
          </table:table-cell>
          <table:table-cell office:value-type="float" office:value="0.392995" calcext:value-type="float">
            <text:p>0.392995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32895" calcext:value-type="float">
            <text:p>1.032895</text:p>
          </table:table-cell>
          <table:table-cell office:value-type="float" office:value="107.763795" calcext:value-type="float">
            <text:p>107.763795</text:p>
          </table:table-cell>
          <table:table-cell office:value-type="float" office:value="106.7309" calcext:value-type="float">
            <text:p>106.7309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3309" calcext:value-type="float">
            <text:p>1.023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3923" calcext:value-type="float">
            <text:p>1.0439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520000" calcext:value-type="float">
            <text:p>10520000</text:p>
          </table:table-cell>
          <table:table-cell office:value-type="float" office:value="1003608" calcext:value-type="float">
            <text:p>1003608</text:p>
          </table:table-cell>
          <table:table-cell office:value-type="float" office:value="10000" calcext:value-type="float">
            <text:p>10000</text:p>
          </table:table-cell>
          <table:table-cell office:value-type="float" office:value="954" calcext:value-type="float">
            <text:p>954</text:p>
          </table:table-cell>
          <table:table-cell office:value-type="float" office:value="1.011269" calcext:value-type="float">
            <text:p>1.011269</text:p>
          </table:table-cell>
          <table:table-cell office:value-type="float" office:value="20.983035" calcext:value-type="float">
            <text:p>20.983035</text:p>
          </table:table-cell>
          <table:table-cell office:value-type="float" office:value="19.971766" calcext:value-type="float">
            <text:p>19.971766</text:p>
          </table:table-cell>
          <table:table-cell office:value-type="float" office:value="0.402011" calcext:value-type="float">
            <text:p>0.402011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520000" calcext:value-type="float">
            <text:p>10520000</text:p>
          </table:table-cell>
          <table:table-cell office:value-type="float" office:value="1242412" calcext:value-type="float">
            <text:p>1242412</text:p>
          </table:table-cell>
          <table:table-cell office:value-type="float" office:value="10000" calcext:value-type="float">
            <text:p>10000</text:p>
          </table:table-cell>
          <table:table-cell office:value-type="float" office:value="1181" calcext:value-type="float">
            <text:p>1181</text:p>
          </table:table-cell>
          <table:table-cell office:value-type="float" office:value="1.067579" calcext:value-type="float">
            <text:p>1.067579</text:p>
          </table:table-cell>
          <table:table-cell office:value-type="float" office:value="25.987813" calcext:value-type="float">
            <text:p>25.987813</text:p>
          </table:table-cell>
          <table:table-cell office:value-type="float" office:value="24.920234" calcext:value-type="float">
            <text:p>24.920234</text:p>
          </table:table-cell>
          <table:table-cell office:value-type="float" office:value="0.398844" calcext:value-type="float">
            <text:p>0.398844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29674" calcext:value-type="float">
            <text:p>1.029674</text:p>
          </table:table-cell>
          <table:table-cell office:value-type="float" office:value="105.201008" calcext:value-type="float">
            <text:p>105.201008</text:p>
          </table:table-cell>
          <table:table-cell office:value-type="float" office:value="104.171334" calcext:value-type="float">
            <text:p>104.171334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9588" calcext:value-type="float">
            <text:p>1.019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9907" calcext:value-type="float">
            <text:p>1.039907</text:p>
          </table:table-cell>
          <table:table-cell office:value-type="float" office:value="65.508583" calcext:value-type="float">
            <text:p>65.508583</text:p>
          </table:table-cell>
          <table:table-cell office:value-type="float" office:value="64.468676" calcext:value-type="float">
            <text:p>64.468676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623096" calcext:value-type="float">
            <text:p>10623096</text:p>
          </table:table-cell>
          <table:table-cell office:value-type="float" office:value="1036220" calcext:value-type="float">
            <text:p>1036220</text:p>
          </table:table-cell>
          <table:table-cell office:value-type="float" office:value="10098" calcext:value-type="float">
            <text:p>10098</text:p>
          </table:table-cell>
          <table:table-cell office:value-type="float" office:value="985" calcext:value-type="float">
            <text:p>985</text:p>
          </table:table-cell>
          <table:table-cell office:value-type="float" office:value="1.009516" calcext:value-type="float">
            <text:p>1.009516</text:p>
          </table:table-cell>
          <table:table-cell office:value-type="float" office:value="21.995884" calcext:value-type="float">
            <text:p>21.995884</text:p>
          </table:table-cell>
          <table:table-cell office:value-type="float" office:value="20.986368" calcext:value-type="float">
            <text:p>20.986368</text:p>
          </table:table-cell>
          <table:table-cell office:value-type="float" office:value="0.395007" calcext:value-type="float">
            <text:p>0.395007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623096" calcext:value-type="float">
            <text:p>10623096</text:p>
          </table:table-cell>
          <table:table-cell office:value-type="float" office:value="1243464" calcext:value-type="float">
            <text:p>1243464</text:p>
          </table:table-cell>
          <table:table-cell office:value-type="float" office:value="10098" calcext:value-type="float">
            <text:p>10098</text:p>
          </table:table-cell>
          <table:table-cell office:value-type="float" office:value="1182" calcext:value-type="float">
            <text:p>1182</text:p>
          </table:table-cell>
          <table:table-cell office:value-type="float" office:value="1.280422" calcext:value-type="float">
            <text:p>1.280422</text:p>
          </table:table-cell>
          <table:table-cell office:value-type="float" office:value="26.994609" calcext:value-type="float">
            <text:p>26.994609</text:p>
          </table:table-cell>
          <table:table-cell office:value-type="float" office:value="25.714187" calcext:value-type="float">
            <text:p>25.714187</text:p>
          </table:table-cell>
          <table:table-cell office:value-type="float" office:value="0.386857" calcext:value-type="float">
            <text:p>0.386857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254185" calcext:value-type="float">
            <text:p>1.254185</text:p>
          </table:table-cell>
          <table:table-cell office:value-type="float" office:value="105.481245" calcext:value-type="float">
            <text:p>105.481245</text:p>
          </table:table-cell>
          <table:table-cell office:value-type="float" office:value="104.22706" calcext:value-type="float">
            <text:p>104.22706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" calcext:value-type="float">
            <text:p>624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2915" calcext:value-type="float">
            <text:p>1.242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63699" calcext:value-type="float">
            <text:p>1.263699</text:p>
          </table:table-cell>
          <table:table-cell office:value-type="float" office:value="44.571548" calcext:value-type="float">
            <text:p>44.571548</text:p>
          </table:table-cell>
          <table:table-cell office:value-type="float" office:value="43.307849" calcext:value-type="float">
            <text:p>43.307849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727244" calcext:value-type="float">
            <text:p>10727244</text:p>
          </table:table-cell>
          <table:table-cell office:value-type="float" office:value="974152" calcext:value-type="float">
            <text:p>974152</text:p>
          </table:table-cell>
          <table:table-cell office:value-type="float" office:value="10197" calcext:value-type="float">
            <text:p>10197</text:p>
          </table:table-cell>
          <table:table-cell office:value-type="float" office:value="926" calcext:value-type="float">
            <text:p>926</text:p>
          </table:table-cell>
          <table:table-cell office:value-type="float" office:value="1.015476" calcext:value-type="float">
            <text:p>1.015476</text:p>
          </table:table-cell>
          <table:table-cell office:value-type="float" office:value="20.994857" calcext:value-type="float">
            <text:p>20.994857</text:p>
          </table:table-cell>
          <table:table-cell office:value-type="float" office:value="19.979381" calcext:value-type="float">
            <text:p>19.979381</text:p>
          </table:table-cell>
          <table:table-cell office:value-type="float" office:value="0.390063" calcext:value-type="float">
            <text:p>0.390063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727244" calcext:value-type="float">
            <text:p>10727244</text:p>
          </table:table-cell>
          <table:table-cell office:value-type="float" office:value="1216112" calcext:value-type="float">
            <text:p>1216112</text:p>
          </table:table-cell>
          <table:table-cell office:value-type="float" office:value="10197" calcext:value-type="float">
            <text:p>10197</text:p>
          </table:table-cell>
          <table:table-cell office:value-type="float" office:value="1156" calcext:value-type="float">
            <text:p>1156</text:p>
          </table:table-cell>
          <table:table-cell office:value-type="float" office:value="1.077369" calcext:value-type="float">
            <text:p>1.077369</text:p>
          </table:table-cell>
          <table:table-cell office:value-type="float" office:value="25.988326" calcext:value-type="float">
            <text:p>25.988326</text:p>
          </table:table-cell>
          <table:table-cell office:value-type="float" office:value="24.910957" calcext:value-type="float">
            <text:p>24.910957</text:p>
          </table:table-cell>
          <table:table-cell office:value-type="float" office:value="0.390547" calcext:value-type="float">
            <text:p>0.390547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32315" calcext:value-type="float">
            <text:p>1.032315</text:p>
          </table:table-cell>
          <table:table-cell office:value-type="float" office:value="107.931916" calcext:value-type="float">
            <text:p>107.931916</text:p>
          </table:table-cell>
          <table:table-cell office:value-type="float" office:value="106.8996" calcext:value-type="float">
            <text:p>106.8996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2529" calcext:value-type="float">
            <text:p>1.022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8957" calcext:value-type="float">
            <text:p>1.048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831392" calcext:value-type="float">
            <text:p>10831392</text:p>
          </table:table-cell>
          <table:table-cell office:value-type="float" office:value="1035168" calcext:value-type="float">
            <text:p>1035168</text:p>
          </table:table-cell>
          <table:table-cell office:value-type="float" office:value="10296" calcext:value-type="float">
            <text:p>10296</text:p>
          </table:table-cell>
          <table:table-cell office:value-type="float" office:value="984" calcext:value-type="float">
            <text:p>984</text:p>
          </table:table-cell>
          <table:table-cell office:value-type="float" office:value="1.015073" calcext:value-type="float">
            <text:p>1.015073</text:p>
          </table:table-cell>
          <table:table-cell office:value-type="float" office:value="20.992063" calcext:value-type="float">
            <text:p>20.992063</text:p>
          </table:table-cell>
          <table:table-cell office:value-type="float" office:value="19.976991" calcext:value-type="float">
            <text:p>19.976991</text:p>
          </table:table-cell>
          <table:table-cell office:value-type="float" office:value="0.414544" calcext:value-type="float">
            <text:p>0.414544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831392" calcext:value-type="float">
            <text:p>10831392</text:p>
          </table:table-cell>
          <table:table-cell office:value-type="float" office:value="1311844" calcext:value-type="float">
            <text:p>1311844</text:p>
          </table:table-cell>
          <table:table-cell office:value-type="float" office:value="10296" calcext:value-type="float">
            <text:p>10296</text:p>
          </table:table-cell>
          <table:table-cell office:value-type="float" office:value="1247" calcext:value-type="float">
            <text:p>1247</text:p>
          </table:table-cell>
          <table:table-cell office:value-type="float" office:value="1.291197" calcext:value-type="float">
            <text:p>1.291197</text:p>
          </table:table-cell>
          <table:table-cell office:value-type="float" office:value="27.995068" calcext:value-type="float">
            <text:p>27.995068</text:p>
          </table:table-cell>
          <table:table-cell office:value-type="float" office:value="26.703871" calcext:value-type="float">
            <text:p>26.703871</text:p>
          </table:table-cell>
          <table:table-cell office:value-type="float" office:value="0.393005" calcext:value-type="float">
            <text:p>0.393005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9107" calcext:value-type="float">
            <text:p>1.259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8405" calcext:value-type="float">
            <text:p>1.248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9081" calcext:value-type="float">
            <text:p>1.269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935540" calcext:value-type="float">
            <text:p>10935540</text:p>
          </table:table-cell>
          <table:table-cell office:value-type="float" office:value="1034116" calcext:value-type="float">
            <text:p>1034116</text:p>
          </table:table-cell>
          <table:table-cell office:value-type="float" office:value="10395" calcext:value-type="float">
            <text:p>10395</text:p>
          </table:table-cell>
          <table:table-cell office:value-type="float" office:value="983" calcext:value-type="float">
            <text:p>983</text:p>
          </table:table-cell>
          <table:table-cell office:value-type="float" office:value="1.00867" calcext:value-type="float">
            <text:p>1.00867</text:p>
          </table:table-cell>
          <table:table-cell office:value-type="float" office:value="20.999994" calcext:value-type="float">
            <text:p>20.999994</text:p>
          </table:table-cell>
          <table:table-cell office:value-type="float" office:value="19.991324" calcext:value-type="float">
            <text:p>19.991324</text:p>
          </table:table-cell>
          <table:table-cell office:value-type="float" office:value="0.413826" calcext:value-type="float">
            <text:p>0.413826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935540" calcext:value-type="float">
            <text:p>10935540</text:p>
          </table:table-cell>
          <table:table-cell office:value-type="float" office:value="1340248" calcext:value-type="float">
            <text:p>1340248</text:p>
          </table:table-cell>
          <table:table-cell office:value-type="float" office:value="10395" calcext:value-type="float">
            <text:p>10395</text:p>
          </table:table-cell>
          <table:table-cell office:value-type="float" office:value="1274" calcext:value-type="float">
            <text:p>1274</text:p>
          </table:table-cell>
          <table:table-cell office:value-type="float" office:value="1.304194" calcext:value-type="float">
            <text:p>1.304194</text:p>
          </table:table-cell>
          <table:table-cell office:value-type="float" office:value="27.993185" calcext:value-type="float">
            <text:p>27.993185</text:p>
          </table:table-cell>
          <table:table-cell office:value-type="float" office:value="26.688991" calcext:value-type="float">
            <text:p>26.688991</text:p>
          </table:table-cell>
          <table:table-cell office:value-type="float" office:value="0.401738" calcext:value-type="float">
            <text:p>0.401738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6623" calcext:value-type="float">
            <text:p>1.26623</text:p>
          </table:table-cell>
          <table:table-cell office:value-type="float" office:value="105.058078" calcext:value-type="float">
            <text:p>105.058078</text:p>
          </table:table-cell>
          <table:table-cell office:value-type="float" office:value="103.791848" calcext:value-type="float">
            <text:p>103.791848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556" calcext:value-type="float">
            <text:p>1.25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76444" calcext:value-type="float">
            <text:p>1.276444</text:p>
          </table:table-cell>
          <table:table-cell office:value-type="float" office:value="50.456099" calcext:value-type="float">
            <text:p>50.456099</text:p>
          </table:table-cell>
          <table:table-cell office:value-type="float" office:value="49.179656" calcext:value-type="float">
            <text:p>49.179656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040740" calcext:value-type="float">
            <text:p>11040740</text:p>
          </table:table-cell>
          <table:table-cell office:value-type="float" office:value="975204" calcext:value-type="float">
            <text:p>975204</text:p>
          </table:table-cell>
          <table:table-cell office:value-type="float" office:value="10495" calcext:value-type="float">
            <text:p>10495</text:p>
          </table:table-cell>
          <table:table-cell office:value-type="float" office:value="927" calcext:value-type="float">
            <text:p>927</text:p>
          </table:table-cell>
          <table:table-cell office:value-type="float" office:value="1.017647" calcext:value-type="float">
            <text:p>1.017647</text:p>
          </table:table-cell>
          <table:table-cell office:value-type="float" office:value="20.998742" calcext:value-type="float">
            <text:p>20.998742</text:p>
          </table:table-cell>
          <table:table-cell office:value-type="float" office:value="19.981096" calcext:value-type="float">
            <text:p>19.981096</text:p>
          </table:table-cell>
          <table:table-cell office:value-type="float" office:value="0.390451" calcext:value-type="float">
            <text:p>0.390451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040740" calcext:value-type="float">
            <text:p>11040740</text:p>
          </table:table-cell>
          <table:table-cell office:value-type="float" office:value="1228736" calcext:value-type="float">
            <text:p>1228736</text:p>
          </table:table-cell>
          <table:table-cell office:value-type="float" office:value="10495" calcext:value-type="float">
            <text:p>10495</text:p>
          </table:table-cell>
          <table:table-cell office:value-type="float" office:value="1168" calcext:value-type="float">
            <text:p>1168</text:p>
          </table:table-cell>
          <table:table-cell office:value-type="float" office:value="1.058205" calcext:value-type="float">
            <text:p>1.058205</text:p>
          </table:table-cell>
          <table:table-cell office:value-type="float" office:value="25.982599" calcext:value-type="float">
            <text:p>25.982599</text:p>
          </table:table-cell>
          <table:table-cell office:value-type="float" office:value="24.924393" calcext:value-type="float">
            <text:p>24.924393</text:p>
          </table:table-cell>
          <table:table-cell office:value-type="float" office:value="0.394388" calcext:value-type="float">
            <text:p>0.394388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1712" calcext:value-type="float">
            <text:p>1.011712</text:p>
          </table:table-cell>
          <table:table-cell office:value-type="float" office:value="103.268627" calcext:value-type="float">
            <text:p>103.268627</text:p>
          </table:table-cell>
          <table:table-cell office:value-type="float" office:value="102.256915" calcext:value-type="float">
            <text:p>102.256915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0" calcext:value-type="float">
            <text:p>72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9545" calcext:value-type="float">
            <text:p>1.019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773" calcext:value-type="float">
            <text:p>1.034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144888" calcext:value-type="float">
            <text:p>11144888</text:p>
          </table:table-cell>
          <table:table-cell office:value-type="float" office:value="951008" calcext:value-type="float">
            <text:p>951008</text:p>
          </table:table-cell>
          <table:table-cell office:value-type="float" office:value="10594" calcext:value-type="float">
            <text:p>10594</text:p>
          </table:table-cell>
          <table:table-cell office:value-type="float" office:value="904" calcext:value-type="float">
            <text:p>904</text:p>
          </table:table-cell>
          <table:table-cell office:value-type="float" office:value="1.010549" calcext:value-type="float">
            <text:p>1.010549</text:p>
          </table:table-cell>
          <table:table-cell office:value-type="float" office:value="19.986568" calcext:value-type="float">
            <text:p>19.986568</text:p>
          </table:table-cell>
          <table:table-cell office:value-type="float" office:value="18.976019" calcext:value-type="float">
            <text:p>18.976019</text:p>
          </table:table-cell>
          <table:table-cell office:value-type="float" office:value="0.40093" calcext:value-type="float">
            <text:p>0.40093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144888" calcext:value-type="float">
            <text:p>11144888</text:p>
          </table:table-cell>
          <table:table-cell office:value-type="float" office:value="1229788" calcext:value-type="float">
            <text:p>1229788</text:p>
          </table:table-cell>
          <table:table-cell office:value-type="float" office:value="10594" calcext:value-type="float">
            <text:p>10594</text:p>
          </table:table-cell>
          <table:table-cell office:value-type="float" office:value="1169" calcext:value-type="float">
            <text:p>1169</text:p>
          </table:table-cell>
          <table:table-cell office:value-type="float" office:value="1.067414" calcext:value-type="float">
            <text:p>1.067414</text:p>
          </table:table-cell>
          <table:table-cell office:value-type="float" office:value="25.996762" calcext:value-type="float">
            <text:p>25.996762</text:p>
          </table:table-cell>
          <table:table-cell office:value-type="float" office:value="24.929348" calcext:value-type="float">
            <text:p>24.929348</text:p>
          </table:table-cell>
          <table:table-cell office:value-type="float" office:value="0.394647" calcext:value-type="float">
            <text:p>0.394647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28734" calcext:value-type="float">
            <text:p>1.028734</text:p>
          </table:table-cell>
          <table:table-cell office:value-type="float" office:value="104.799858" calcext:value-type="float">
            <text:p>104.799858</text:p>
          </table:table-cell>
          <table:table-cell office:value-type="float" office:value="103.771124" calcext:value-type="float">
            <text:p>103.771124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8948" calcext:value-type="float">
            <text:p>1.018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667" calcext:value-type="float">
            <text:p>1.038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249036" calcext:value-type="float">
            <text:p>11249036</text:p>
          </table:table-cell>
          <table:table-cell office:value-type="float" office:value="964684" calcext:value-type="float">
            <text:p>964684</text:p>
          </table:table-cell>
          <table:table-cell office:value-type="float" office:value="10693" calcext:value-type="float">
            <text:p>10693</text:p>
          </table:table-cell>
          <table:table-cell office:value-type="float" office:value="917" calcext:value-type="float">
            <text:p>917</text:p>
          </table:table-cell>
          <table:table-cell office:value-type="float" office:value="1.012769" calcext:value-type="float">
            <text:p>1.012769</text:p>
          </table:table-cell>
          <table:table-cell office:value-type="float" office:value="19.987925" calcext:value-type="float">
            <text:p>19.987925</text:p>
          </table:table-cell>
          <table:table-cell office:value-type="float" office:value="18.975156" calcext:value-type="float">
            <text:p>18.975156</text:p>
          </table:table-cell>
          <table:table-cell office:value-type="float" office:value="0.406715" calcext:value-type="float">
            <text:p>0.406715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249036" calcext:value-type="float">
            <text:p>11249036</text:p>
          </table:table-cell>
          <table:table-cell office:value-type="float" office:value="1263452" calcext:value-type="float">
            <text:p>1263452</text:p>
          </table:table-cell>
          <table:table-cell office:value-type="float" office:value="10693" calcext:value-type="float">
            <text:p>10693</text:p>
          </table:table-cell>
          <table:table-cell office:value-type="float" office:value="1201" calcext:value-type="float">
            <text:p>1201</text:p>
          </table:table-cell>
          <table:table-cell office:value-type="float" office:value="1.075381" calcext:value-type="float">
            <text:p>1.075381</text:p>
          </table:table-cell>
          <table:table-cell office:value-type="float" office:value="26.975008" calcext:value-type="float">
            <text:p>26.975008</text:p>
          </table:table-cell>
          <table:table-cell office:value-type="float" office:value="25.899627" calcext:value-type="float">
            <text:p>25.899627</text:p>
          </table:table-cell>
          <table:table-cell office:value-type="float" office:value="0.390261" calcext:value-type="float">
            <text:p>0.390261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31202" calcext:value-type="float">
            <text:p>1.031202</text:p>
          </table:table-cell>
          <table:table-cell office:value-type="float" office:value="105.213021" calcext:value-type="float">
            <text:p>105.213021</text:p>
          </table:table-cell>
          <table:table-cell office:value-type="float" office:value="104.181819" calcext:value-type="float">
            <text:p>104.181819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5681" calcext:value-type="float">
            <text:p>1.0156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723" calcext:value-type="float">
            <text:p>1.047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352132" calcext:value-type="float">
            <text:p>11352132</text:p>
          </table:table-cell>
          <table:table-cell office:value-type="float" office:value="976256" calcext:value-type="float">
            <text:p>976256</text:p>
          </table:table-cell>
          <table:table-cell office:value-type="float" office:value="10791" calcext:value-type="float">
            <text:p>10791</text:p>
          </table:table-cell>
          <table:table-cell office:value-type="float" office:value="928" calcext:value-type="float">
            <text:p>928</text:p>
          </table:table-cell>
          <table:table-cell office:value-type="float" office:value="1.019727" calcext:value-type="float">
            <text:p>1.019727</text:p>
          </table:table-cell>
          <table:table-cell office:value-type="float" office:value="20.996306" calcext:value-type="float">
            <text:p>20.996306</text:p>
          </table:table-cell>
          <table:table-cell office:value-type="float" office:value="19.976579" calcext:value-type="float">
            <text:p>19.976579</text:p>
          </table:table-cell>
          <table:table-cell office:value-type="float" office:value="0.39096" calcext:value-type="float">
            <text:p>0.39096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352132" calcext:value-type="float">
            <text:p>11352132</text:p>
          </table:table-cell>
          <table:table-cell office:value-type="float" office:value="1347612" calcext:value-type="float">
            <text:p>1347612</text:p>
          </table:table-cell>
          <table:table-cell office:value-type="float" office:value="10791" calcext:value-type="float">
            <text:p>10791</text:p>
          </table:table-cell>
          <table:table-cell office:value-type="float" office:value="1281" calcext:value-type="float">
            <text:p>1281</text:p>
          </table:table-cell>
          <table:table-cell office:value-type="float" office:value="1.066279" calcext:value-type="float">
            <text:p>1.066279</text:p>
          </table:table-cell>
          <table:table-cell office:value-type="float" office:value="27.984751" calcext:value-type="float">
            <text:p>27.984751</text:p>
          </table:table-cell>
          <table:table-cell office:value-type="float" office:value="26.918472" calcext:value-type="float">
            <text:p>26.918472</text:p>
          </table:table-cell>
          <table:table-cell office:value-type="float" office:value="0.400502" calcext:value-type="float">
            <text:p>0.400502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13852" calcext:value-type="float">
            <text:p>1.013852</text:p>
          </table:table-cell>
          <table:table-cell office:value-type="float" office:value="105.357185" calcext:value-type="float">
            <text:p>105.357185</text:p>
          </table:table-cell>
          <table:table-cell office:value-type="float" office:value="104.343333" calcext:value-type="float">
            <text:p>104.343333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" calcext:value-type="float">
            <text:p>624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1665" calcext:value-type="float">
            <text:p>1.021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708" calcext:value-type="float">
            <text:p>1.042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457332" calcext:value-type="float">
            <text:p>11457332</text:p>
          </table:table-cell>
          <table:table-cell office:value-type="float" office:value="955216" calcext:value-type="float">
            <text:p>955216</text:p>
          </table:table-cell>
          <table:table-cell office:value-type="float" office:value="10891" calcext:value-type="float">
            <text:p>10891</text:p>
          </table:table-cell>
          <table:table-cell office:value-type="float" office:value="908" calcext:value-type="float">
            <text:p>908</text:p>
          </table:table-cell>
          <table:table-cell office:value-type="float" office:value="1.015497" calcext:value-type="float">
            <text:p>1.015497</text:p>
          </table:table-cell>
          <table:table-cell office:value-type="float" office:value="19.985081" calcext:value-type="float">
            <text:p>19.985081</text:p>
          </table:table-cell>
          <table:table-cell office:value-type="float" office:value="18.969584" calcext:value-type="float">
            <text:p>18.969584</text:p>
          </table:table-cell>
          <table:table-cell office:value-type="float" office:value="0.402841" calcext:value-type="float">
            <text:p>0.402841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457332" calcext:value-type="float">
            <text:p>11457332</text:p>
          </table:table-cell>
          <table:table-cell office:value-type="float" office:value="1259244" calcext:value-type="float">
            <text:p>1259244</text:p>
          </table:table-cell>
          <table:table-cell office:value-type="float" office:value="10891" calcext:value-type="float">
            <text:p>10891</text:p>
          </table:table-cell>
          <table:table-cell office:value-type="float" office:value="1197" calcext:value-type="float">
            <text:p>1197</text:p>
          </table:table-cell>
          <table:table-cell office:value-type="float" office:value="1.076008" calcext:value-type="float">
            <text:p>1.076008</text:p>
          </table:table-cell>
          <table:table-cell office:value-type="float" office:value="26.988665" calcext:value-type="float">
            <text:p>26.988665</text:p>
          </table:table-cell>
          <table:table-cell office:value-type="float" office:value="25.912657" calcext:value-type="float">
            <text:p>25.912657</text:p>
          </table:table-cell>
          <table:table-cell office:value-type="float" office:value="0.388766" calcext:value-type="float">
            <text:p>0.388766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37496" calcext:value-type="float">
            <text:p>1.037496</text:p>
          </table:table-cell>
          <table:table-cell office:value-type="float" office:value="106.615741" calcext:value-type="float">
            <text:p>106.615741</text:p>
          </table:table-cell>
          <table:table-cell office:value-type="float" office:value="105.578245" calcext:value-type="float">
            <text:p>105.578245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7016" calcext:value-type="float">
            <text:p>1.017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7897" calcext:value-type="float">
            <text:p>1.047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561480" calcext:value-type="float">
            <text:p>11561480</text:p>
          </table:table-cell>
          <table:table-cell office:value-type="float" office:value="952060" calcext:value-type="float">
            <text:p>952060</text:p>
          </table:table-cell>
          <table:table-cell office:value-type="float" office:value="10990" calcext:value-type="float">
            <text:p>10990</text:p>
          </table:table-cell>
          <table:table-cell office:value-type="float" office:value="905" calcext:value-type="float">
            <text:p>905</text:p>
          </table:table-cell>
          <table:table-cell office:value-type="float" office:value="1.018927" calcext:value-type="float">
            <text:p>1.018927</text:p>
          </table:table-cell>
          <table:table-cell office:value-type="float" office:value="19.98747" calcext:value-type="float">
            <text:p>19.98747</text:p>
          </table:table-cell>
          <table:table-cell office:value-type="float" office:value="18.968543" calcext:value-type="float">
            <text:p>18.968543</text:p>
          </table:table-cell>
          <table:table-cell office:value-type="float" office:value="0.401532" calcext:value-type="float">
            <text:p>0.401532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561480" calcext:value-type="float">
            <text:p>11561480</text:p>
          </table:table-cell>
          <table:table-cell office:value-type="float" office:value="1275024" calcext:value-type="float">
            <text:p>1275024</text:p>
          </table:table-cell>
          <table:table-cell office:value-type="float" office:value="10990" calcext:value-type="float">
            <text:p>10990</text:p>
          </table:table-cell>
          <table:table-cell office:value-type="float" office:value="1212" calcext:value-type="float">
            <text:p>1212</text:p>
          </table:table-cell>
          <table:table-cell office:value-type="float" office:value="1.081995" calcext:value-type="float">
            <text:p>1.081995</text:p>
          </table:table-cell>
          <table:table-cell office:value-type="float" office:value="26.990097" calcext:value-type="float">
            <text:p>26.990097</text:p>
          </table:table-cell>
          <table:table-cell office:value-type="float" office:value="25.908103" calcext:value-type="float">
            <text:p>25.908103</text:p>
          </table:table-cell>
          <table:table-cell office:value-type="float" office:value="0.393707" calcext:value-type="float">
            <text:p>0.393707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12932" calcext:value-type="float">
            <text:p>1.012932</text:p>
          </table:table-cell>
          <table:table-cell office:value-type="float" office:value="104.575839" calcext:value-type="float">
            <text:p>104.575839</text:p>
          </table:table-cell>
          <table:table-cell office:value-type="float" office:value="103.562907" calcext:value-type="float">
            <text:p>103.562907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0545" calcext:value-type="float">
            <text:p>1.020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3015" calcext:value-type="float">
            <text:p>1.043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665628" calcext:value-type="float">
            <text:p>11665628</text:p>
          </table:table-cell>
          <table:table-cell office:value-type="float" office:value="984672" calcext:value-type="float">
            <text:p>984672</text:p>
          </table:table-cell>
          <table:table-cell office:value-type="float" office:value="11089" calcext:value-type="float">
            <text:p>11089</text:p>
          </table:table-cell>
          <table:table-cell office:value-type="float" office:value="936" calcext:value-type="float">
            <text:p>936</text:p>
          </table:table-cell>
          <table:table-cell office:value-type="float" office:value="1.014349" calcext:value-type="float">
            <text:p>1.014349</text:p>
          </table:table-cell>
          <table:table-cell office:value-type="float" office:value="19.982285" calcext:value-type="float">
            <text:p>19.982285</text:p>
          </table:table-cell>
          <table:table-cell office:value-type="float" office:value="18.967937" calcext:value-type="float">
            <text:p>18.967937</text:p>
          </table:table-cell>
          <table:table-cell office:value-type="float" office:value="0.4153" calcext:value-type="float">
            <text:p>0.4153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665628" calcext:value-type="float">
            <text:p>11665628</text:p>
          </table:table-cell>
          <table:table-cell office:value-type="float" office:value="1373912" calcext:value-type="float">
            <text:p>1373912</text:p>
          </table:table-cell>
          <table:table-cell office:value-type="float" office:value="11089" calcext:value-type="float">
            <text:p>11089</text:p>
          </table:table-cell>
          <table:table-cell office:value-type="float" office:value="1306" calcext:value-type="float">
            <text:p>1306</text:p>
          </table:table-cell>
          <table:table-cell office:value-type="float" office:value="1.072458" calcext:value-type="float">
            <text:p>1.072458</text:p>
          </table:table-cell>
          <table:table-cell office:value-type="float" office:value="28.97491" calcext:value-type="float">
            <text:p>28.97491</text:p>
          </table:table-cell>
          <table:table-cell office:value-type="float" office:value="27.902452" calcext:value-type="float">
            <text:p>27.902452</text:p>
          </table:table-cell>
          <table:table-cell office:value-type="float" office:value="0.393919" calcext:value-type="float">
            <text:p>0.393919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39203" calcext:value-type="float">
            <text:p>1.039203</text:p>
          </table:table-cell>
          <table:table-cell office:value-type="float" office:value="107.432567" calcext:value-type="float">
            <text:p>107.432567</text:p>
          </table:table-cell>
          <table:table-cell office:value-type="float" office:value="106.393364" calcext:value-type="float">
            <text:p>106.393364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2" calcext:value-type="float">
            <text:p>67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3008" calcext:value-type="float">
            <text:p>1.023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5795" calcext:value-type="float">
            <text:p>1.055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768724" calcext:value-type="float">
            <text:p>11768724</text:p>
          </table:table-cell>
          <table:table-cell office:value-type="float" office:value="896304" calcext:value-type="float">
            <text:p>896304</text:p>
          </table:table-cell>
          <table:table-cell office:value-type="float" office:value="11187" calcext:value-type="float">
            <text:p>11187</text:p>
          </table:table-cell>
          <table:table-cell office:value-type="float" office:value="852" calcext:value-type="float">
            <text:p>852</text:p>
          </table:table-cell>
          <table:table-cell office:value-type="float" office:value="1.014709" calcext:value-type="float">
            <text:p>1.014709</text:p>
          </table:table-cell>
          <table:table-cell office:value-type="float" office:value="18.97995" calcext:value-type="float">
            <text:p>18.97995</text:p>
          </table:table-cell>
          <table:table-cell office:value-type="float" office:value="17.965241" calcext:value-type="float">
            <text:p>17.965241</text:p>
          </table:table-cell>
          <table:table-cell office:value-type="float" office:value="0.399128" calcext:value-type="float">
            <text:p>0.399128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768724" calcext:value-type="float">
            <text:p>11768724</text:p>
          </table:table-cell>
          <table:table-cell office:value-type="float" office:value="1162460" calcext:value-type="float">
            <text:p>1162460</text:p>
          </table:table-cell>
          <table:table-cell office:value-type="float" office:value="11187" calcext:value-type="float">
            <text:p>11187</text:p>
          </table:table-cell>
          <table:table-cell office:value-type="float" office:value="1105" calcext:value-type="float">
            <text:p>1105</text:p>
          </table:table-cell>
          <table:table-cell office:value-type="float" office:value="1.092245" calcext:value-type="float">
            <text:p>1.092245</text:p>
          </table:table-cell>
          <table:table-cell office:value-type="float" office:value="24.987873" calcext:value-type="float">
            <text:p>24.987873</text:p>
          </table:table-cell>
          <table:table-cell office:value-type="float" office:value="23.895628" calcext:value-type="float">
            <text:p>23.895628</text:p>
          </table:table-cell>
          <table:table-cell office:value-type="float" office:value="0.389179" calcext:value-type="float">
            <text:p>0.389179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1428" calcext:value-type="float">
            <text:p>1.031428</text:p>
          </table:table-cell>
          <table:table-cell office:value-type="float" office:value="105.68607" calcext:value-type="float">
            <text:p>105.68607</text:p>
          </table:table-cell>
          <table:table-cell office:value-type="float" office:value="104.654642" calcext:value-type="float">
            <text:p>104.654642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6447" calcext:value-type="float">
            <text:p>1.016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3566" calcext:value-type="float">
            <text:p>1.053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872872" calcext:value-type="float">
            <text:p>11872872</text:p>
          </table:table-cell>
          <table:table-cell office:value-type="float" office:value="904720" calcext:value-type="float">
            <text:p>904720</text:p>
          </table:table-cell>
          <table:table-cell office:value-type="float" office:value="11286" calcext:value-type="float">
            <text:p>11286</text:p>
          </table:table-cell>
          <table:table-cell office:value-type="float" office:value="860" calcext:value-type="float">
            <text:p>860</text:p>
          </table:table-cell>
          <table:table-cell office:value-type="float" office:value="1.007229" calcext:value-type="float">
            <text:p>1.007229</text:p>
          </table:table-cell>
          <table:table-cell office:value-type="float" office:value="18.979548" calcext:value-type="float">
            <text:p>18.979548</text:p>
          </table:table-cell>
          <table:table-cell office:value-type="float" office:value="17.972319" calcext:value-type="float">
            <text:p>17.972319</text:p>
          </table:table-cell>
          <table:table-cell office:value-type="float" office:value="0.402717" calcext:value-type="float">
            <text:p>0.402717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872872" calcext:value-type="float">
            <text:p>11872872</text:p>
          </table:table-cell>
          <table:table-cell office:value-type="float" office:value="1196124" calcext:value-type="float">
            <text:p>1196124</text:p>
          </table:table-cell>
          <table:table-cell office:value-type="float" office:value="11286" calcext:value-type="float">
            <text:p>11286</text:p>
          </table:table-cell>
          <table:table-cell office:value-type="float" office:value="1137" calcext:value-type="float">
            <text:p>1137</text:p>
          </table:table-cell>
          <table:table-cell office:value-type="float" office:value="1.064354" calcext:value-type="float">
            <text:p>1.064354</text:p>
          </table:table-cell>
          <table:table-cell office:value-type="float" office:value="25.997797" calcext:value-type="float">
            <text:p>25.997797</text:p>
          </table:table-cell>
          <table:table-cell office:value-type="float" office:value="24.933443" calcext:value-type="float">
            <text:p>24.933443</text:p>
          </table:table-cell>
          <table:table-cell office:value-type="float" office:value="0.383781" calcext:value-type="float">
            <text:p>0.383781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26849" calcext:value-type="float">
            <text:p>1.026849</text:p>
          </table:table-cell>
          <table:table-cell office:value-type="float" office:value="105.824767" calcext:value-type="float">
            <text:p>105.824767</text:p>
          </table:table-cell>
          <table:table-cell office:value-type="float" office:value="104.797918" calcext:value-type="float">
            <text:p>104.797918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" calcext:value-type="float">
            <text:p>624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7223" calcext:value-type="float">
            <text:p>1.017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6503" calcext:value-type="float">
            <text:p>1.036503</text:p>
          </table:table-cell>
          <table:table-cell office:value-type="float" office:value="33.441092" calcext:value-type="float">
            <text:p>33.441092</text:p>
          </table:table-cell>
          <table:table-cell office:value-type="float" office:value="32.404589" calcext:value-type="float">
            <text:p>32.404589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978072" calcext:value-type="float">
            <text:p>11978072</text:p>
          </table:table-cell>
          <table:table-cell office:value-type="float" office:value="946800" calcext:value-type="float">
            <text:p>946800</text:p>
          </table:table-cell>
          <table:table-cell office:value-type="float" office:value="11386" calcext:value-type="float">
            <text:p>11386</text:p>
          </table:table-cell>
          <table:table-cell office:value-type="float" office:value="900" calcext:value-type="float">
            <text:p>900</text:p>
          </table:table-cell>
          <table:table-cell office:value-type="float" office:value="1.020467" calcext:value-type="float">
            <text:p>1.020467</text:p>
          </table:table-cell>
          <table:table-cell office:value-type="float" office:value="19.988548" calcext:value-type="float">
            <text:p>19.988548</text:p>
          </table:table-cell>
          <table:table-cell office:value-type="float" office:value="18.968081" calcext:value-type="float">
            <text:p>18.968081</text:p>
          </table:table-cell>
          <table:table-cell office:value-type="float" office:value="0.399323" calcext:value-type="float">
            <text:p>0.399323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978072" calcext:value-type="float">
            <text:p>11978072</text:p>
          </table:table-cell>
          <table:table-cell office:value-type="float" office:value="1339196" calcext:value-type="float">
            <text:p>1339196</text:p>
          </table:table-cell>
          <table:table-cell office:value-type="float" office:value="11386" calcext:value-type="float">
            <text:p>11386</text:p>
          </table:table-cell>
          <table:table-cell office:value-type="float" office:value="1273" calcext:value-type="float">
            <text:p>1273</text:p>
          </table:table-cell>
          <table:table-cell office:value-type="float" office:value="1.067334" calcext:value-type="float">
            <text:p>1.067334</text:p>
          </table:table-cell>
          <table:table-cell office:value-type="float" office:value="27.99027" calcext:value-type="float">
            <text:p>27.99027</text:p>
          </table:table-cell>
          <table:table-cell office:value-type="float" office:value="26.922936" calcext:value-type="float">
            <text:p>26.922936</text:p>
          </table:table-cell>
          <table:table-cell office:value-type="float" office:value="0.397935" calcext:value-type="float">
            <text:p>0.397935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4772" calcext:value-type="float">
            <text:p>1.014772</text:p>
          </table:table-cell>
          <table:table-cell office:value-type="float" office:value="103.015609" calcext:value-type="float">
            <text:p>103.015609</text:p>
          </table:table-cell>
          <table:table-cell office:value-type="float" office:value="102.000837" calcext:value-type="float">
            <text:p>102.000837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3179" calcext:value-type="float">
            <text:p>1.023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213" calcext:value-type="float">
            <text:p>1.037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81168" calcext:value-type="float">
            <text:p>12081168</text:p>
          </table:table-cell>
          <table:table-cell office:value-type="float" office:value="919448" calcext:value-type="float">
            <text:p>919448</text:p>
          </table:table-cell>
          <table:table-cell office:value-type="float" office:value="11484" calcext:value-type="float">
            <text:p>11484</text:p>
          </table:table-cell>
          <table:table-cell office:value-type="float" office:value="874" calcext:value-type="float">
            <text:p>874</text:p>
          </table:table-cell>
          <table:table-cell office:value-type="float" office:value="1.00907" calcext:value-type="float">
            <text:p>1.00907</text:p>
          </table:table-cell>
          <table:table-cell office:value-type="float" office:value="18.980609" calcext:value-type="float">
            <text:p>18.980609</text:p>
          </table:table-cell>
          <table:table-cell office:value-type="float" office:value="17.971539" calcext:value-type="float">
            <text:p>17.971539</text:p>
          </table:table-cell>
          <table:table-cell office:value-type="float" office:value="0.409291" calcext:value-type="float">
            <text:p>0.409291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081168" calcext:value-type="float">
            <text:p>12081168</text:p>
          </table:table-cell>
          <table:table-cell office:value-type="float" office:value="1215060" calcext:value-type="float">
            <text:p>1215060</text:p>
          </table:table-cell>
          <table:table-cell office:value-type="float" office:value="11484" calcext:value-type="float">
            <text:p>11484</text:p>
          </table:table-cell>
          <table:table-cell office:value-type="float" office:value="1155" calcext:value-type="float">
            <text:p>1155</text:p>
          </table:table-cell>
          <table:table-cell office:value-type="float" office:value="1.314777" calcext:value-type="float">
            <text:p>1.314777</text:p>
          </table:table-cell>
          <table:table-cell office:value-type="float" office:value="25.984824" calcext:value-type="float">
            <text:p>25.984824</text:p>
          </table:table-cell>
          <table:table-cell office:value-type="float" office:value="24.670047" calcext:value-type="float">
            <text:p>24.670047</text:p>
          </table:table-cell>
          <table:table-cell office:value-type="float" office:value="0.39402" calcext:value-type="float">
            <text:p>0.39402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66487" calcext:value-type="float">
            <text:p>1.266487</text:p>
          </table:table-cell>
          <table:table-cell office:value-type="float" office:value="104.808031" calcext:value-type="float">
            <text:p>104.808031</text:p>
          </table:table-cell>
          <table:table-cell office:value-type="float" office:value="103.541543" calcext:value-type="float">
            <text:p>103.541543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1067" calcext:value-type="float">
            <text:p>1.251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76276" calcext:value-type="float">
            <text:p>1.276276</text:p>
          </table:table-cell>
          <table:table-cell office:value-type="float" office:value="95.487699" calcext:value-type="float">
            <text:p>95.487699</text:p>
          </table:table-cell>
          <table:table-cell office:value-type="float" office:value="94.211423" calcext:value-type="float">
            <text:p>94.21142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185316" calcext:value-type="float">
            <text:p>12185316</text:p>
          </table:table-cell>
          <table:table-cell office:value-type="float" office:value="921552" calcext:value-type="float">
            <text:p>921552</text:p>
          </table:table-cell>
          <table:table-cell office:value-type="float" office:value="11583" calcext:value-type="float">
            <text:p>11583</text:p>
          </table:table-cell>
          <table:table-cell office:value-type="float" office:value="876" calcext:value-type="float">
            <text:p>876</text:p>
          </table:table-cell>
          <table:table-cell office:value-type="float" office:value="1.014209" calcext:value-type="float">
            <text:p>1.014209</text:p>
          </table:table-cell>
          <table:table-cell office:value-type="float" office:value="18.998966" calcext:value-type="float">
            <text:p>18.998966</text:p>
          </table:table-cell>
          <table:table-cell office:value-type="float" office:value="17.984758" calcext:value-type="float">
            <text:p>17.984758</text:p>
          </table:table-cell>
          <table:table-cell office:value-type="float" office:value="0.409926" calcext:value-type="float">
            <text:p>0.409926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185316" calcext:value-type="float">
            <text:p>12185316</text:p>
          </table:table-cell>
          <table:table-cell office:value-type="float" office:value="1240308" calcext:value-type="float">
            <text:p>1240308</text:p>
          </table:table-cell>
          <table:table-cell office:value-type="float" office:value="11583" calcext:value-type="float">
            <text:p>11583</text:p>
          </table:table-cell>
          <table:table-cell office:value-type="float" office:value="1179" calcext:value-type="float">
            <text:p>1179</text:p>
          </table:table-cell>
          <table:table-cell office:value-type="float" office:value="1.094733" calcext:value-type="float">
            <text:p>1.094733</text:p>
          </table:table-cell>
          <table:table-cell office:value-type="float" office:value="26.985133" calcext:value-type="float">
            <text:p>26.985133</text:p>
          </table:table-cell>
          <table:table-cell office:value-type="float" office:value="25.890399" calcext:value-type="float">
            <text:p>25.890399</text:p>
          </table:table-cell>
          <table:table-cell office:value-type="float" office:value="0.383249" calcext:value-type="float">
            <text:p>0.383249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38729" calcext:value-type="float">
            <text:p>1.038729</text:p>
          </table:table-cell>
          <table:table-cell office:value-type="float" office:value="103.539344" calcext:value-type="float">
            <text:p>103.539344</text:p>
          </table:table-cell>
          <table:table-cell office:value-type="float" office:value="102.500615" calcext:value-type="float">
            <text:p>102.500615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2828" calcext:value-type="float">
            <text:p>1.022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665" calcext:value-type="float">
            <text:p>1.0665</text:p>
          </table:table-cell>
          <table:table-cell office:value-type="float" office:value="35.380926" calcext:value-type="float">
            <text:p>35.380926</text:p>
          </table:table-cell>
          <table:table-cell office:value-type="float" office:value="34.314426" calcext:value-type="float">
            <text:p>34.314426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290516" calcext:value-type="float">
            <text:p>12290516</text:p>
          </table:table-cell>
          <table:table-cell office:value-type="float" office:value="899460" calcext:value-type="float">
            <text:p>899460</text:p>
          </table:table-cell>
          <table:table-cell office:value-type="float" office:value="11683" calcext:value-type="float">
            <text:p>11683</text:p>
          </table:table-cell>
          <table:table-cell office:value-type="float" office:value="855" calcext:value-type="float">
            <text:p>855</text:p>
          </table:table-cell>
          <table:table-cell office:value-type="float" office:value="1.010356" calcext:value-type="float">
            <text:p>1.010356</text:p>
          </table:table-cell>
          <table:table-cell office:value-type="float" office:value="18.998972" calcext:value-type="float">
            <text:p>18.998972</text:p>
          </table:table-cell>
          <table:table-cell office:value-type="float" office:value="17.988616" calcext:value-type="float">
            <text:p>17.988616</text:p>
          </table:table-cell>
          <table:table-cell office:value-type="float" office:value="0.400013" calcext:value-type="float">
            <text:p>0.400013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290516" calcext:value-type="float">
            <text:p>12290516</text:p>
          </table:table-cell>
          <table:table-cell office:value-type="float" office:value="1249776" calcext:value-type="float">
            <text:p>1249776</text:p>
          </table:table-cell>
          <table:table-cell office:value-type="float" office:value="11683" calcext:value-type="float">
            <text:p>11683</text:p>
          </table:table-cell>
          <table:table-cell office:value-type="float" office:value="1188" calcext:value-type="float">
            <text:p>1188</text:p>
          </table:table-cell>
          <table:table-cell office:value-type="float" office:value="1.088043" calcext:value-type="float">
            <text:p>1.088043</text:p>
          </table:table-cell>
          <table:table-cell office:value-type="float" office:value="26.985768" calcext:value-type="float">
            <text:p>26.985768</text:p>
          </table:table-cell>
          <table:table-cell office:value-type="float" office:value="25.897725" calcext:value-type="float">
            <text:p>25.897725</text:p>
          </table:table-cell>
          <table:table-cell office:value-type="float" office:value="0.386065" calcext:value-type="float">
            <text:p>0.386065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27575" calcext:value-type="float">
            <text:p>1.027575</text:p>
          </table:table-cell>
          <table:table-cell office:value-type="float" office:value="105.572995" calcext:value-type="float">
            <text:p>105.572995</text:p>
          </table:table-cell>
          <table:table-cell office:value-type="float" office:value="104.545419" calcext:value-type="float">
            <text:p>104.545419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2255" calcext:value-type="float">
            <text:p>1.012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3023" calcext:value-type="float">
            <text:p>1.043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394664" calcext:value-type="float">
            <text:p>12394664</text:p>
          </table:table-cell>
          <table:table-cell office:value-type="float" office:value="935228" calcext:value-type="float">
            <text:p>935228</text:p>
          </table:table-cell>
          <table:table-cell office:value-type="float" office:value="11782" calcext:value-type="float">
            <text:p>11782</text:p>
          </table:table-cell>
          <table:table-cell office:value-type="float" office:value="889" calcext:value-type="float">
            <text:p>889</text:p>
          </table:table-cell>
          <table:table-cell office:value-type="float" office:value="1.010529" calcext:value-type="float">
            <text:p>1.010529</text:p>
          </table:table-cell>
          <table:table-cell office:value-type="float" office:value="18.984698" calcext:value-type="float">
            <text:p>18.984698</text:p>
          </table:table-cell>
          <table:table-cell office:value-type="float" office:value="17.974169" calcext:value-type="float">
            <text:p>17.974169</text:p>
          </table:table-cell>
          <table:table-cell office:value-type="float" office:value="0.416254" calcext:value-type="float">
            <text:p>0.416254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394664" calcext:value-type="float">
            <text:p>12394664</text:p>
          </table:table-cell>
          <table:table-cell office:value-type="float" office:value="1339196" calcext:value-type="float">
            <text:p>1339196</text:p>
          </table:table-cell>
          <table:table-cell office:value-type="float" office:value="11782" calcext:value-type="float">
            <text:p>11782</text:p>
          </table:table-cell>
          <table:table-cell office:value-type="float" office:value="1273" calcext:value-type="float">
            <text:p>1273</text:p>
          </table:table-cell>
          <table:table-cell office:value-type="float" office:value="1.062371" calcext:value-type="float">
            <text:p>1.062371</text:p>
          </table:table-cell>
          <table:table-cell office:value-type="float" office:value="27.996421" calcext:value-type="float">
            <text:p>27.996421</text:p>
          </table:table-cell>
          <table:table-cell office:value-type="float" office:value="26.93405" calcext:value-type="float">
            <text:p>26.93405</text:p>
          </table:table-cell>
          <table:table-cell office:value-type="float" office:value="0.39777" calcext:value-type="float">
            <text:p>0.39777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21933" calcext:value-type="float">
            <text:p>1.021933</text:p>
          </table:table-cell>
          <table:table-cell office:value-type="float" office:value="106.432425" calcext:value-type="float">
            <text:p>106.432425</text:p>
          </table:table-cell>
          <table:table-cell office:value-type="float" office:value="105.410492" calcext:value-type="float">
            <text:p>105.410492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2267" calcext:value-type="float">
            <text:p>1.012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435" calcext:value-type="float">
            <text:p>1.04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98812" calcext:value-type="float">
            <text:p>12498812</text:p>
          </table:table-cell>
          <table:table-cell office:value-type="float" office:value="899460" calcext:value-type="float">
            <text:p>899460</text:p>
          </table:table-cell>
          <table:table-cell office:value-type="float" office:value="11881" calcext:value-type="float">
            <text:p>11881</text:p>
          </table:table-cell>
          <table:table-cell office:value-type="float" office:value="855" calcext:value-type="float">
            <text:p>855</text:p>
          </table:table-cell>
          <table:table-cell office:value-type="float" office:value="1.008229" calcext:value-type="float">
            <text:p>1.008229</text:p>
          </table:table-cell>
          <table:table-cell office:value-type="float" office:value="18.986601" calcext:value-type="float">
            <text:p>18.986601</text:p>
          </table:table-cell>
          <table:table-cell office:value-type="float" office:value="17.978372" calcext:value-type="float">
            <text:p>17.978372</text:p>
          </table:table-cell>
          <table:table-cell office:value-type="float" office:value="0.400241" calcext:value-type="float">
            <text:p>0.400241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498812" calcext:value-type="float">
            <text:p>12498812</text:p>
          </table:table-cell>
          <table:table-cell office:value-type="float" office:value="1291856" calcext:value-type="float">
            <text:p>1291856</text:p>
          </table:table-cell>
          <table:table-cell office:value-type="float" office:value="11881" calcext:value-type="float">
            <text:p>11881</text:p>
          </table:table-cell>
          <table:table-cell office:value-type="float" office:value="1228" calcext:value-type="float">
            <text:p>1228</text:p>
          </table:table-cell>
          <table:table-cell office:value-type="float" office:value="1.086942" calcext:value-type="float">
            <text:p>1.086942</text:p>
          </table:table-cell>
          <table:table-cell office:value-type="float" office:value="26.996539" calcext:value-type="float">
            <text:p>26.996539</text:p>
          </table:table-cell>
          <table:table-cell office:value-type="float" office:value="25.909597" calcext:value-type="float">
            <text:p>25.909597</text:p>
          </table:table-cell>
          <table:table-cell office:value-type="float" office:value="0.398881" calcext:value-type="float">
            <text:p>0.398881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26354" calcext:value-type="float">
            <text:p>1.026354</text:p>
          </table:table-cell>
          <table:table-cell office:value-type="float" office:value="105.071873" calcext:value-type="float">
            <text:p>105.071873</text:p>
          </table:table-cell>
          <table:table-cell office:value-type="float" office:value="104.045519" calcext:value-type="float">
            <text:p>104.045519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6648" calcext:value-type="float">
            <text:p>1.016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448" calcext:value-type="float">
            <text:p>1.042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601908" calcext:value-type="float">
            <text:p>12601908</text:p>
          </table:table-cell>
          <table:table-cell office:value-type="float" office:value="927864" calcext:value-type="float">
            <text:p>927864</text:p>
          </table:table-cell>
          <table:table-cell office:value-type="float" office:value="11979" calcext:value-type="float">
            <text:p>11979</text:p>
          </table:table-cell>
          <table:table-cell office:value-type="float" office:value="882" calcext:value-type="float">
            <text:p>882</text:p>
          </table:table-cell>
          <table:table-cell office:value-type="float" office:value="1.007549" calcext:value-type="float">
            <text:p>1.007549</text:p>
          </table:table-cell>
          <table:table-cell office:value-type="float" office:value="18.995574" calcext:value-type="float">
            <text:p>18.995574</text:p>
          </table:table-cell>
          <table:table-cell office:value-type="float" office:value="17.988026" calcext:value-type="float">
            <text:p>17.988026</text:p>
          </table:table-cell>
          <table:table-cell office:value-type="float" office:value="0.412659" calcext:value-type="float">
            <text:p>0.412659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601908" calcext:value-type="float">
            <text:p>12601908</text:p>
          </table:table-cell>
          <table:table-cell office:value-type="float" office:value="1350768" calcext:value-type="float">
            <text:p>1350768</text:p>
          </table:table-cell>
          <table:table-cell office:value-type="float" office:value="11979" calcext:value-type="float">
            <text:p>11979</text:p>
          </table:table-cell>
          <table:table-cell office:value-type="float" office:value="1284" calcext:value-type="float">
            <text:p>1284</text:p>
          </table:table-cell>
          <table:table-cell office:value-type="float" office:value="1.064209" calcext:value-type="float">
            <text:p>1.064209</text:p>
          </table:table-cell>
          <table:table-cell office:value-type="float" office:value="27.99923" calcext:value-type="float">
            <text:p>27.99923</text:p>
          </table:table-cell>
          <table:table-cell office:value-type="float" office:value="26.935021" calcext:value-type="float">
            <text:p>26.935021</text:p>
          </table:table-cell>
          <table:table-cell office:value-type="float" office:value="0.401193" calcext:value-type="float">
            <text:p>0.401193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6167" calcext:value-type="float">
            <text:p>1.026167</text:p>
          </table:table-cell>
          <table:table-cell office:value-type="float" office:value="102.938267" calcext:value-type="float">
            <text:p>102.938267</text:p>
          </table:table-cell>
          <table:table-cell office:value-type="float" office:value="101.9121" calcext:value-type="float">
            <text:p>101.912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5801" calcext:value-type="float">
            <text:p>1.015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093" calcext:value-type="float">
            <text:p>1.0420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707108" calcext:value-type="float">
            <text:p>12707108</text:p>
          </table:table-cell>
          <table:table-cell office:value-type="float" office:value="900512" calcext:value-type="float">
            <text:p>900512</text:p>
          </table:table-cell>
          <table:table-cell office:value-type="float" office:value="12079" calcext:value-type="float">
            <text:p>12079</text:p>
          </table:table-cell>
          <table:table-cell office:value-type="float" office:value="856" calcext:value-type="float">
            <text:p>856</text:p>
          </table:table-cell>
          <table:table-cell office:value-type="float" office:value="1.013409" calcext:value-type="float">
            <text:p>1.013409</text:p>
          </table:table-cell>
          <table:table-cell office:value-type="float" office:value="18.983554" calcext:value-type="float">
            <text:p>18.983554</text:p>
          </table:table-cell>
          <table:table-cell office:value-type="float" office:value="17.970145" calcext:value-type="float">
            <text:p>17.970145</text:p>
          </table:table-cell>
          <table:table-cell office:value-type="float" office:value="0.400892" calcext:value-type="float">
            <text:p>0.400892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707108" calcext:value-type="float">
            <text:p>12707108</text:p>
          </table:table-cell>
          <table:table-cell office:value-type="float" office:value="1315000" calcext:value-type="float">
            <text:p>1315000</text:p>
          </table:table-cell>
          <table:table-cell office:value-type="float" office:value="12079" calcext:value-type="float">
            <text:p>12079</text:p>
          </table:table-cell>
          <table:table-cell office:value-type="float" office:value="1250" calcext:value-type="float">
            <text:p>1250</text:p>
          </table:table-cell>
          <table:table-cell office:value-type="float" office:value="1.080756" calcext:value-type="float">
            <text:p>1.080756</text:p>
          </table:table-cell>
          <table:table-cell office:value-type="float" office:value="27.989639" calcext:value-type="float">
            <text:p>27.989639</text:p>
          </table:table-cell>
          <table:table-cell office:value-type="float" office:value="26.908883" calcext:value-type="float">
            <text:p>26.908883</text:p>
          </table:table-cell>
          <table:table-cell office:value-type="float" office:value="0.390949" calcext:value-type="float">
            <text:p>0.390949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31782" calcext:value-type="float">
            <text:p>1.031782</text:p>
          </table:table-cell>
          <table:table-cell office:value-type="float" office:value="105.982894" calcext:value-type="float">
            <text:p>105.982894</text:p>
          </table:table-cell>
          <table:table-cell office:value-type="float" office:value="104.951112" calcext:value-type="float">
            <text:p>104.951112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5107" calcext:value-type="float">
            <text:p>1.015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753" calcext:value-type="float">
            <text:p>1.04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811256" calcext:value-type="float">
            <text:p>12811256</text:p>
          </table:table-cell>
          <table:table-cell office:value-type="float" office:value="935228" calcext:value-type="float">
            <text:p>935228</text:p>
          </table:table-cell>
          <table:table-cell office:value-type="float" office:value="12178" calcext:value-type="float">
            <text:p>12178</text:p>
          </table:table-cell>
          <table:table-cell office:value-type="float" office:value="889" calcext:value-type="float">
            <text:p>889</text:p>
          </table:table-cell>
          <table:table-cell office:value-type="float" office:value="1.025568" calcext:value-type="float">
            <text:p>1.025568</text:p>
          </table:table-cell>
          <table:table-cell office:value-type="float" office:value="18.990715" calcext:value-type="float">
            <text:p>18.990715</text:p>
          </table:table-cell>
          <table:table-cell office:value-type="float" office:value="17.965147" calcext:value-type="float">
            <text:p>17.965147</text:p>
          </table:table-cell>
          <table:table-cell office:value-type="float" office:value="0.416463" calcext:value-type="float">
            <text:p>0.416463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811256" calcext:value-type="float">
            <text:p>12811256</text:p>
          </table:table-cell>
          <table:table-cell office:value-type="float" office:value="1296064" calcext:value-type="float">
            <text:p>1296064</text:p>
          </table:table-cell>
          <table:table-cell office:value-type="float" office:value="12178" calcext:value-type="float">
            <text:p>12178</text:p>
          </table:table-cell>
          <table:table-cell office:value-type="float" office:value="1232" calcext:value-type="float">
            <text:p>1232</text:p>
          </table:table-cell>
          <table:table-cell office:value-type="float" office:value="1.299434" calcext:value-type="float">
            <text:p>1.299434</text:p>
          </table:table-cell>
          <table:table-cell office:value-type="float" office:value="26.984717" calcext:value-type="float">
            <text:p>26.984717</text:p>
          </table:table-cell>
          <table:table-cell office:value-type="float" office:value="25.685283" calcext:value-type="float">
            <text:p>25.685283</text:p>
          </table:table-cell>
          <table:table-cell office:value-type="float" office:value="0.403675" calcext:value-type="float">
            <text:p>0.403675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179" calcext:value-type="float">
            <text:p>1.015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261549" calcext:value-type="float">
            <text:p>1.261549</text:p>
          </table:table-cell>
          <table:table-cell office:value-type="float" office:value="104.78709" calcext:value-type="float">
            <text:p>104.78709</text:p>
          </table:table-cell>
          <table:table-cell office:value-type="float" office:value="103.525541" calcext:value-type="float">
            <text:p>103.525541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8" calcext:value-type="float">
            <text:p>768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1503" calcext:value-type="float">
            <text:p>1.251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77177" calcext:value-type="float">
            <text:p>1.277177</text:p>
          </table:table-cell>
          <table:table-cell office:value-type="float" office:value="65.471674" calcext:value-type="float">
            <text:p>65.471674</text:p>
          </table:table-cell>
          <table:table-cell office:value-type="float" office:value="64.194497" calcext:value-type="float">
            <text:p>64.194497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15404" calcext:value-type="float">
            <text:p>12915404</text:p>
          </table:table-cell>
          <table:table-cell office:value-type="float" office:value="860536" calcext:value-type="float">
            <text:p>860536</text:p>
          </table:table-cell>
          <table:table-cell office:value-type="float" office:value="12277" calcext:value-type="float">
            <text:p>12277</text:p>
          </table:table-cell>
          <table:table-cell office:value-type="float" office:value="818" calcext:value-type="float">
            <text:p>818</text:p>
          </table:table-cell>
          <table:table-cell office:value-type="float" office:value="1.016789" calcext:value-type="float">
            <text:p>1.016789</text:p>
          </table:table-cell>
          <table:table-cell office:value-type="float" office:value="17.980283" calcext:value-type="float">
            <text:p>17.980283</text:p>
          </table:table-cell>
          <table:table-cell office:value-type="float" office:value="16.963495" calcext:value-type="float">
            <text:p>16.963495</text:p>
          </table:table-cell>
          <table:table-cell office:value-type="float" office:value="0.40583" calcext:value-type="float">
            <text:p>0.40583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915404" calcext:value-type="float">
            <text:p>12915404</text:p>
          </table:table-cell>
          <table:table-cell office:value-type="float" office:value="1221372" calcext:value-type="float">
            <text:p>1221372</text:p>
          </table:table-cell>
          <table:table-cell office:value-type="float" office:value="12277" calcext:value-type="float">
            <text:p>12277</text:p>
          </table:table-cell>
          <table:table-cell office:value-type="float" office:value="1161" calcext:value-type="float">
            <text:p>1161</text:p>
          </table:table-cell>
          <table:table-cell office:value-type="float" office:value="1.079796" calcext:value-type="float">
            <text:p>1.079796</text:p>
          </table:table-cell>
          <table:table-cell office:value-type="float" office:value="25.990172" calcext:value-type="float">
            <text:p>25.990172</text:p>
          </table:table-cell>
          <table:table-cell office:value-type="float" office:value="24.910376" calcext:value-type="float">
            <text:p>24.910376</text:p>
          </table:table-cell>
          <table:table-cell office:value-type="float" office:value="0.392245" calcext:value-type="float">
            <text:p>0.392245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39723" calcext:value-type="float">
            <text:p>1.039723</text:p>
          </table:table-cell>
          <table:table-cell office:value-type="float" office:value="101.822908" calcext:value-type="float">
            <text:p>101.822908</text:p>
          </table:table-cell>
          <table:table-cell office:value-type="float" office:value="100.783185" calcext:value-type="float">
            <text:p>100.783185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8567" calcext:value-type="float">
            <text:p>1.0185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7638" calcext:value-type="float">
            <text:p>1.057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018500" calcext:value-type="float">
            <text:p>13018500</text:p>
          </table:table-cell>
          <table:table-cell office:value-type="float" office:value="860536" calcext:value-type="float">
            <text:p>860536</text:p>
          </table:table-cell>
          <table:table-cell office:value-type="float" office:value="12375" calcext:value-type="float">
            <text:p>12375</text:p>
          </table:table-cell>
          <table:table-cell office:value-type="float" office:value="818" calcext:value-type="float">
            <text:p>818</text:p>
          </table:table-cell>
          <table:table-cell office:value-type="float" office:value="1.008329" calcext:value-type="float">
            <text:p>1.008329</text:p>
          </table:table-cell>
          <table:table-cell office:value-type="float" office:value="17.9926" calcext:value-type="float">
            <text:p>17.9926</text:p>
          </table:table-cell>
          <table:table-cell office:value-type="float" office:value="16.984271" calcext:value-type="float">
            <text:p>16.984271</text:p>
          </table:table-cell>
          <table:table-cell office:value-type="float" office:value="0.405333" calcext:value-type="float">
            <text:p>0.405333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018500" calcext:value-type="float">
            <text:p>13018500</text:p>
          </table:table-cell>
          <table:table-cell office:value-type="float" office:value="1243464" calcext:value-type="float">
            <text:p>1243464</text:p>
          </table:table-cell>
          <table:table-cell office:value-type="float" office:value="12375" calcext:value-type="float">
            <text:p>12375</text:p>
          </table:table-cell>
          <table:table-cell office:value-type="float" office:value="1182" calcext:value-type="float">
            <text:p>1182</text:p>
          </table:table-cell>
          <table:table-cell office:value-type="float" office:value="1.088614" calcext:value-type="float">
            <text:p>1.088614</text:p>
          </table:table-cell>
          <table:table-cell office:value-type="float" office:value="25.98641" calcext:value-type="float">
            <text:p>25.98641</text:p>
          </table:table-cell>
          <table:table-cell office:value-type="float" office:value="24.897796" calcext:value-type="float">
            <text:p>24.897796</text:p>
          </table:table-cell>
          <table:table-cell office:value-type="float" office:value="0.399542" calcext:value-type="float">
            <text:p>0.399542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403" calcext:value-type="float">
            <text:p>1.033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6588" calcext:value-type="float">
            <text:p>1.016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8751" calcext:value-type="float">
            <text:p>1.048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122648" calcext:value-type="float">
            <text:p>13122648</text:p>
          </table:table-cell>
          <table:table-cell office:value-type="float" office:value="894200" calcext:value-type="float">
            <text:p>894200</text:p>
          </table:table-cell>
          <table:table-cell office:value-type="float" office:value="12474" calcext:value-type="float">
            <text:p>12474</text:p>
          </table:table-cell>
          <table:table-cell office:value-type="float" office:value="850" calcext:value-type="float">
            <text:p>850</text:p>
          </table:table-cell>
          <table:table-cell office:value-type="float" office:value="1.016973" calcext:value-type="float">
            <text:p>1.016973</text:p>
          </table:table-cell>
          <table:table-cell office:value-type="float" office:value="18.987044" calcext:value-type="float">
            <text:p>18.987044</text:p>
          </table:table-cell>
          <table:table-cell office:value-type="float" office:value="17.970071" calcext:value-type="float">
            <text:p>17.970071</text:p>
          </table:table-cell>
          <table:table-cell office:value-type="float" office:value="0.398084" calcext:value-type="float">
            <text:p>0.398084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122648" calcext:value-type="float">
            <text:p>13122648</text:p>
          </table:table-cell>
          <table:table-cell office:value-type="float" office:value="1251880" calcext:value-type="float">
            <text:p>1251880</text:p>
          </table:table-cell>
          <table:table-cell office:value-type="float" office:value="12474" calcext:value-type="float">
            <text:p>12474</text:p>
          </table:table-cell>
          <table:table-cell office:value-type="float" office:value="1190" calcext:value-type="float">
            <text:p>1190</text:p>
          </table:table-cell>
          <table:table-cell office:value-type="float" office:value="1.301093" calcext:value-type="float">
            <text:p>1.301093</text:p>
          </table:table-cell>
          <table:table-cell office:value-type="float" office:value="26.987375" calcext:value-type="float">
            <text:p>26.987375</text:p>
          </table:table-cell>
          <table:table-cell office:value-type="float" office:value="25.686282" calcext:value-type="float">
            <text:p>25.686282</text:p>
          </table:table-cell>
          <table:table-cell office:value-type="float" office:value="0.389898" calcext:value-type="float">
            <text:p>0.389898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63007" calcext:value-type="float">
            <text:p>1.263007</text:p>
          </table:table-cell>
          <table:table-cell office:value-type="float" office:value="105.422602" calcext:value-type="float">
            <text:p>105.422602</text:p>
          </table:table-cell>
          <table:table-cell office:value-type="float" office:value="104.159594" calcext:value-type="float">
            <text:p>104.159594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3521" calcext:value-type="float">
            <text:p>1.2535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9136" calcext:value-type="float">
            <text:p>1.279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226796" calcext:value-type="float">
            <text:p>13226796</text:p>
          </table:table-cell>
          <table:table-cell office:value-type="float" office:value="874212" calcext:value-type="float">
            <text:p>874212</text:p>
          </table:table-cell>
          <table:table-cell office:value-type="float" office:value="12573" calcext:value-type="float">
            <text:p>12573</text:p>
          </table:table-cell>
          <table:table-cell office:value-type="float" office:value="831" calcext:value-type="float">
            <text:p>831</text:p>
          </table:table-cell>
          <table:table-cell office:value-type="float" office:value="1.010669" calcext:value-type="float">
            <text:p>1.010669</text:p>
          </table:table-cell>
          <table:table-cell office:value-type="float" office:value="17.991323" calcext:value-type="float">
            <text:p>17.991323</text:p>
          </table:table-cell>
          <table:table-cell office:value-type="float" office:value="16.980654" calcext:value-type="float">
            <text:p>16.980654</text:p>
          </table:table-cell>
          <table:table-cell office:value-type="float" office:value="0.411863" calcext:value-type="float">
            <text:p>0.411863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226796" calcext:value-type="float">
            <text:p>13226796</text:p>
          </table:table-cell>
          <table:table-cell office:value-type="float" office:value="1302376" calcext:value-type="float">
            <text:p>1302376</text:p>
          </table:table-cell>
          <table:table-cell office:value-type="float" office:value="12573" calcext:value-type="float">
            <text:p>12573</text:p>
          </table:table-cell>
          <table:table-cell office:value-type="float" office:value="1238" calcext:value-type="float">
            <text:p>1238</text:p>
          </table:table-cell>
          <table:table-cell office:value-type="float" office:value="1.092197" calcext:value-type="float">
            <text:p>1.092197</text:p>
          </table:table-cell>
          <table:table-cell office:value-type="float" office:value="27.985001" calcext:value-type="float">
            <text:p>27.985001</text:p>
          </table:table-cell>
          <table:table-cell office:value-type="float" office:value="26.892805" calcext:value-type="float">
            <text:p>26.892805</text:p>
          </table:table-cell>
          <table:table-cell office:value-type="float" office:value="0.387427" calcext:value-type="float">
            <text:p>0.387427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336" calcext:value-type="float">
            <text:p>3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042844" calcext:value-type="float">
            <text:p>1.042844</text:p>
          </table:table-cell>
          <table:table-cell office:value-type="float" office:value="102.009898" calcext:value-type="float">
            <text:p>102.009898</text:p>
          </table:table-cell>
          <table:table-cell office:value-type="float" office:value="100.967054" calcext:value-type="float">
            <text:p>100.967054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64" calcext:value-type="float">
            <text:p>864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6049" calcext:value-type="float">
            <text:p>1.026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63967" calcext:value-type="float">
            <text:p>1.063967</text:p>
          </table:table-cell>
          <table:table-cell office:value-type="float" office:value="65.460446" calcext:value-type="float">
            <text:p>65.460446</text:p>
          </table:table-cell>
          <table:table-cell office:value-type="float" office:value="64.396479" calcext:value-type="float">
            <text:p>64.396479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330944" calcext:value-type="float">
            <text:p>13330944</text:p>
          </table:table-cell>
          <table:table-cell office:value-type="float" office:value="860536" calcext:value-type="float">
            <text:p>860536</text:p>
          </table:table-cell>
          <table:table-cell office:value-type="float" office:value="12672" calcext:value-type="float">
            <text:p>12672</text:p>
          </table:table-cell>
          <table:table-cell office:value-type="float" office:value="818" calcext:value-type="float">
            <text:p>818</text:p>
          </table:table-cell>
          <table:table-cell office:value-type="float" office:value="1.013709" calcext:value-type="float">
            <text:p>1.013709</text:p>
          </table:table-cell>
          <table:table-cell office:value-type="float" office:value="17.996675" calcext:value-type="float">
            <text:p>17.996675</text:p>
          </table:table-cell>
          <table:table-cell office:value-type="float" office:value="16.982967" calcext:value-type="float">
            <text:p>16.982967</text:p>
          </table:table-cell>
          <table:table-cell office:value-type="float" office:value="0.405364" calcext:value-type="float">
            <text:p>0.405364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330944" calcext:value-type="float">
            <text:p>13330944</text:p>
          </table:table-cell>
          <table:table-cell office:value-type="float" office:value="1225580" calcext:value-type="float">
            <text:p>1225580</text:p>
          </table:table-cell>
          <table:table-cell office:value-type="float" office:value="12672" calcext:value-type="float">
            <text:p>12672</text:p>
          </table:table-cell>
          <table:table-cell office:value-type="float" office:value="1165" calcext:value-type="float">
            <text:p>1165</text:p>
          </table:table-cell>
          <table:table-cell office:value-type="float" office:value="1.09319" calcext:value-type="float">
            <text:p>1.09319</text:p>
          </table:table-cell>
          <table:table-cell office:value-type="float" office:value="25.986496" calcext:value-type="float">
            <text:p>25.986496</text:p>
          </table:table-cell>
          <table:table-cell office:value-type="float" office:value="24.893306" calcext:value-type="float">
            <text:p>24.893306</text:p>
          </table:table-cell>
          <table:table-cell office:value-type="float" office:value="0.393867" calcext:value-type="float">
            <text:p>0.393867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37729" calcext:value-type="float">
            <text:p>1.037729</text:p>
          </table:table-cell>
          <table:table-cell office:value-type="float" office:value="106.225235" calcext:value-type="float">
            <text:p>106.225235</text:p>
          </table:table-cell>
          <table:table-cell office:value-type="float" office:value="105.187507" calcext:value-type="float">
            <text:p>105.187507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2588" calcext:value-type="float">
            <text:p>1.022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8871" calcext:value-type="float">
            <text:p>1.058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35092" calcext:value-type="float">
            <text:p>13435092</text:p>
          </table:table-cell>
          <table:table-cell office:value-type="float" office:value="872108" calcext:value-type="float">
            <text:p>872108</text:p>
          </table:table-cell>
          <table:table-cell office:value-type="float" office:value="12771" calcext:value-type="float">
            <text:p>12771</text:p>
          </table:table-cell>
          <table:table-cell office:value-type="float" office:value="829" calcext:value-type="float">
            <text:p>829</text:p>
          </table:table-cell>
          <table:table-cell office:value-type="float" office:value="1.034108" calcext:value-type="float">
            <text:p>1.034108</text:p>
          </table:table-cell>
          <table:table-cell office:value-type="float" office:value="17.996931" calcext:value-type="float">
            <text:p>17.996931</text:p>
          </table:table-cell>
          <table:table-cell office:value-type="float" office:value="16.962823" calcext:value-type="float">
            <text:p>16.962823</text:p>
          </table:table-cell>
          <table:table-cell office:value-type="float" office:value="0.411303" calcext:value-type="float">
            <text:p>0.411303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435092" calcext:value-type="float">
            <text:p>13435092</text:p>
          </table:table-cell>
          <table:table-cell office:value-type="float" office:value="1170876" calcext:value-type="float">
            <text:p>1170876</text:p>
          </table:table-cell>
          <table:table-cell office:value-type="float" office:value="12771" calcext:value-type="float">
            <text:p>12771</text:p>
          </table:table-cell>
          <table:table-cell office:value-type="float" office:value="1113" calcext:value-type="float">
            <text:p>1113</text:p>
          </table:table-cell>
          <table:table-cell office:value-type="float" office:value="1.295793" calcext:value-type="float">
            <text:p>1.295793</text:p>
          </table:table-cell>
          <table:table-cell office:value-type="float" office:value="24.977187" calcext:value-type="float">
            <text:p>24.977187</text:p>
          </table:table-cell>
          <table:table-cell office:value-type="float" office:value="23.681394" calcext:value-type="float">
            <text:p>23.681394</text:p>
          </table:table-cell>
          <table:table-cell office:value-type="float" office:value="0.395543" calcext:value-type="float">
            <text:p>0.395543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579" calcext:value-type="float">
            <text:p>1.018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58307" calcext:value-type="float">
            <text:p>1.258307</text:p>
          </table:table-cell>
          <table:table-cell office:value-type="float" office:value="103.203189" calcext:value-type="float">
            <text:p>103.203189</text:p>
          </table:table-cell>
          <table:table-cell office:value-type="float" office:value="101.944881" calcext:value-type="float">
            <text:p>101.94488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8641" calcext:value-type="float">
            <text:p>1.2486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3755" calcext:value-type="float">
            <text:p>1.273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539240" calcext:value-type="float">
            <text:p>13539240</text:p>
          </table:table-cell>
          <table:table-cell office:value-type="float" office:value="888940" calcext:value-type="float">
            <text:p>888940</text:p>
          </table:table-cell>
          <table:table-cell office:value-type="float" office:value="12870" calcext:value-type="float">
            <text:p>12870</text:p>
          </table:table-cell>
          <table:table-cell office:value-type="float" office:value="845" calcext:value-type="float">
            <text:p>845</text:p>
          </table:table-cell>
          <table:table-cell office:value-type="float" office:value="1.008893" calcext:value-type="float">
            <text:p>1.008893</text:p>
          </table:table-cell>
          <table:table-cell office:value-type="float" office:value="17.97709" calcext:value-type="float">
            <text:p>17.97709</text:p>
          </table:table-cell>
          <table:table-cell office:value-type="float" office:value="16.968198" calcext:value-type="float">
            <text:p>16.968198</text:p>
          </table:table-cell>
          <table:table-cell office:value-type="float" office:value="0.419109" calcext:value-type="float">
            <text:p>0.419109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539240" calcext:value-type="float">
            <text:p>13539240</text:p>
          </table:table-cell>
          <table:table-cell office:value-type="float" office:value="1328676" calcext:value-type="float">
            <text:p>1328676</text:p>
          </table:table-cell>
          <table:table-cell office:value-type="float" office:value="12870" calcext:value-type="float">
            <text:p>12870</text:p>
          </table:table-cell>
          <table:table-cell office:value-type="float" office:value="1263" calcext:value-type="float">
            <text:p>1263</text:p>
          </table:table-cell>
          <table:table-cell office:value-type="float" office:value="1.293293" calcext:value-type="float">
            <text:p>1.293293</text:p>
          </table:table-cell>
          <table:table-cell office:value-type="float" office:value="27.998068" calcext:value-type="float">
            <text:p>27.998068</text:p>
          </table:table-cell>
          <table:table-cell office:value-type="float" office:value="26.704776" calcext:value-type="float">
            <text:p>26.704776</text:p>
          </table:table-cell>
          <table:table-cell office:value-type="float" office:value="0.398034" calcext:value-type="float">
            <text:p>0.398034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61683" calcext:value-type="float">
            <text:p>1.261683</text:p>
          </table:table-cell>
          <table:table-cell office:value-type="float" office:value="106.325526" calcext:value-type="float">
            <text:p>106.325526</text:p>
          </table:table-cell>
          <table:table-cell office:value-type="float" office:value="105.063843" calcext:value-type="float">
            <text:p>105.063843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" calcext:value-type="float">
            <text:p>624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6522" calcext:value-type="float">
            <text:p>1.2465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0976" calcext:value-type="float">
            <text:p>1.270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643388" calcext:value-type="float">
            <text:p>13643388</text:p>
          </table:table-cell>
          <table:table-cell office:value-type="float" office:value="884732" calcext:value-type="float">
            <text:p>884732</text:p>
          </table:table-cell>
          <table:table-cell office:value-type="float" office:value="12969" calcext:value-type="float">
            <text:p>12969</text:p>
          </table:table-cell>
          <table:table-cell office:value-type="float" office:value="841" calcext:value-type="float">
            <text:p>841</text:p>
          </table:table-cell>
          <table:table-cell office:value-type="float" office:value="1.010963" calcext:value-type="float">
            <text:p>1.010963</text:p>
          </table:table-cell>
          <table:table-cell office:value-type="float" office:value="17.998531" calcext:value-type="float">
            <text:p>17.998531</text:p>
          </table:table-cell>
          <table:table-cell office:value-type="float" office:value="16.987569" calcext:value-type="float">
            <text:p>16.987569</text:p>
          </table:table-cell>
          <table:table-cell office:value-type="float" office:value="0.416649" calcext:value-type="float">
            <text:p>0.416649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643388" calcext:value-type="float">
            <text:p>13643388</text:p>
          </table:table-cell>
          <table:table-cell office:value-type="float" office:value="1349716" calcext:value-type="float">
            <text:p>1349716</text:p>
          </table:table-cell>
          <table:table-cell office:value-type="float" office:value="12969" calcext:value-type="float">
            <text:p>12969</text:p>
          </table:table-cell>
          <table:table-cell office:value-type="float" office:value="1283" calcext:value-type="float">
            <text:p>1283</text:p>
          </table:table-cell>
          <table:table-cell office:value-type="float" office:value="1.095279" calcext:value-type="float">
            <text:p>1.095279</text:p>
          </table:table-cell>
          <table:table-cell office:value-type="float" office:value="27.99012" calcext:value-type="float">
            <text:p>27.99012</text:p>
          </table:table-cell>
          <table:table-cell office:value-type="float" office:value="26.894841" calcext:value-type="float">
            <text:p>26.894841</text:p>
          </table:table-cell>
          <table:table-cell office:value-type="float" office:value="0.40148" calcext:value-type="float">
            <text:p>0.40148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34183" calcext:value-type="float">
            <text:p>1.034183</text:p>
          </table:table-cell>
          <table:table-cell office:value-type="float" office:value="104.778922" calcext:value-type="float">
            <text:p>104.778922</text:p>
          </table:table-cell>
          <table:table-cell office:value-type="float" office:value="103.744739" calcext:value-type="float">
            <text:p>103.744739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9082" calcext:value-type="float">
            <text:p>1.019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6279" calcext:value-type="float">
            <text:p>1.056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747536" calcext:value-type="float">
            <text:p>13747536</text:p>
          </table:table-cell>
          <table:table-cell office:value-type="float" office:value="851068" calcext:value-type="float">
            <text:p>851068</text:p>
          </table:table-cell>
          <table:table-cell office:value-type="float" office:value="13068" calcext:value-type="float">
            <text:p>13068</text:p>
          </table:table-cell>
          <table:table-cell office:value-type="float" office:value="809" calcext:value-type="float">
            <text:p>809</text:p>
          </table:table-cell>
          <table:table-cell office:value-type="float" office:value="1.008749" calcext:value-type="float">
            <text:p>1.008749</text:p>
          </table:table-cell>
          <table:table-cell office:value-type="float" office:value="17.990013" calcext:value-type="float">
            <text:p>17.990013</text:p>
          </table:table-cell>
          <table:table-cell office:value-type="float" office:value="16.981265" calcext:value-type="float">
            <text:p>16.981265</text:p>
          </table:table-cell>
          <table:table-cell office:value-type="float" office:value="0.400944" calcext:value-type="float">
            <text:p>0.400944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747536" calcext:value-type="float">
            <text:p>13747536</text:p>
          </table:table-cell>
          <table:table-cell office:value-type="float" office:value="1267660" calcext:value-type="float">
            <text:p>1267660</text:p>
          </table:table-cell>
          <table:table-cell office:value-type="float" office:value="13068" calcext:value-type="float">
            <text:p>13068</text:p>
          </table:table-cell>
          <table:table-cell office:value-type="float" office:value="1205" calcext:value-type="float">
            <text:p>1205</text:p>
          </table:table-cell>
          <table:table-cell office:value-type="float" office:value="1.087811" calcext:value-type="float">
            <text:p>1.087811</text:p>
          </table:table-cell>
          <table:table-cell office:value-type="float" office:value="26.99867" calcext:value-type="float">
            <text:p>26.99867</text:p>
          </table:table-cell>
          <table:table-cell office:value-type="float" office:value="25.910859" calcext:value-type="float">
            <text:p>25.910859</text:p>
          </table:table-cell>
          <table:table-cell office:value-type="float" office:value="0.391391" calcext:value-type="float">
            <text:p>0.391391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39057" calcext:value-type="float">
            <text:p>1.039057</text:p>
          </table:table-cell>
          <table:table-cell office:value-type="float" office:value="103.228739" calcext:value-type="float">
            <text:p>103.228739</text:p>
          </table:table-cell>
          <table:table-cell office:value-type="float" office:value="102.189682" calcext:value-type="float">
            <text:p>102.189682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2543" calcext:value-type="float">
            <text:p>1.022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4665" calcext:value-type="float">
            <text:p>1.054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851684" calcext:value-type="float">
            <text:p>13851684</text:p>
          </table:table-cell>
          <table:table-cell office:value-type="float" office:value="870004" calcext:value-type="float">
            <text:p>870004</text:p>
          </table:table-cell>
          <table:table-cell office:value-type="float" office:value="13167" calcext:value-type="float">
            <text:p>13167</text:p>
          </table:table-cell>
          <table:table-cell office:value-type="float" office:value="827" calcext:value-type="float">
            <text:p>827</text:p>
          </table:table-cell>
          <table:table-cell office:value-type="float" office:value="1.018127" calcext:value-type="float">
            <text:p>1.018127</text:p>
          </table:table-cell>
          <table:table-cell office:value-type="float" office:value="17.991765" calcext:value-type="float">
            <text:p>17.991765</text:p>
          </table:table-cell>
          <table:table-cell office:value-type="float" office:value="16.973638" calcext:value-type="float">
            <text:p>16.973638</text:p>
          </table:table-cell>
          <table:table-cell office:value-type="float" office:value="0.410049" calcext:value-type="float">
            <text:p>0.410049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851684" calcext:value-type="float">
            <text:p>13851684</text:p>
          </table:table-cell>
          <table:table-cell office:value-type="float" office:value="1308688" calcext:value-type="float">
            <text:p>1308688</text:p>
          </table:table-cell>
          <table:table-cell office:value-type="float" office:value="13167" calcext:value-type="float">
            <text:p>13167</text:p>
          </table:table-cell>
          <table:table-cell office:value-type="float" office:value="1244" calcext:value-type="float">
            <text:p>1244</text:p>
          </table:table-cell>
          <table:table-cell office:value-type="float" office:value="1.074573" calcext:value-type="float">
            <text:p>1.074573</text:p>
          </table:table-cell>
          <table:table-cell office:value-type="float" office:value="26.991884" calcext:value-type="float">
            <text:p>26.991884</text:p>
          </table:table-cell>
          <table:table-cell office:value-type="float" office:value="25.917311" calcext:value-type="float">
            <text:p>25.917311</text:p>
          </table:table-cell>
          <table:table-cell office:value-type="float" office:value="0.403958" calcext:value-type="float">
            <text:p>0.403958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012732" calcext:value-type="float">
            <text:p>1.012732</text:p>
          </table:table-cell>
          <table:table-cell office:value-type="float" office:value="105.885905" calcext:value-type="float">
            <text:p>105.885905</text:p>
          </table:table-cell>
          <table:table-cell office:value-type="float" office:value="104.873173" calcext:value-type="float">
            <text:p>104.873173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" calcext:value-type="float">
            <text:p>624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0619" calcext:value-type="float">
            <text:p>1.020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35173" calcext:value-type="float">
            <text:p>1.035173</text:p>
          </table:table-cell>
          <table:table-cell office:value-type="float" office:value="90.072624" calcext:value-type="float">
            <text:p>90.072624</text:p>
          </table:table-cell>
          <table:table-cell office:value-type="float" office:value="89.037451" calcext:value-type="float">
            <text:p>89.03745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55832" calcext:value-type="float">
            <text:p>13955832</text:p>
          </table:table-cell>
          <table:table-cell office:value-type="float" office:value="828976" calcext:value-type="float">
            <text:p>828976</text:p>
          </table:table-cell>
          <table:table-cell office:value-type="float" office:value="13266" calcext:value-type="float">
            <text:p>13266</text:p>
          </table:table-cell>
          <table:table-cell office:value-type="float" office:value="788" calcext:value-type="float">
            <text:p>788</text:p>
          </table:table-cell>
          <table:table-cell office:value-type="float" office:value="1.017257" calcext:value-type="float">
            <text:p>1.017257</text:p>
          </table:table-cell>
          <table:table-cell office:value-type="float" office:value="17.97364" calcext:value-type="float">
            <text:p>17.97364</text:p>
          </table:table-cell>
          <table:table-cell office:value-type="float" office:value="16.956383" calcext:value-type="float">
            <text:p>16.956383</text:p>
          </table:table-cell>
          <table:table-cell office:value-type="float" office:value="0.39111" calcext:value-type="float">
            <text:p>0.39111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955832" calcext:value-type="float">
            <text:p>13955832</text:p>
          </table:table-cell>
          <table:table-cell office:value-type="float" office:value="1248724" calcext:value-type="float">
            <text:p>1248724</text:p>
          </table:table-cell>
          <table:table-cell office:value-type="float" office:value="13266" calcext:value-type="float">
            <text:p>13266</text:p>
          </table:table-cell>
          <table:table-cell office:value-type="float" office:value="1187" calcext:value-type="float">
            <text:p>1187</text:p>
          </table:table-cell>
          <table:table-cell office:value-type="float" office:value="1.093278" calcext:value-type="float">
            <text:p>1.093278</text:p>
          </table:table-cell>
          <table:table-cell office:value-type="float" office:value="26.98265" calcext:value-type="float">
            <text:p>26.98265</text:p>
          </table:table-cell>
          <table:table-cell office:value-type="float" office:value="25.889372" calcext:value-type="float">
            <text:p>25.889372</text:p>
          </table:table-cell>
          <table:table-cell office:value-type="float" office:value="0.385865" calcext:value-type="float">
            <text:p>0.385865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045164" calcext:value-type="float">
            <text:p>1.045164</text:p>
          </table:table-cell>
          <table:table-cell office:value-type="float" office:value="108.312922" calcext:value-type="float">
            <text:p>108.312922</text:p>
          </table:table-cell>
          <table:table-cell office:value-type="float" office:value="107.267758" calcext:value-type="float">
            <text:p>107.267758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2" calcext:value-type="float">
            <text:p>67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9115" calcext:value-type="float">
            <text:p>1.019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59832" calcext:value-type="float">
            <text:p>1.059832</text:p>
          </table:table-cell>
          <table:table-cell office:value-type="float" office:value="44.378204" calcext:value-type="float">
            <text:p>44.378204</text:p>
          </table:table-cell>
          <table:table-cell office:value-type="float" office:value="43.318372" calcext:value-type="float">
            <text:p>43.318372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061032" calcext:value-type="float">
            <text:p>14061032</text:p>
          </table:table-cell>
          <table:table-cell office:value-type="float" office:value="883680" calcext:value-type="float">
            <text:p>883680</text:p>
          </table:table-cell>
          <table:table-cell office:value-type="float" office:value="13366" calcext:value-type="float">
            <text:p>13366</text:p>
          </table:table-cell>
          <table:table-cell office:value-type="float" office:value="840" calcext:value-type="float">
            <text:p>840</text:p>
          </table:table-cell>
          <table:table-cell office:value-type="float" office:value="1.030263" calcext:value-type="float">
            <text:p>1.030263</text:p>
          </table:table-cell>
          <table:table-cell office:value-type="float" office:value="17.996093" calcext:value-type="float">
            <text:p>17.996093</text:p>
          </table:table-cell>
          <table:table-cell office:value-type="float" office:value="16.96583" calcext:value-type="float">
            <text:p>16.96583</text:p>
          </table:table-cell>
          <table:table-cell office:value-type="float" office:value="0.416687" calcext:value-type="float">
            <text:p>0.416687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061032" calcext:value-type="float">
            <text:p>14061032</text:p>
          </table:table-cell>
          <table:table-cell office:value-type="float" office:value="1276076" calcext:value-type="float">
            <text:p>1276076</text:p>
          </table:table-cell>
          <table:table-cell office:value-type="float" office:value="13366" calcext:value-type="float">
            <text:p>13366</text:p>
          </table:table-cell>
          <table:table-cell office:value-type="float" office:value="1213" calcext:value-type="float">
            <text:p>1213</text:p>
          </table:table-cell>
          <table:table-cell office:value-type="float" office:value="1.316733" calcext:value-type="float">
            <text:p>1.316733</text:p>
          </table:table-cell>
          <table:table-cell office:value-type="float" office:value="26.998604" calcext:value-type="float">
            <text:p>26.998604</text:p>
          </table:table-cell>
          <table:table-cell office:value-type="float" office:value="25.681871" calcext:value-type="float">
            <text:p>25.681871</text:p>
          </table:table-cell>
          <table:table-cell office:value-type="float" office:value="0.397503" calcext:value-type="float">
            <text:p>0.397503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159" calcext:value-type="float">
            <text:p>1.017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67426" calcext:value-type="float">
            <text:p>1.267426</text:p>
          </table:table-cell>
          <table:table-cell office:value-type="float" office:value="104.996527" calcext:value-type="float">
            <text:p>104.996527</text:p>
          </table:table-cell>
          <table:table-cell office:value-type="float" office:value="103.729102" calcext:value-type="float">
            <text:p>103.72910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2" calcext:value-type="float">
            <text:p>67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2305" calcext:value-type="float">
            <text:p>1.252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89003" calcext:value-type="float">
            <text:p>1.289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165180" calcext:value-type="float">
            <text:p>14165180</text:p>
          </table:table-cell>
          <table:table-cell office:value-type="float" office:value="840548" calcext:value-type="float">
            <text:p>840548</text:p>
          </table:table-cell>
          <table:table-cell office:value-type="float" office:value="13465" calcext:value-type="float">
            <text:p>13465</text:p>
          </table:table-cell>
          <table:table-cell office:value-type="float" office:value="799" calcext:value-type="float">
            <text:p>799</text:p>
          </table:table-cell>
          <table:table-cell office:value-type="float" office:value="1.013629" calcext:value-type="float">
            <text:p>1.013629</text:p>
          </table:table-cell>
          <table:table-cell office:value-type="float" office:value="17.983971" calcext:value-type="float">
            <text:p>17.983971</text:p>
          </table:table-cell>
          <table:table-cell office:value-type="float" office:value="16.970342" calcext:value-type="float">
            <text:p>16.970342</text:p>
          </table:table-cell>
          <table:table-cell office:value-type="float" office:value="0.396243" calcext:value-type="float">
            <text:p>0.396243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165180" calcext:value-type="float">
            <text:p>14165180</text:p>
          </table:table-cell>
          <table:table-cell office:value-type="float" office:value="1339196" calcext:value-type="float">
            <text:p>1339196</text:p>
          </table:table-cell>
          <table:table-cell office:value-type="float" office:value="13465" calcext:value-type="float">
            <text:p>13465</text:p>
          </table:table-cell>
          <table:table-cell office:value-type="float" office:value="1273" calcext:value-type="float">
            <text:p>1273</text:p>
          </table:table-cell>
          <table:table-cell office:value-type="float" office:value="1.086693" calcext:value-type="float">
            <text:p>1.086693</text:p>
          </table:table-cell>
          <table:table-cell office:value-type="float" office:value="27.981393" calcext:value-type="float">
            <text:p>27.981393</text:p>
          </table:table-cell>
          <table:table-cell office:value-type="float" office:value="26.8947" calcext:value-type="float">
            <text:p>26.8947</text:p>
          </table:table-cell>
          <table:table-cell office:value-type="float" office:value="0.398352" calcext:value-type="float">
            <text:p>0.398352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36863" calcext:value-type="float">
            <text:p>1.036863</text:p>
          </table:table-cell>
          <table:table-cell office:value-type="float" office:value="104.907032" calcext:value-type="float">
            <text:p>104.907032</text:p>
          </table:table-cell>
          <table:table-cell office:value-type="float" office:value="103.87017" calcext:value-type="float">
            <text:p>103.87017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0" calcext:value-type="float">
            <text:p>72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5567" calcext:value-type="float">
            <text:p>1.0155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1491" calcext:value-type="float">
            <text:p>1.0514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269328" calcext:value-type="float">
            <text:p>14269328</text:p>
          </table:table-cell>
          <table:table-cell office:value-type="float" office:value="814248" calcext:value-type="float">
            <text:p>814248</text:p>
          </table:table-cell>
          <table:table-cell office:value-type="float" office:value="13564" calcext:value-type="float">
            <text:p>13564</text:p>
          </table:table-cell>
          <table:table-cell office:value-type="float" office:value="774" calcext:value-type="float">
            <text:p>774</text:p>
          </table:table-cell>
          <table:table-cell office:value-type="float" office:value="1.016327" calcext:value-type="float">
            <text:p>1.016327</text:p>
          </table:table-cell>
          <table:table-cell office:value-type="float" office:value="16.997787" calcext:value-type="float">
            <text:p>16.997787</text:p>
          </table:table-cell>
          <table:table-cell office:value-type="float" office:value="15.98146" calcext:value-type="float">
            <text:p>15.98146</text:p>
          </table:table-cell>
          <table:table-cell office:value-type="float" office:value="0.407596" calcext:value-type="float">
            <text:p>0.407596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269328" calcext:value-type="float">
            <text:p>14269328</text:p>
          </table:table-cell>
          <table:table-cell office:value-type="float" office:value="1302376" calcext:value-type="float">
            <text:p>1302376</text:p>
          </table:table-cell>
          <table:table-cell office:value-type="float" office:value="13564" calcext:value-type="float">
            <text:p>13564</text:p>
          </table:table-cell>
          <table:table-cell office:value-type="float" office:value="1238" calcext:value-type="float">
            <text:p>1238</text:p>
          </table:table-cell>
          <table:table-cell office:value-type="float" office:value="1.079563" calcext:value-type="float">
            <text:p>1.079563</text:p>
          </table:table-cell>
          <table:table-cell office:value-type="float" office:value="26.985155" calcext:value-type="float">
            <text:p>26.985155</text:p>
          </table:table-cell>
          <table:table-cell office:value-type="float" office:value="25.905592" calcext:value-type="float">
            <text:p>25.905592</text:p>
          </table:table-cell>
          <table:table-cell office:value-type="float" office:value="0.402191" calcext:value-type="float">
            <text:p>0.402191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08579" calcext:value-type="float">
            <text:p>1.008579</text:p>
          </table:table-cell>
          <table:table-cell office:value-type="float" office:value="104.145491" calcext:value-type="float">
            <text:p>104.145491</text:p>
          </table:table-cell>
          <table:table-cell office:value-type="float" office:value="103.136912" calcext:value-type="float">
            <text:p>103.136912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8939" calcext:value-type="float">
            <text:p>1.018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993" calcext:value-type="float">
            <text:p>1.033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372424" calcext:value-type="float">
            <text:p>14372424</text:p>
          </table:table-cell>
          <table:table-cell office:value-type="float" office:value="808988" calcext:value-type="float">
            <text:p>808988</text:p>
          </table:table-cell>
          <table:table-cell office:value-type="float" office:value="13662" calcext:value-type="float">
            <text:p>13662</text:p>
          </table:table-cell>
          <table:table-cell office:value-type="float" office:value="769" calcext:value-type="float">
            <text:p>769</text:p>
          </table:table-cell>
          <table:table-cell office:value-type="float" office:value="1.011289" calcext:value-type="float">
            <text:p>1.011289</text:p>
          </table:table-cell>
          <table:table-cell office:value-type="float" office:value="16.976973" calcext:value-type="float">
            <text:p>16.976973</text:p>
          </table:table-cell>
          <table:table-cell office:value-type="float" office:value="15.965684" calcext:value-type="float">
            <text:p>15.965684</text:p>
          </table:table-cell>
          <table:table-cell office:value-type="float" office:value="0.405363" calcext:value-type="float">
            <text:p>0.405363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372424" calcext:value-type="float">
            <text:p>14372424</text:p>
          </table:table-cell>
          <table:table-cell office:value-type="float" office:value="1228736" calcext:value-type="float">
            <text:p>1228736</text:p>
          </table:table-cell>
          <table:table-cell office:value-type="float" office:value="13662" calcext:value-type="float">
            <text:p>13662</text:p>
          </table:table-cell>
          <table:table-cell office:value-type="float" office:value="1168" calcext:value-type="float">
            <text:p>1168</text:p>
          </table:table-cell>
          <table:table-cell office:value-type="float" office:value="1.091313" calcext:value-type="float">
            <text:p>1.091313</text:p>
          </table:table-cell>
          <table:table-cell office:value-type="float" office:value="25.984495" calcext:value-type="float">
            <text:p>25.984495</text:p>
          </table:table-cell>
          <table:table-cell office:value-type="float" office:value="24.893182" calcext:value-type="float">
            <text:p>24.893182</text:p>
          </table:table-cell>
          <table:table-cell office:value-type="float" office:value="0.394883" calcext:value-type="float">
            <text:p>0.394883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36843" calcext:value-type="float">
            <text:p>1.036843</text:p>
          </table:table-cell>
          <table:table-cell office:value-type="float" office:value="105.372132" calcext:value-type="float">
            <text:p>105.372132</text:p>
          </table:table-cell>
          <table:table-cell office:value-type="float" office:value="104.33529" calcext:value-type="float">
            <text:p>104.33529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4963" calcext:value-type="float">
            <text:p>1.024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362" calcext:value-type="float">
            <text:p>1.06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76572" calcext:value-type="float">
            <text:p>14476572</text:p>
          </table:table-cell>
          <table:table-cell office:value-type="float" office:value="833184" calcext:value-type="float">
            <text:p>833184</text:p>
          </table:table-cell>
          <table:table-cell office:value-type="float" office:value="13761" calcext:value-type="float">
            <text:p>13761</text:p>
          </table:table-cell>
          <table:table-cell office:value-type="float" office:value="792" calcext:value-type="float">
            <text:p>792</text:p>
          </table:table-cell>
          <table:table-cell office:value-type="float" office:value="1.015549" calcext:value-type="float">
            <text:p>1.015549</text:p>
          </table:table-cell>
          <table:table-cell office:value-type="float" office:value="16.969865" calcext:value-type="float">
            <text:p>16.969865</text:p>
          </table:table-cell>
          <table:table-cell office:value-type="float" office:value="15.954317" calcext:value-type="float">
            <text:p>15.954317</text:p>
          </table:table-cell>
          <table:table-cell office:value-type="float" office:value="0.417785" calcext:value-type="float">
            <text:p>0.417785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476572" calcext:value-type="float">
            <text:p>14476572</text:p>
          </table:table-cell>
          <table:table-cell office:value-type="float" office:value="1347612" calcext:value-type="float">
            <text:p>1347612</text:p>
          </table:table-cell>
          <table:table-cell office:value-type="float" office:value="13761" calcext:value-type="float">
            <text:p>13761</text:p>
          </table:table-cell>
          <table:table-cell office:value-type="float" office:value="1281" calcext:value-type="float">
            <text:p>1281</text:p>
          </table:table-cell>
          <table:table-cell office:value-type="float" office:value="1.139013" calcext:value-type="float">
            <text:p>1.139013</text:p>
          </table:table-cell>
          <table:table-cell office:value-type="float" office:value="27.988911" calcext:value-type="float">
            <text:p>27.988911</text:p>
          </table:table-cell>
          <table:table-cell office:value-type="float" office:value="26.849898" calcext:value-type="float">
            <text:p>26.849898</text:p>
          </table:table-cell>
          <table:table-cell office:value-type="float" office:value="0.401525" calcext:value-type="float">
            <text:p>0.401525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8263" calcext:value-type="float">
            <text:p>1.038263</text:p>
          </table:table-cell>
          <table:table-cell office:value-type="float" office:value="108.016725" calcext:value-type="float">
            <text:p>108.016725</text:p>
          </table:table-cell>
          <table:table-cell office:value-type="float" office:value="106.978462" calcext:value-type="float">
            <text:p>106.978462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8" calcext:value-type="float">
            <text:p>28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2702" calcext:value-type="float">
            <text:p>1.022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7047" calcext:value-type="float">
            <text:p>1.067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581772" calcext:value-type="float">
            <text:p>14581772</text:p>
          </table:table-cell>
          <table:table-cell office:value-type="float" office:value="819508" calcext:value-type="float">
            <text:p>819508</text:p>
          </table:table-cell>
          <table:table-cell office:value-type="float" office:value="13861" calcext:value-type="float">
            <text:p>13861</text:p>
          </table:table-cell>
          <table:table-cell office:value-type="float" office:value="779" calcext:value-type="float">
            <text:p>779</text:p>
          </table:table-cell>
          <table:table-cell office:value-type="float" office:value="1.016549" calcext:value-type="float">
            <text:p>1.016549</text:p>
          </table:table-cell>
          <table:table-cell office:value-type="float" office:value="16.998837" calcext:value-type="float">
            <text:p>16.998837</text:p>
          </table:table-cell>
          <table:table-cell office:value-type="float" office:value="15.982288" calcext:value-type="float">
            <text:p>15.982288</text:p>
          </table:table-cell>
          <table:table-cell office:value-type="float" office:value="0.410208" calcext:value-type="float">
            <text:p>0.410208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581772" calcext:value-type="float">
            <text:p>14581772</text:p>
          </table:table-cell>
          <table:table-cell office:value-type="float" office:value="1253984" calcext:value-type="float">
            <text:p>1253984</text:p>
          </table:table-cell>
          <table:table-cell office:value-type="float" office:value="13861" calcext:value-type="float">
            <text:p>13861</text:p>
          </table:table-cell>
          <table:table-cell office:value-type="float" office:value="1192" calcext:value-type="float">
            <text:p>1192</text:p>
          </table:table-cell>
          <table:table-cell office:value-type="float" office:value="1.116924" calcext:value-type="float">
            <text:p>1.116924</text:p>
          </table:table-cell>
          <table:table-cell office:value-type="float" office:value="26.98722" calcext:value-type="float">
            <text:p>26.98722</text:p>
          </table:table-cell>
          <table:table-cell office:value-type="float" office:value="25.870296" calcext:value-type="float">
            <text:p>25.870296</text:p>
          </table:table-cell>
          <table:table-cell office:value-type="float" office:value="0.387776" calcext:value-type="float">
            <text:p>0.387776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44697" calcext:value-type="float">
            <text:p>1.044697</text:p>
          </table:table-cell>
          <table:table-cell office:value-type="float" office:value="105.216713" calcext:value-type="float">
            <text:p>105.216713</text:p>
          </table:table-cell>
          <table:table-cell office:value-type="float" office:value="104.172016" calcext:value-type="float">
            <text:p>104.172016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8107" calcext:value-type="float">
            <text:p>1.018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576" calcext:value-type="float">
            <text:p>1.065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684868" calcext:value-type="float">
            <text:p>14684868</text:p>
          </table:table-cell>
          <table:table-cell office:value-type="float" office:value="982568" calcext:value-type="float">
            <text:p>982568</text:p>
          </table:table-cell>
          <table:table-cell office:value-type="float" office:value="13959" calcext:value-type="float">
            <text:p>13959</text:p>
          </table:table-cell>
          <table:table-cell office:value-type="float" office:value="934" calcext:value-type="float">
            <text:p>934</text:p>
          </table:table-cell>
          <table:table-cell office:value-type="float" office:value="1.012529" calcext:value-type="float">
            <text:p>1.012529</text:p>
          </table:table-cell>
          <table:table-cell office:value-type="float" office:value="17.990551" calcext:value-type="float">
            <text:p>17.990551</text:p>
          </table:table-cell>
          <table:table-cell office:value-type="float" office:value="16.978023" calcext:value-type="float">
            <text:p>16.978023</text:p>
          </table:table-cell>
          <table:table-cell office:value-type="float" office:value="0.462983" calcext:value-type="float">
            <text:p>0.462983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684868" calcext:value-type="float">
            <text:p>14684868</text:p>
          </table:table-cell>
          <table:table-cell office:value-type="float" office:value="1329728" calcext:value-type="float">
            <text:p>1329728</text:p>
          </table:table-cell>
          <table:table-cell office:value-type="float" office:value="13959" calcext:value-type="float">
            <text:p>13959</text:p>
          </table:table-cell>
          <table:table-cell office:value-type="float" office:value="1264" calcext:value-type="float">
            <text:p>1264</text:p>
          </table:table-cell>
          <table:table-cell office:value-type="float" office:value="2.099888" calcext:value-type="float">
            <text:p>2.099888</text:p>
          </table:table-cell>
          <table:table-cell office:value-type="float" office:value="28.990784" calcext:value-type="float">
            <text:p>28.990784</text:p>
          </table:table-cell>
          <table:table-cell office:value-type="float" office:value="26.890896" calcext:value-type="float">
            <text:p>26.890896</text:p>
          </table:table-cell>
          <table:table-cell office:value-type="float" office:value="0.395592" calcext:value-type="float">
            <text:p>0.395592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41243" calcext:value-type="float">
            <text:p>1.041243</text:p>
          </table:table-cell>
          <table:table-cell office:value-type="float" office:value="104.921934" calcext:value-type="float">
            <text:p>104.921934</text:p>
          </table:table-cell>
          <table:table-cell office:value-type="float" office:value="103.88069" calcext:value-type="float">
            <text:p>103.88069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0788" calcext:value-type="float">
            <text:p>1.020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50219" calcext:value-type="float">
            <text:p>2.050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789016" calcext:value-type="float">
            <text:p>14789016</text:p>
          </table:table-cell>
          <table:table-cell office:value-type="float" office:value="836340" calcext:value-type="float">
            <text:p>836340</text:p>
          </table:table-cell>
          <table:table-cell office:value-type="float" office:value="14058" calcext:value-type="float">
            <text:p>14058</text:p>
          </table:table-cell>
          <table:table-cell office:value-type="float" office:value="795" calcext:value-type="float">
            <text:p>795</text:p>
          </table:table-cell>
          <table:table-cell office:value-type="float" office:value="1.015369" calcext:value-type="float">
            <text:p>1.015369</text:p>
          </table:table-cell>
          <table:table-cell office:value-type="float" office:value="16.991505" calcext:value-type="float">
            <text:p>16.991505</text:p>
          </table:table-cell>
          <table:table-cell office:value-type="float" office:value="15.976137" calcext:value-type="float">
            <text:p>15.976137</text:p>
          </table:table-cell>
          <table:table-cell office:value-type="float" office:value="0.418795" calcext:value-type="float">
            <text:p>0.418795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789016" calcext:value-type="float">
            <text:p>14789016</text:p>
          </table:table-cell>
          <table:table-cell office:value-type="float" office:value="1401264" calcext:value-type="float">
            <text:p>1401264</text:p>
          </table:table-cell>
          <table:table-cell office:value-type="float" office:value="14058" calcext:value-type="float">
            <text:p>14058</text:p>
          </table:table-cell>
          <table:table-cell office:value-type="float" office:value="1332" calcext:value-type="float">
            <text:p>1332</text:p>
          </table:table-cell>
          <table:table-cell office:value-type="float" office:value="1.059928" calcext:value-type="float">
            <text:p>1.059928</text:p>
          </table:table-cell>
          <table:table-cell office:value-type="float" office:value="28.993142" calcext:value-type="float">
            <text:p>28.993142</text:p>
          </table:table-cell>
          <table:table-cell office:value-type="float" office:value="27.933214" calcext:value-type="float">
            <text:p>27.933214</text:p>
          </table:table-cell>
          <table:table-cell office:value-type="float" office:value="0.401318" calcext:value-type="float">
            <text:p>0.401318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05399" calcext:value-type="float">
            <text:p>1.005399</text:p>
          </table:table-cell>
          <table:table-cell office:value-type="float" office:value="103.199196" calcext:value-type="float">
            <text:p>103.199196</text:p>
          </table:table-cell>
          <table:table-cell office:value-type="float" office:value="102.193797" calcext:value-type="float">
            <text:p>102.193797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7841" calcext:value-type="float">
            <text:p>1.017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2375" calcext:value-type="float">
            <text:p>1.032375</text:p>
          </table:table-cell>
          <table:table-cell office:value-type="float" office:value="82.377052" calcext:value-type="float">
            <text:p>82.377052</text:p>
          </table:table-cell>
          <table:table-cell office:value-type="float" office:value="81.344677" calcext:value-type="float">
            <text:p>81.344677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93164" calcext:value-type="float">
            <text:p>14893164</text:p>
          </table:table-cell>
          <table:table-cell office:value-type="float" office:value="821612" calcext:value-type="float">
            <text:p>821612</text:p>
          </table:table-cell>
          <table:table-cell office:value-type="float" office:value="14157" calcext:value-type="float">
            <text:p>14157</text:p>
          </table:table-cell>
          <table:table-cell office:value-type="float" office:value="781" calcext:value-type="float">
            <text:p>781</text:p>
          </table:table-cell>
          <table:table-cell office:value-type="float" office:value="1.008789" calcext:value-type="float">
            <text:p>1.008789</text:p>
          </table:table-cell>
          <table:table-cell office:value-type="float" office:value="16.980289" calcext:value-type="float">
            <text:p>16.980289</text:p>
          </table:table-cell>
          <table:table-cell office:value-type="float" office:value="15.9715" calcext:value-type="float">
            <text:p>15.9715</text:p>
          </table:table-cell>
          <table:table-cell office:value-type="float" office:value="0.411539" calcext:value-type="float">
            <text:p>0.411539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893164" calcext:value-type="float">
            <text:p>14893164</text:p>
          </table:table-cell>
          <table:table-cell office:value-type="float" office:value="1262400" calcext:value-type="float">
            <text:p>1262400</text:p>
          </table:table-cell>
          <table:table-cell office:value-type="float" office:value="14157" calcext:value-type="float">
            <text:p>14157</text:p>
          </table:table-cell>
          <table:table-cell office:value-type="float" office:value="1200" calcext:value-type="float">
            <text:p>1200</text:p>
          </table:table-cell>
          <table:table-cell office:value-type="float" office:value="1.092267" calcext:value-type="float">
            <text:p>1.092267</text:p>
          </table:table-cell>
          <table:table-cell office:value-type="float" office:value="26.985913" calcext:value-type="float">
            <text:p>26.985913</text:p>
          </table:table-cell>
          <table:table-cell office:value-type="float" office:value="25.893646" calcext:value-type="float">
            <text:p>25.893646</text:p>
          </table:table-cell>
          <table:table-cell office:value-type="float" office:value="0.390026" calcext:value-type="float">
            <text:p>0.390026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9137" calcext:value-type="float">
            <text:p>1.039137</text:p>
          </table:table-cell>
          <table:table-cell office:value-type="float" office:value="101.830647" calcext:value-type="float">
            <text:p>101.830647</text:p>
          </table:table-cell>
          <table:table-cell office:value-type="float" office:value="100.79151" calcext:value-type="float">
            <text:p>100.7915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9691" calcext:value-type="float">
            <text:p>1.029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4755" calcext:value-type="float">
            <text:p>1.064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998364" calcext:value-type="float">
            <text:p>14998364</text:p>
          </table:table-cell>
          <table:table-cell office:value-type="float" office:value="848964" calcext:value-type="float">
            <text:p>848964</text:p>
          </table:table-cell>
          <table:table-cell office:value-type="float" office:value="14257" calcext:value-type="float">
            <text:p>14257</text:p>
          </table:table-cell>
          <table:table-cell office:value-type="float" office:value="807" calcext:value-type="float">
            <text:p>807</text:p>
          </table:table-cell>
          <table:table-cell office:value-type="float" office:value="1.011173" calcext:value-type="float">
            <text:p>1.011173</text:p>
          </table:table-cell>
          <table:table-cell office:value-type="float" office:value="16.984854" calcext:value-type="float">
            <text:p>16.984854</text:p>
          </table:table-cell>
          <table:table-cell office:value-type="float" office:value="15.973681" calcext:value-type="float">
            <text:p>15.973681</text:p>
          </table:table-cell>
          <table:table-cell office:value-type="float" office:value="0.425181" calcext:value-type="float">
            <text:p>0.425181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998364" calcext:value-type="float">
            <text:p>14998364</text:p>
          </table:table-cell>
          <table:table-cell office:value-type="float" office:value="1300272" calcext:value-type="float">
            <text:p>1300272</text:p>
          </table:table-cell>
          <table:table-cell office:value-type="float" office:value="14257" calcext:value-type="float">
            <text:p>14257</text:p>
          </table:table-cell>
          <table:table-cell office:value-type="float" office:value="1236" calcext:value-type="float">
            <text:p>1236</text:p>
          </table:table-cell>
          <table:table-cell office:value-type="float" office:value="1.332019" calcext:value-type="float">
            <text:p>1.332019</text:p>
          </table:table-cell>
          <table:table-cell office:value-type="float" office:value="27.992245" calcext:value-type="float">
            <text:p>27.992245</text:p>
          </table:table-cell>
          <table:table-cell office:value-type="float" office:value="26.660226" calcext:value-type="float">
            <text:p>26.660226</text:p>
          </table:table-cell>
          <table:table-cell office:value-type="float" office:value="0.390176" calcext:value-type="float">
            <text:p>0.390176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261067" calcext:value-type="float">
            <text:p>1.261067</text:p>
          </table:table-cell>
          <table:table-cell office:value-type="float" office:value="105.023961" calcext:value-type="float">
            <text:p>105.023961</text:p>
          </table:table-cell>
          <table:table-cell office:value-type="float" office:value="103.762893" calcext:value-type="float">
            <text:p>103.762893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3654" calcext:value-type="float">
            <text:p>1.253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6775" calcext:value-type="float">
            <text:p>1.276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101460" calcext:value-type="float">
            <text:p>15101460</text:p>
          </table:table-cell>
          <table:table-cell office:value-type="float" office:value="815300" calcext:value-type="float">
            <text:p>815300</text:p>
          </table:table-cell>
          <table:table-cell office:value-type="float" office:value="14355" calcext:value-type="float">
            <text:p>14355</text:p>
          </table:table-cell>
          <table:table-cell office:value-type="float" office:value="775" calcext:value-type="float">
            <text:p>775</text:p>
          </table:table-cell>
          <table:table-cell office:value-type="float" office:value="1.012749" calcext:value-type="float">
            <text:p>1.012749</text:p>
          </table:table-cell>
          <table:table-cell office:value-type="float" office:value="16.996279" calcext:value-type="float">
            <text:p>16.996279</text:p>
          </table:table-cell>
          <table:table-cell office:value-type="float" office:value="15.983531" calcext:value-type="float">
            <text:p>15.983531</text:p>
          </table:table-cell>
          <table:table-cell office:value-type="float" office:value="0.40807" calcext:value-type="float">
            <text:p>0.40807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101460" calcext:value-type="float">
            <text:p>15101460</text:p>
          </table:table-cell>
          <table:table-cell office:value-type="float" office:value="1286596" calcext:value-type="float">
            <text:p>1286596</text:p>
          </table:table-cell>
          <table:table-cell office:value-type="float" office:value="14355" calcext:value-type="float">
            <text:p>14355</text:p>
          </table:table-cell>
          <table:table-cell office:value-type="float" office:value="1223" calcext:value-type="float">
            <text:p>1223</text:p>
          </table:table-cell>
          <table:table-cell office:value-type="float" office:value="1.08939" calcext:value-type="float">
            <text:p>1.08939</text:p>
          </table:table-cell>
          <table:table-cell office:value-type="float" office:value="26.972504" calcext:value-type="float">
            <text:p>26.972504</text:p>
          </table:table-cell>
          <table:table-cell office:value-type="float" office:value="25.883114" calcext:value-type="float">
            <text:p>25.883114</text:p>
          </table:table-cell>
          <table:table-cell office:value-type="float" office:value="0.397663" calcext:value-type="float">
            <text:p>0.397663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5283" calcext:value-type="float">
            <text:p>1.035283</text:p>
          </table:table-cell>
          <table:table-cell office:value-type="float" office:value="104.973601" calcext:value-type="float">
            <text:p>104.973601</text:p>
          </table:table-cell>
          <table:table-cell office:value-type="float" office:value="103.938318" calcext:value-type="float">
            <text:p>103.938318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4167" calcext:value-type="float">
            <text:p>1.014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5985" calcext:value-type="float">
            <text:p>1.055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206660" calcext:value-type="float">
            <text:p>15206660</text:p>
          </table:table-cell>
          <table:table-cell office:value-type="float" office:value="805832" calcext:value-type="float">
            <text:p>805832</text:p>
          </table:table-cell>
          <table:table-cell office:value-type="float" office:value="14455" calcext:value-type="float">
            <text:p>14455</text:p>
          </table:table-cell>
          <table:table-cell office:value-type="float" office:value="766" calcext:value-type="float">
            <text:p>766</text:p>
          </table:table-cell>
          <table:table-cell office:value-type="float" office:value="1.009569" calcext:value-type="float">
            <text:p>1.009569</text:p>
          </table:table-cell>
          <table:table-cell office:value-type="float" office:value="16.979144" calcext:value-type="float">
            <text:p>16.979144</text:p>
          </table:table-cell>
          <table:table-cell office:value-type="float" office:value="15.969576" calcext:value-type="float">
            <text:p>15.969576</text:p>
          </table:table-cell>
          <table:table-cell office:value-type="float" office:value="0.403684" calcext:value-type="float">
            <text:p>0.403684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206660" calcext:value-type="float">
            <text:p>15206660</text:p>
          </table:table-cell>
          <table:table-cell office:value-type="float" office:value="1258192" calcext:value-type="float">
            <text:p>1258192</text:p>
          </table:table-cell>
          <table:table-cell office:value-type="float" office:value="14455" calcext:value-type="float">
            <text:p>14455</text:p>
          </table:table-cell>
          <table:table-cell office:value-type="float" office:value="1196" calcext:value-type="float">
            <text:p>1196</text:p>
          </table:table-cell>
          <table:table-cell office:value-type="float" office:value="1.099805" calcext:value-type="float">
            <text:p>1.099805</text:p>
          </table:table-cell>
          <table:table-cell office:value-type="float" office:value="26.985472" calcext:value-type="float">
            <text:p>26.985472</text:p>
          </table:table-cell>
          <table:table-cell office:value-type="float" office:value="25.885667" calcext:value-type="float">
            <text:p>25.885667</text:p>
          </table:table-cell>
          <table:table-cell office:value-type="float" office:value="0.388846" calcext:value-type="float">
            <text:p>0.388846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33009" calcext:value-type="float">
            <text:p>1.033009</text:p>
          </table:table-cell>
          <table:table-cell office:value-type="float" office:value="102.951956" calcext:value-type="float">
            <text:p>102.951956</text:p>
          </table:table-cell>
          <table:table-cell office:value-type="float" office:value="101.918947" calcext:value-type="float">
            <text:p>101.918947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7788" calcext:value-type="float">
            <text:p>1.017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48851" calcext:value-type="float">
            <text:p>1.048851</text:p>
          </table:table-cell>
          <table:table-cell office:value-type="float" office:value="18.366563" calcext:value-type="float">
            <text:p>18.366563</text:p>
          </table:table-cell>
          <table:table-cell office:value-type="float" office:value="17.317713" calcext:value-type="float">
            <text:p>17.317713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10808" calcext:value-type="float">
            <text:p>15310808</text:p>
          </table:table-cell>
          <table:table-cell office:value-type="float" office:value="804780" calcext:value-type="float">
            <text:p>804780</text:p>
          </table:table-cell>
          <table:table-cell office:value-type="float" office:value="14554" calcext:value-type="float">
            <text:p>14554</text:p>
          </table:table-cell>
          <table:table-cell office:value-type="float" office:value="765" calcext:value-type="float">
            <text:p>765</text:p>
          </table:table-cell>
          <table:table-cell office:value-type="float" office:value="1.013669" calcext:value-type="float">
            <text:p>1.013669</text:p>
          </table:table-cell>
          <table:table-cell office:value-type="float" office:value="16.973589" calcext:value-type="float">
            <text:p>16.973589</text:p>
          </table:table-cell>
          <table:table-cell office:value-type="float" office:value="15.95992" calcext:value-type="float">
            <text:p>15.95992</text:p>
          </table:table-cell>
          <table:table-cell office:value-type="float" office:value="0.403401" calcext:value-type="float">
            <text:p>0.403401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310808" calcext:value-type="float">
            <text:p>15310808</text:p>
          </table:table-cell>
          <table:table-cell office:value-type="float" office:value="1220320" calcext:value-type="float">
            <text:p>1220320</text:p>
          </table:table-cell>
          <table:table-cell office:value-type="float" office:value="14554" calcext:value-type="float">
            <text:p>14554</text:p>
          </table:table-cell>
          <table:table-cell office:value-type="float" office:value="1160" calcext:value-type="float">
            <text:p>1160</text:p>
          </table:table-cell>
          <table:table-cell office:value-type="float" office:value="1.096099" calcext:value-type="float">
            <text:p>1.096099</text:p>
          </table:table-cell>
          <table:table-cell office:value-type="float" office:value="25.994079" calcext:value-type="float">
            <text:p>25.994079</text:p>
          </table:table-cell>
          <table:table-cell office:value-type="float" office:value="24.89798" calcext:value-type="float">
            <text:p>24.89798</text:p>
          </table:table-cell>
          <table:table-cell office:value-type="float" office:value="0.392102" calcext:value-type="float">
            <text:p>0.392102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36617" calcext:value-type="float">
            <text:p>1.036617</text:p>
          </table:table-cell>
          <table:table-cell office:value-type="float" office:value="105.431765" calcext:value-type="float">
            <text:p>105.431765</text:p>
          </table:table-cell>
          <table:table-cell office:value-type="float" office:value="104.395148" calcext:value-type="float">
            <text:p>104.395148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5147" calcext:value-type="float">
            <text:p>1.015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57299" calcext:value-type="float">
            <text:p>1.057299</text:p>
          </table:table-cell>
          <table:table-cell office:value-type="float" office:value="25.377644" calcext:value-type="float">
            <text:p>25.377644</text:p>
          </table:table-cell>
          <table:table-cell office:value-type="float" office:value="24.320344" calcext:value-type="float">
            <text:p>24.32034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413904" calcext:value-type="float">
            <text:p>15413904</text:p>
          </table:table-cell>
          <table:table-cell office:value-type="float" office:value="837392" calcext:value-type="float">
            <text:p>837392</text:p>
          </table:table-cell>
          <table:table-cell office:value-type="float" office:value="14652" calcext:value-type="float">
            <text:p>14652</text:p>
          </table:table-cell>
          <table:table-cell office:value-type="float" office:value="796" calcext:value-type="float">
            <text:p>796</text:p>
          </table:table-cell>
          <table:table-cell office:value-type="float" office:value="1.013489" calcext:value-type="float">
            <text:p>1.013489</text:p>
          </table:table-cell>
          <table:table-cell office:value-type="float" office:value="16.994216" calcext:value-type="float">
            <text:p>16.994216</text:p>
          </table:table-cell>
          <table:table-cell office:value-type="float" office:value="15.980727" calcext:value-type="float">
            <text:p>15.980727</text:p>
          </table:table-cell>
          <table:table-cell office:value-type="float" office:value="0.419201" calcext:value-type="float">
            <text:p>0.419201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413904" calcext:value-type="float">
            <text:p>15413904</text:p>
          </table:table-cell>
          <table:table-cell office:value-type="float" office:value="1339196" calcext:value-type="float">
            <text:p>1339196</text:p>
          </table:table-cell>
          <table:table-cell office:value-type="float" office:value="14652" calcext:value-type="float">
            <text:p>14652</text:p>
          </table:table-cell>
          <table:table-cell office:value-type="float" office:value="1273" calcext:value-type="float">
            <text:p>1273</text:p>
          </table:table-cell>
          <table:table-cell office:value-type="float" office:value="1.114678" calcext:value-type="float">
            <text:p>1.114678</text:p>
          </table:table-cell>
          <table:table-cell office:value-type="float" office:value="27.975618" calcext:value-type="float">
            <text:p>27.975618</text:p>
          </table:table-cell>
          <table:table-cell office:value-type="float" office:value="26.86094" calcext:value-type="float">
            <text:p>26.86094</text:p>
          </table:table-cell>
          <table:table-cell office:value-type="float" office:value="0.398853" calcext:value-type="float">
            <text:p>0.398853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36663" calcext:value-type="float">
            <text:p>1.036663</text:p>
          </table:table-cell>
          <table:table-cell office:value-type="float" office:value="108.944346" calcext:value-type="float">
            <text:p>108.944346</text:p>
          </table:table-cell>
          <table:table-cell office:value-type="float" office:value="107.907684" calcext:value-type="float">
            <text:p>107.907684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5067" calcext:value-type="float">
            <text:p>1.015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8335" calcext:value-type="float">
            <text:p>1.068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519104" calcext:value-type="float">
            <text:p>15519104</text:p>
          </table:table-cell>
          <table:table-cell office:value-type="float" office:value="773220" calcext:value-type="float">
            <text:p>773220</text:p>
          </table:table-cell>
          <table:table-cell office:value-type="float" office:value="14752" calcext:value-type="float">
            <text:p>14752</text:p>
          </table:table-cell>
          <table:table-cell office:value-type="float" office:value="735" calcext:value-type="float">
            <text:p>735</text:p>
          </table:table-cell>
          <table:table-cell office:value-type="float" office:value="1.019647" calcext:value-type="float">
            <text:p>1.019647</text:p>
          </table:table-cell>
          <table:table-cell office:value-type="float" office:value="16.977531" calcext:value-type="float">
            <text:p>16.977531</text:p>
          </table:table-cell>
          <table:table-cell office:value-type="float" office:value="15.957885" calcext:value-type="float">
            <text:p>15.957885</text:p>
          </table:table-cell>
          <table:table-cell office:value-type="float" office:value="0.38763" calcext:value-type="float">
            <text:p>0.38763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519104" calcext:value-type="float">
            <text:p>15519104</text:p>
          </table:table-cell>
          <table:table-cell office:value-type="float" office:value="1202436" calcext:value-type="float">
            <text:p>1202436</text:p>
          </table:table-cell>
          <table:table-cell office:value-type="float" office:value="14752" calcext:value-type="float">
            <text:p>14752</text:p>
          </table:table-cell>
          <table:table-cell office:value-type="float" office:value="1143" calcext:value-type="float">
            <text:p>1143</text:p>
          </table:table-cell>
          <table:table-cell office:value-type="float" office:value="1.107037" calcext:value-type="float">
            <text:p>1.107037</text:p>
          </table:table-cell>
          <table:table-cell office:value-type="float" office:value="25.991009" calcext:value-type="float">
            <text:p>25.991009</text:p>
          </table:table-cell>
          <table:table-cell office:value-type="float" office:value="24.883972" calcext:value-type="float">
            <text:p>24.883972</text:p>
          </table:table-cell>
          <table:table-cell office:value-type="float" office:value="0.386574" calcext:value-type="float">
            <text:p>0.386574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14032" calcext:value-type="float">
            <text:p>1.014032</text:p>
          </table:table-cell>
          <table:table-cell office:value-type="float" office:value="101.382371" calcext:value-type="float">
            <text:p>101.382371</text:p>
          </table:table-cell>
          <table:table-cell office:value-type="float" office:value="100.368339" calcext:value-type="float">
            <text:p>100.368339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8414" calcext:value-type="float">
            <text:p>1.028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55851" calcext:value-type="float">
            <text:p>1.055851</text:p>
          </table:table-cell>
          <table:table-cell office:value-type="float" office:value="66.428347" calcext:value-type="float">
            <text:p>66.428347</text:p>
          </table:table-cell>
          <table:table-cell office:value-type="float" office:value="65.372495" calcext:value-type="float">
            <text:p>65.372495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622200" calcext:value-type="float">
            <text:p>15622200</text:p>
          </table:table-cell>
          <table:table-cell office:value-type="float" office:value="789000" calcext:value-type="float">
            <text:p>789000</text:p>
          </table:table-cell>
          <table:table-cell office:value-type="float" office:value="14850" calcext:value-type="float">
            <text:p>14850</text:p>
          </table:table-cell>
          <table:table-cell office:value-type="float" office:value="750" calcext:value-type="float">
            <text:p>750</text:p>
          </table:table-cell>
          <table:table-cell office:value-type="float" office:value="1.014649" calcext:value-type="float">
            <text:p>1.014649</text:p>
          </table:table-cell>
          <table:table-cell office:value-type="float" office:value="16.983998" calcext:value-type="float">
            <text:p>16.983998</text:p>
          </table:table-cell>
          <table:table-cell office:value-type="float" office:value="15.969349" calcext:value-type="float">
            <text:p>15.969349</text:p>
          </table:table-cell>
          <table:table-cell office:value-type="float" office:value="0.395257" calcext:value-type="float">
            <text:p>0.395257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622200" calcext:value-type="float">
            <text:p>15622200</text:p>
          </table:table-cell>
          <table:table-cell office:value-type="float" office:value="1216112" calcext:value-type="float">
            <text:p>1216112</text:p>
          </table:table-cell>
          <table:table-cell office:value-type="float" office:value="14850" calcext:value-type="float">
            <text:p>14850</text:p>
          </table:table-cell>
          <table:table-cell office:value-type="float" office:value="1156" calcext:value-type="float">
            <text:p>1156</text:p>
          </table:table-cell>
          <table:table-cell office:value-type="float" office:value="1.14104" calcext:value-type="float">
            <text:p>1.14104</text:p>
          </table:table-cell>
          <table:table-cell office:value-type="float" office:value="25.975785" calcext:value-type="float">
            <text:p>25.975785</text:p>
          </table:table-cell>
          <table:table-cell office:value-type="float" office:value="24.834745" calcext:value-type="float">
            <text:p>24.834745</text:p>
          </table:table-cell>
          <table:table-cell office:value-type="float" office:value="0.391745" calcext:value-type="float">
            <text:p>0.391745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58301" calcext:value-type="float">
            <text:p>1.058301</text:p>
          </table:table-cell>
          <table:table-cell office:value-type="float" office:value="106.029157" calcext:value-type="float">
            <text:p>106.029157</text:p>
          </table:table-cell>
          <table:table-cell office:value-type="float" office:value="104.970856" calcext:value-type="float">
            <text:p>104.970856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2" calcext:value-type="float">
            <text:p>67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6685" calcext:value-type="float">
            <text:p>1.036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90773" calcext:value-type="float">
            <text:p>1.090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726348" calcext:value-type="float">
            <text:p>15726348</text:p>
          </table:table-cell>
          <table:table-cell office:value-type="float" office:value="845808" calcext:value-type="float">
            <text:p>845808</text:p>
          </table:table-cell>
          <table:table-cell office:value-type="float" office:value="14949" calcext:value-type="float">
            <text:p>14949</text:p>
          </table:table-cell>
          <table:table-cell office:value-type="float" office:value="804" calcext:value-type="float">
            <text:p>804</text:p>
          </table:table-cell>
          <table:table-cell office:value-type="float" office:value="1.01679" calcext:value-type="float">
            <text:p>1.01679</text:p>
          </table:table-cell>
          <table:table-cell office:value-type="float" office:value="16.987877" calcext:value-type="float">
            <text:p>16.987877</text:p>
          </table:table-cell>
          <table:table-cell office:value-type="float" office:value="15.971087" calcext:value-type="float">
            <text:p>15.971087</text:p>
          </table:table-cell>
          <table:table-cell office:value-type="float" office:value="0.42367" calcext:value-type="float">
            <text:p>0.42367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726348" calcext:value-type="float">
            <text:p>15726348</text:p>
          </table:table-cell>
          <table:table-cell office:value-type="float" office:value="1276076" calcext:value-type="float">
            <text:p>1276076</text:p>
          </table:table-cell>
          <table:table-cell office:value-type="float" office:value="14949" calcext:value-type="float">
            <text:p>14949</text:p>
          </table:table-cell>
          <table:table-cell office:value-type="float" office:value="1213" calcext:value-type="float">
            <text:p>1213</text:p>
          </table:table-cell>
          <table:table-cell office:value-type="float" office:value="1.327468" calcext:value-type="float">
            <text:p>1.327468</text:p>
          </table:table-cell>
          <table:table-cell office:value-type="float" office:value="26.990167" calcext:value-type="float">
            <text:p>26.990167</text:p>
          </table:table-cell>
          <table:table-cell office:value-type="float" office:value="25.6627" calcext:value-type="float">
            <text:p>25.6627</text:p>
          </table:table-cell>
          <table:table-cell office:value-type="float" office:value="0.397799" calcext:value-type="float">
            <text:p>0.397799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7336" calcext:value-type="float">
            <text:p>1.27336</text:p>
          </table:table-cell>
          <table:table-cell office:value-type="float" office:value="103.319897" calcext:value-type="float">
            <text:p>103.319897</text:p>
          </table:table-cell>
          <table:table-cell office:value-type="float" office:value="102.046537" calcext:value-type="float">
            <text:p>102.046537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2514" calcext:value-type="float">
            <text:p>1.2525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88588" calcext:value-type="float">
            <text:p>1.288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31548" calcext:value-type="float">
            <text:p>15831548</text:p>
          </table:table-cell>
          <table:table-cell office:value-type="float" office:value="833184" calcext:value-type="float">
            <text:p>833184</text:p>
          </table:table-cell>
          <table:table-cell office:value-type="float" office:value="15049" calcext:value-type="float">
            <text:p>15049</text:p>
          </table:table-cell>
          <table:table-cell office:value-type="float" office:value="792" calcext:value-type="float">
            <text:p>792</text:p>
          </table:table-cell>
          <table:table-cell office:value-type="float" office:value="1.017353" calcext:value-type="float">
            <text:p>1.017353</text:p>
          </table:table-cell>
          <table:table-cell office:value-type="float" office:value="16.986642" calcext:value-type="float">
            <text:p>16.986642</text:p>
          </table:table-cell>
          <table:table-cell office:value-type="float" office:value="15.969289" calcext:value-type="float">
            <text:p>15.969289</text:p>
          </table:table-cell>
          <table:table-cell office:value-type="float" office:value="0.417393" calcext:value-type="float">
            <text:p>0.417393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831548" calcext:value-type="float">
            <text:p>15831548</text:p>
          </table:table-cell>
          <table:table-cell office:value-type="float" office:value="1261348" calcext:value-type="float">
            <text:p>1261348</text:p>
          </table:table-cell>
          <table:table-cell office:value-type="float" office:value="15049" calcext:value-type="float">
            <text:p>15049</text:p>
          </table:table-cell>
          <table:table-cell office:value-type="float" office:value="1199" calcext:value-type="float">
            <text:p>1199</text:p>
          </table:table-cell>
          <table:table-cell office:value-type="float" office:value="1.304572" calcext:value-type="float">
            <text:p>1.304572</text:p>
          </table:table-cell>
          <table:table-cell office:value-type="float" office:value="26.990915" calcext:value-type="float">
            <text:p>26.990915</text:p>
          </table:table-cell>
          <table:table-cell office:value-type="float" office:value="25.686343" calcext:value-type="float">
            <text:p>25.686343</text:p>
          </table:table-cell>
          <table:table-cell office:value-type="float" office:value="0.392846" calcext:value-type="float">
            <text:p>0.392846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7307" calcext:value-type="float">
            <text:p>1.267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1347" calcext:value-type="float">
            <text:p>1.251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6741" calcext:value-type="float">
            <text:p>1.276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934644" calcext:value-type="float">
            <text:p>15934644</text:p>
          </table:table-cell>
          <table:table-cell office:value-type="float" office:value="783740" calcext:value-type="float">
            <text:p>783740</text:p>
          </table:table-cell>
          <table:table-cell office:value-type="float" office:value="15147" calcext:value-type="float">
            <text:p>15147</text:p>
          </table:table-cell>
          <table:table-cell office:value-type="float" office:value="745" calcext:value-type="float">
            <text:p>745</text:p>
          </table:table-cell>
          <table:table-cell office:value-type="float" office:value="1.019787" calcext:value-type="float">
            <text:p>1.019787</text:p>
          </table:table-cell>
          <table:table-cell office:value-type="float" office:value="16.985327" calcext:value-type="float">
            <text:p>16.985327</text:p>
          </table:table-cell>
          <table:table-cell office:value-type="float" office:value="15.96554" calcext:value-type="float">
            <text:p>15.96554</text:p>
          </table:table-cell>
          <table:table-cell office:value-type="float" office:value="0.392716" calcext:value-type="float">
            <text:p>0.392716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934644" calcext:value-type="float">
            <text:p>15934644</text:p>
          </table:table-cell>
          <table:table-cell office:value-type="float" office:value="1285544" calcext:value-type="float">
            <text:p>1285544</text:p>
          </table:table-cell>
          <table:table-cell office:value-type="float" office:value="15147" calcext:value-type="float">
            <text:p>15147</text:p>
          </table:table-cell>
          <table:table-cell office:value-type="float" office:value="1222" calcext:value-type="float">
            <text:p>1222</text:p>
          </table:table-cell>
          <table:table-cell office:value-type="float" office:value="1.091937" calcext:value-type="float">
            <text:p>1.091937</text:p>
          </table:table-cell>
          <table:table-cell office:value-type="float" office:value="26.98444" calcext:value-type="float">
            <text:p>26.98444</text:p>
          </table:table-cell>
          <table:table-cell office:value-type="float" office:value="25.892502" calcext:value-type="float">
            <text:p>25.892502</text:p>
          </table:table-cell>
          <table:table-cell office:value-type="float" office:value="0.397194" calcext:value-type="float">
            <text:p>0.397194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13952" calcext:value-type="float">
            <text:p>1.013952</text:p>
          </table:table-cell>
          <table:table-cell office:value-type="float" office:value="104.96343" calcext:value-type="float">
            <text:p>104.96343</text:p>
          </table:table-cell>
          <table:table-cell office:value-type="float" office:value="103.949478" calcext:value-type="float">
            <text:p>103.949478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2439" calcext:value-type="float">
            <text:p>1.022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448" calcext:value-type="float">
            <text:p>1.042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039844" calcext:value-type="float">
            <text:p>16039844</text:p>
          </table:table-cell>
          <table:table-cell office:value-type="float" office:value="759544" calcext:value-type="float">
            <text:p>759544</text:p>
          </table:table-cell>
          <table:table-cell office:value-type="float" office:value="15247" calcext:value-type="float">
            <text:p>15247</text:p>
          </table:table-cell>
          <table:table-cell office:value-type="float" office:value="722" calcext:value-type="float">
            <text:p>722</text:p>
          </table:table-cell>
          <table:table-cell office:value-type="float" office:value="1.013809" calcext:value-type="float">
            <text:p>1.013809</text:p>
          </table:table-cell>
          <table:table-cell office:value-type="float" office:value="15.998781" calcext:value-type="float">
            <text:p>15.998781</text:p>
          </table:table-cell>
          <table:table-cell office:value-type="float" office:value="14.984972" calcext:value-type="float">
            <text:p>14.984972</text:p>
          </table:table-cell>
          <table:table-cell office:value-type="float" office:value="0.405496" calcext:value-type="float">
            <text:p>0.405496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039844" calcext:value-type="float">
            <text:p>16039844</text:p>
          </table:table-cell>
          <table:table-cell office:value-type="float" office:value="1239256" calcext:value-type="float">
            <text:p>1239256</text:p>
          </table:table-cell>
          <table:table-cell office:value-type="float" office:value="15247" calcext:value-type="float">
            <text:p>15247</text:p>
          </table:table-cell>
          <table:table-cell office:value-type="float" office:value="1178" calcext:value-type="float">
            <text:p>1178</text:p>
          </table:table-cell>
          <table:table-cell office:value-type="float" office:value="1.131897" calcext:value-type="float">
            <text:p>1.131897</text:p>
          </table:table-cell>
          <table:table-cell office:value-type="float" office:value="25.984012" calcext:value-type="float">
            <text:p>25.984012</text:p>
          </table:table-cell>
          <table:table-cell office:value-type="float" office:value="24.852114" calcext:value-type="float">
            <text:p>24.852114</text:p>
          </table:table-cell>
          <table:table-cell office:value-type="float" office:value="0.398922" calcext:value-type="float">
            <text:p>0.398922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43303" calcext:value-type="float">
            <text:p>1.043303</text:p>
          </table:table-cell>
          <table:table-cell office:value-type="float" office:value="107.106127" calcext:value-type="float">
            <text:p>107.106127</text:p>
          </table:table-cell>
          <table:table-cell office:value-type="float" office:value="106.062824" calcext:value-type="float">
            <text:p>106.062824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8223" calcext:value-type="float">
            <text:p>1.028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5927" calcext:value-type="float">
            <text:p>1.065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142940" calcext:value-type="float">
            <text:p>16142940</text:p>
          </table:table-cell>
          <table:table-cell office:value-type="float" office:value="780584" calcext:value-type="float">
            <text:p>780584</text:p>
          </table:table-cell>
          <table:table-cell office:value-type="float" office:value="15345" calcext:value-type="float">
            <text:p>15345</text:p>
          </table:table-cell>
          <table:table-cell office:value-type="float" office:value="742" calcext:value-type="float">
            <text:p>742</text:p>
          </table:table-cell>
          <table:table-cell office:value-type="float" office:value="1.007689" calcext:value-type="float">
            <text:p>1.007689</text:p>
          </table:table-cell>
          <table:table-cell office:value-type="float" office:value="16.98912" calcext:value-type="float">
            <text:p>16.98912</text:p>
          </table:table-cell>
          <table:table-cell office:value-type="float" office:value="15.981431" calcext:value-type="float">
            <text:p>15.981431</text:p>
          </table:table-cell>
          <table:table-cell office:value-type="float" office:value="0.390745" calcext:value-type="float">
            <text:p>0.390745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142940" calcext:value-type="float">
            <text:p>16142940</text:p>
          </table:table-cell>
          <table:table-cell office:value-type="float" office:value="1262400" calcext:value-type="float">
            <text:p>1262400</text:p>
          </table:table-cell>
          <table:table-cell office:value-type="float" office:value="15345" calcext:value-type="float">
            <text:p>15345</text:p>
          </table:table-cell>
          <table:table-cell office:value-type="float" office:value="1200" calcext:value-type="float">
            <text:p>1200</text:p>
          </table:table-cell>
          <table:table-cell office:value-type="float" office:value="1.097741" calcext:value-type="float">
            <text:p>1.097741</text:p>
          </table:table-cell>
          <table:table-cell office:value-type="float" office:value="26.991463" calcext:value-type="float">
            <text:p>26.991463</text:p>
          </table:table-cell>
          <table:table-cell office:value-type="float" office:value="25.893722" calcext:value-type="float">
            <text:p>25.893722</text:p>
          </table:table-cell>
          <table:table-cell office:value-type="float" office:value="0.390025" calcext:value-type="float">
            <text:p>0.390025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31249" calcext:value-type="float">
            <text:p>1.031249</text:p>
          </table:table-cell>
          <table:table-cell office:value-type="float" office:value="102.424735" calcext:value-type="float">
            <text:p>102.424735</text:p>
          </table:table-cell>
          <table:table-cell office:value-type="float" office:value="101.393486" calcext:value-type="float">
            <text:p>101.393486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" calcext:value-type="float">
            <text:p>624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1443" calcext:value-type="float">
            <text:p>1.021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1871" calcext:value-type="float">
            <text:p>1.051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248140" calcext:value-type="float">
            <text:p>16248140</text:p>
          </table:table-cell>
          <table:table-cell office:value-type="float" office:value="808988" calcext:value-type="float">
            <text:p>808988</text:p>
          </table:table-cell>
          <table:table-cell office:value-type="float" office:value="15445" calcext:value-type="float">
            <text:p>15445</text:p>
          </table:table-cell>
          <table:table-cell office:value-type="float" office:value="769" calcext:value-type="float">
            <text:p>769</text:p>
          </table:table-cell>
          <table:table-cell office:value-type="float" office:value="1.009493" calcext:value-type="float">
            <text:p>1.009493</text:p>
          </table:table-cell>
          <table:table-cell office:value-type="float" office:value="16.975424" calcext:value-type="float">
            <text:p>16.975424</text:p>
          </table:table-cell>
          <table:table-cell office:value-type="float" office:value="15.965932" calcext:value-type="float">
            <text:p>15.965932</text:p>
          </table:table-cell>
          <table:table-cell office:value-type="float" office:value="0.405357" calcext:value-type="float">
            <text:p>0.405357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248140" calcext:value-type="float">
            <text:p>16248140</text:p>
          </table:table-cell>
          <table:table-cell office:value-type="float" office:value="1219268" calcext:value-type="float">
            <text:p>1219268</text:p>
          </table:table-cell>
          <table:table-cell office:value-type="float" office:value="15445" calcext:value-type="float">
            <text:p>15445</text:p>
          </table:table-cell>
          <table:table-cell office:value-type="float" office:value="1159" calcext:value-type="float">
            <text:p>1159</text:p>
          </table:table-cell>
          <table:table-cell office:value-type="float" office:value="1.349852" calcext:value-type="float">
            <text:p>1.349852</text:p>
          </table:table-cell>
          <table:table-cell office:value-type="float" office:value="25.993573" calcext:value-type="float">
            <text:p>25.993573</text:p>
          </table:table-cell>
          <table:table-cell office:value-type="float" office:value="24.643721" calcext:value-type="float">
            <text:p>24.643721</text:p>
          </table:table-cell>
          <table:table-cell office:value-type="float" office:value="0.395806" calcext:value-type="float">
            <text:p>0.395806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267451" calcext:value-type="float">
            <text:p>1.267451</text:p>
          </table:table-cell>
          <table:table-cell office:value-type="float" office:value="105.343187" calcext:value-type="float">
            <text:p>105.343187</text:p>
          </table:table-cell>
          <table:table-cell office:value-type="float" office:value="104.075736" calcext:value-type="float">
            <text:p>104.075736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" calcext:value-type="float">
            <text:p>624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0138" calcext:value-type="float">
            <text:p>1.260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82699" calcext:value-type="float">
            <text:p>1.282699</text:p>
          </table:table-cell>
          <table:table-cell office:value-type="float" office:value="7.410128" calcext:value-type="float">
            <text:p>7.410128</text:p>
          </table:table-cell>
          <table:table-cell office:value-type="float" office:value="6.127429" calcext:value-type="float">
            <text:p>6.127429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51236" calcext:value-type="float">
            <text:p>16351236</text:p>
          </table:table-cell>
          <table:table-cell office:value-type="float" office:value="792156" calcext:value-type="float">
            <text:p>792156</text:p>
          </table:table-cell>
          <table:table-cell office:value-type="float" office:value="15543" calcext:value-type="float">
            <text:p>15543</text:p>
          </table:table-cell>
          <table:table-cell office:value-type="float" office:value="753" calcext:value-type="float">
            <text:p>753</text:p>
          </table:table-cell>
          <table:table-cell office:value-type="float" office:value="1.009329" calcext:value-type="float">
            <text:p>1.009329</text:p>
          </table:table-cell>
          <table:table-cell office:value-type="float" office:value="16.990469" calcext:value-type="float">
            <text:p>16.990469</text:p>
          </table:table-cell>
          <table:table-cell office:value-type="float" office:value="15.98114" calcext:value-type="float">
            <text:p>15.98114</text:p>
          </table:table-cell>
          <table:table-cell office:value-type="float" office:value="0.396545" calcext:value-type="float">
            <text:p>0.396545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351236" calcext:value-type="float">
            <text:p>16351236</text:p>
          </table:table-cell>
          <table:table-cell office:value-type="float" office:value="1296064" calcext:value-type="float">
            <text:p>1296064</text:p>
          </table:table-cell>
          <table:table-cell office:value-type="float" office:value="15543" calcext:value-type="float">
            <text:p>15543</text:p>
          </table:table-cell>
          <table:table-cell office:value-type="float" office:value="1232" calcext:value-type="float">
            <text:p>1232</text:p>
          </table:table-cell>
          <table:table-cell office:value-type="float" office:value="1.123872" calcext:value-type="float">
            <text:p>1.123872</text:p>
          </table:table-cell>
          <table:table-cell office:value-type="float" office:value="26.982768" calcext:value-type="float">
            <text:p>26.982768</text:p>
          </table:table-cell>
          <table:table-cell office:value-type="float" office:value="25.858896" calcext:value-type="float">
            <text:p>25.858896</text:p>
          </table:table-cell>
          <table:table-cell office:value-type="float" office:value="0.400965" calcext:value-type="float">
            <text:p>0.400965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6351" calcext:value-type="float">
            <text:p>1.06351</text:p>
          </table:table-cell>
          <table:table-cell office:value-type="float" office:value="102.26685" calcext:value-type="float">
            <text:p>102.26685</text:p>
          </table:table-cell>
          <table:table-cell office:value-type="float" office:value="101.20334" calcext:value-type="float">
            <text:p>101.2033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7768" calcext:value-type="float">
            <text:p>1.017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84233" calcext:value-type="float">
            <text:p>1.084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455384" calcext:value-type="float">
            <text:p>16455384</text:p>
          </table:table-cell>
          <table:table-cell office:value-type="float" office:value="752180" calcext:value-type="float">
            <text:p>752180</text:p>
          </table:table-cell>
          <table:table-cell office:value-type="float" office:value="15642" calcext:value-type="float">
            <text:p>15642</text:p>
          </table:table-cell>
          <table:table-cell office:value-type="float" office:value="715" calcext:value-type="float">
            <text:p>715</text:p>
          </table:table-cell>
          <table:table-cell office:value-type="float" office:value="1.017227" calcext:value-type="float">
            <text:p>1.017227</text:p>
          </table:table-cell>
          <table:table-cell office:value-type="float" office:value="15.99628" calcext:value-type="float">
            <text:p>15.99628</text:p>
          </table:table-cell>
          <table:table-cell office:value-type="float" office:value="14.979053" calcext:value-type="float">
            <text:p>14.979053</text:p>
          </table:table-cell>
          <table:table-cell office:value-type="float" office:value="0.401724" calcext:value-type="float">
            <text:p>0.401724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455384" calcext:value-type="float">
            <text:p>16455384</text:p>
          </table:table-cell>
          <table:table-cell office:value-type="float" office:value="1177188" calcext:value-type="float">
            <text:p>1177188</text:p>
          </table:table-cell>
          <table:table-cell office:value-type="float" office:value="15642" calcext:value-type="float">
            <text:p>15642</text:p>
          </table:table-cell>
          <table:table-cell office:value-type="float" office:value="1119" calcext:value-type="float">
            <text:p>1119</text:p>
          </table:table-cell>
          <table:table-cell office:value-type="float" office:value="1.108529" calcext:value-type="float">
            <text:p>1.108529</text:p>
          </table:table-cell>
          <table:table-cell office:value-type="float" office:value="24.998374" calcext:value-type="float">
            <text:p>24.998374</text:p>
          </table:table-cell>
          <table:table-cell office:value-type="float" office:value="23.889845" calcext:value-type="float">
            <text:p>23.889845</text:p>
          </table:table-cell>
          <table:table-cell office:value-type="float" office:value="0.394205" calcext:value-type="float">
            <text:p>0.394205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11692" calcext:value-type="float">
            <text:p>1.011692</text:p>
          </table:table-cell>
          <table:table-cell office:value-type="float" office:value="107.984412" calcext:value-type="float">
            <text:p>107.984412</text:p>
          </table:table-cell>
          <table:table-cell office:value-type="float" office:value="106.97272" calcext:value-type="float">
            <text:p>106.97272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8865" calcext:value-type="float">
            <text:p>1.018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6352" calcext:value-type="float">
            <text:p>1.056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560584" calcext:value-type="float">
            <text:p>16560584</text:p>
          </table:table-cell>
          <table:table-cell office:value-type="float" office:value="776376" calcext:value-type="float">
            <text:p>776376</text:p>
          </table:table-cell>
          <table:table-cell office:value-type="float" office:value="15742" calcext:value-type="float">
            <text:p>15742</text:p>
          </table:table-cell>
          <table:table-cell office:value-type="float" office:value="738" calcext:value-type="float">
            <text:p>738</text:p>
          </table:table-cell>
          <table:table-cell office:value-type="float" office:value="1.014436" calcext:value-type="float">
            <text:p>1.014436</text:p>
          </table:table-cell>
          <table:table-cell office:value-type="float" office:value="15.996402" calcext:value-type="float">
            <text:p>15.996402</text:p>
          </table:table-cell>
          <table:table-cell office:value-type="float" office:value="14.981966" calcext:value-type="float">
            <text:p>14.981966</text:p>
          </table:table-cell>
          <table:table-cell office:value-type="float" office:value="0.414566" calcext:value-type="float">
            <text:p>0.414566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560584" calcext:value-type="float">
            <text:p>16560584</text:p>
          </table:table-cell>
          <table:table-cell office:value-type="float" office:value="1291856" calcext:value-type="float">
            <text:p>1291856</text:p>
          </table:table-cell>
          <table:table-cell office:value-type="float" office:value="15742" calcext:value-type="float">
            <text:p>15742</text:p>
          </table:table-cell>
          <table:table-cell office:value-type="float" office:value="1228" calcext:value-type="float">
            <text:p>1228</text:p>
          </table:table-cell>
          <table:table-cell office:value-type="float" office:value="1.109172" calcext:value-type="float">
            <text:p>1.109172</text:p>
          </table:table-cell>
          <table:table-cell office:value-type="float" office:value="26.985327" calcext:value-type="float">
            <text:p>26.985327</text:p>
          </table:table-cell>
          <table:table-cell office:value-type="float" office:value="25.876155" calcext:value-type="float">
            <text:p>25.876155</text:p>
          </table:table-cell>
          <table:table-cell office:value-type="float" office:value="0.399397" calcext:value-type="float">
            <text:p>0.399397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41565" calcext:value-type="float">
            <text:p>1.041565</text:p>
          </table:table-cell>
          <table:table-cell office:value-type="float" office:value="103.342892" calcext:value-type="float">
            <text:p>103.342892</text:p>
          </table:table-cell>
          <table:table-cell office:value-type="float" office:value="102.301328" calcext:value-type="float">
            <text:p>102.301328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1529" calcext:value-type="float">
            <text:p>1.021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64497" calcext:value-type="float">
            <text:p>1.064497</text:p>
          </table:table-cell>
          <table:table-cell office:value-type="float" office:value="61.437919" calcext:value-type="float">
            <text:p>61.437919</text:p>
          </table:table-cell>
          <table:table-cell office:value-type="float" office:value="60.373422" calcext:value-type="float">
            <text:p>60.373422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663680" calcext:value-type="float">
            <text:p>16663680</text:p>
          </table:table-cell>
          <table:table-cell office:value-type="float" office:value="873160" calcext:value-type="float">
            <text:p>873160</text:p>
          </table:table-cell>
          <table:table-cell office:value-type="float" office:value="15840" calcext:value-type="float">
            <text:p>15840</text:p>
          </table:table-cell>
          <table:table-cell office:value-type="float" office:value="830" calcext:value-type="float">
            <text:p>830</text:p>
          </table:table-cell>
          <table:table-cell office:value-type="float" office:value="1.009309" calcext:value-type="float">
            <text:p>1.009309</text:p>
          </table:table-cell>
          <table:table-cell office:value-type="float" office:value="16.970025" calcext:value-type="float">
            <text:p>16.970025</text:p>
          </table:table-cell>
          <table:table-cell office:value-type="float" office:value="15.960717" calcext:value-type="float">
            <text:p>15.960717</text:p>
          </table:table-cell>
          <table:table-cell office:value-type="float" office:value="0.437655" calcext:value-type="float">
            <text:p>0.437655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663680" calcext:value-type="float">
            <text:p>16663680</text:p>
          </table:table-cell>
          <table:table-cell office:value-type="float" office:value="1455968" calcext:value-type="float">
            <text:p>1455968</text:p>
          </table:table-cell>
          <table:table-cell office:value-type="float" office:value="15840" calcext:value-type="float">
            <text:p>15840</text:p>
          </table:table-cell>
          <table:table-cell office:value-type="float" office:value="1384" calcext:value-type="float">
            <text:p>1384</text:p>
          </table:table-cell>
          <table:table-cell office:value-type="float" office:value="1.333848" calcext:value-type="float">
            <text:p>1.333848</text:p>
          </table:table-cell>
          <table:table-cell office:value-type="float" office:value="29.981009" calcext:value-type="float">
            <text:p>29.981009</text:p>
          </table:table-cell>
          <table:table-cell office:value-type="float" office:value="28.64716" calcext:value-type="float">
            <text:p>28.64716</text:p>
          </table:table-cell>
          <table:table-cell office:value-type="float" office:value="0.406593" calcext:value-type="float">
            <text:p>0.406593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267991" calcext:value-type="float">
            <text:p>1.267991</text:p>
          </table:table-cell>
          <table:table-cell office:value-type="float" office:value="102.568236" calcext:value-type="float">
            <text:p>102.568236</text:p>
          </table:table-cell>
          <table:table-cell office:value-type="float" office:value="101.300245" calcext:value-type="float">
            <text:p>101.300245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8" calcext:value-type="float">
            <text:p>768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7965" calcext:value-type="float">
            <text:p>1.2579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94569" calcext:value-type="float">
            <text:p>1.294569</text:p>
          </table:table-cell>
          <table:table-cell office:value-type="float" office:value="59.384047" calcext:value-type="float">
            <text:p>59.384047</text:p>
          </table:table-cell>
          <table:table-cell office:value-type="float" office:value="58.089479" calcext:value-type="float">
            <text:p>58.089479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768880" calcext:value-type="float">
            <text:p>16768880</text:p>
          </table:table-cell>
          <table:table-cell office:value-type="float" office:value="764804" calcext:value-type="float">
            <text:p>764804</text:p>
          </table:table-cell>
          <table:table-cell office:value-type="float" office:value="15940" calcext:value-type="float">
            <text:p>15940</text:p>
          </table:table-cell>
          <table:table-cell office:value-type="float" office:value="727" calcext:value-type="float">
            <text:p>727</text:p>
          </table:table-cell>
          <table:table-cell office:value-type="float" office:value="1.011729" calcext:value-type="float">
            <text:p>1.011729</text:p>
          </table:table-cell>
          <table:table-cell office:value-type="float" office:value="15.98635" calcext:value-type="float">
            <text:p>15.98635</text:p>
          </table:table-cell>
          <table:table-cell office:value-type="float" office:value="14.974621" calcext:value-type="float">
            <text:p>14.974621</text:p>
          </table:table-cell>
          <table:table-cell office:value-type="float" office:value="0.408587" calcext:value-type="float">
            <text:p>0.408587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768880" calcext:value-type="float">
            <text:p>16768880</text:p>
          </table:table-cell>
          <table:table-cell office:value-type="float" office:value="1223476" calcext:value-type="float">
            <text:p>1223476</text:p>
          </table:table-cell>
          <table:table-cell office:value-type="float" office:value="15940" calcext:value-type="float">
            <text:p>15940</text:p>
          </table:table-cell>
          <table:table-cell office:value-type="float" office:value="1163" calcext:value-type="float">
            <text:p>1163</text:p>
          </table:table-cell>
          <table:table-cell office:value-type="float" office:value="1.107473" calcext:value-type="float">
            <text:p>1.107473</text:p>
          </table:table-cell>
          <table:table-cell office:value-type="float" office:value="25.999769" calcext:value-type="float">
            <text:p>25.999769</text:p>
          </table:table-cell>
          <table:table-cell office:value-type="float" office:value="24.892297" calcext:value-type="float">
            <text:p>24.892297</text:p>
          </table:table-cell>
          <table:table-cell office:value-type="float" office:value="0.393206" calcext:value-type="float">
            <text:p>0.393206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34563" calcext:value-type="float">
            <text:p>1.034563</text:p>
          </table:table-cell>
          <table:table-cell office:value-type="float" office:value="106.377564" calcext:value-type="float">
            <text:p>106.377564</text:p>
          </table:table-cell>
          <table:table-cell office:value-type="float" office:value="105.343002" calcext:value-type="float">
            <text:p>105.343002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3487" calcext:value-type="float">
            <text:p>1.013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653" calcext:value-type="float">
            <text:p>1.05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71976" calcext:value-type="float">
            <text:p>16871976</text:p>
          </table:table-cell>
          <table:table-cell office:value-type="float" office:value="749024" calcext:value-type="float">
            <text:p>749024</text:p>
          </table:table-cell>
          <table:table-cell office:value-type="float" office:value="16038" calcext:value-type="float">
            <text:p>16038</text:p>
          </table:table-cell>
          <table:table-cell office:value-type="float" office:value="712" calcext:value-type="float">
            <text:p>712</text:p>
          </table:table-cell>
          <table:table-cell office:value-type="float" office:value="1.011721" calcext:value-type="float">
            <text:p>1.011721</text:p>
          </table:table-cell>
          <table:table-cell office:value-type="float" office:value="15.983089" calcext:value-type="float">
            <text:p>15.983089</text:p>
          </table:table-cell>
          <table:table-cell office:value-type="float" office:value="14.971367" calcext:value-type="float">
            <text:p>14.971367</text:p>
          </table:table-cell>
          <table:table-cell office:value-type="float" office:value="0.400243" calcext:value-type="float">
            <text:p>0.400243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871976" calcext:value-type="float">
            <text:p>16871976</text:p>
          </table:table-cell>
          <table:table-cell office:value-type="float" office:value="1182448" calcext:value-type="float">
            <text:p>1182448</text:p>
          </table:table-cell>
          <table:table-cell office:value-type="float" office:value="16038" calcext:value-type="float">
            <text:p>16038</text:p>
          </table:table-cell>
          <table:table-cell office:value-type="float" office:value="1124" calcext:value-type="float">
            <text:p>1124</text:p>
          </table:table-cell>
          <table:table-cell office:value-type="float" office:value="1.096981" calcext:value-type="float">
            <text:p>1.096981</text:p>
          </table:table-cell>
          <table:table-cell office:value-type="float" office:value="25.980177" calcext:value-type="float">
            <text:p>25.980177</text:p>
          </table:table-cell>
          <table:table-cell office:value-type="float" office:value="24.883196" calcext:value-type="float">
            <text:p>24.883196</text:p>
          </table:table-cell>
          <table:table-cell office:value-type="float" office:value="0.38016" calcext:value-type="float">
            <text:p>0.38016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779" calcext:value-type="float">
            <text:p>1.014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326" calcext:value-type="float">
            <text:p>1.01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041" calcext:value-type="float">
            <text:p>1.036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977176" calcext:value-type="float">
            <text:p>16977176</text:p>
          </table:table-cell>
          <table:table-cell office:value-type="float" office:value="764804" calcext:value-type="float">
            <text:p>764804</text:p>
          </table:table-cell>
          <table:table-cell office:value-type="float" office:value="16138" calcext:value-type="float">
            <text:p>16138</text:p>
          </table:table-cell>
          <table:table-cell office:value-type="float" office:value="727" calcext:value-type="float">
            <text:p>727</text:p>
          </table:table-cell>
          <table:table-cell office:value-type="float" office:value="1.015209" calcext:value-type="float">
            <text:p>1.015209</text:p>
          </table:table-cell>
          <table:table-cell office:value-type="float" office:value="15.983307" calcext:value-type="float">
            <text:p>15.983307</text:p>
          </table:table-cell>
          <table:table-cell office:value-type="float" office:value="14.968098" calcext:value-type="float">
            <text:p>14.968098</text:p>
          </table:table-cell>
          <table:table-cell office:value-type="float" office:value="0.408765" calcext:value-type="float">
            <text:p>0.408765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977176" calcext:value-type="float">
            <text:p>16977176</text:p>
          </table:table-cell>
          <table:table-cell office:value-type="float" office:value="1221372" calcext:value-type="float">
            <text:p>1221372</text:p>
          </table:table-cell>
          <table:table-cell office:value-type="float" office:value="16138" calcext:value-type="float">
            <text:p>16138</text:p>
          </table:table-cell>
          <table:table-cell office:value-type="float" office:value="1161" calcext:value-type="float">
            <text:p>1161</text:p>
          </table:table-cell>
          <table:table-cell office:value-type="float" office:value="1.159077" calcext:value-type="float">
            <text:p>1.159077</text:p>
          </table:table-cell>
          <table:table-cell office:value-type="float" office:value="25.997876" calcext:value-type="float">
            <text:p>25.997876</text:p>
          </table:table-cell>
          <table:table-cell office:value-type="float" office:value="24.838799" calcext:value-type="float">
            <text:p>24.838799</text:p>
          </table:table-cell>
          <table:table-cell office:value-type="float" office:value="0.393376" calcext:value-type="float">
            <text:p>0.393376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43631" calcext:value-type="float">
            <text:p>1.043631</text:p>
          </table:table-cell>
          <table:table-cell office:value-type="float" office:value="104.951376" calcext:value-type="float">
            <text:p>104.951376</text:p>
          </table:table-cell>
          <table:table-cell office:value-type="float" office:value="103.907745" calcext:value-type="float">
            <text:p>103.907745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3256" calcext:value-type="float">
            <text:p>1.023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75483" calcext:value-type="float">
            <text:p>1.075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080272" calcext:value-type="float">
            <text:p>17080272</text:p>
          </table:table-cell>
          <table:table-cell office:value-type="float" office:value="753232" calcext:value-type="float">
            <text:p>753232</text:p>
          </table:table-cell>
          <table:table-cell office:value-type="float" office:value="16236" calcext:value-type="float">
            <text:p>16236</text:p>
          </table:table-cell>
          <table:table-cell office:value-type="float" office:value="716" calcext:value-type="float">
            <text:p>716</text:p>
          </table:table-cell>
          <table:table-cell office:value-type="float" office:value="1.012389" calcext:value-type="float">
            <text:p>1.012389</text:p>
          </table:table-cell>
          <table:table-cell office:value-type="float" office:value="15.995076" calcext:value-type="float">
            <text:p>15.995076</text:p>
          </table:table-cell>
          <table:table-cell office:value-type="float" office:value="14.982688" calcext:value-type="float">
            <text:p>14.982688</text:p>
          </table:table-cell>
          <table:table-cell office:value-type="float" office:value="0.402188" calcext:value-type="float">
            <text:p>0.402188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080272" calcext:value-type="float">
            <text:p>17080272</text:p>
          </table:table-cell>
          <table:table-cell office:value-type="float" office:value="1139316" calcext:value-type="float">
            <text:p>1139316</text:p>
          </table:table-cell>
          <table:table-cell office:value-type="float" office:value="16236" calcext:value-type="float">
            <text:p>16236</text:p>
          </table:table-cell>
          <table:table-cell office:value-type="float" office:value="1083" calcext:value-type="float">
            <text:p>1083</text:p>
          </table:table-cell>
          <table:table-cell office:value-type="float" office:value="1.108229" calcext:value-type="float">
            <text:p>1.108229</text:p>
          </table:table-cell>
          <table:table-cell office:value-type="float" office:value="24.992402" calcext:value-type="float">
            <text:p>24.992402</text:p>
          </table:table-cell>
          <table:table-cell office:value-type="float" office:value="23.884172" calcext:value-type="float">
            <text:p>23.884172</text:p>
          </table:table-cell>
          <table:table-cell office:value-type="float" office:value="0.381614" calcext:value-type="float">
            <text:p>0.381614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35383" calcext:value-type="float">
            <text:p>1.035383</text:p>
          </table:table-cell>
          <table:table-cell office:value-type="float" office:value="103.516332" calcext:value-type="float">
            <text:p>103.516332</text:p>
          </table:table-cell>
          <table:table-cell office:value-type="float" office:value="102.480949" calcext:value-type="float">
            <text:p>102.480949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4107" calcext:value-type="float">
            <text:p>1.014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8929" calcext:value-type="float">
            <text:p>1.0689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185472" calcext:value-type="float">
            <text:p>17185472</text:p>
          </table:table-cell>
          <table:table-cell office:value-type="float" office:value="791104" calcext:value-type="float">
            <text:p>791104</text:p>
          </table:table-cell>
          <table:table-cell office:value-type="float" office:value="16336" calcext:value-type="float">
            <text:p>16336</text:p>
          </table:table-cell>
          <table:table-cell office:value-type="float" office:value="752" calcext:value-type="float">
            <text:p>752</text:p>
          </table:table-cell>
          <table:table-cell office:value-type="float" office:value="1.01495" calcext:value-type="float">
            <text:p>1.01495</text:p>
          </table:table-cell>
          <table:table-cell office:value-type="float" office:value="15.982689" calcext:value-type="float">
            <text:p>15.982689</text:p>
          </table:table-cell>
          <table:table-cell office:value-type="float" office:value="14.967739" calcext:value-type="float">
            <text:p>14.967739</text:p>
          </table:table-cell>
          <table:table-cell office:value-type="float" office:value="0.422832" calcext:value-type="float">
            <text:p>0.422832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185472" calcext:value-type="float">
            <text:p>17185472</text:p>
          </table:table-cell>
          <table:table-cell office:value-type="float" office:value="1237152" calcext:value-type="float">
            <text:p>1237152</text:p>
          </table:table-cell>
          <table:table-cell office:value-type="float" office:value="16336" calcext:value-type="float">
            <text:p>16336</text:p>
          </table:table-cell>
          <table:table-cell office:value-type="float" office:value="1176" calcext:value-type="float">
            <text:p>1176</text:p>
          </table:table-cell>
          <table:table-cell office:value-type="float" office:value="1.359494" calcext:value-type="float">
            <text:p>1.359494</text:p>
          </table:table-cell>
          <table:table-cell office:value-type="float" office:value="26.981702" calcext:value-type="float">
            <text:p>26.981702</text:p>
          </table:table-cell>
          <table:table-cell office:value-type="float" office:value="25.622208" calcext:value-type="float">
            <text:p>25.622208</text:p>
          </table:table-cell>
          <table:table-cell office:value-type="float" office:value="0.386275" calcext:value-type="float">
            <text:p>0.386275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7198" calcext:value-type="float">
            <text:p>1.27198</text:p>
          </table:table-cell>
          <table:table-cell office:value-type="float" office:value="105.664525" calcext:value-type="float">
            <text:p>105.664525</text:p>
          </table:table-cell>
          <table:table-cell office:value-type="float" office:value="104.392545" calcext:value-type="float">
            <text:p>104.392545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8" calcext:value-type="float">
            <text:p>28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618" calcext:value-type="float">
            <text:p>1.25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98618" calcext:value-type="float">
            <text:p>1.298618</text:p>
          </table:table-cell>
          <table:table-cell office:value-type="float" office:value="34.492015" calcext:value-type="float">
            <text:p>34.492015</text:p>
          </table:table-cell>
          <table:table-cell office:value-type="float" office:value="33.193397" calcext:value-type="float">
            <text:p>33.193397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9620" calcext:value-type="float">
            <text:p>17289620</text:p>
          </table:table-cell>
          <table:table-cell office:value-type="float" office:value="765856" calcext:value-type="float">
            <text:p>765856</text:p>
          </table:table-cell>
          <table:table-cell office:value-type="float" office:value="16435" calcext:value-type="float">
            <text:p>16435</text:p>
          </table:table-cell>
          <table:table-cell office:value-type="float" office:value="728" calcext:value-type="float">
            <text:p>728</text:p>
          </table:table-cell>
          <table:table-cell office:value-type="float" office:value="1.016581" calcext:value-type="float">
            <text:p>1.016581</text:p>
          </table:table-cell>
          <table:table-cell office:value-type="float" office:value="15.988491" calcext:value-type="float">
            <text:p>15.988491</text:p>
          </table:table-cell>
          <table:table-cell office:value-type="float" office:value="14.971909" calcext:value-type="float">
            <text:p>14.971909</text:p>
          </table:table-cell>
          <table:table-cell office:value-type="float" office:value="0.409223" calcext:value-type="float">
            <text:p>0.409223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289620" calcext:value-type="float">
            <text:p>17289620</text:p>
          </table:table-cell>
          <table:table-cell office:value-type="float" office:value="1269764" calcext:value-type="float">
            <text:p>1269764</text:p>
          </table:table-cell>
          <table:table-cell office:value-type="float" office:value="16435" calcext:value-type="float">
            <text:p>16435</text:p>
          </table:table-cell>
          <table:table-cell office:value-type="float" office:value="1207" calcext:value-type="float">
            <text:p>1207</text:p>
          </table:table-cell>
          <table:table-cell office:value-type="float" office:value="1.109516" calcext:value-type="float">
            <text:p>1.109516</text:p>
          </table:table-cell>
          <table:table-cell office:value-type="float" office:value="26.993524" calcext:value-type="float">
            <text:p>26.993524</text:p>
          </table:table-cell>
          <table:table-cell office:value-type="float" office:value="25.884008" calcext:value-type="float">
            <text:p>25.884008</text:p>
          </table:table-cell>
          <table:table-cell office:value-type="float" office:value="0.392447" calcext:value-type="float">
            <text:p>0.392447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26033" calcext:value-type="float">
            <text:p>1.026033</text:p>
          </table:table-cell>
          <table:table-cell office:value-type="float" office:value="108.130119" calcext:value-type="float">
            <text:p>108.130119</text:p>
          </table:table-cell>
          <table:table-cell office:value-type="float" office:value="107.104086" calcext:value-type="float">
            <text:p>107.104086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844" calcext:value-type="float">
            <text:p>1.01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2858" calcext:value-type="float">
            <text:p>1.0528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392716" calcext:value-type="float">
            <text:p>17392716</text:p>
          </table:table-cell>
          <table:table-cell office:value-type="float" office:value="772168" calcext:value-type="float">
            <text:p>772168</text:p>
          </table:table-cell>
          <table:table-cell office:value-type="float" office:value="16533" calcext:value-type="float">
            <text:p>16533</text:p>
          </table:table-cell>
          <table:table-cell office:value-type="float" office:value="734" calcext:value-type="float">
            <text:p>734</text:p>
          </table:table-cell>
          <table:table-cell office:value-type="float" office:value="1.007729" calcext:value-type="float">
            <text:p>1.007729</text:p>
          </table:table-cell>
          <table:table-cell office:value-type="float" office:value="15.986771" calcext:value-type="float">
            <text:p>15.986771</text:p>
          </table:table-cell>
          <table:table-cell office:value-type="float" office:value="14.979042" calcext:value-type="float">
            <text:p>14.979042</text:p>
          </table:table-cell>
          <table:table-cell office:value-type="float" office:value="0.412399" calcext:value-type="float">
            <text:p>0.412399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392716" calcext:value-type="float">
            <text:p>17392716</text:p>
          </table:table-cell>
          <table:table-cell office:value-type="float" office:value="1296064" calcext:value-type="float">
            <text:p>1296064</text:p>
          </table:table-cell>
          <table:table-cell office:value-type="float" office:value="16533" calcext:value-type="float">
            <text:p>16533</text:p>
          </table:table-cell>
          <table:table-cell office:value-type="float" office:value="1232" calcext:value-type="float">
            <text:p>1232</text:p>
          </table:table-cell>
          <table:table-cell office:value-type="float" office:value="1.134089" calcext:value-type="float">
            <text:p>1.134089</text:p>
          </table:table-cell>
          <table:table-cell office:value-type="float" office:value="27.977041" calcext:value-type="float">
            <text:p>27.977041</text:p>
          </table:table-cell>
          <table:table-cell office:value-type="float" office:value="26.842952" calcext:value-type="float">
            <text:p>26.842952</text:p>
          </table:table-cell>
          <table:table-cell office:value-type="float" office:value="0.386266" calcext:value-type="float">
            <text:p>0.386266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5525" calcext:value-type="float">
            <text:p>1.05525</text:p>
          </table:table-cell>
          <table:table-cell office:value-type="float" office:value="102.893189" calcext:value-type="float">
            <text:p>102.893189</text:p>
          </table:table-cell>
          <table:table-cell office:value-type="float" office:value="101.837939" calcext:value-type="float">
            <text:p>101.837939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7677" calcext:value-type="float">
            <text:p>1.027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89276" calcext:value-type="float">
            <text:p>1.089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496864" calcext:value-type="float">
            <text:p>17496864</text:p>
          </table:table-cell>
          <table:table-cell office:value-type="float" office:value="792156" calcext:value-type="float">
            <text:p>792156</text:p>
          </table:table-cell>
          <table:table-cell office:value-type="float" office:value="16632" calcext:value-type="float">
            <text:p>16632</text:p>
          </table:table-cell>
          <table:table-cell office:value-type="float" office:value="753" calcext:value-type="float">
            <text:p>753</text:p>
          </table:table-cell>
          <table:table-cell office:value-type="float" office:value="1.010269" calcext:value-type="float">
            <text:p>1.010269</text:p>
          </table:table-cell>
          <table:table-cell office:value-type="float" office:value="15.962205" calcext:value-type="float">
            <text:p>15.962205</text:p>
          </table:table-cell>
          <table:table-cell office:value-type="float" office:value="14.951936" calcext:value-type="float">
            <text:p>14.951936</text:p>
          </table:table-cell>
          <table:table-cell office:value-type="float" office:value="0.423841" calcext:value-type="float">
            <text:p>0.423841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496864" calcext:value-type="float">
            <text:p>17496864</text:p>
          </table:table-cell>
          <table:table-cell office:value-type="float" office:value="1231892" calcext:value-type="float">
            <text:p>1231892</text:p>
          </table:table-cell>
          <table:table-cell office:value-type="float" office:value="16632" calcext:value-type="float">
            <text:p>16632</text:p>
          </table:table-cell>
          <table:table-cell office:value-type="float" office:value="1171" calcext:value-type="float">
            <text:p>1171</text:p>
          </table:table-cell>
          <table:table-cell office:value-type="float" office:value="1.326336" calcext:value-type="float">
            <text:p>1.326336</text:p>
          </table:table-cell>
          <table:table-cell office:value-type="float" office:value="26.99727" calcext:value-type="float">
            <text:p>26.99727</text:p>
          </table:table-cell>
          <table:table-cell office:value-type="float" office:value="25.670935" calcext:value-type="float">
            <text:p>25.670935</text:p>
          </table:table-cell>
          <table:table-cell office:value-type="float" office:value="0.383902" calcext:value-type="float">
            <text:p>0.383902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66754" calcext:value-type="float">
            <text:p>1.266754</text:p>
          </table:table-cell>
          <table:table-cell office:value-type="float" office:value="105.158564" calcext:value-type="float">
            <text:p>105.158564</text:p>
          </table:table-cell>
          <table:table-cell office:value-type="float" office:value="103.891811" calcext:value-type="float">
            <text:p>103.891811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1513" calcext:value-type="float">
            <text:p>1.2515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81862" calcext:value-type="float">
            <text:p>1.2818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601012" calcext:value-type="float">
            <text:p>17601012</text:p>
          </table:table-cell>
          <table:table-cell office:value-type="float" office:value="785844" calcext:value-type="float">
            <text:p>785844</text:p>
          </table:table-cell>
          <table:table-cell office:value-type="float" office:value="16731" calcext:value-type="float">
            <text:p>16731</text:p>
          </table:table-cell>
          <table:table-cell office:value-type="float" office:value="747" calcext:value-type="float">
            <text:p>747</text:p>
          </table:table-cell>
          <table:table-cell office:value-type="float" office:value="1.007309" calcext:value-type="float">
            <text:p>1.007309</text:p>
          </table:table-cell>
          <table:table-cell office:value-type="float" office:value="15.972599" calcext:value-type="float">
            <text:p>15.972599</text:p>
          </table:table-cell>
          <table:table-cell office:value-type="float" office:value="14.96529" calcext:value-type="float">
            <text:p>14.96529</text:p>
          </table:table-cell>
          <table:table-cell office:value-type="float" office:value="0.420089" calcext:value-type="float">
            <text:p>0.420089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601012" calcext:value-type="float">
            <text:p>17601012</text:p>
          </table:table-cell>
          <table:table-cell office:value-type="float" office:value="1288700" calcext:value-type="float">
            <text:p>1288700</text:p>
          </table:table-cell>
          <table:table-cell office:value-type="float" office:value="16731" calcext:value-type="float">
            <text:p>16731</text:p>
          </table:table-cell>
          <table:table-cell office:value-type="float" office:value="1225" calcext:value-type="float">
            <text:p>1225</text:p>
          </table:table-cell>
          <table:table-cell office:value-type="float" office:value="1.113825" calcext:value-type="float">
            <text:p>1.113825</text:p>
          </table:table-cell>
          <table:table-cell office:value-type="float" office:value="27.993595" calcext:value-type="float">
            <text:p>27.993595</text:p>
          </table:table-cell>
          <table:table-cell office:value-type="float" office:value="26.87977" calcext:value-type="float">
            <text:p>26.87977</text:p>
          </table:table-cell>
          <table:table-cell office:value-type="float" office:value="0.383545" calcext:value-type="float">
            <text:p>0.383545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25734" calcext:value-type="float">
            <text:p>1.025734</text:p>
          </table:table-cell>
          <table:table-cell office:value-type="float" office:value="105.383221" calcext:value-type="float">
            <text:p>105.383221</text:p>
          </table:table-cell>
          <table:table-cell office:value-type="float" office:value="104.357487" calcext:value-type="float">
            <text:p>104.357487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" calcext:value-type="float">
            <text:p>624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8441" calcext:value-type="float">
            <text:p>1.018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57226" calcext:value-type="float">
            <text:p>1.057226</text:p>
          </table:table-cell>
          <table:table-cell office:value-type="float" office:value="50.430708" calcext:value-type="float">
            <text:p>50.430708</text:p>
          </table:table-cell>
          <table:table-cell office:value-type="float" office:value="49.373482" calcext:value-type="float">
            <text:p>49.37348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05160" calcext:value-type="float">
            <text:p>17705160</text:p>
          </table:table-cell>
          <table:table-cell office:value-type="float" office:value="838444" calcext:value-type="float">
            <text:p>838444</text:p>
          </table:table-cell>
          <table:table-cell office:value-type="float" office:value="16830" calcext:value-type="float">
            <text:p>16830</text:p>
          </table:table-cell>
          <table:table-cell office:value-type="float" office:value="797" calcext:value-type="float">
            <text:p>797</text:p>
          </table:table-cell>
          <table:table-cell office:value-type="float" office:value="1.010269" calcext:value-type="float">
            <text:p>1.010269</text:p>
          </table:table-cell>
          <table:table-cell office:value-type="float" office:value="15.989939" calcext:value-type="float">
            <text:p>15.989939</text:p>
          </table:table-cell>
          <table:table-cell office:value-type="float" office:value="14.97967" calcext:value-type="float">
            <text:p>14.97967</text:p>
          </table:table-cell>
          <table:table-cell office:value-type="float" office:value="0.447777" calcext:value-type="float">
            <text:p>0.447777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705160" calcext:value-type="float">
            <text:p>17705160</text:p>
          </table:table-cell>
          <table:table-cell office:value-type="float" office:value="1196124" calcext:value-type="float">
            <text:p>1196124</text:p>
          </table:table-cell>
          <table:table-cell office:value-type="float" office:value="16830" calcext:value-type="float">
            <text:p>16830</text:p>
          </table:table-cell>
          <table:table-cell office:value-type="float" office:value="1137" calcext:value-type="float">
            <text:p>1137</text:p>
          </table:table-cell>
          <table:table-cell office:value-type="float" office:value="1.730895" calcext:value-type="float">
            <text:p>1.730895</text:p>
          </table:table-cell>
          <table:table-cell office:value-type="float" office:value="25.978095" calcext:value-type="float">
            <text:p>25.978095</text:p>
          </table:table-cell>
          <table:table-cell office:value-type="float" office:value="24.2472" calcext:value-type="float">
            <text:p>24.2472</text:p>
          </table:table-cell>
          <table:table-cell office:value-type="float" office:value="0.394643" calcext:value-type="float">
            <text:p>0.394643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670452" calcext:value-type="float">
            <text:p>1.670452</text:p>
          </table:table-cell>
          <table:table-cell office:value-type="float" office:value="106.815975" calcext:value-type="float">
            <text:p>106.815975</text:p>
          </table:table-cell>
          <table:table-cell office:value-type="float" office:value="105.145523" calcext:value-type="float">
            <text:p>105.145523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" calcext:value-type="float">
            <text:p>624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63259" calcext:value-type="float">
            <text:p>1.663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691595" calcext:value-type="float">
            <text:p>1.691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810360" calcext:value-type="float">
            <text:p>17810360</text:p>
          </table:table-cell>
          <table:table-cell office:value-type="float" office:value="747972" calcext:value-type="float">
            <text:p>747972</text:p>
          </table:table-cell>
          <table:table-cell office:value-type="float" office:value="16930" calcext:value-type="float">
            <text:p>16930</text:p>
          </table:table-cell>
          <table:table-cell office:value-type="float" office:value="711" calcext:value-type="float">
            <text:p>711</text:p>
          </table:table-cell>
          <table:table-cell office:value-type="float" office:value="1.012389" calcext:value-type="float">
            <text:p>1.012389</text:p>
          </table:table-cell>
          <table:table-cell office:value-type="float" office:value="15.998076" calcext:value-type="float">
            <text:p>15.998076</text:p>
          </table:table-cell>
          <table:table-cell office:value-type="float" office:value="14.985687" calcext:value-type="float">
            <text:p>14.985687</text:p>
          </table:table-cell>
          <table:table-cell office:value-type="float" office:value="0.399299" calcext:value-type="float">
            <text:p>0.399299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810360" calcext:value-type="float">
            <text:p>17810360</text:p>
          </table:table-cell>
          <table:table-cell office:value-type="float" office:value="1211904" calcext:value-type="float">
            <text:p>1211904</text:p>
          </table:table-cell>
          <table:table-cell office:value-type="float" office:value="16930" calcext:value-type="float">
            <text:p>16930</text:p>
          </table:table-cell>
          <table:table-cell office:value-type="float" office:value="1152" calcext:value-type="float">
            <text:p>1152</text:p>
          </table:table-cell>
          <table:table-cell office:value-type="float" office:value="1.142636" calcext:value-type="float">
            <text:p>1.142636</text:p>
          </table:table-cell>
          <table:table-cell office:value-type="float" office:value="25.980886" calcext:value-type="float">
            <text:p>25.980886</text:p>
          </table:table-cell>
          <table:table-cell office:value-type="float" office:value="24.83825" calcext:value-type="float">
            <text:p>24.83825</text:p>
          </table:table-cell>
          <table:table-cell office:value-type="float" office:value="0.390335" calcext:value-type="float">
            <text:p>0.390335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42251" calcext:value-type="float">
            <text:p>1.042251</text:p>
          </table:table-cell>
          <table:table-cell office:value-type="float" office:value="105.33204" calcext:value-type="float">
            <text:p>105.33204</text:p>
          </table:table-cell>
          <table:table-cell office:value-type="float" office:value="104.289789" calcext:value-type="float">
            <text:p>104.289789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9083" calcext:value-type="float">
            <text:p>1.029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8696" calcext:value-type="float">
            <text:p>1.068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914508" calcext:value-type="float">
            <text:p>17914508</text:p>
          </table:table-cell>
          <table:table-cell office:value-type="float" office:value="774272" calcext:value-type="float">
            <text:p>774272</text:p>
          </table:table-cell>
          <table:table-cell office:value-type="float" office:value="17029" calcext:value-type="float">
            <text:p>17029</text:p>
          </table:table-cell>
          <table:table-cell office:value-type="float" office:value="736" calcext:value-type="float">
            <text:p>736</text:p>
          </table:table-cell>
          <table:table-cell office:value-type="float" office:value="1.019247" calcext:value-type="float">
            <text:p>1.019247</text:p>
          </table:table-cell>
          <table:table-cell office:value-type="float" office:value="15.98943" calcext:value-type="float">
            <text:p>15.98943</text:p>
          </table:table-cell>
          <table:table-cell office:value-type="float" office:value="14.970184" calcext:value-type="float">
            <text:p>14.970184</text:p>
          </table:table-cell>
          <table:table-cell office:value-type="float" office:value="0.413768" calcext:value-type="float">
            <text:p>0.413768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914508" calcext:value-type="float">
            <text:p>17914508</text:p>
          </table:table-cell>
          <table:table-cell office:value-type="float" office:value="1302376" calcext:value-type="float">
            <text:p>1302376</text:p>
          </table:table-cell>
          <table:table-cell office:value-type="float" office:value="17029" calcext:value-type="float">
            <text:p>17029</text:p>
          </table:table-cell>
          <table:table-cell office:value-type="float" office:value="1238" calcext:value-type="float">
            <text:p>1238</text:p>
          </table:table-cell>
          <table:table-cell office:value-type="float" office:value="1.083177" calcext:value-type="float">
            <text:p>1.083177</text:p>
          </table:table-cell>
          <table:table-cell office:value-type="float" office:value="26.998359" calcext:value-type="float">
            <text:p>26.998359</text:p>
          </table:table-cell>
          <table:table-cell office:value-type="float" office:value="25.915182" calcext:value-type="float">
            <text:p>25.915182</text:p>
          </table:table-cell>
          <table:table-cell office:value-type="float" office:value="0.402043" calcext:value-type="float">
            <text:p>0.402043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13692" calcext:value-type="float">
            <text:p>1.013692</text:p>
          </table:table-cell>
          <table:table-cell office:value-type="float" office:value="106.285553" calcext:value-type="float">
            <text:p>106.285553</text:p>
          </table:table-cell>
          <table:table-cell office:value-type="float" office:value="105.271861" calcext:value-type="float">
            <text:p>105.27186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1005" calcext:value-type="float">
            <text:p>1.021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273" calcext:value-type="float">
            <text:p>1.036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017604" calcext:value-type="float">
            <text:p>18017604</text:p>
          </table:table-cell>
          <table:table-cell office:value-type="float" office:value="783740" calcext:value-type="float">
            <text:p>783740</text:p>
          </table:table-cell>
          <table:table-cell office:value-type="float" office:value="17127" calcext:value-type="float">
            <text:p>17127</text:p>
          </table:table-cell>
          <table:table-cell office:value-type="float" office:value="745" calcext:value-type="float">
            <text:p>745</text:p>
          </table:table-cell>
          <table:table-cell office:value-type="float" office:value="1.015269" calcext:value-type="float">
            <text:p>1.015269</text:p>
          </table:table-cell>
          <table:table-cell office:value-type="float" office:value="15.999914" calcext:value-type="float">
            <text:p>15.999914</text:p>
          </table:table-cell>
          <table:table-cell office:value-type="float" office:value="14.984646" calcext:value-type="float">
            <text:p>14.984646</text:p>
          </table:table-cell>
          <table:table-cell office:value-type="float" office:value="0.418423" calcext:value-type="float">
            <text:p>0.418423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017604" calcext:value-type="float">
            <text:p>18017604</text:p>
          </table:table-cell>
          <table:table-cell office:value-type="float" office:value="1289752" calcext:value-type="float">
            <text:p>1289752</text:p>
          </table:table-cell>
          <table:table-cell office:value-type="float" office:value="17127" calcext:value-type="float">
            <text:p>17127</text:p>
          </table:table-cell>
          <table:table-cell office:value-type="float" office:value="1226" calcext:value-type="float">
            <text:p>1226</text:p>
          </table:table-cell>
          <table:table-cell office:value-type="float" office:value="1.185475" calcext:value-type="float">
            <text:p>1.185475</text:p>
          </table:table-cell>
          <table:table-cell office:value-type="float" office:value="26.982105" calcext:value-type="float">
            <text:p>26.982105</text:p>
          </table:table-cell>
          <table:table-cell office:value-type="float" office:value="25.79663" calcext:value-type="float">
            <text:p>25.79663</text:p>
          </table:table-cell>
          <table:table-cell office:value-type="float" office:value="0.399975" calcext:value-type="float">
            <text:p>0.399975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57607" calcext:value-type="float">
            <text:p>1.057607</text:p>
          </table:table-cell>
          <table:table-cell office:value-type="float" office:value="107.169146" calcext:value-type="float">
            <text:p>107.169146</text:p>
          </table:table-cell>
          <table:table-cell office:value-type="float" office:value="106.111539" calcext:value-type="float">
            <text:p>106.111539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" calcext:value-type="float">
            <text:p>624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9323" calcext:value-type="float">
            <text:p>1.029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07657" calcext:value-type="float">
            <text:p>1.107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122804" calcext:value-type="float">
            <text:p>18122804</text:p>
          </table:table-cell>
          <table:table-cell office:value-type="float" office:value="780584" calcext:value-type="float">
            <text:p>780584</text:p>
          </table:table-cell>
          <table:table-cell office:value-type="float" office:value="17227" calcext:value-type="float">
            <text:p>17227</text:p>
          </table:table-cell>
          <table:table-cell office:value-type="float" office:value="742" calcext:value-type="float">
            <text:p>742</text:p>
          </table:table-cell>
          <table:table-cell office:value-type="float" office:value="1.014309" calcext:value-type="float">
            <text:p>1.014309</text:p>
          </table:table-cell>
          <table:table-cell office:value-type="float" office:value="15.989946" calcext:value-type="float">
            <text:p>15.989946</text:p>
          </table:table-cell>
          <table:table-cell office:value-type="float" office:value="14.975638" calcext:value-type="float">
            <text:p>14.975638</text:p>
          </table:table-cell>
          <table:table-cell office:value-type="float" office:value="0.416989" calcext:value-type="float">
            <text:p>0.416989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122804" calcext:value-type="float">
            <text:p>18122804</text:p>
          </table:table-cell>
          <table:table-cell office:value-type="float" office:value="1290804" calcext:value-type="float">
            <text:p>1290804</text:p>
          </table:table-cell>
          <table:table-cell office:value-type="float" office:value="17227" calcext:value-type="float">
            <text:p>17227</text:p>
          </table:table-cell>
          <table:table-cell office:value-type="float" office:value="1227" calcext:value-type="float">
            <text:p>1227</text:p>
          </table:table-cell>
          <table:table-cell office:value-type="float" office:value="1.166526" calcext:value-type="float">
            <text:p>1.166526</text:p>
          </table:table-cell>
          <table:table-cell office:value-type="float" office:value="26.987587" calcext:value-type="float">
            <text:p>26.987587</text:p>
          </table:table-cell>
          <table:table-cell office:value-type="float" office:value="25.821061" calcext:value-type="float">
            <text:p>25.821061</text:p>
          </table:table-cell>
          <table:table-cell office:value-type="float" office:value="0.399923" calcext:value-type="float">
            <text:p>0.399923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2109" calcext:value-type="float">
            <text:p>1.062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131" calcext:value-type="float">
            <text:p>1.028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94501" calcext:value-type="float">
            <text:p>1.0945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25900" calcext:value-type="float">
            <text:p>18225900</text:p>
          </table:table-cell>
          <table:table-cell office:value-type="float" office:value="735348" calcext:value-type="float">
            <text:p>735348</text:p>
          </table:table-cell>
          <table:table-cell office:value-type="float" office:value="17325" calcext:value-type="float">
            <text:p>17325</text:p>
          </table:table-cell>
          <table:table-cell office:value-type="float" office:value="699" calcext:value-type="float">
            <text:p>699</text:p>
          </table:table-cell>
          <table:table-cell office:value-type="float" office:value="1.008329" calcext:value-type="float">
            <text:p>1.008329</text:p>
          </table:table-cell>
          <table:table-cell office:value-type="float" office:value="15.984408" calcext:value-type="float">
            <text:p>15.984408</text:p>
          </table:table-cell>
          <table:table-cell office:value-type="float" office:value="14.976079" calcext:value-type="float">
            <text:p>14.976079</text:p>
          </table:table-cell>
          <table:table-cell office:value-type="float" office:value="0.392812" calcext:value-type="float">
            <text:p>0.392812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225900" calcext:value-type="float">
            <text:p>18225900</text:p>
          </table:table-cell>
          <table:table-cell office:value-type="float" office:value="1197176" calcext:value-type="float">
            <text:p>1197176</text:p>
          </table:table-cell>
          <table:table-cell office:value-type="float" office:value="17325" calcext:value-type="float">
            <text:p>17325</text:p>
          </table:table-cell>
          <table:table-cell office:value-type="float" office:value="1138" calcext:value-type="float">
            <text:p>1138</text:p>
          </table:table-cell>
          <table:table-cell office:value-type="float" office:value="1.120505" calcext:value-type="float">
            <text:p>1.120505</text:p>
          </table:table-cell>
          <table:table-cell office:value-type="float" office:value="25.989246" calcext:value-type="float">
            <text:p>25.989246</text:p>
          </table:table-cell>
          <table:table-cell office:value-type="float" office:value="24.868741" calcext:value-type="float">
            <text:p>24.868741</text:p>
          </table:table-cell>
          <table:table-cell office:value-type="float" office:value="0.385118" calcext:value-type="float">
            <text:p>0.385118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55507" calcext:value-type="float">
            <text:p>1.055507</text:p>
          </table:table-cell>
          <table:table-cell office:value-type="float" office:value="106.235421" calcext:value-type="float">
            <text:p>106.235421</text:p>
          </table:table-cell>
          <table:table-cell office:value-type="float" office:value="105.179914" calcext:value-type="float">
            <text:p>105.179914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8117" calcext:value-type="float">
            <text:p>1.028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70355" calcext:value-type="float">
            <text:p>1.070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331100" calcext:value-type="float">
            <text:p>18331100</text:p>
          </table:table-cell>
          <table:table-cell office:value-type="float" office:value="725880" calcext:value-type="float">
            <text:p>725880</text:p>
          </table:table-cell>
          <table:table-cell office:value-type="float" office:value="17425" calcext:value-type="float">
            <text:p>17425</text:p>
          </table:table-cell>
          <table:table-cell office:value-type="float" office:value="690" calcext:value-type="float">
            <text:p>690</text:p>
          </table:table-cell>
          <table:table-cell office:value-type="float" office:value="1.016861" calcext:value-type="float">
            <text:p>1.016861</text:p>
          </table:table-cell>
          <table:table-cell office:value-type="float" office:value="15.985443" calcext:value-type="float">
            <text:p>15.985443</text:p>
          </table:table-cell>
          <table:table-cell office:value-type="float" office:value="14.968582" calcext:value-type="float">
            <text:p>14.968582</text:p>
          </table:table-cell>
          <table:table-cell office:value-type="float" office:value="0.387949" calcext:value-type="float">
            <text:p>0.387949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331100" calcext:value-type="float">
            <text:p>18331100</text:p>
          </table:table-cell>
          <table:table-cell office:value-type="float" office:value="1221372" calcext:value-type="float">
            <text:p>1221372</text:p>
          </table:table-cell>
          <table:table-cell office:value-type="float" office:value="17425" calcext:value-type="float">
            <text:p>17425</text:p>
          </table:table-cell>
          <table:table-cell office:value-type="float" office:value="1161" calcext:value-type="float">
            <text:p>1161</text:p>
          </table:table-cell>
          <table:table-cell office:value-type="float" office:value="1.136722" calcext:value-type="float">
            <text:p>1.136722</text:p>
          </table:table-cell>
          <table:table-cell office:value-type="float" office:value="25.99799" calcext:value-type="float">
            <text:p>25.99799</text:p>
          </table:table-cell>
          <table:table-cell office:value-type="float" office:value="24.861268" calcext:value-type="float">
            <text:p>24.861268</text:p>
          </table:table-cell>
          <table:table-cell office:value-type="float" office:value="0.39302" calcext:value-type="float">
            <text:p>0.39302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26093" calcext:value-type="float">
            <text:p>1.026093</text:p>
          </table:table-cell>
          <table:table-cell office:value-type="float" office:value="105.417388" calcext:value-type="float">
            <text:p>105.417388</text:p>
          </table:table-cell>
          <table:table-cell office:value-type="float" office:value="104.391294" calcext:value-type="float">
            <text:p>104.391294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4295" calcext:value-type="float">
            <text:p>1.024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64774" calcext:value-type="float">
            <text:p>1.064774</text:p>
          </table:table-cell>
          <table:table-cell office:value-type="float" office:value="16.381918" calcext:value-type="float">
            <text:p>16.381918</text:p>
          </table:table-cell>
          <table:table-cell office:value-type="float" office:value="15.317144" calcext:value-type="float">
            <text:p>15.317144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434196" calcext:value-type="float">
            <text:p>18434196</text:p>
          </table:table-cell>
          <table:table-cell office:value-type="float" office:value="798468" calcext:value-type="float">
            <text:p>798468</text:p>
          </table:table-cell>
          <table:table-cell office:value-type="float" office:value="17523" calcext:value-type="float">
            <text:p>17523</text:p>
          </table:table-cell>
          <table:table-cell office:value-type="float" office:value="759" calcext:value-type="float">
            <text:p>759</text:p>
          </table:table-cell>
          <table:table-cell office:value-type="float" office:value="1.010213" calcext:value-type="float">
            <text:p>1.010213</text:p>
          </table:table-cell>
          <table:table-cell office:value-type="float" office:value="15.989189" calcext:value-type="float">
            <text:p>15.989189</text:p>
          </table:table-cell>
          <table:table-cell office:value-type="float" office:value="14.978976" calcext:value-type="float">
            <text:p>14.978976</text:p>
          </table:table-cell>
          <table:table-cell office:value-type="float" office:value="0.426447" calcext:value-type="float">
            <text:p>0.426447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434196" calcext:value-type="float">
            <text:p>18434196</text:p>
          </table:table-cell>
          <table:table-cell office:value-type="float" office:value="1200332" calcext:value-type="float">
            <text:p>1200332</text:p>
          </table:table-cell>
          <table:table-cell office:value-type="float" office:value="17523" calcext:value-type="float">
            <text:p>17523</text:p>
          </table:table-cell>
          <table:table-cell office:value-type="float" office:value="1141" calcext:value-type="float">
            <text:p>1141</text:p>
          </table:table-cell>
          <table:table-cell office:value-type="float" office:value="1.371528" calcext:value-type="float">
            <text:p>1.371528</text:p>
          </table:table-cell>
          <table:table-cell office:value-type="float" office:value="25.994748" calcext:value-type="float">
            <text:p>25.994748</text:p>
          </table:table-cell>
          <table:table-cell office:value-type="float" office:value="24.62322" calcext:value-type="float">
            <text:p>24.62322</text:p>
          </table:table-cell>
          <table:table-cell office:value-type="float" office:value="0.389984" calcext:value-type="float">
            <text:p>0.389984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88646" calcext:value-type="float">
            <text:p>1.288646</text:p>
          </table:table-cell>
          <table:table-cell office:value-type="float" office:value="105.844929" calcext:value-type="float">
            <text:p>105.844929</text:p>
          </table:table-cell>
          <table:table-cell office:value-type="float" office:value="104.556283" calcext:value-type="float">
            <text:p>104.556283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7271" calcext:value-type="float">
            <text:p>1.267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27193" calcext:value-type="float">
            <text:p>1.327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538344" calcext:value-type="float">
            <text:p>18538344</text:p>
          </table:table-cell>
          <table:table-cell office:value-type="float" office:value="738504" calcext:value-type="float">
            <text:p>738504</text:p>
          </table:table-cell>
          <table:table-cell office:value-type="float" office:value="17622" calcext:value-type="float">
            <text:p>17622</text:p>
          </table:table-cell>
          <table:table-cell office:value-type="float" office:value="702" calcext:value-type="float">
            <text:p>702</text:p>
          </table:table-cell>
          <table:table-cell office:value-type="float" office:value="1.016409" calcext:value-type="float">
            <text:p>1.016409</text:p>
          </table:table-cell>
          <table:table-cell office:value-type="float" office:value="15.979743" calcext:value-type="float">
            <text:p>15.979743</text:p>
          </table:table-cell>
          <table:table-cell office:value-type="float" office:value="14.963334" calcext:value-type="float">
            <text:p>14.963334</text:p>
          </table:table-cell>
          <table:table-cell office:value-type="float" office:value="0.394834" calcext:value-type="float">
            <text:p>0.394834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538344" calcext:value-type="float">
            <text:p>18538344</text:p>
          </table:table-cell>
          <table:table-cell office:value-type="float" office:value="1265556" calcext:value-type="float">
            <text:p>1265556</text:p>
          </table:table-cell>
          <table:table-cell office:value-type="float" office:value="17622" calcext:value-type="float">
            <text:p>17622</text:p>
          </table:table-cell>
          <table:table-cell office:value-type="float" office:value="1203" calcext:value-type="float">
            <text:p>1203</text:p>
          </table:table-cell>
          <table:table-cell office:value-type="float" office:value="1.185457" calcext:value-type="float">
            <text:p>1.185457</text:p>
          </table:table-cell>
          <table:table-cell office:value-type="float" office:value="26.997463" calcext:value-type="float">
            <text:p>26.997463</text:p>
          </table:table-cell>
          <table:table-cell office:value-type="float" office:value="25.812006" calcext:value-type="float">
            <text:p>25.812006</text:p>
          </table:table-cell>
          <table:table-cell office:value-type="float" office:value="0.392238" calcext:value-type="float">
            <text:p>0.392238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62861" calcext:value-type="float">
            <text:p>1.062861</text:p>
          </table:table-cell>
          <table:table-cell office:value-type="float" office:value="105.810782" calcext:value-type="float">
            <text:p>105.810782</text:p>
          </table:table-cell>
          <table:table-cell office:value-type="float" office:value="104.747921" calcext:value-type="float">
            <text:p>104.74792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0" calcext:value-type="float">
            <text:p>72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7927" calcext:value-type="float">
            <text:p>1.017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95533" calcext:value-type="float">
            <text:p>1.095533</text:p>
          </table:table-cell>
          <table:table-cell office:value-type="float" office:value="44.450352" calcext:value-type="float">
            <text:p>44.450352</text:p>
          </table:table-cell>
          <table:table-cell office:value-type="float" office:value="43.354819" calcext:value-type="float">
            <text:p>43.354819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643544" calcext:value-type="float">
            <text:p>18643544</text:p>
          </table:table-cell>
          <table:table-cell office:value-type="float" office:value="803728" calcext:value-type="float">
            <text:p>803728</text:p>
          </table:table-cell>
          <table:table-cell office:value-type="float" office:value="17722" calcext:value-type="float">
            <text:p>17722</text:p>
          </table:table-cell>
          <table:table-cell office:value-type="float" office:value="764" calcext:value-type="float">
            <text:p>764</text:p>
          </table:table-cell>
          <table:table-cell office:value-type="float" office:value="1.017893" calcext:value-type="float">
            <text:p>1.017893</text:p>
          </table:table-cell>
          <table:table-cell office:value-type="float" office:value="15.992804" calcext:value-type="float">
            <text:p>15.992804</text:p>
          </table:table-cell>
          <table:table-cell office:value-type="float" office:value="14.974911" calcext:value-type="float">
            <text:p>14.974911</text:p>
          </table:table-cell>
          <table:table-cell office:value-type="float" office:value="0.429373" calcext:value-type="float">
            <text:p>0.429373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643544" calcext:value-type="float">
            <text:p>18643544</text:p>
          </table:table-cell>
          <table:table-cell office:value-type="float" office:value="1220320" calcext:value-type="float">
            <text:p>1220320</text:p>
          </table:table-cell>
          <table:table-cell office:value-type="float" office:value="17722" calcext:value-type="float">
            <text:p>17722</text:p>
          </table:table-cell>
          <table:table-cell office:value-type="float" office:value="1160" calcext:value-type="float">
            <text:p>1160</text:p>
          </table:table-cell>
          <table:table-cell office:value-type="float" office:value="1.467819" calcext:value-type="float">
            <text:p>1.467819</text:p>
          </table:table-cell>
          <table:table-cell office:value-type="float" office:value="26.989935" calcext:value-type="float">
            <text:p>26.989935</text:p>
          </table:table-cell>
          <table:table-cell office:value-type="float" office:value="25.522117" calcext:value-type="float">
            <text:p>25.522117</text:p>
          </table:table-cell>
          <table:table-cell office:value-type="float" office:value="0.382514" calcext:value-type="float">
            <text:p>0.382514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31195" calcext:value-type="float">
            <text:p>1.31195</text:p>
          </table:table-cell>
          <table:table-cell office:value-type="float" office:value="105.356981" calcext:value-type="float">
            <text:p>105.356981</text:p>
          </table:table-cell>
          <table:table-cell office:value-type="float" office:value="104.045031" calcext:value-type="float">
            <text:p>104.04503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8" calcext:value-type="float">
            <text:p>768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73471" calcext:value-type="float">
            <text:p>1.273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90299" calcext:value-type="float">
            <text:p>1.390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46640" calcext:value-type="float">
            <text:p>18746640</text:p>
          </table:table-cell>
          <table:table-cell office:value-type="float" office:value="712204" calcext:value-type="float">
            <text:p>712204</text:p>
          </table:table-cell>
          <table:table-cell office:value-type="float" office:value="17820" calcext:value-type="float">
            <text:p>17820</text:p>
          </table:table-cell>
          <table:table-cell office:value-type="float" office:value="677" calcext:value-type="float">
            <text:p>677</text:p>
          </table:table-cell>
          <table:table-cell office:value-type="float" office:value="1.015269" calcext:value-type="float">
            <text:p>1.015269</text:p>
          </table:table-cell>
          <table:table-cell office:value-type="float" office:value="15.977245" calcext:value-type="float">
            <text:p>15.977245</text:p>
          </table:table-cell>
          <table:table-cell office:value-type="float" office:value="14.961976" calcext:value-type="float">
            <text:p>14.961976</text:p>
          </table:table-cell>
          <table:table-cell office:value-type="float" office:value="0.380807" calcext:value-type="float">
            <text:p>0.380807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746640" calcext:value-type="float">
            <text:p>18746640</text:p>
          </table:table-cell>
          <table:table-cell office:value-type="float" office:value="1198228" calcext:value-type="float">
            <text:p>1198228</text:p>
          </table:table-cell>
          <table:table-cell office:value-type="float" office:value="17820" calcext:value-type="float">
            <text:p>17820</text:p>
          </table:table-cell>
          <table:table-cell office:value-type="float" office:value="1139" calcext:value-type="float">
            <text:p>1139</text:p>
          </table:table-cell>
          <table:table-cell office:value-type="float" office:value="1.174327" calcext:value-type="float">
            <text:p>1.174327</text:p>
          </table:table-cell>
          <table:table-cell office:value-type="float" office:value="25.990637" calcext:value-type="float">
            <text:p>25.990637</text:p>
          </table:table-cell>
          <table:table-cell office:value-type="float" office:value="24.81631" calcext:value-type="float">
            <text:p>24.81631</text:p>
          </table:table-cell>
          <table:table-cell office:value-type="float" office:value="0.386271" calcext:value-type="float">
            <text:p>0.386271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62027" calcext:value-type="float">
            <text:p>1.062027</text:p>
          </table:table-cell>
          <table:table-cell office:value-type="float" office:value="105.589161" calcext:value-type="float">
            <text:p>105.589161</text:p>
          </table:table-cell>
          <table:table-cell office:value-type="float" office:value="104.527134" calcext:value-type="float">
            <text:p>104.527134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8" calcext:value-type="float">
            <text:p>768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9403" calcext:value-type="float">
            <text:p>1.029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02122" calcext:value-type="float">
            <text:p>1.102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850788" calcext:value-type="float">
            <text:p>18850788</text:p>
          </table:table-cell>
          <table:table-cell office:value-type="float" office:value="815300" calcext:value-type="float">
            <text:p>815300</text:p>
          </table:table-cell>
          <table:table-cell office:value-type="float" office:value="17919" calcext:value-type="float">
            <text:p>17919</text:p>
          </table:table-cell>
          <table:table-cell office:value-type="float" office:value="775" calcext:value-type="float">
            <text:p>775</text:p>
          </table:table-cell>
          <table:table-cell office:value-type="float" office:value="1.007609" calcext:value-type="float">
            <text:p>1.007609</text:p>
          </table:table-cell>
          <table:table-cell office:value-type="float" office:value="15.995505" calcext:value-type="float">
            <text:p>15.995505</text:p>
          </table:table-cell>
          <table:table-cell office:value-type="float" office:value="14.987896" calcext:value-type="float">
            <text:p>14.987896</text:p>
          </table:table-cell>
          <table:table-cell office:value-type="float" office:value="0.435178" calcext:value-type="float">
            <text:p>0.435178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850788" calcext:value-type="float">
            <text:p>18850788</text:p>
          </table:table-cell>
          <table:table-cell office:value-type="float" office:value="1258192" calcext:value-type="float">
            <text:p>1258192</text:p>
          </table:table-cell>
          <table:table-cell office:value-type="float" office:value="17919" calcext:value-type="float">
            <text:p>17919</text:p>
          </table:table-cell>
          <table:table-cell office:value-type="float" office:value="1196" calcext:value-type="float">
            <text:p>1196</text:p>
          </table:table-cell>
          <table:table-cell office:value-type="float" office:value="1.426254" calcext:value-type="float">
            <text:p>1.426254</text:p>
          </table:table-cell>
          <table:table-cell office:value-type="float" office:value="26.998655" calcext:value-type="float">
            <text:p>26.998655</text:p>
          </table:table-cell>
          <table:table-cell office:value-type="float" office:value="25.572401" calcext:value-type="float">
            <text:p>25.572401</text:p>
          </table:table-cell>
          <table:table-cell office:value-type="float" office:value="0.393609" calcext:value-type="float">
            <text:p>0.393609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292684" calcext:value-type="float">
            <text:p>1.292684</text:p>
          </table:table-cell>
          <table:table-cell office:value-type="float" office:value="105.846534" calcext:value-type="float">
            <text:p>105.846534</text:p>
          </table:table-cell>
          <table:table-cell office:value-type="float" office:value="104.55385" calcext:value-type="float">
            <text:p>104.55385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8" calcext:value-type="float">
            <text:p>768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5194" calcext:value-type="float">
            <text:p>1.265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4262" calcext:value-type="float">
            <text:p>1.34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955988" calcext:value-type="float">
            <text:p>18955988</text:p>
          </table:table-cell>
          <table:table-cell office:value-type="float" office:value="739556" calcext:value-type="float">
            <text:p>739556</text:p>
          </table:table-cell>
          <table:table-cell office:value-type="float" office:value="18019" calcext:value-type="float">
            <text:p>18019</text:p>
          </table:table-cell>
          <table:table-cell office:value-type="float" office:value="703" calcext:value-type="float">
            <text:p>703</text:p>
          </table:table-cell>
          <table:table-cell office:value-type="float" office:value="1.016369" calcext:value-type="float">
            <text:p>1.016369</text:p>
          </table:table-cell>
          <table:table-cell office:value-type="float" office:value="15.973412" calcext:value-type="float">
            <text:p>15.973412</text:p>
          </table:table-cell>
          <table:table-cell office:value-type="float" office:value="14.957044" calcext:value-type="float">
            <text:p>14.957044</text:p>
          </table:table-cell>
          <table:table-cell office:value-type="float" office:value="0.395563" calcext:value-type="float">
            <text:p>0.395563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955988" calcext:value-type="float">
            <text:p>18955988</text:p>
          </table:table-cell>
          <table:table-cell office:value-type="float" office:value="1298168" calcext:value-type="float">
            <text:p>1298168</text:p>
          </table:table-cell>
          <table:table-cell office:value-type="float" office:value="18019" calcext:value-type="float">
            <text:p>18019</text:p>
          </table:table-cell>
          <table:table-cell office:value-type="float" office:value="1234" calcext:value-type="float">
            <text:p>1234</text:p>
          </table:table-cell>
          <table:table-cell office:value-type="float" office:value="1.147495" calcext:value-type="float">
            <text:p>1.147495</text:p>
          </table:table-cell>
          <table:table-cell office:value-type="float" office:value="26.998446" calcext:value-type="float">
            <text:p>26.998446</text:p>
          </table:table-cell>
          <table:table-cell office:value-type="float" office:value="25.850951" calcext:value-type="float">
            <text:p>25.850951</text:p>
          </table:table-cell>
          <table:table-cell office:value-type="float" office:value="0.401739" calcext:value-type="float">
            <text:p>0.401739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50572" calcext:value-type="float">
            <text:p>1.050572</text:p>
          </table:table-cell>
          <table:table-cell office:value-type="float" office:value="105.479324" calcext:value-type="float">
            <text:p>105.479324</text:p>
          </table:table-cell>
          <table:table-cell office:value-type="float" office:value="104.428752" calcext:value-type="float">
            <text:p>104.428752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8047" calcext:value-type="float">
            <text:p>1.018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85278" calcext:value-type="float">
            <text:p>1.085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059084" calcext:value-type="float">
            <text:p>19059084</text:p>
          </table:table-cell>
          <table:table-cell office:value-type="float" office:value="709048" calcext:value-type="float">
            <text:p>709048</text:p>
          </table:table-cell>
          <table:table-cell office:value-type="float" office:value="18117" calcext:value-type="float">
            <text:p>18117</text:p>
          </table:table-cell>
          <table:table-cell office:value-type="float" office:value="674" calcext:value-type="float">
            <text:p>674</text:p>
          </table:table-cell>
          <table:table-cell office:value-type="float" office:value="1.008509" calcext:value-type="float">
            <text:p>1.008509</text:p>
          </table:table-cell>
          <table:table-cell office:value-type="float" office:value="14.979324" calcext:value-type="float">
            <text:p>14.979324</text:p>
          </table:table-cell>
          <table:table-cell office:value-type="float" office:value="13.970816" calcext:value-type="float">
            <text:p>13.970816</text:p>
          </table:table-cell>
          <table:table-cell office:value-type="float" office:value="0.406017" calcext:value-type="float">
            <text:p>0.406017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059084" calcext:value-type="float">
            <text:p>19059084</text:p>
          </table:table-cell>
          <table:table-cell office:value-type="float" office:value="1217164" calcext:value-type="float">
            <text:p>1217164</text:p>
          </table:table-cell>
          <table:table-cell office:value-type="float" office:value="18117" calcext:value-type="float">
            <text:p>18117</text:p>
          </table:table-cell>
          <table:table-cell office:value-type="float" office:value="1157" calcext:value-type="float">
            <text:p>1157</text:p>
          </table:table-cell>
          <table:table-cell office:value-type="float" office:value="1.143919" calcext:value-type="float">
            <text:p>1.143919</text:p>
          </table:table-cell>
          <table:table-cell office:value-type="float" office:value="25.990214" calcext:value-type="float">
            <text:p>25.990214</text:p>
          </table:table-cell>
          <table:table-cell office:value-type="float" office:value="24.846295" calcext:value-type="float">
            <text:p>24.846295</text:p>
          </table:table-cell>
          <table:table-cell office:value-type="float" office:value="0.391902" calcext:value-type="float">
            <text:p>0.391902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49548" calcext:value-type="float">
            <text:p>1.049548</text:p>
          </table:table-cell>
          <table:table-cell office:value-type="float" office:value="106.26951" calcext:value-type="float">
            <text:p>106.26951</text:p>
          </table:table-cell>
          <table:table-cell office:value-type="float" office:value="105.219961" calcext:value-type="float">
            <text:p>105.219961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3358" calcext:value-type="float">
            <text:p>1.023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76285" calcext:value-type="float">
            <text:p>1.076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163232" calcext:value-type="float">
            <text:p>19163232</text:p>
          </table:table-cell>
          <table:table-cell office:value-type="float" office:value="729036" calcext:value-type="float">
            <text:p>729036</text:p>
          </table:table-cell>
          <table:table-cell office:value-type="float" office:value="18216" calcext:value-type="float">
            <text:p>18216</text:p>
          </table:table-cell>
          <table:table-cell office:value-type="float" office:value="693" calcext:value-type="float">
            <text:p>693</text:p>
          </table:table-cell>
          <table:table-cell office:value-type="float" office:value="1.007749" calcext:value-type="float">
            <text:p>1.007749</text:p>
          </table:table-cell>
          <table:table-cell office:value-type="float" office:value="15.993793" calcext:value-type="float">
            <text:p>15.993793</text:p>
          </table:table-cell>
          <table:table-cell office:value-type="float" office:value="14.986044" calcext:value-type="float">
            <text:p>14.986044</text:p>
          </table:table-cell>
          <table:table-cell office:value-type="float" office:value="0.389181" calcext:value-type="float">
            <text:p>0.389181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163232" calcext:value-type="float">
            <text:p>19163232</text:p>
          </table:table-cell>
          <table:table-cell office:value-type="float" office:value="1304480" calcext:value-type="float">
            <text:p>1304480</text:p>
          </table:table-cell>
          <table:table-cell office:value-type="float" office:value="18216" calcext:value-type="float">
            <text:p>18216</text:p>
          </table:table-cell>
          <table:table-cell office:value-type="float" office:value="1240" calcext:value-type="float">
            <text:p>1240</text:p>
          </table:table-cell>
          <table:table-cell office:value-type="float" office:value="1.155061" calcext:value-type="float">
            <text:p>1.155061</text:p>
          </table:table-cell>
          <table:table-cell office:value-type="float" office:value="26.975819" calcext:value-type="float">
            <text:p>26.975819</text:p>
          </table:table-cell>
          <table:table-cell office:value-type="float" office:value="25.820758" calcext:value-type="float">
            <text:p>25.820758</text:p>
          </table:table-cell>
          <table:table-cell office:value-type="float" office:value="0.404165" calcext:value-type="float">
            <text:p>0.404165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43318" calcext:value-type="float">
            <text:p>1.043318</text:p>
          </table:table-cell>
          <table:table-cell office:value-type="float" office:value="103.683445" calcext:value-type="float">
            <text:p>103.683445</text:p>
          </table:table-cell>
          <table:table-cell office:value-type="float" office:value="102.640127" calcext:value-type="float">
            <text:p>102.640127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7697" calcext:value-type="float">
            <text:p>1.027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76504" calcext:value-type="float">
            <text:p>1.076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68432" calcext:value-type="float">
            <text:p>19268432</text:p>
          </table:table-cell>
          <table:table-cell office:value-type="float" office:value="724828" calcext:value-type="float">
            <text:p>724828</text:p>
          </table:table-cell>
          <table:table-cell office:value-type="float" office:value="18316" calcext:value-type="float">
            <text:p>18316</text:p>
          </table:table-cell>
          <table:table-cell office:value-type="float" office:value="689" calcext:value-type="float">
            <text:p>689</text:p>
          </table:table-cell>
          <table:table-cell office:value-type="float" office:value="1.015807" calcext:value-type="float">
            <text:p>1.015807</text:p>
          </table:table-cell>
          <table:table-cell office:value-type="float" office:value="14.974071" calcext:value-type="float">
            <text:p>14.974071</text:p>
          </table:table-cell>
          <table:table-cell office:value-type="float" office:value="13.958265" calcext:value-type="float">
            <text:p>13.958265</text:p>
          </table:table-cell>
          <table:table-cell office:value-type="float" office:value="0.415426" calcext:value-type="float">
            <text:p>0.415426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268432" calcext:value-type="float">
            <text:p>19268432</text:p>
          </table:table-cell>
          <table:table-cell office:value-type="float" office:value="1333936" calcext:value-type="float">
            <text:p>1333936</text:p>
          </table:table-cell>
          <table:table-cell office:value-type="float" office:value="18316" calcext:value-type="float">
            <text:p>18316</text:p>
          </table:table-cell>
          <table:table-cell office:value-type="float" office:value="1268" calcext:value-type="float">
            <text:p>1268</text:p>
          </table:table-cell>
          <table:table-cell office:value-type="float" office:value="1.134669" calcext:value-type="float">
            <text:p>1.134669</text:p>
          </table:table-cell>
          <table:table-cell office:value-type="float" office:value="27.996076" calcext:value-type="float">
            <text:p>27.996076</text:p>
          </table:table-cell>
          <table:table-cell office:value-type="float" office:value="26.861407" calcext:value-type="float">
            <text:p>26.861407</text:p>
          </table:table-cell>
          <table:table-cell office:value-type="float" office:value="0.39728" calcext:value-type="float">
            <text:p>0.39728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09872" calcext:value-type="float">
            <text:p>1.009872</text:p>
          </table:table-cell>
          <table:table-cell office:value-type="float" office:value="105.281025" calcext:value-type="float">
            <text:p>105.281025</text:p>
          </table:table-cell>
          <table:table-cell office:value-type="float" office:value="104.271153" calcext:value-type="float">
            <text:p>104.271153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7785" calcext:value-type="float">
            <text:p>1.017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51211" calcext:value-type="float">
            <text:p>1.051211</text:p>
          </table:table-cell>
          <table:table-cell office:value-type="float" office:value="95.45226" calcext:value-type="float">
            <text:p>95.45226</text:p>
          </table:table-cell>
          <table:table-cell office:value-type="float" office:value="94.401048" calcext:value-type="float">
            <text:p>94.40104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372580" calcext:value-type="float">
            <text:p>19372580</text:p>
          </table:table-cell>
          <table:table-cell office:value-type="float" office:value="722724" calcext:value-type="float">
            <text:p>722724</text:p>
          </table:table-cell>
          <table:table-cell office:value-type="float" office:value="18415" calcext:value-type="float">
            <text:p>18415</text:p>
          </table:table-cell>
          <table:table-cell office:value-type="float" office:value="687" calcext:value-type="float">
            <text:p>687</text:p>
          </table:table-cell>
          <table:table-cell office:value-type="float" office:value="1.011549" calcext:value-type="float">
            <text:p>1.011549</text:p>
          </table:table-cell>
          <table:table-cell office:value-type="float" office:value="14.98508" calcext:value-type="float">
            <text:p>14.98508</text:p>
          </table:table-cell>
          <table:table-cell office:value-type="float" office:value="13.973532" calcext:value-type="float">
            <text:p>13.973532</text:p>
          </table:table-cell>
          <table:table-cell office:value-type="float" office:value="0.413767" calcext:value-type="float">
            <text:p>0.413767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372580" calcext:value-type="float">
            <text:p>19372580</text:p>
          </table:table-cell>
          <table:table-cell office:value-type="float" office:value="1233996" calcext:value-type="float">
            <text:p>1233996</text:p>
          </table:table-cell>
          <table:table-cell office:value-type="float" office:value="18415" calcext:value-type="float">
            <text:p>18415</text:p>
          </table:table-cell>
          <table:table-cell office:value-type="float" office:value="1173" calcext:value-type="float">
            <text:p>1173</text:p>
          </table:table-cell>
          <table:table-cell office:value-type="float" office:value="1.2098" calcext:value-type="float">
            <text:p>1.2098</text:p>
          </table:table-cell>
          <table:table-cell office:value-type="float" office:value="25.989056" calcext:value-type="float">
            <text:p>25.989056</text:p>
          </table:table-cell>
          <table:table-cell office:value-type="float" office:value="24.779256" calcext:value-type="float">
            <text:p>24.779256</text:p>
          </table:table-cell>
          <table:table-cell office:value-type="float" office:value="0.398396" calcext:value-type="float">
            <text:p>0.398396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58487" calcext:value-type="float">
            <text:p>1.058487</text:p>
          </table:table-cell>
          <table:table-cell office:value-type="float" office:value="105.094906" calcext:value-type="float">
            <text:p>105.094906</text:p>
          </table:table-cell>
          <table:table-cell office:value-type="float" office:value="104.036419" calcext:value-type="float">
            <text:p>104.036419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2" calcext:value-type="float">
            <text:p>67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5883" calcext:value-type="float">
            <text:p>1.0258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93041" calcext:value-type="float">
            <text:p>1.093041</text:p>
          </table:table-cell>
          <table:table-cell office:value-type="float" office:value="39.550597" calcext:value-type="float">
            <text:p>39.550597</text:p>
          </table:table-cell>
          <table:table-cell office:value-type="float" office:value="38.457557" calcext:value-type="float">
            <text:p>38.457557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475676" calcext:value-type="float">
            <text:p>19475676</text:p>
          </table:table-cell>
          <table:table-cell office:value-type="float" office:value="735348" calcext:value-type="float">
            <text:p>735348</text:p>
          </table:table-cell>
          <table:table-cell office:value-type="float" office:value="18513" calcext:value-type="float">
            <text:p>18513</text:p>
          </table:table-cell>
          <table:table-cell office:value-type="float" office:value="699" calcext:value-type="float">
            <text:p>699</text:p>
          </table:table-cell>
          <table:table-cell office:value-type="float" office:value="1.016369" calcext:value-type="float">
            <text:p>1.016369</text:p>
          </table:table-cell>
          <table:table-cell office:value-type="float" office:value="14.98192" calcext:value-type="float">
            <text:p>14.98192</text:p>
          </table:table-cell>
          <table:table-cell office:value-type="float" office:value="13.965552" calcext:value-type="float">
            <text:p>13.965552</text:p>
          </table:table-cell>
          <table:table-cell office:value-type="float" office:value="0.421235" calcext:value-type="float">
            <text:p>0.421235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475676" calcext:value-type="float">
            <text:p>19475676</text:p>
          </table:table-cell>
          <table:table-cell office:value-type="float" office:value="1328676" calcext:value-type="float">
            <text:p>1328676</text:p>
          </table:table-cell>
          <table:table-cell office:value-type="float" office:value="18513" calcext:value-type="float">
            <text:p>18513</text:p>
          </table:table-cell>
          <table:table-cell office:value-type="float" office:value="1263" calcext:value-type="float">
            <text:p>1263</text:p>
          </table:table-cell>
          <table:table-cell office:value-type="float" office:value="1.129085" calcext:value-type="float">
            <text:p>1.129085</text:p>
          </table:table-cell>
          <table:table-cell office:value-type="float" office:value="27.984066" calcext:value-type="float">
            <text:p>27.984066</text:p>
          </table:table-cell>
          <table:table-cell office:value-type="float" office:value="26.854981" calcext:value-type="float">
            <text:p>26.854981</text:p>
          </table:table-cell>
          <table:table-cell office:value-type="float" office:value="0.395808" calcext:value-type="float">
            <text:p>0.395808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38983" calcext:value-type="float">
            <text:p>1.038983</text:p>
          </table:table-cell>
          <table:table-cell office:value-type="float" office:value="106.627959" calcext:value-type="float">
            <text:p>106.627959</text:p>
          </table:table-cell>
          <table:table-cell office:value-type="float" office:value="105.588976" calcext:value-type="float">
            <text:p>105.588976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3722" calcext:value-type="float">
            <text:p>1.023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7688" calcext:value-type="float">
            <text:p>1.067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579824" calcext:value-type="float">
            <text:p>19579824</text:p>
          </table:table-cell>
          <table:table-cell office:value-type="float" office:value="722724" calcext:value-type="float">
            <text:p>722724</text:p>
          </table:table-cell>
          <table:table-cell office:value-type="float" office:value="18612" calcext:value-type="float">
            <text:p>18612</text:p>
          </table:table-cell>
          <table:table-cell office:value-type="float" office:value="687" calcext:value-type="float">
            <text:p>687</text:p>
          </table:table-cell>
          <table:table-cell office:value-type="float" office:value="1.007609" calcext:value-type="float">
            <text:p>1.007609</text:p>
          </table:table-cell>
          <table:table-cell office:value-type="float" office:value="14.991174" calcext:value-type="float">
            <text:p>14.991174</text:p>
          </table:table-cell>
          <table:table-cell office:value-type="float" office:value="13.983565" calcext:value-type="float">
            <text:p>13.983565</text:p>
          </table:table-cell>
          <table:table-cell office:value-type="float" office:value="0.413471" calcext:value-type="float">
            <text:p>0.413471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579824" calcext:value-type="float">
            <text:p>19579824</text:p>
          </table:table-cell>
          <table:table-cell office:value-type="float" office:value="1295012" calcext:value-type="float">
            <text:p>1295012</text:p>
          </table:table-cell>
          <table:table-cell office:value-type="float" office:value="18612" calcext:value-type="float">
            <text:p>18612</text:p>
          </table:table-cell>
          <table:table-cell office:value-type="float" office:value="1231" calcext:value-type="float">
            <text:p>1231</text:p>
          </table:table-cell>
          <table:table-cell office:value-type="float" office:value="1.151279" calcext:value-type="float">
            <text:p>1.151279</text:p>
          </table:table-cell>
          <table:table-cell office:value-type="float" office:value="26.980432" calcext:value-type="float">
            <text:p>26.980432</text:p>
          </table:table-cell>
          <table:table-cell office:value-type="float" office:value="25.829153" calcext:value-type="float">
            <text:p>25.829153</text:p>
          </table:table-cell>
          <table:table-cell office:value-type="float" office:value="0.401101" calcext:value-type="float">
            <text:p>0.401101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49667" calcext:value-type="float">
            <text:p>1.049667</text:p>
          </table:table-cell>
          <table:table-cell office:value-type="float" office:value="106.802483" calcext:value-type="float">
            <text:p>106.802483</text:p>
          </table:table-cell>
          <table:table-cell office:value-type="float" office:value="105.752816" calcext:value-type="float">
            <text:p>105.752816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8" calcext:value-type="float">
            <text:p>28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2777" calcext:value-type="float">
            <text:p>1.022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83593" calcext:value-type="float">
            <text:p>1.083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5024" calcext:value-type="float">
            <text:p>19685024</text:p>
          </table:table-cell>
          <table:table-cell office:value-type="float" office:value="720620" calcext:value-type="float">
            <text:p>720620</text:p>
          </table:table-cell>
          <table:table-cell office:value-type="float" office:value="18712" calcext:value-type="float">
            <text:p>18712</text:p>
          </table:table-cell>
          <table:table-cell office:value-type="float" office:value="685" calcext:value-type="float">
            <text:p>685</text:p>
          </table:table-cell>
          <table:table-cell office:value-type="float" office:value="1.011409" calcext:value-type="float">
            <text:p>1.011409</text:p>
          </table:table-cell>
          <table:table-cell office:value-type="float" office:value="14.983042" calcext:value-type="float">
            <text:p>14.983042</text:p>
          </table:table-cell>
          <table:table-cell office:value-type="float" office:value="13.971633" calcext:value-type="float">
            <text:p>13.971633</text:p>
          </table:table-cell>
          <table:table-cell office:value-type="float" office:value="0.412619" calcext:value-type="float">
            <text:p>0.412619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685024" calcext:value-type="float">
            <text:p>19685024</text:p>
          </table:table-cell>
          <table:table-cell office:value-type="float" office:value="1345508" calcext:value-type="float">
            <text:p>1345508</text:p>
          </table:table-cell>
          <table:table-cell office:value-type="float" office:value="18712" calcext:value-type="float">
            <text:p>18712</text:p>
          </table:table-cell>
          <table:table-cell office:value-type="float" office:value="1279" calcext:value-type="float">
            <text:p>1279</text:p>
          </table:table-cell>
          <table:table-cell office:value-type="float" office:value="1.186263" calcext:value-type="float">
            <text:p>1.186263</text:p>
          </table:table-cell>
          <table:table-cell office:value-type="float" office:value="27.99915" calcext:value-type="float">
            <text:p>27.99915</text:p>
          </table:table-cell>
          <table:table-cell office:value-type="float" office:value="26.812887" calcext:value-type="float">
            <text:p>26.812887</text:p>
          </table:table-cell>
          <table:table-cell office:value-type="float" office:value="0.401451" calcext:value-type="float">
            <text:p>0.401451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40651" calcext:value-type="float">
            <text:p>1.040651</text:p>
          </table:table-cell>
          <table:table-cell office:value-type="float" office:value="106.202601" calcext:value-type="float">
            <text:p>106.202601</text:p>
          </table:table-cell>
          <table:table-cell office:value-type="float" office:value="105.16195" calcext:value-type="float">
            <text:p>105.16195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0" calcext:value-type="float">
            <text:p>72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3027" calcext:value-type="float">
            <text:p>1.013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73483" calcext:value-type="float">
            <text:p>1.073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788120" calcext:value-type="float">
            <text:p>19788120</text:p>
          </table:table-cell>
          <table:table-cell office:value-type="float" office:value="706944" calcext:value-type="float">
            <text:p>706944</text:p>
          </table:table-cell>
          <table:table-cell office:value-type="float" office:value="18810" calcext:value-type="float">
            <text:p>18810</text:p>
          </table:table-cell>
          <table:table-cell office:value-type="float" office:value="672" calcext:value-type="float">
            <text:p>672</text:p>
          </table:table-cell>
          <table:table-cell office:value-type="float" office:value="1.011229" calcext:value-type="float">
            <text:p>1.011229</text:p>
          </table:table-cell>
          <table:table-cell office:value-type="float" office:value="14.972837" calcext:value-type="float">
            <text:p>14.972837</text:p>
          </table:table-cell>
          <table:table-cell office:value-type="float" office:value="13.961608" calcext:value-type="float">
            <text:p>13.961608</text:p>
          </table:table-cell>
          <table:table-cell office:value-type="float" office:value="0.405079" calcext:value-type="float">
            <text:p>0.405079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788120" calcext:value-type="float">
            <text:p>19788120</text:p>
          </table:table-cell>
          <table:table-cell office:value-type="float" office:value="1222424" calcext:value-type="float">
            <text:p>1222424</text:p>
          </table:table-cell>
          <table:table-cell office:value-type="float" office:value="18810" calcext:value-type="float">
            <text:p>18810</text:p>
          </table:table-cell>
          <table:table-cell office:value-type="float" office:value="1162" calcext:value-type="float">
            <text:p>1162</text:p>
          </table:table-cell>
          <table:table-cell office:value-type="float" office:value="1.168758" calcext:value-type="float">
            <text:p>1.168758</text:p>
          </table:table-cell>
          <table:table-cell office:value-type="float" office:value="25.990086" calcext:value-type="float">
            <text:p>25.990086</text:p>
          </table:table-cell>
          <table:table-cell office:value-type="float" office:value="24.821328" calcext:value-type="float">
            <text:p>24.821328</text:p>
          </table:table-cell>
          <table:table-cell office:value-type="float" office:value="0.393992" calcext:value-type="float">
            <text:p>0.393992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39957" calcext:value-type="float">
            <text:p>1.039957</text:p>
          </table:table-cell>
          <table:table-cell office:value-type="float" office:value="106.768773" calcext:value-type="float">
            <text:p>106.768773</text:p>
          </table:table-cell>
          <table:table-cell office:value-type="float" office:value="105.728816" calcext:value-type="float">
            <text:p>105.728816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2947" calcext:value-type="float">
            <text:p>1.0129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73303" calcext:value-type="float">
            <text:p>1.073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893320" calcext:value-type="float">
            <text:p>19893320</text:p>
          </table:table-cell>
          <table:table-cell office:value-type="float" office:value="712204" calcext:value-type="float">
            <text:p>712204</text:p>
          </table:table-cell>
          <table:table-cell office:value-type="float" office:value="18910" calcext:value-type="float">
            <text:p>18910</text:p>
          </table:table-cell>
          <table:table-cell office:value-type="float" office:value="677" calcext:value-type="float">
            <text:p>677</text:p>
          </table:table-cell>
          <table:table-cell office:value-type="float" office:value="1.015941" calcext:value-type="float">
            <text:p>1.015941</text:p>
          </table:table-cell>
          <table:table-cell office:value-type="float" office:value="14.996628" calcext:value-type="float">
            <text:p>14.996628</text:p>
          </table:table-cell>
          <table:table-cell office:value-type="float" office:value="13.980687" calcext:value-type="float">
            <text:p>13.980687</text:p>
          </table:table-cell>
          <table:table-cell office:value-type="float" office:value="0.407536" calcext:value-type="float">
            <text:p>0.407536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893320" calcext:value-type="float">
            <text:p>19893320</text:p>
          </table:table-cell>
          <table:table-cell office:value-type="float" office:value="1205592" calcext:value-type="float">
            <text:p>1205592</text:p>
          </table:table-cell>
          <table:table-cell office:value-type="float" office:value="18910" calcext:value-type="float">
            <text:p>18910</text:p>
          </table:table-cell>
          <table:table-cell office:value-type="float" office:value="1146" calcext:value-type="float">
            <text:p>1146</text:p>
          </table:table-cell>
          <table:table-cell office:value-type="float" office:value="1.135347" calcext:value-type="float">
            <text:p>1.135347</text:p>
          </table:table-cell>
          <table:table-cell office:value-type="float" office:value="25.9754" calcext:value-type="float">
            <text:p>25.9754</text:p>
          </table:table-cell>
          <table:table-cell office:value-type="float" office:value="24.840053" calcext:value-type="float">
            <text:p>24.840053</text:p>
          </table:table-cell>
          <table:table-cell office:value-type="float" office:value="0.388274" calcext:value-type="float">
            <text:p>0.388274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336" calcext:value-type="float">
            <text:p>3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025133" calcext:value-type="float">
            <text:p>1.025133</text:p>
          </table:table-cell>
          <table:table-cell office:value-type="float" office:value="105.031724" calcext:value-type="float">
            <text:p>105.031724</text:p>
          </table:table-cell>
          <table:table-cell office:value-type="float" office:value="104.00659" calcext:value-type="float">
            <text:p>104.00659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752" calcext:value-type="float">
            <text:p>1.01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57205" calcext:value-type="float">
            <text:p>1.057205</text:p>
          </table:table-cell>
          <table:table-cell office:value-type="float" office:value="78.588708" calcext:value-type="float">
            <text:p>78.588708</text:p>
          </table:table-cell>
          <table:table-cell office:value-type="float" office:value="77.531502" calcext:value-type="float">
            <text:p>77.531502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997468" calcext:value-type="float">
            <text:p>19997468</text:p>
          </table:table-cell>
          <table:table-cell office:value-type="float" office:value="774272" calcext:value-type="float">
            <text:p>774272</text:p>
          </table:table-cell>
          <table:table-cell office:value-type="float" office:value="19009" calcext:value-type="float">
            <text:p>19009</text:p>
          </table:table-cell>
          <table:table-cell office:value-type="float" office:value="736" calcext:value-type="float">
            <text:p>736</text:p>
          </table:table-cell>
          <table:table-cell office:value-type="float" office:value="1.01647" calcext:value-type="float">
            <text:p>1.01647</text:p>
          </table:table-cell>
          <table:table-cell office:value-type="float" office:value="15.987264" calcext:value-type="float">
            <text:p>15.987264</text:p>
          </table:table-cell>
          <table:table-cell office:value-type="float" office:value="14.970794" calcext:value-type="float">
            <text:p>14.970794</text:p>
          </table:table-cell>
          <table:table-cell office:value-type="float" office:value="0.413751" calcext:value-type="float">
            <text:p>0.413751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997468" calcext:value-type="float">
            <text:p>19997468</text:p>
          </table:table-cell>
          <table:table-cell office:value-type="float" office:value="1290804" calcext:value-type="float">
            <text:p>1290804</text:p>
          </table:table-cell>
          <table:table-cell office:value-type="float" office:value="19009" calcext:value-type="float">
            <text:p>19009</text:p>
          </table:table-cell>
          <table:table-cell office:value-type="float" office:value="1227" calcext:value-type="float">
            <text:p>1227</text:p>
          </table:table-cell>
          <table:table-cell office:value-type="float" office:value="1.545299" calcext:value-type="float">
            <text:p>1.545299</text:p>
          </table:table-cell>
          <table:table-cell office:value-type="float" office:value="27.995001" calcext:value-type="float">
            <text:p>27.995001</text:p>
          </table:table-cell>
          <table:table-cell office:value-type="float" office:value="26.449703" calcext:value-type="float">
            <text:p>26.449703</text:p>
          </table:table-cell>
          <table:table-cell office:value-type="float" office:value="0.390418" calcext:value-type="float">
            <text:p>0.390418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361939" calcext:value-type="float">
            <text:p>1.361939</text:p>
          </table:table-cell>
          <table:table-cell office:value-type="float" office:value="105.822363" calcext:value-type="float">
            <text:p>105.822363</text:p>
          </table:table-cell>
          <table:table-cell office:value-type="float" office:value="104.460423" calcext:value-type="float">
            <text:p>104.460423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00901" calcext:value-type="float">
            <text:p>1.300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428919" calcext:value-type="float">
            <text:p>1.428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101616" calcext:value-type="float">
            <text:p>20101616</text:p>
          </table:table-cell>
          <table:table-cell office:value-type="float" office:value="735348" calcext:value-type="float">
            <text:p>735348</text:p>
          </table:table-cell>
          <table:table-cell office:value-type="float" office:value="19108" calcext:value-type="float">
            <text:p>19108</text:p>
          </table:table-cell>
          <table:table-cell office:value-type="float" office:value="699" calcext:value-type="float">
            <text:p>699</text:p>
          </table:table-cell>
          <table:table-cell office:value-type="float" office:value="1.011609" calcext:value-type="float">
            <text:p>1.011609</text:p>
          </table:table-cell>
          <table:table-cell office:value-type="float" office:value="14.99109" calcext:value-type="float">
            <text:p>14.99109</text:p>
          </table:table-cell>
          <table:table-cell office:value-type="float" office:value="13.979481" calcext:value-type="float">
            <text:p>13.979481</text:p>
          </table:table-cell>
          <table:table-cell office:value-type="float" office:value="0.420816" calcext:value-type="float">
            <text:p>0.420816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101616" calcext:value-type="float">
            <text:p>20101616</text:p>
          </table:table-cell>
          <table:table-cell office:value-type="float" office:value="1322364" calcext:value-type="float">
            <text:p>1322364</text:p>
          </table:table-cell>
          <table:table-cell office:value-type="float" office:value="19108" calcext:value-type="float">
            <text:p>19108</text:p>
          </table:table-cell>
          <table:table-cell office:value-type="float" office:value="1257" calcext:value-type="float">
            <text:p>1257</text:p>
          </table:table-cell>
          <table:table-cell office:value-type="float" office:value="1.191004" calcext:value-type="float">
            <text:p>1.191004</text:p>
          </table:table-cell>
          <table:table-cell office:value-type="float" office:value="27.994048" calcext:value-type="float">
            <text:p>27.994048</text:p>
          </table:table-cell>
          <table:table-cell office:value-type="float" office:value="26.803044" calcext:value-type="float">
            <text:p>26.803044</text:p>
          </table:table-cell>
          <table:table-cell office:value-type="float" office:value="0.394691" calcext:value-type="float">
            <text:p>0.394691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59141" calcext:value-type="float">
            <text:p>1.059141</text:p>
          </table:table-cell>
          <table:table-cell office:value-type="float" office:value="104.795694" calcext:value-type="float">
            <text:p>104.795694</text:p>
          </table:table-cell>
          <table:table-cell office:value-type="float" office:value="103.736553" calcext:value-type="float">
            <text:p>103.736553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1417" calcext:value-type="float">
            <text:p>1.031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96048" calcext:value-type="float">
            <text:p>1.096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205764" calcext:value-type="float">
            <text:p>20205764</text:p>
          </table:table-cell>
          <table:table-cell office:value-type="float" office:value="928916" calcext:value-type="float">
            <text:p>928916</text:p>
          </table:table-cell>
          <table:table-cell office:value-type="float" office:value="19207" calcext:value-type="float">
            <text:p>19207</text:p>
          </table:table-cell>
          <table:table-cell office:value-type="float" office:value="883" calcext:value-type="float">
            <text:p>883</text:p>
          </table:table-cell>
          <table:table-cell office:value-type="float" office:value="1.010729" calcext:value-type="float">
            <text:p>1.010729</text:p>
          </table:table-cell>
          <table:table-cell office:value-type="float" office:value="15.982006" calcext:value-type="float">
            <text:p>15.982006</text:p>
          </table:table-cell>
          <table:table-cell office:value-type="float" office:value="14.971277" calcext:value-type="float">
            <text:p>14.971277</text:p>
          </table:table-cell>
          <table:table-cell office:value-type="float" office:value="0.496372" calcext:value-type="float">
            <text:p>0.496372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205764" calcext:value-type="float">
            <text:p>20205764</text:p>
          </table:table-cell>
          <table:table-cell office:value-type="float" office:value="1318156" calcext:value-type="float">
            <text:p>1318156</text:p>
          </table:table-cell>
          <table:table-cell office:value-type="float" office:value="19207" calcext:value-type="float">
            <text:p>19207</text:p>
          </table:table-cell>
          <table:table-cell office:value-type="float" office:value="1253" calcext:value-type="float">
            <text:p>1253</text:p>
          </table:table-cell>
          <table:table-cell office:value-type="float" office:value="2.229928" calcext:value-type="float">
            <text:p>2.229928</text:p>
          </table:table-cell>
          <table:table-cell office:value-type="float" office:value="28.977638" calcext:value-type="float">
            <text:p>28.977638</text:p>
          </table:table-cell>
          <table:table-cell office:value-type="float" office:value="26.747709" calcext:value-type="float">
            <text:p>26.747709</text:p>
          </table:table-cell>
          <table:table-cell office:value-type="float" office:value="0.394249" calcext:value-type="float">
            <text:p>0.394249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54361" calcext:value-type="float">
            <text:p>1.054361</text:p>
          </table:table-cell>
          <table:table-cell office:value-type="float" office:value="103.039645" calcext:value-type="float">
            <text:p>103.039645</text:p>
          </table:table-cell>
          <table:table-cell office:value-type="float" office:value="101.985284" calcext:value-type="float">
            <text:p>101.985284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6037" calcext:value-type="float">
            <text:p>1.026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113969" calcext:value-type="float">
            <text:p>2.1139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309912" calcext:value-type="float">
            <text:p>20309912</text:p>
          </table:table-cell>
          <table:table-cell office:value-type="float" office:value="774272" calcext:value-type="float">
            <text:p>774272</text:p>
          </table:table-cell>
          <table:table-cell office:value-type="float" office:value="19306" calcext:value-type="float">
            <text:p>19306</text:p>
          </table:table-cell>
          <table:table-cell office:value-type="float" office:value="736" calcext:value-type="float">
            <text:p>736</text:p>
          </table:table-cell>
          <table:table-cell office:value-type="float" office:value="1.00981" calcext:value-type="float">
            <text:p>1.00981</text:p>
          </table:table-cell>
          <table:table-cell office:value-type="float" office:value="15.999944" calcext:value-type="float">
            <text:p>15.999944</text:p>
          </table:table-cell>
          <table:table-cell office:value-type="float" office:value="14.990134" calcext:value-type="float">
            <text:p>14.990134</text:p>
          </table:table-cell>
          <table:table-cell office:value-type="float" office:value="0.413217" calcext:value-type="float">
            <text:p>0.413217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309912" calcext:value-type="float">
            <text:p>20309912</text:p>
          </table:table-cell>
          <table:table-cell office:value-type="float" office:value="1304480" calcext:value-type="float">
            <text:p>1304480</text:p>
          </table:table-cell>
          <table:table-cell office:value-type="float" office:value="19306" calcext:value-type="float">
            <text:p>19306</text:p>
          </table:table-cell>
          <table:table-cell office:value-type="float" office:value="1240" calcext:value-type="float">
            <text:p>1240</text:p>
          </table:table-cell>
          <table:table-cell office:value-type="float" office:value="1.549548" calcext:value-type="float">
            <text:p>1.549548</text:p>
          </table:table-cell>
          <table:table-cell office:value-type="float" office:value="27.992286" calcext:value-type="float">
            <text:p>27.992286</text:p>
          </table:table-cell>
          <table:table-cell office:value-type="float" office:value="26.442738" calcext:value-type="float">
            <text:p>26.442738</text:p>
          </table:table-cell>
          <table:table-cell office:value-type="float" office:value="0.394658" calcext:value-type="float">
            <text:p>0.394658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371602" calcext:value-type="float">
            <text:p>1.371602</text:p>
          </table:table-cell>
          <table:table-cell office:value-type="float" office:value="102.601257" calcext:value-type="float">
            <text:p>102.601257</text:p>
          </table:table-cell>
          <table:table-cell office:value-type="float" office:value="101.229655" calcext:value-type="float">
            <text:p>101.229655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8147" calcext:value-type="float">
            <text:p>1.288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444037" calcext:value-type="float">
            <text:p>1.444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413008" calcext:value-type="float">
            <text:p>20413008</text:p>
          </table:table-cell>
          <table:table-cell office:value-type="float" office:value="734296" calcext:value-type="float">
            <text:p>734296</text:p>
          </table:table-cell>
          <table:table-cell office:value-type="float" office:value="19404" calcext:value-type="float">
            <text:p>19404</text:p>
          </table:table-cell>
          <table:table-cell office:value-type="float" office:value="698" calcext:value-type="float">
            <text:p>698</text:p>
          </table:table-cell>
          <table:table-cell office:value-type="float" office:value="1.008809" calcext:value-type="float">
            <text:p>1.008809</text:p>
          </table:table-cell>
          <table:table-cell office:value-type="float" office:value="14.989367" calcext:value-type="float">
            <text:p>14.989367</text:p>
          </table:table-cell>
          <table:table-cell office:value-type="float" office:value="13.980558" calcext:value-type="float">
            <text:p>13.980558</text:p>
          </table:table-cell>
          <table:table-cell office:value-type="float" office:value="0.420181" calcext:value-type="float">
            <text:p>0.420181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413008" calcext:value-type="float">
            <text:p>20413008</text:p>
          </table:table-cell>
          <table:table-cell office:value-type="float" office:value="1277128" calcext:value-type="float">
            <text:p>1277128</text:p>
          </table:table-cell>
          <table:table-cell office:value-type="float" office:value="19404" calcext:value-type="float">
            <text:p>19404</text:p>
          </table:table-cell>
          <table:table-cell office:value-type="float" office:value="1214" calcext:value-type="float">
            <text:p>1214</text:p>
          </table:table-cell>
          <table:table-cell office:value-type="float" office:value="1.178737" calcext:value-type="float">
            <text:p>1.178737</text:p>
          </table:table-cell>
          <table:table-cell office:value-type="float" office:value="26.982279" calcext:value-type="float">
            <text:p>26.982279</text:p>
          </table:table-cell>
          <table:table-cell office:value-type="float" office:value="25.803542" calcext:value-type="float">
            <text:p>25.803542</text:p>
          </table:table-cell>
          <table:table-cell office:value-type="float" office:value="0.395954" calcext:value-type="float">
            <text:p>0.395954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55067" calcext:value-type="float">
            <text:p>1.055067</text:p>
          </table:table-cell>
          <table:table-cell office:value-type="float" office:value="105.326291" calcext:value-type="float">
            <text:p>105.326291</text:p>
          </table:table-cell>
          <table:table-cell office:value-type="float" office:value="104.271224" calcext:value-type="float">
            <text:p>104.271224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3772" calcext:value-type="float">
            <text:p>1.033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99563" calcext:value-type="float">
            <text:p>1.099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518208" calcext:value-type="float">
            <text:p>20518208</text:p>
          </table:table-cell>
          <table:table-cell office:value-type="float" office:value="726932" calcext:value-type="float">
            <text:p>726932</text:p>
          </table:table-cell>
          <table:table-cell office:value-type="float" office:value="19504" calcext:value-type="float">
            <text:p>19504</text:p>
          </table:table-cell>
          <table:table-cell office:value-type="float" office:value="691" calcext:value-type="float">
            <text:p>691</text:p>
          </table:table-cell>
          <table:table-cell office:value-type="float" office:value="1.018007" calcext:value-type="float">
            <text:p>1.018007</text:p>
          </table:table-cell>
          <table:table-cell office:value-type="float" office:value="14.9806" calcext:value-type="float">
            <text:p>14.9806</text:p>
          </table:table-cell>
          <table:table-cell office:value-type="float" office:value="13.962593" calcext:value-type="float">
            <text:p>13.962593</text:p>
          </table:table-cell>
          <table:table-cell office:value-type="float" office:value="0.416503" calcext:value-type="float">
            <text:p>0.416503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518208" calcext:value-type="float">
            <text:p>20518208</text:p>
          </table:table-cell>
          <table:table-cell office:value-type="float" office:value="1350768" calcext:value-type="float">
            <text:p>1350768</text:p>
          </table:table-cell>
          <table:table-cell office:value-type="float" office:value="19504" calcext:value-type="float">
            <text:p>19504</text:p>
          </table:table-cell>
          <table:table-cell office:value-type="float" office:value="1284" calcext:value-type="float">
            <text:p>1284</text:p>
          </table:table-cell>
          <table:table-cell office:value-type="float" office:value="1.102957" calcext:value-type="float">
            <text:p>1.102957</text:p>
          </table:table-cell>
          <table:table-cell office:value-type="float" office:value="27.971355" calcext:value-type="float">
            <text:p>27.971355</text:p>
          </table:table-cell>
          <table:table-cell office:value-type="float" office:value="26.868397" calcext:value-type="float">
            <text:p>26.868397</text:p>
          </table:table-cell>
          <table:table-cell office:value-type="float" office:value="0.402188" calcext:value-type="float">
            <text:p>0.402188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2612" calcext:value-type="float">
            <text:p>1.012612</text:p>
          </table:table-cell>
          <table:table-cell office:value-type="float" office:value="102.875538" calcext:value-type="float">
            <text:p>102.875538</text:p>
          </table:table-cell>
          <table:table-cell office:value-type="float" office:value="101.862926" calcext:value-type="float">
            <text:p>101.862926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9665" calcext:value-type="float">
            <text:p>1.019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0328" calcext:value-type="float">
            <text:p>1.040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622356" calcext:value-type="float">
            <text:p>20622356</text:p>
          </table:table-cell>
          <table:table-cell office:value-type="float" office:value="709048" calcext:value-type="float">
            <text:p>709048</text:p>
          </table:table-cell>
          <table:table-cell office:value-type="float" office:value="19603" calcext:value-type="float">
            <text:p>19603</text:p>
          </table:table-cell>
          <table:table-cell office:value-type="float" office:value="674" calcext:value-type="float">
            <text:p>674</text:p>
          </table:table-cell>
          <table:table-cell office:value-type="float" office:value="1.011589" calcext:value-type="float">
            <text:p>1.011589</text:p>
          </table:table-cell>
          <table:table-cell office:value-type="float" office:value="14.973694" calcext:value-type="float">
            <text:p>14.973694</text:p>
          </table:table-cell>
          <table:table-cell office:value-type="float" office:value="13.962105" calcext:value-type="float">
            <text:p>13.962105</text:p>
          </table:table-cell>
          <table:table-cell office:value-type="float" office:value="0.40627" calcext:value-type="float">
            <text:p>0.40627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622356" calcext:value-type="float">
            <text:p>20622356</text:p>
          </table:table-cell>
          <table:table-cell office:value-type="float" office:value="1199280" calcext:value-type="float">
            <text:p>1199280</text:p>
          </table:table-cell>
          <table:table-cell office:value-type="float" office:value="19603" calcext:value-type="float">
            <text:p>19603</text:p>
          </table:table-cell>
          <table:table-cell office:value-type="float" office:value="1140" calcext:value-type="float">
            <text:p>1140</text:p>
          </table:table-cell>
          <table:table-cell office:value-type="float" office:value="1.187109" calcext:value-type="float">
            <text:p>1.187109</text:p>
          </table:table-cell>
          <table:table-cell office:value-type="float" office:value="25.99117" calcext:value-type="float">
            <text:p>25.99117</text:p>
          </table:table-cell>
          <table:table-cell office:value-type="float" office:value="24.804061" calcext:value-type="float">
            <text:p>24.804061</text:p>
          </table:table-cell>
          <table:table-cell office:value-type="float" office:value="0.386801" calcext:value-type="float">
            <text:p>0.386801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53407" calcext:value-type="float">
            <text:p>1.053407</text:p>
          </table:table-cell>
          <table:table-cell office:value-type="float" office:value="105.610199" calcext:value-type="float">
            <text:p>105.610199</text:p>
          </table:table-cell>
          <table:table-cell office:value-type="float" office:value="104.556793" calcext:value-type="float">
            <text:p>104.556793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6637" calcext:value-type="float">
            <text:p>1.026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03677" calcext:value-type="float">
            <text:p>1.103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725452" calcext:value-type="float">
            <text:p>20725452</text:p>
          </table:table-cell>
          <table:table-cell office:value-type="float" office:value="769012" calcext:value-type="float">
            <text:p>769012</text:p>
          </table:table-cell>
          <table:table-cell office:value-type="float" office:value="19701" calcext:value-type="float">
            <text:p>19701</text:p>
          </table:table-cell>
          <table:table-cell office:value-type="float" office:value="731" calcext:value-type="float">
            <text:p>731</text:p>
          </table:table-cell>
          <table:table-cell office:value-type="float" office:value="1.011429" calcext:value-type="float">
            <text:p>1.011429</text:p>
          </table:table-cell>
          <table:table-cell office:value-type="float" office:value="14.987836" calcext:value-type="float">
            <text:p>14.987836</text:p>
          </table:table-cell>
          <table:table-cell office:value-type="float" office:value="13.976407" calcext:value-type="float">
            <text:p>13.976407</text:p>
          </table:table-cell>
          <table:table-cell office:value-type="float" office:value="0.440177" calcext:value-type="float">
            <text:p>0.440177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725452" calcext:value-type="float">
            <text:p>20725452</text:p>
          </table:table-cell>
          <table:table-cell office:value-type="float" office:value="1235048" calcext:value-type="float">
            <text:p>1235048</text:p>
          </table:table-cell>
          <table:table-cell office:value-type="float" office:value="19701" calcext:value-type="float">
            <text:p>19701</text:p>
          </table:table-cell>
          <table:table-cell office:value-type="float" office:value="1174" calcext:value-type="float">
            <text:p>1174</text:p>
          </table:table-cell>
          <table:table-cell office:value-type="float" office:value="1.542922" calcext:value-type="float">
            <text:p>1.542922</text:p>
          </table:table-cell>
          <table:table-cell office:value-type="float" office:value="26.977866" calcext:value-type="float">
            <text:p>26.977866</text:p>
          </table:table-cell>
          <table:table-cell office:value-type="float" office:value="25.434944" calcext:value-type="float">
            <text:p>25.434944</text:p>
          </table:table-cell>
          <table:table-cell office:value-type="float" office:value="0.388457" calcext:value-type="float">
            <text:p>0.388457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365999" calcext:value-type="float">
            <text:p>1.365999</text:p>
          </table:table-cell>
          <table:table-cell office:value-type="float" office:value="102.243509" calcext:value-type="float">
            <text:p>102.243509</text:p>
          </table:table-cell>
          <table:table-cell office:value-type="float" office:value="100.87751" calcext:value-type="float">
            <text:p>100.8775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" calcext:value-type="float">
            <text:p>624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04801" calcext:value-type="float">
            <text:p>1.304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431819" calcext:value-type="float">
            <text:p>1.4318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829600" calcext:value-type="float">
            <text:p>20829600</text:p>
          </table:table-cell>
          <table:table-cell office:value-type="float" office:value="719568" calcext:value-type="float">
            <text:p>719568</text:p>
          </table:table-cell>
          <table:table-cell office:value-type="float" office:value="19800" calcext:value-type="float">
            <text:p>19800</text:p>
          </table:table-cell>
          <table:table-cell office:value-type="float" office:value="684" calcext:value-type="float">
            <text:p>684</text:p>
          </table:table-cell>
          <table:table-cell office:value-type="float" office:value="1.009689" calcext:value-type="float">
            <text:p>1.009689</text:p>
          </table:table-cell>
          <table:table-cell office:value-type="float" office:value="14.985805" calcext:value-type="float">
            <text:p>14.985805</text:p>
          </table:table-cell>
          <table:table-cell office:value-type="float" office:value="13.976117" calcext:value-type="float">
            <text:p>13.976117</text:p>
          </table:table-cell>
          <table:table-cell office:value-type="float" office:value="0.411884" calcext:value-type="float">
            <text:p>0.411884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829600" calcext:value-type="float">
            <text:p>20829600</text:p>
          </table:table-cell>
          <table:table-cell office:value-type="float" office:value="1251880" calcext:value-type="float">
            <text:p>1251880</text:p>
          </table:table-cell>
          <table:table-cell office:value-type="float" office:value="19800" calcext:value-type="float">
            <text:p>19800</text:p>
          </table:table-cell>
          <table:table-cell office:value-type="float" office:value="1190" calcext:value-type="float">
            <text:p>1190</text:p>
          </table:table-cell>
          <table:table-cell office:value-type="float" office:value="1.156201" calcext:value-type="float">
            <text:p>1.156201</text:p>
          </table:table-cell>
          <table:table-cell office:value-type="float" office:value="26.989583" calcext:value-type="float">
            <text:p>26.989583</text:p>
          </table:table-cell>
          <table:table-cell office:value-type="float" office:value="25.833382" calcext:value-type="float">
            <text:p>25.833382</text:p>
          </table:table-cell>
          <table:table-cell office:value-type="float" office:value="0.387678" calcext:value-type="float">
            <text:p>0.387678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050666" calcext:value-type="float">
            <text:p>1.050666</text:p>
          </table:table-cell>
          <table:table-cell office:value-type="float" office:value="102.903218" calcext:value-type="float">
            <text:p>102.903218</text:p>
          </table:table-cell>
          <table:table-cell office:value-type="float" office:value="101.852552" calcext:value-type="float">
            <text:p>101.852552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16" calcext:value-type="float">
            <text:p>816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3616" calcext:value-type="float">
            <text:p>1.023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88653" calcext:value-type="float">
            <text:p>1.088653</text:p>
          </table:table-cell>
          <table:table-cell office:value-type="float" office:value="88.556484" calcext:value-type="float">
            <text:p>88.556484</text:p>
          </table:table-cell>
          <table:table-cell office:value-type="float" office:value="87.467831" calcext:value-type="float">
            <text:p>87.46783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934800" calcext:value-type="float">
            <text:p>20934800</text:p>
          </table:table-cell>
          <table:table-cell office:value-type="float" office:value="736400" calcext:value-type="float">
            <text:p>736400</text:p>
          </table:table-cell>
          <table:table-cell office:value-type="float" office:value="19900" calcext:value-type="float">
            <text:p>19900</text:p>
          </table:table-cell>
          <table:table-cell office:value-type="float" office:value="700" calcext:value-type="float">
            <text:p>700</text:p>
          </table:table-cell>
          <table:table-cell office:value-type="float" office:value="1.013689" calcext:value-type="float">
            <text:p>1.013689</text:p>
          </table:table-cell>
          <table:table-cell office:value-type="float" office:value="14.997047" calcext:value-type="float">
            <text:p>14.997047</text:p>
          </table:table-cell>
          <table:table-cell office:value-type="float" office:value="13.983358" calcext:value-type="float">
            <text:p>13.983358</text:p>
          </table:table-cell>
          <table:table-cell office:value-type="float" office:value="0.421301" calcext:value-type="float">
            <text:p>0.421301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934800" calcext:value-type="float">
            <text:p>20934800</text:p>
          </table:table-cell>
          <table:table-cell office:value-type="float" office:value="1308688" calcext:value-type="float">
            <text:p>1308688</text:p>
          </table:table-cell>
          <table:table-cell office:value-type="float" office:value="19900" calcext:value-type="float">
            <text:p>19900</text:p>
          </table:table-cell>
          <table:table-cell office:value-type="float" office:value="1244" calcext:value-type="float">
            <text:p>1244</text:p>
          </table:table-cell>
          <table:table-cell office:value-type="float" office:value="1.234114" calcext:value-type="float">
            <text:p>1.234114</text:p>
          </table:table-cell>
          <table:table-cell office:value-type="float" office:value="27.999383" calcext:value-type="float">
            <text:p>27.999383</text:p>
          </table:table-cell>
          <table:table-cell office:value-type="float" office:value="26.765269" calcext:value-type="float">
            <text:p>26.765269</text:p>
          </table:table-cell>
          <table:table-cell office:value-type="float" office:value="0.39116" calcext:value-type="float">
            <text:p>0.39116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48072" calcext:value-type="float">
            <text:p>1.048072</text:p>
          </table:table-cell>
          <table:table-cell office:value-type="float" office:value="102.44199" calcext:value-type="float">
            <text:p>102.44199</text:p>
          </table:table-cell>
          <table:table-cell office:value-type="float" office:value="101.393918" calcext:value-type="float">
            <text:p>101.393918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0902" calcext:value-type="float">
            <text:p>1.0209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05111" calcext:value-type="float">
            <text:p>1.105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038948" calcext:value-type="float">
            <text:p>21038948</text:p>
          </table:table-cell>
          <table:table-cell office:value-type="float" office:value="711152" calcext:value-type="float">
            <text:p>711152</text:p>
          </table:table-cell>
          <table:table-cell office:value-type="float" office:value="19999" calcext:value-type="float">
            <text:p>19999</text:p>
          </table:table-cell>
          <table:table-cell office:value-type="float" office:value="676" calcext:value-type="float">
            <text:p>676</text:p>
          </table:table-cell>
          <table:table-cell office:value-type="float" office:value="1.016041" calcext:value-type="float">
            <text:p>1.016041</text:p>
          </table:table-cell>
          <table:table-cell office:value-type="float" office:value="14.977003" calcext:value-type="float">
            <text:p>14.977003</text:p>
          </table:table-cell>
          <table:table-cell office:value-type="float" office:value="13.960962" calcext:value-type="float">
            <text:p>13.960962</text:p>
          </table:table-cell>
          <table:table-cell office:value-type="float" office:value="0.407509" calcext:value-type="float">
            <text:p>0.407509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038948" calcext:value-type="float">
            <text:p>21038948</text:p>
          </table:table-cell>
          <table:table-cell office:value-type="float" office:value="1200332" calcext:value-type="float">
            <text:p>1200332</text:p>
          </table:table-cell>
          <table:table-cell office:value-type="float" office:value="19999" calcext:value-type="float">
            <text:p>19999</text:p>
          </table:table-cell>
          <table:table-cell office:value-type="float" office:value="1141" calcext:value-type="float">
            <text:p>1141</text:p>
          </table:table-cell>
          <table:table-cell office:value-type="float" office:value="1.07955" calcext:value-type="float">
            <text:p>1.07955</text:p>
          </table:table-cell>
          <table:table-cell office:value-type="float" office:value="25.987653" calcext:value-type="float">
            <text:p>25.987653</text:p>
          </table:table-cell>
          <table:table-cell office:value-type="float" office:value="24.908103" calcext:value-type="float">
            <text:p>24.908103</text:p>
          </table:table-cell>
          <table:table-cell office:value-type="float" office:value="0.385523" calcext:value-type="float">
            <text:p>0.385523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09212" calcext:value-type="float">
            <text:p>1.009212</text:p>
          </table:table-cell>
          <table:table-cell office:value-type="float" office:value="105.176643" calcext:value-type="float">
            <text:p>105.176643</text:p>
          </table:table-cell>
          <table:table-cell office:value-type="float" office:value="104.167431" calcext:value-type="float">
            <text:p>104.16743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0" calcext:value-type="float">
            <text:p>72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8253" calcext:value-type="float">
            <text:p>1.018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8722" calcext:value-type="float">
            <text:p>1.038722</text:p>
          </table:table-cell>
          <table:table-cell office:value-type="float" office:value="89.829804" calcext:value-type="float">
            <text:p>89.829804</text:p>
          </table:table-cell>
          <table:table-cell office:value-type="float" office:value="88.791082" calcext:value-type="float">
            <text:p>88.791082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143096" calcext:value-type="float">
            <text:p>21143096</text:p>
          </table:table-cell>
          <table:table-cell office:value-type="float" office:value="898408" calcext:value-type="float">
            <text:p>898408</text:p>
          </table:table-cell>
          <table:table-cell office:value-type="float" office:value="20098" calcext:value-type="float">
            <text:p>20098</text:p>
          </table:table-cell>
          <table:table-cell office:value-type="float" office:value="854" calcext:value-type="float">
            <text:p>854</text:p>
          </table:table-cell>
          <table:table-cell office:value-type="float" office:value="1.010609" calcext:value-type="float">
            <text:p>1.010609</text:p>
          </table:table-cell>
          <table:table-cell office:value-type="float" office:value="15.988326" calcext:value-type="float">
            <text:p>15.988326</text:p>
          </table:table-cell>
          <table:table-cell office:value-type="float" office:value="14.977717" calcext:value-type="float">
            <text:p>14.977717</text:p>
          </table:table-cell>
          <table:table-cell office:value-type="float" office:value="0.479864" calcext:value-type="float">
            <text:p>0.479864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143096" calcext:value-type="float">
            <text:p>21143096</text:p>
          </table:table-cell>
          <table:table-cell office:value-type="float" office:value="1204540" calcext:value-type="float">
            <text:p>1204540</text:p>
          </table:table-cell>
          <table:table-cell office:value-type="float" office:value="20098" calcext:value-type="float">
            <text:p>20098</text:p>
          </table:table-cell>
          <table:table-cell office:value-type="float" office:value="1145" calcext:value-type="float">
            <text:p>1145</text:p>
          </table:table-cell>
          <table:table-cell office:value-type="float" office:value="2.30359" calcext:value-type="float">
            <text:p>2.30359</text:p>
          </table:table-cell>
          <table:table-cell office:value-type="float" office:value="26.999278" calcext:value-type="float">
            <text:p>26.999278</text:p>
          </table:table-cell>
          <table:table-cell office:value-type="float" office:value="24.695688" calcext:value-type="float">
            <text:p>24.695688</text:p>
          </table:table-cell>
          <table:table-cell office:value-type="float" office:value="0.390203" calcext:value-type="float">
            <text:p>0.390203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086599" calcext:value-type="float">
            <text:p>1.086599</text:p>
          </table:table-cell>
          <table:table-cell office:value-type="float" office:value="106.99602" calcext:value-type="float">
            <text:p>106.99602</text:p>
          </table:table-cell>
          <table:table-cell office:value-type="float" office:value="105.909421" calcext:value-type="float">
            <text:p>105.909421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4763" calcext:value-type="float">
            <text:p>1.0247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148795" calcext:value-type="float">
            <text:p>2.148795</text:p>
          </table:table-cell>
          <table:table-cell office:value-type="float" office:value="81.991165" calcext:value-type="float">
            <text:p>81.991165</text:p>
          </table:table-cell>
          <table:table-cell office:value-type="float" office:value="79.842371" calcext:value-type="float">
            <text:p>79.842371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246192" calcext:value-type="float">
            <text:p>21246192</text:p>
          </table:table-cell>
          <table:table-cell office:value-type="float" office:value="775324" calcext:value-type="float">
            <text:p>775324</text:p>
          </table:table-cell>
          <table:table-cell office:value-type="float" office:value="20196" calcext:value-type="float">
            <text:p>20196</text:p>
          </table:table-cell>
          <table:table-cell office:value-type="float" office:value="737" calcext:value-type="float">
            <text:p>737</text:p>
          </table:table-cell>
          <table:table-cell office:value-type="float" office:value="1.01687" calcext:value-type="float">
            <text:p>1.01687</text:p>
          </table:table-cell>
          <table:table-cell office:value-type="float" office:value="14.99948" calcext:value-type="float">
            <text:p>14.99948</text:p>
          </table:table-cell>
          <table:table-cell office:value-type="float" office:value="13.98261" calcext:value-type="float">
            <text:p>13.98261</text:p>
          </table:table-cell>
          <table:table-cell office:value-type="float" office:value="0.443593" calcext:value-type="float">
            <text:p>0.443593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246192" calcext:value-type="float">
            <text:p>21246192</text:p>
          </table:table-cell>
          <table:table-cell office:value-type="float" office:value="1257140" calcext:value-type="float">
            <text:p>1257140</text:p>
          </table:table-cell>
          <table:table-cell office:value-type="float" office:value="20196" calcext:value-type="float">
            <text:p>20196</text:p>
          </table:table-cell>
          <table:table-cell office:value-type="float" office:value="1195" calcext:value-type="float">
            <text:p>1195</text:p>
          </table:table-cell>
          <table:table-cell office:value-type="float" office:value="1.603084" calcext:value-type="float">
            <text:p>1.603084</text:p>
          </table:table-cell>
          <table:table-cell office:value-type="float" office:value="26.986026" calcext:value-type="float">
            <text:p>26.986026</text:p>
          </table:table-cell>
          <table:table-cell office:value-type="float" office:value="25.382942" calcext:value-type="float">
            <text:p>25.382942</text:p>
          </table:table-cell>
          <table:table-cell office:value-type="float" office:value="0.396216" calcext:value-type="float">
            <text:p>0.396216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362779" calcext:value-type="float">
            <text:p>1.362779</text:p>
          </table:table-cell>
          <table:table-cell office:value-type="float" office:value="105.307946" calcext:value-type="float">
            <text:p>105.307946</text:p>
          </table:table-cell>
          <table:table-cell office:value-type="float" office:value="103.945166" calcext:value-type="float">
            <text:p>103.945166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09389" calcext:value-type="float">
            <text:p>1.309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491721" calcext:value-type="float">
            <text:p>1.4917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350340" calcext:value-type="float">
            <text:p>21350340</text:p>
          </table:table-cell>
          <table:table-cell office:value-type="float" office:value="774272" calcext:value-type="float">
            <text:p>774272</text:p>
          </table:table-cell>
          <table:table-cell office:value-type="float" office:value="20295" calcext:value-type="float">
            <text:p>20295</text:p>
          </table:table-cell>
          <table:table-cell office:value-type="float" office:value="736" calcext:value-type="float">
            <text:p>736</text:p>
          </table:table-cell>
          <table:table-cell office:value-type="float" office:value="1.01221" calcext:value-type="float">
            <text:p>1.01221</text:p>
          </table:table-cell>
          <table:table-cell office:value-type="float" office:value="14.987438" calcext:value-type="float">
            <text:p>14.987438</text:p>
          </table:table-cell>
          <table:table-cell office:value-type="float" office:value="13.975228" calcext:value-type="float">
            <text:p>13.975228</text:p>
          </table:table-cell>
          <table:table-cell office:value-type="float" office:value="0.443225" calcext:value-type="float">
            <text:p>0.443225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350340" calcext:value-type="float">
            <text:p>21350340</text:p>
          </table:table-cell>
          <table:table-cell office:value-type="float" office:value="1285544" calcext:value-type="float">
            <text:p>1285544</text:p>
          </table:table-cell>
          <table:table-cell office:value-type="float" office:value="20295" calcext:value-type="float">
            <text:p>20295</text:p>
          </table:table-cell>
          <table:table-cell office:value-type="float" office:value="1222" calcext:value-type="float">
            <text:p>1222</text:p>
          </table:table-cell>
          <table:table-cell office:value-type="float" office:value="1.545095" calcext:value-type="float">
            <text:p>1.545095</text:p>
          </table:table-cell>
          <table:table-cell office:value-type="float" office:value="26.974426" calcext:value-type="float">
            <text:p>26.974426</text:p>
          </table:table-cell>
          <table:table-cell office:value-type="float" office:value="25.429331" calcext:value-type="float">
            <text:p>25.429331</text:p>
          </table:table-cell>
          <table:table-cell office:value-type="float" office:value="0.404429" calcext:value-type="float">
            <text:p>0.404429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373263" calcext:value-type="float">
            <text:p>1.373263</text:p>
          </table:table-cell>
          <table:table-cell office:value-type="float" office:value="105.701454" calcext:value-type="float">
            <text:p>105.701454</text:p>
          </table:table-cell>
          <table:table-cell office:value-type="float" office:value="104.32819" calcext:value-type="float">
            <text:p>104.32819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12145" calcext:value-type="float">
            <text:p>1.312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433929" calcext:value-type="float">
            <text:p>1.4339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454488" calcext:value-type="float">
            <text:p>21454488</text:p>
          </table:table-cell>
          <table:table-cell office:value-type="float" office:value="724828" calcext:value-type="float">
            <text:p>724828</text:p>
          </table:table-cell>
          <table:table-cell office:value-type="float" office:value="20394" calcext:value-type="float">
            <text:p>20394</text:p>
          </table:table-cell>
          <table:table-cell office:value-type="float" office:value="689" calcext:value-type="float">
            <text:p>689</text:p>
          </table:table-cell>
          <table:table-cell office:value-type="float" office:value="1.016281" calcext:value-type="float">
            <text:p>1.016281</text:p>
          </table:table-cell>
          <table:table-cell office:value-type="float" office:value="14.986066" calcext:value-type="float">
            <text:p>14.986066</text:p>
          </table:table-cell>
          <table:table-cell office:value-type="float" office:value="13.969785" calcext:value-type="float">
            <text:p>13.969785</text:p>
          </table:table-cell>
          <table:table-cell office:value-type="float" office:value="0.415083" calcext:value-type="float">
            <text:p>0.415083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454488" calcext:value-type="float">
            <text:p>21454488</text:p>
          </table:table-cell>
          <table:table-cell office:value-type="float" office:value="1370756" calcext:value-type="float">
            <text:p>1370756</text:p>
          </table:table-cell>
          <table:table-cell office:value-type="float" office:value="20394" calcext:value-type="float">
            <text:p>20394</text:p>
          </table:table-cell>
          <table:table-cell office:value-type="float" office:value="1303" calcext:value-type="float">
            <text:p>1303</text:p>
          </table:table-cell>
          <table:table-cell office:value-type="float" office:value="1.088992" calcext:value-type="float">
            <text:p>1.088992</text:p>
          </table:table-cell>
          <table:table-cell office:value-type="float" office:value="27.976912" calcext:value-type="float">
            <text:p>27.976912</text:p>
          </table:table-cell>
          <table:table-cell office:value-type="float" office:value="26.88792" calcext:value-type="float">
            <text:p>26.88792</text:p>
          </table:table-cell>
          <table:table-cell office:value-type="float" office:value="0.407843" calcext:value-type="float">
            <text:p>0.407843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09592" calcext:value-type="float">
            <text:p>1.009592</text:p>
          </table:table-cell>
          <table:table-cell office:value-type="float" office:value="105.77563" calcext:value-type="float">
            <text:p>105.77563</text:p>
          </table:table-cell>
          <table:table-cell office:value-type="float" office:value="104.766038" calcext:value-type="float">
            <text:p>104.766038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0" calcext:value-type="float">
            <text:p>72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8239" calcext:value-type="float">
            <text:p>1.018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553" calcext:value-type="float">
            <text:p>1.032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558636" calcext:value-type="float">
            <text:p>21558636</text:p>
          </table:table-cell>
          <table:table-cell office:value-type="float" office:value="722724" calcext:value-type="float">
            <text:p>722724</text:p>
          </table:table-cell>
          <table:table-cell office:value-type="float" office:value="20493" calcext:value-type="float">
            <text:p>20493</text:p>
          </table:table-cell>
          <table:table-cell office:value-type="float" office:value="687" calcext:value-type="float">
            <text:p>687</text:p>
          </table:table-cell>
          <table:table-cell office:value-type="float" office:value="1.007229" calcext:value-type="float">
            <text:p>1.007229</text:p>
          </table:table-cell>
          <table:table-cell office:value-type="float" office:value="14.99864" calcext:value-type="float">
            <text:p>14.99864</text:p>
          </table:table-cell>
          <table:table-cell office:value-type="float" office:value="13.991412" calcext:value-type="float">
            <text:p>13.991412</text:p>
          </table:table-cell>
          <table:table-cell office:value-type="float" office:value="0.413239" calcext:value-type="float">
            <text:p>0.413239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558636" calcext:value-type="float">
            <text:p>21558636</text:p>
          </table:table-cell>
          <table:table-cell office:value-type="float" office:value="1230840" calcext:value-type="float">
            <text:p>1230840</text:p>
          </table:table-cell>
          <table:table-cell office:value-type="float" office:value="20493" calcext:value-type="float">
            <text:p>20493</text:p>
          </table:table-cell>
          <table:table-cell office:value-type="float" office:value="1170" calcext:value-type="float">
            <text:p>1170</text:p>
          </table:table-cell>
          <table:table-cell office:value-type="float" office:value="1.245381" calcext:value-type="float">
            <text:p>1.245381</text:p>
          </table:table-cell>
          <table:table-cell office:value-type="float" office:value="25.985533" calcext:value-type="float">
            <text:p>25.985533</text:p>
          </table:table-cell>
          <table:table-cell office:value-type="float" office:value="24.740151" calcext:value-type="float">
            <text:p>24.740151</text:p>
          </table:table-cell>
          <table:table-cell office:value-type="float" office:value="0.398006" calcext:value-type="float">
            <text:p>0.398006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9707" calcext:value-type="float">
            <text:p>1.049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1283" calcext:value-type="float">
            <text:p>1.021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22929" calcext:value-type="float">
            <text:p>1.1229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663836" calcext:value-type="float">
            <text:p>21663836</text:p>
          </table:table-cell>
          <table:table-cell office:value-type="float" office:value="712204" calcext:value-type="float">
            <text:p>712204</text:p>
          </table:table-cell>
          <table:table-cell office:value-type="float" office:value="20593" calcext:value-type="float">
            <text:p>20593</text:p>
          </table:table-cell>
          <table:table-cell office:value-type="float" office:value="677" calcext:value-type="float">
            <text:p>677</text:p>
          </table:table-cell>
          <table:table-cell office:value-type="float" office:value="1.016569" calcext:value-type="float">
            <text:p>1.016569</text:p>
          </table:table-cell>
          <table:table-cell office:value-type="float" office:value="14.997217" calcext:value-type="float">
            <text:p>14.997217</text:p>
          </table:table-cell>
          <table:table-cell office:value-type="float" office:value="13.980649" calcext:value-type="float">
            <text:p>13.980649</text:p>
          </table:table-cell>
          <table:table-cell office:value-type="float" office:value="0.407537" calcext:value-type="float">
            <text:p>0.407537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663836" calcext:value-type="float">
            <text:p>21663836</text:p>
          </table:table-cell>
          <table:table-cell office:value-type="float" office:value="1230840" calcext:value-type="float">
            <text:p>1230840</text:p>
          </table:table-cell>
          <table:table-cell office:value-type="float" office:value="20593" calcext:value-type="float">
            <text:p>20593</text:p>
          </table:table-cell>
          <table:table-cell office:value-type="float" office:value="1170" calcext:value-type="float">
            <text:p>1170</text:p>
          </table:table-cell>
          <table:table-cell office:value-type="float" office:value="1.175542" calcext:value-type="float">
            <text:p>1.175542</text:p>
          </table:table-cell>
          <table:table-cell office:value-type="float" office:value="25.976612" calcext:value-type="float">
            <text:p>25.976612</text:p>
          </table:table-cell>
          <table:table-cell office:value-type="float" office:value="24.80107" calcext:value-type="float">
            <text:p>24.80107</text:p>
          </table:table-cell>
          <table:table-cell office:value-type="float" office:value="0.397028" calcext:value-type="float">
            <text:p>0.397028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46531" calcext:value-type="float">
            <text:p>1.046531</text:p>
          </table:table-cell>
          <table:table-cell office:value-type="float" office:value="106.705306" calcext:value-type="float">
            <text:p>106.705306</text:p>
          </table:table-cell>
          <table:table-cell office:value-type="float" office:value="105.658775" calcext:value-type="float">
            <text:p>105.658775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4282" calcext:value-type="float">
            <text:p>1.024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90393" calcext:value-type="float">
            <text:p>1.090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766932" calcext:value-type="float">
            <text:p>21766932</text:p>
          </table:table-cell>
          <table:table-cell office:value-type="float" office:value="737452" calcext:value-type="float">
            <text:p>737452</text:p>
          </table:table-cell>
          <table:table-cell office:value-type="float" office:value="20691" calcext:value-type="float">
            <text:p>20691</text:p>
          </table:table-cell>
          <table:table-cell office:value-type="float" office:value="701" calcext:value-type="float">
            <text:p>701</text:p>
          </table:table-cell>
          <table:table-cell office:value-type="float" office:value="1.010209" calcext:value-type="float">
            <text:p>1.010209</text:p>
          </table:table-cell>
          <table:table-cell office:value-type="float" office:value="14.991099" calcext:value-type="float">
            <text:p>14.991099</text:p>
          </table:table-cell>
          <table:table-cell office:value-type="float" office:value="13.98089" calcext:value-type="float">
            <text:p>13.98089</text:p>
          </table:table-cell>
          <table:table-cell office:value-type="float" office:value="0.421977" calcext:value-type="float">
            <text:p>0.421977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766932" calcext:value-type="float">
            <text:p>21766932</text:p>
          </table:table-cell>
          <table:table-cell office:value-type="float" office:value="1323416" calcext:value-type="float">
            <text:p>1323416</text:p>
          </table:table-cell>
          <table:table-cell office:value-type="float" office:value="20691" calcext:value-type="float">
            <text:p>20691</text:p>
          </table:table-cell>
          <table:table-cell office:value-type="float" office:value="1258" calcext:value-type="float">
            <text:p>1258</text:p>
          </table:table-cell>
          <table:table-cell office:value-type="float" office:value="1.277412" calcext:value-type="float">
            <text:p>1.277412</text:p>
          </table:table-cell>
          <table:table-cell office:value-type="float" office:value="27.981879" calcext:value-type="float">
            <text:p>27.981879</text:p>
          </table:table-cell>
          <table:table-cell office:value-type="float" office:value="26.704467" calcext:value-type="float">
            <text:p>26.704467</text:p>
          </table:table-cell>
          <table:table-cell office:value-type="float" office:value="0.396463" calcext:value-type="float">
            <text:p>0.396463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59041" calcext:value-type="float">
            <text:p>1.059041</text:p>
          </table:table-cell>
          <table:table-cell office:value-type="float" office:value="107.590162" calcext:value-type="float">
            <text:p>107.590162</text:p>
          </table:table-cell>
          <table:table-cell office:value-type="float" office:value="106.53112" calcext:value-type="float">
            <text:p>106.53112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2" calcext:value-type="float">
            <text:p>67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4743" calcext:value-type="float">
            <text:p>1.024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97448" calcext:value-type="float">
            <text:p>1.097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871080" calcext:value-type="float">
            <text:p>21871080</text:p>
          </table:table-cell>
          <table:table-cell office:value-type="float" office:value="709048" calcext:value-type="float">
            <text:p>709048</text:p>
          </table:table-cell>
          <table:table-cell office:value-type="float" office:value="20790" calcext:value-type="float">
            <text:p>20790</text:p>
          </table:table-cell>
          <table:table-cell office:value-type="float" office:value="674" calcext:value-type="float">
            <text:p>674</text:p>
          </table:table-cell>
          <table:table-cell office:value-type="float" office:value="1.011309" calcext:value-type="float">
            <text:p>1.011309</text:p>
          </table:table-cell>
          <table:table-cell office:value-type="float" office:value="14.993902" calcext:value-type="float">
            <text:p>14.993902</text:p>
          </table:table-cell>
          <table:table-cell office:value-type="float" office:value="13.982593" calcext:value-type="float">
            <text:p>13.982593</text:p>
          </table:table-cell>
          <table:table-cell office:value-type="float" office:value="0.405675" calcext:value-type="float">
            <text:p>0.405675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871080" calcext:value-type="float">
            <text:p>21871080</text:p>
          </table:table-cell>
          <table:table-cell office:value-type="float" office:value="1178240" calcext:value-type="float">
            <text:p>1178240</text:p>
          </table:table-cell>
          <table:table-cell office:value-type="float" office:value="20790" calcext:value-type="float">
            <text:p>20790</text:p>
          </table:table-cell>
          <table:table-cell office:value-type="float" office:value="1120" calcext:value-type="float">
            <text:p>1120</text:p>
          </table:table-cell>
          <table:table-cell office:value-type="float" office:value="1.163155" calcext:value-type="float">
            <text:p>1.163155</text:p>
          </table:table-cell>
          <table:table-cell office:value-type="float" office:value="25.998471" calcext:value-type="float">
            <text:p>25.998471</text:p>
          </table:table-cell>
          <table:table-cell office:value-type="float" office:value="24.835316" calcext:value-type="float">
            <text:p>24.835316</text:p>
          </table:table-cell>
          <table:table-cell office:value-type="float" office:value="0.379537" calcext:value-type="float">
            <text:p>0.379537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40337" calcext:value-type="float">
            <text:p>1.040337</text:p>
          </table:table-cell>
          <table:table-cell office:value-type="float" office:value="106.553923" calcext:value-type="float">
            <text:p>106.553923</text:p>
          </table:table-cell>
          <table:table-cell office:value-type="float" office:value="105.513586" calcext:value-type="float">
            <text:p>105.513586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2927" calcext:value-type="float">
            <text:p>1.012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83879" calcext:value-type="float">
            <text:p>1.083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976280" calcext:value-type="float">
            <text:p>21976280</text:p>
          </table:table-cell>
          <table:table-cell office:value-type="float" office:value="727984" calcext:value-type="float">
            <text:p>727984</text:p>
          </table:table-cell>
          <table:table-cell office:value-type="float" office:value="20890" calcext:value-type="float">
            <text:p>20890</text:p>
          </table:table-cell>
          <table:table-cell office:value-type="float" office:value="692" calcext:value-type="float">
            <text:p>692</text:p>
          </table:table-cell>
          <table:table-cell office:value-type="float" office:value="1.010209" calcext:value-type="float">
            <text:p>1.010209</text:p>
          </table:table-cell>
          <table:table-cell office:value-type="float" office:value="14.976011" calcext:value-type="float">
            <text:p>14.976011</text:p>
          </table:table-cell>
          <table:table-cell office:value-type="float" office:value="13.965803" calcext:value-type="float">
            <text:p>13.965803</text:p>
          </table:table-cell>
          <table:table-cell office:value-type="float" office:value="0.417009" calcext:value-type="float">
            <text:p>0.417009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976280" calcext:value-type="float">
            <text:p>21976280</text:p>
          </table:table-cell>
          <table:table-cell office:value-type="float" office:value="1272920" calcext:value-type="float">
            <text:p>1272920</text:p>
          </table:table-cell>
          <table:table-cell office:value-type="float" office:value="20890" calcext:value-type="float">
            <text:p>20890</text:p>
          </table:table-cell>
          <table:table-cell office:value-type="float" office:value="1210" calcext:value-type="float">
            <text:p>1210</text:p>
          </table:table-cell>
          <table:table-cell office:value-type="float" office:value="1.24095" calcext:value-type="float">
            <text:p>1.24095</text:p>
          </table:table-cell>
          <table:table-cell office:value-type="float" office:value="26.991036" calcext:value-type="float">
            <text:p>26.991036</text:p>
          </table:table-cell>
          <table:table-cell office:value-type="float" office:value="25.750086" calcext:value-type="float">
            <text:p>25.750086</text:p>
          </table:table-cell>
          <table:table-cell office:value-type="float" office:value="0.395469" calcext:value-type="float">
            <text:p>0.395469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74959" calcext:value-type="float">
            <text:p>1.074959</text:p>
          </table:table-cell>
          <table:table-cell office:value-type="float" office:value="104.869194" calcext:value-type="float">
            <text:p>104.869194</text:p>
          </table:table-cell>
          <table:table-cell office:value-type="float" office:value="103.794235" calcext:value-type="float">
            <text:p>103.794235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59" calcext:value-type="float">
            <text:p>1.0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24569" calcext:value-type="float">
            <text:p>1.124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080428" calcext:value-type="float">
            <text:p>22080428</text:p>
          </table:table-cell>
          <table:table-cell office:value-type="float" office:value="704840" calcext:value-type="float">
            <text:p>704840</text:p>
          </table:table-cell>
          <table:table-cell office:value-type="float" office:value="20989" calcext:value-type="float">
            <text:p>20989</text:p>
          </table:table-cell>
          <table:table-cell office:value-type="float" office:value="670" calcext:value-type="float">
            <text:p>670</text:p>
          </table:table-cell>
          <table:table-cell office:value-type="float" office:value="1.010289" calcext:value-type="float">
            <text:p>1.010289</text:p>
          </table:table-cell>
          <table:table-cell office:value-type="float" office:value="14.977694" calcext:value-type="float">
            <text:p>14.977694</text:p>
          </table:table-cell>
          <table:table-cell office:value-type="float" office:value="13.967405" calcext:value-type="float">
            <text:p>13.967405</text:p>
          </table:table-cell>
          <table:table-cell office:value-type="float" office:value="0.403706" calcext:value-type="float">
            <text:p>0.403706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080428" calcext:value-type="float">
            <text:p>22080428</text:p>
          </table:table-cell>
          <table:table-cell office:value-type="float" office:value="1244516" calcext:value-type="float">
            <text:p>1244516</text:p>
          </table:table-cell>
          <table:table-cell office:value-type="float" office:value="20989" calcext:value-type="float">
            <text:p>20989</text:p>
          </table:table-cell>
          <table:table-cell office:value-type="float" office:value="1183" calcext:value-type="float">
            <text:p>1183</text:p>
          </table:table-cell>
          <table:table-cell office:value-type="float" office:value="1.163356" calcext:value-type="float">
            <text:p>1.163356</text:p>
          </table:table-cell>
          <table:table-cell office:value-type="float" office:value="25.988515" calcext:value-type="float">
            <text:p>25.988515</text:p>
          </table:table-cell>
          <table:table-cell office:value-type="float" office:value="24.825159" calcext:value-type="float">
            <text:p>24.825159</text:p>
          </table:table-cell>
          <table:table-cell office:value-type="float" office:value="0.40105" calcext:value-type="float">
            <text:p>0.40105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39817" calcext:value-type="float">
            <text:p>1.039817</text:p>
          </table:table-cell>
          <table:table-cell office:value-type="float" office:value="105.157766" calcext:value-type="float">
            <text:p>105.157766</text:p>
          </table:table-cell>
          <table:table-cell office:value-type="float" office:value="104.117948" calcext:value-type="float">
            <text:p>104.117948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2187" calcext:value-type="float">
            <text:p>1.012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73323" calcext:value-type="float">
            <text:p>1.073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183524" calcext:value-type="float">
            <text:p>22183524</text:p>
          </table:table-cell>
          <table:table-cell office:value-type="float" office:value="767960" calcext:value-type="float">
            <text:p>767960</text:p>
          </table:table-cell>
          <table:table-cell office:value-type="float" office:value="21087" calcext:value-type="float">
            <text:p>21087</text:p>
          </table:table-cell>
          <table:table-cell office:value-type="float" office:value="730" calcext:value-type="float">
            <text:p>730</text:p>
          </table:table-cell>
          <table:table-cell office:value-type="float" office:value="1.00939" calcext:value-type="float">
            <text:p>1.00939</text:p>
          </table:table-cell>
          <table:table-cell office:value-type="float" office:value="14.9951" calcext:value-type="float">
            <text:p>14.9951</text:p>
          </table:table-cell>
          <table:table-cell office:value-type="float" office:value="13.98571" calcext:value-type="float">
            <text:p>13.98571</text:p>
          </table:table-cell>
          <table:table-cell office:value-type="float" office:value="0.439283" calcext:value-type="float">
            <text:p>0.439283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183524" calcext:value-type="float">
            <text:p>22183524</text:p>
          </table:table-cell>
          <table:table-cell office:value-type="float" office:value="1272920" calcext:value-type="float">
            <text:p>1272920</text:p>
          </table:table-cell>
          <table:table-cell office:value-type="float" office:value="21087" calcext:value-type="float">
            <text:p>21087</text:p>
          </table:table-cell>
          <table:table-cell office:value-type="float" office:value="1210" calcext:value-type="float">
            <text:p>1210</text:p>
          </table:table-cell>
          <table:table-cell office:value-type="float" office:value="1.557957" calcext:value-type="float">
            <text:p>1.557957</text:p>
          </table:table-cell>
          <table:table-cell office:value-type="float" office:value="26.997417" calcext:value-type="float">
            <text:p>26.997417</text:p>
          </table:table-cell>
          <table:table-cell office:value-type="float" office:value="25.43946" calcext:value-type="float">
            <text:p>25.43946</text:p>
          </table:table-cell>
          <table:table-cell office:value-type="float" office:value="0.400298" calcext:value-type="float">
            <text:p>0.400298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363609" calcext:value-type="float">
            <text:p>1.363609</text:p>
          </table:table-cell>
          <table:table-cell office:value-type="float" office:value="106.397136" calcext:value-type="float">
            <text:p>106.397136</text:p>
          </table:table-cell>
          <table:table-cell office:value-type="float" office:value="105.033527" calcext:value-type="float">
            <text:p>105.033527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2" calcext:value-type="float">
            <text:p>67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16773" calcext:value-type="float">
            <text:p>1.316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441178" calcext:value-type="float">
            <text:p>1.441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288724" calcext:value-type="float">
            <text:p>22288724</text:p>
          </table:table-cell>
          <table:table-cell office:value-type="float" office:value="716412" calcext:value-type="float">
            <text:p>716412</text:p>
          </table:table-cell>
          <table:table-cell office:value-type="float" office:value="21187" calcext:value-type="float">
            <text:p>21187</text:p>
          </table:table-cell>
          <table:table-cell office:value-type="float" office:value="681" calcext:value-type="float">
            <text:p>681</text:p>
          </table:table-cell>
          <table:table-cell office:value-type="float" office:value="1.019407" calcext:value-type="float">
            <text:p>1.019407</text:p>
          </table:table-cell>
          <table:table-cell office:value-type="float" office:value="14.991442" calcext:value-type="float">
            <text:p>14.991442</text:p>
          </table:table-cell>
          <table:table-cell office:value-type="float" office:value="13.972035" calcext:value-type="float">
            <text:p>13.972035</text:p>
          </table:table-cell>
          <table:table-cell office:value-type="float" office:value="0.410198" calcext:value-type="float">
            <text:p>0.410198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288724" calcext:value-type="float">
            <text:p>22288724</text:p>
          </table:table-cell>
          <table:table-cell office:value-type="float" office:value="1288700" calcext:value-type="float">
            <text:p>1288700</text:p>
          </table:table-cell>
          <table:table-cell office:value-type="float" office:value="21187" calcext:value-type="float">
            <text:p>21187</text:p>
          </table:table-cell>
          <table:table-cell office:value-type="float" office:value="1225" calcext:value-type="float">
            <text:p>1225</text:p>
          </table:table-cell>
          <table:table-cell office:value-type="float" office:value="1.132485" calcext:value-type="float">
            <text:p>1.132485</text:p>
          </table:table-cell>
          <table:table-cell office:value-type="float" office:value="26.989825" calcext:value-type="float">
            <text:p>26.989825</text:p>
          </table:table-cell>
          <table:table-cell office:value-type="float" office:value="25.857341" calcext:value-type="float">
            <text:p>25.857341</text:p>
          </table:table-cell>
          <table:table-cell office:value-type="float" office:value="0.398711" calcext:value-type="float">
            <text:p>0.398711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14012" calcext:value-type="float">
            <text:p>1.014012</text:p>
          </table:table-cell>
          <table:table-cell office:value-type="float" office:value="106.388248" calcext:value-type="float">
            <text:p>106.388248</text:p>
          </table:table-cell>
          <table:table-cell office:value-type="float" office:value="105.374236" calcext:value-type="float">
            <text:p>105.374236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1779" calcext:value-type="float">
            <text:p>1.021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982" calcext:value-type="float">
            <text:p>1.042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391820" calcext:value-type="float">
            <text:p>22391820</text:p>
          </table:table-cell>
          <table:table-cell office:value-type="float" office:value="729036" calcext:value-type="float">
            <text:p>729036</text:p>
          </table:table-cell>
          <table:table-cell office:value-type="float" office:value="21285" calcext:value-type="float">
            <text:p>21285</text:p>
          </table:table-cell>
          <table:table-cell office:value-type="float" office:value="693" calcext:value-type="float">
            <text:p>693</text:p>
          </table:table-cell>
          <table:table-cell office:value-type="float" office:value="1.013689" calcext:value-type="float">
            <text:p>1.013689</text:p>
          </table:table-cell>
          <table:table-cell office:value-type="float" office:value="14.988569" calcext:value-type="float">
            <text:p>14.988569</text:p>
          </table:table-cell>
          <table:table-cell office:value-type="float" office:value="13.97488" calcext:value-type="float">
            <text:p>13.97488</text:p>
          </table:table-cell>
          <table:table-cell office:value-type="float" office:value="0.417341" calcext:value-type="float">
            <text:p>0.417341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391820" calcext:value-type="float">
            <text:p>22391820</text:p>
          </table:table-cell>
          <table:table-cell office:value-type="float" office:value="1287648" calcext:value-type="float">
            <text:p>1287648</text:p>
          </table:table-cell>
          <table:table-cell office:value-type="float" office:value="21285" calcext:value-type="float">
            <text:p>21285</text:p>
          </table:table-cell>
          <table:table-cell office:value-type="float" office:value="1224" calcext:value-type="float">
            <text:p>1224</text:p>
          </table:table-cell>
          <table:table-cell office:value-type="float" office:value="1.221131" calcext:value-type="float">
            <text:p>1.221131</text:p>
          </table:table-cell>
          <table:table-cell office:value-type="float" office:value="26.976213" calcext:value-type="float">
            <text:p>26.976213</text:p>
          </table:table-cell>
          <table:table-cell office:value-type="float" office:value="25.755082" calcext:value-type="float">
            <text:p>25.755082</text:p>
          </table:table-cell>
          <table:table-cell office:value-type="float" office:value="0.399967" calcext:value-type="float">
            <text:p>0.399967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54141" calcext:value-type="float">
            <text:p>1.054141</text:p>
          </table:table-cell>
          <table:table-cell office:value-type="float" office:value="105.94446" calcext:value-type="float">
            <text:p>105.94446</text:p>
          </table:table-cell>
          <table:table-cell office:value-type="float" office:value="104.89032" calcext:value-type="float">
            <text:p>104.8903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8" calcext:value-type="float">
            <text:p>28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5287" calcext:value-type="float">
            <text:p>1.015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03977" calcext:value-type="float">
            <text:p>1.103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495968" calcext:value-type="float">
            <text:p>22495968</text:p>
          </table:table-cell>
          <table:table-cell office:value-type="float" office:value="716412" calcext:value-type="float">
            <text:p>716412</text:p>
          </table:table-cell>
          <table:table-cell office:value-type="float" office:value="21384" calcext:value-type="float">
            <text:p>21384</text:p>
          </table:table-cell>
          <table:table-cell office:value-type="float" office:value="681" calcext:value-type="float">
            <text:p>681</text:p>
          </table:table-cell>
          <table:table-cell office:value-type="float" office:value="1.008389" calcext:value-type="float">
            <text:p>1.008389</text:p>
          </table:table-cell>
          <table:table-cell office:value-type="float" office:value="14.986858" calcext:value-type="float">
            <text:p>14.986858</text:p>
          </table:table-cell>
          <table:table-cell office:value-type="float" office:value="13.97847" calcext:value-type="float">
            <text:p>13.97847</text:p>
          </table:table-cell>
          <table:table-cell office:value-type="float" office:value="0.410009" calcext:value-type="float">
            <text:p>0.410009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495968" calcext:value-type="float">
            <text:p>22495968</text:p>
          </table:table-cell>
          <table:table-cell office:value-type="float" office:value="1284492" calcext:value-type="float">
            <text:p>1284492</text:p>
          </table:table-cell>
          <table:table-cell office:value-type="float" office:value="21384" calcext:value-type="float">
            <text:p>21384</text:p>
          </table:table-cell>
          <table:table-cell office:value-type="float" office:value="1221" calcext:value-type="float">
            <text:p>1221</text:p>
          </table:table-cell>
          <table:table-cell office:value-type="float" office:value="1.172967" calcext:value-type="float">
            <text:p>1.172967</text:p>
          </table:table-cell>
          <table:table-cell office:value-type="float" office:value="26.972398" calcext:value-type="float">
            <text:p>26.972398</text:p>
          </table:table-cell>
          <table:table-cell office:value-type="float" office:value="25.799431" calcext:value-type="float">
            <text:p>25.799431</text:p>
          </table:table-cell>
          <table:table-cell office:value-type="float" office:value="0.398301" calcext:value-type="float">
            <text:p>0.398301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44939" calcext:value-type="float">
            <text:p>1.044939</text:p>
          </table:table-cell>
          <table:table-cell office:value-type="float" office:value="106.447523" calcext:value-type="float">
            <text:p>106.447523</text:p>
          </table:table-cell>
          <table:table-cell office:value-type="float" office:value="105.402584" calcext:value-type="float">
            <text:p>105.40258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6297" calcext:value-type="float">
            <text:p>1.026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89115" calcext:value-type="float">
            <text:p>1.089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600116" calcext:value-type="float">
            <text:p>22600116</text:p>
          </table:table-cell>
          <table:table-cell office:value-type="float" office:value="760596" calcext:value-type="float">
            <text:p>760596</text:p>
          </table:table-cell>
          <table:table-cell office:value-type="float" office:value="21483" calcext:value-type="float">
            <text:p>21483</text:p>
          </table:table-cell>
          <table:table-cell office:value-type="float" office:value="723" calcext:value-type="float">
            <text:p>723</text:p>
          </table:table-cell>
          <table:table-cell office:value-type="float" office:value="1.01601" calcext:value-type="float">
            <text:p>1.01601</text:p>
          </table:table-cell>
          <table:table-cell office:value-type="float" office:value="14.992135" calcext:value-type="float">
            <text:p>14.992135</text:p>
          </table:table-cell>
          <table:table-cell office:value-type="float" office:value="13.976125" calcext:value-type="float">
            <text:p>13.976125</text:p>
          </table:table-cell>
          <table:table-cell office:value-type="float" office:value="0.435369" calcext:value-type="float">
            <text:p>0.435369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600116" calcext:value-type="float">
            <text:p>22600116</text:p>
          </table:table-cell>
          <table:table-cell office:value-type="float" office:value="1236100" calcext:value-type="float">
            <text:p>1236100</text:p>
          </table:table-cell>
          <table:table-cell office:value-type="float" office:value="21483" calcext:value-type="float">
            <text:p>21483</text:p>
          </table:table-cell>
          <table:table-cell office:value-type="float" office:value="1175" calcext:value-type="float">
            <text:p>1175</text:p>
          </table:table-cell>
          <table:table-cell office:value-type="float" office:value="1.562901" calcext:value-type="float">
            <text:p>1.562901</text:p>
          </table:table-cell>
          <table:table-cell office:value-type="float" office:value="26.982955" calcext:value-type="float">
            <text:p>26.982955</text:p>
          </table:table-cell>
          <table:table-cell office:value-type="float" office:value="25.420053" calcext:value-type="float">
            <text:p>25.420053</text:p>
          </table:table-cell>
          <table:table-cell office:value-type="float" office:value="0.389016" calcext:value-type="float">
            <text:p>0.389016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369714" calcext:value-type="float">
            <text:p>1.369714</text:p>
          </table:table-cell>
          <table:table-cell office:value-type="float" office:value="105.212055" calcext:value-type="float">
            <text:p>105.212055</text:p>
          </table:table-cell>
          <table:table-cell office:value-type="float" office:value="103.842341" calcext:value-type="float">
            <text:p>103.84234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8" calcext:value-type="float">
            <text:p>768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39102" calcext:value-type="float">
            <text:p>1.339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440889" calcext:value-type="float">
            <text:p>1.440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704264" calcext:value-type="float">
            <text:p>22704264</text:p>
          </table:table-cell>
          <table:table-cell office:value-type="float" office:value="697476" calcext:value-type="float">
            <text:p>697476</text:p>
          </table:table-cell>
          <table:table-cell office:value-type="float" office:value="21582" calcext:value-type="float">
            <text:p>21582</text:p>
          </table:table-cell>
          <table:table-cell office:value-type="float" office:value="663" calcext:value-type="float">
            <text:p>663</text:p>
          </table:table-cell>
          <table:table-cell office:value-type="float" office:value="1.007709" calcext:value-type="float">
            <text:p>1.007709</text:p>
          </table:table-cell>
          <table:table-cell office:value-type="float" office:value="14.976259" calcext:value-type="float">
            <text:p>14.976259</text:p>
          </table:table-cell>
          <table:table-cell office:value-type="float" office:value="13.96855" calcext:value-type="float">
            <text:p>13.96855</text:p>
          </table:table-cell>
          <table:table-cell office:value-type="float" office:value="0.399455" calcext:value-type="float">
            <text:p>0.399455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704264" calcext:value-type="float">
            <text:p>22704264</text:p>
          </table:table-cell>
          <table:table-cell office:value-type="float" office:value="1279232" calcext:value-type="float">
            <text:p>1279232</text:p>
          </table:table-cell>
          <table:table-cell office:value-type="float" office:value="21582" calcext:value-type="float">
            <text:p>21582</text:p>
          </table:table-cell>
          <table:table-cell office:value-type="float" office:value="1216" calcext:value-type="float">
            <text:p>1216</text:p>
          </table:table-cell>
          <table:table-cell office:value-type="float" office:value="1.205906" calcext:value-type="float">
            <text:p>1.205906</text:p>
          </table:table-cell>
          <table:table-cell office:value-type="float" office:value="26.997189" calcext:value-type="float">
            <text:p>26.997189</text:p>
          </table:table-cell>
          <table:table-cell office:value-type="float" office:value="25.791283" calcext:value-type="float">
            <text:p>25.791283</text:p>
          </table:table-cell>
          <table:table-cell office:value-type="float" office:value="0.396795" calcext:value-type="float">
            <text:p>0.396795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9873" calcext:value-type="float">
            <text:p>1.049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243" calcext:value-type="float">
            <text:p>1.022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88274" calcext:value-type="float">
            <text:p>1.088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809464" calcext:value-type="float">
            <text:p>22809464</text:p>
          </table:table-cell>
          <table:table-cell office:value-type="float" office:value="754284" calcext:value-type="float">
            <text:p>754284</text:p>
          </table:table-cell>
          <table:table-cell office:value-type="float" office:value="21682" calcext:value-type="float">
            <text:p>21682</text:p>
          </table:table-cell>
          <table:table-cell office:value-type="float" office:value="717" calcext:value-type="float">
            <text:p>717</text:p>
          </table:table-cell>
          <table:table-cell office:value-type="float" office:value="1.01089" calcext:value-type="float">
            <text:p>1.01089</text:p>
          </table:table-cell>
          <table:table-cell office:value-type="float" office:value="14.970008" calcext:value-type="float">
            <text:p>14.970008</text:p>
          </table:table-cell>
          <table:table-cell office:value-type="float" office:value="13.959118" calcext:value-type="float">
            <text:p>13.959118</text:p>
          </table:table-cell>
          <table:table-cell office:value-type="float" office:value="0.432282" calcext:value-type="float">
            <text:p>0.432282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809464" calcext:value-type="float">
            <text:p>22809464</text:p>
          </table:table-cell>
          <table:table-cell office:value-type="float" office:value="1199280" calcext:value-type="float">
            <text:p>1199280</text:p>
          </table:table-cell>
          <table:table-cell office:value-type="float" office:value="21682" calcext:value-type="float">
            <text:p>21682</text:p>
          </table:table-cell>
          <table:table-cell office:value-type="float" office:value="1140" calcext:value-type="float">
            <text:p>1140</text:p>
          </table:table-cell>
          <table:table-cell office:value-type="float" office:value="1.543733" calcext:value-type="float">
            <text:p>1.543733</text:p>
          </table:table-cell>
          <table:table-cell office:value-type="float" office:value="25.998133" calcext:value-type="float">
            <text:p>25.998133</text:p>
          </table:table-cell>
          <table:table-cell office:value-type="float" office:value="24.4544" calcext:value-type="float">
            <text:p>24.4544</text:p>
          </table:table-cell>
          <table:table-cell office:value-type="float" office:value="0.392332" calcext:value-type="float">
            <text:p>0.392332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362054" calcext:value-type="float">
            <text:p>1.362054</text:p>
          </table:table-cell>
          <table:table-cell office:value-type="float" office:value="102.187021" calcext:value-type="float">
            <text:p>102.187021</text:p>
          </table:table-cell>
          <table:table-cell office:value-type="float" office:value="100.824967" calcext:value-type="float">
            <text:p>100.824967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6187" calcext:value-type="float">
            <text:p>1.326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422399" calcext:value-type="float">
            <text:p>1.422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912560" calcext:value-type="float">
            <text:p>22912560</text:p>
          </table:table-cell>
          <table:table-cell office:value-type="float" office:value="714308" calcext:value-type="float">
            <text:p>714308</text:p>
          </table:table-cell>
          <table:table-cell office:value-type="float" office:value="21780" calcext:value-type="float">
            <text:p>21780</text:p>
          </table:table-cell>
          <table:table-cell office:value-type="float" office:value="679" calcext:value-type="float">
            <text:p>679</text:p>
          </table:table-cell>
          <table:table-cell office:value-type="float" office:value="1.014807" calcext:value-type="float">
            <text:p>1.014807</text:p>
          </table:table-cell>
          <table:table-cell office:value-type="float" office:value="14.991903" calcext:value-type="float">
            <text:p>14.991903</text:p>
          </table:table-cell>
          <table:table-cell office:value-type="float" office:value="13.977096" calcext:value-type="float">
            <text:p>13.977096</text:p>
          </table:table-cell>
          <table:table-cell office:value-type="float" office:value="0.408845" calcext:value-type="float">
            <text:p>0.408845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912560" calcext:value-type="float">
            <text:p>22912560</text:p>
          </table:table-cell>
          <table:table-cell office:value-type="float" office:value="1286596" calcext:value-type="float">
            <text:p>1286596</text:p>
          </table:table-cell>
          <table:table-cell office:value-type="float" office:value="21780" calcext:value-type="float">
            <text:p>21780</text:p>
          </table:table-cell>
          <table:table-cell office:value-type="float" office:value="1223" calcext:value-type="float">
            <text:p>1223</text:p>
          </table:table-cell>
          <table:table-cell office:value-type="float" office:value="1.132927" calcext:value-type="float">
            <text:p>1.132927</text:p>
          </table:table-cell>
          <table:table-cell office:value-type="float" office:value="26.990013" calcext:value-type="float">
            <text:p>26.990013</text:p>
          </table:table-cell>
          <table:table-cell office:value-type="float" office:value="25.857086" calcext:value-type="float">
            <text:p>25.857086</text:p>
          </table:table-cell>
          <table:table-cell office:value-type="float" office:value="0.398064" calcext:value-type="float">
            <text:p>0.398064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6399" calcext:value-type="float">
            <text:p>1.006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6205" calcext:value-type="float">
            <text:p>1.016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288" calcext:value-type="float">
            <text:p>1.037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016708" calcext:value-type="float">
            <text:p>23016708</text:p>
          </table:table-cell>
          <table:table-cell office:value-type="float" office:value="664864" calcext:value-type="float">
            <text:p>664864</text:p>
          </table:table-cell>
          <table:table-cell office:value-type="float" office:value="21879" calcext:value-type="float">
            <text:p>21879</text:p>
          </table:table-cell>
          <table:table-cell office:value-type="float" office:value="632" calcext:value-type="float">
            <text:p>632</text:p>
          </table:table-cell>
          <table:table-cell office:value-type="float" office:value="1.013547" calcext:value-type="float">
            <text:p>1.013547</text:p>
          </table:table-cell>
          <table:table-cell office:value-type="float" office:value="14.984534" calcext:value-type="float">
            <text:p>14.984534</text:p>
          </table:table-cell>
          <table:table-cell office:value-type="float" office:value="13.970988" calcext:value-type="float">
            <text:p>13.970988</text:p>
          </table:table-cell>
          <table:table-cell office:value-type="float" office:value="0.380711" calcext:value-type="float">
            <text:p>0.380711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016708" calcext:value-type="float">
            <text:p>23016708</text:p>
          </table:table-cell>
          <table:table-cell office:value-type="float" office:value="1240308" calcext:value-type="float">
            <text:p>1240308</text:p>
          </table:table-cell>
          <table:table-cell office:value-type="float" office:value="21879" calcext:value-type="float">
            <text:p>21879</text:p>
          </table:table-cell>
          <table:table-cell office:value-type="float" office:value="1179" calcext:value-type="float">
            <text:p>1179</text:p>
          </table:table-cell>
          <table:table-cell office:value-type="float" office:value="1.11498" calcext:value-type="float">
            <text:p>1.11498</text:p>
          </table:table-cell>
          <table:table-cell office:value-type="float" office:value="25.992067" calcext:value-type="float">
            <text:p>25.992067</text:p>
          </table:table-cell>
          <table:table-cell office:value-type="float" office:value="24.877087" calcext:value-type="float">
            <text:p>24.877087</text:p>
          </table:table-cell>
          <table:table-cell office:value-type="float" office:value="0.39886" calcext:value-type="float">
            <text:p>0.39886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05579" calcext:value-type="float">
            <text:p>1.005579</text:p>
          </table:table-cell>
          <table:table-cell office:value-type="float" office:value="106.666129" calcext:value-type="float">
            <text:p>106.666129</text:p>
          </table:table-cell>
          <table:table-cell office:value-type="float" office:value="105.66055" calcext:value-type="float">
            <text:p>105.66055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5005" calcext:value-type="float">
            <text:p>1.015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643" calcext:value-type="float">
            <text:p>1.041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120856" calcext:value-type="float">
            <text:p>23120856</text:p>
          </table:table-cell>
          <table:table-cell office:value-type="float" office:value="700632" calcext:value-type="float">
            <text:p>700632</text:p>
          </table:table-cell>
          <table:table-cell office:value-type="float" office:value="21978" calcext:value-type="float">
            <text:p>21978</text:p>
          </table:table-cell>
          <table:table-cell office:value-type="float" office:value="666" calcext:value-type="float">
            <text:p>666</text:p>
          </table:table-cell>
          <table:table-cell office:value-type="float" office:value="1.012309" calcext:value-type="float">
            <text:p>1.012309</text:p>
          </table:table-cell>
          <table:table-cell office:value-type="float" office:value="14.98438" calcext:value-type="float">
            <text:p>14.98438</text:p>
          </table:table-cell>
          <table:table-cell office:value-type="float" office:value="13.972071" calcext:value-type="float">
            <text:p>13.972071</text:p>
          </table:table-cell>
          <table:table-cell office:value-type="float" office:value="0.401161" calcext:value-type="float">
            <text:p>0.401161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120856" calcext:value-type="float">
            <text:p>23120856</text:p>
          </table:table-cell>
          <table:table-cell office:value-type="float" office:value="1277128" calcext:value-type="float">
            <text:p>1277128</text:p>
          </table:table-cell>
          <table:table-cell office:value-type="float" office:value="21978" calcext:value-type="float">
            <text:p>21978</text:p>
          </table:table-cell>
          <table:table-cell office:value-type="float" office:value="1214" calcext:value-type="float">
            <text:p>1214</text:p>
          </table:table-cell>
          <table:table-cell office:value-type="float" office:value="1.221637" calcext:value-type="float">
            <text:p>1.221637</text:p>
          </table:table-cell>
          <table:table-cell office:value-type="float" office:value="26.987655" calcext:value-type="float">
            <text:p>26.987655</text:p>
          </table:table-cell>
          <table:table-cell office:value-type="float" office:value="25.766018" calcext:value-type="float">
            <text:p>25.766018</text:p>
          </table:table-cell>
          <table:table-cell office:value-type="float" office:value="0.396531" calcext:value-type="float">
            <text:p>0.396531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60161" calcext:value-type="float">
            <text:p>1.060161</text:p>
          </table:table-cell>
          <table:table-cell office:value-type="float" office:value="101.546601" calcext:value-type="float">
            <text:p>101.546601</text:p>
          </table:table-cell>
          <table:table-cell office:value-type="float" office:value="100.486439" calcext:value-type="float">
            <text:p>100.486439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2937" calcext:value-type="float">
            <text:p>1.0329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04097" calcext:value-type="float">
            <text:p>1.1040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225004" calcext:value-type="float">
            <text:p>23225004</text:p>
          </table:table-cell>
          <table:table-cell office:value-type="float" office:value="691164" calcext:value-type="float">
            <text:p>691164</text:p>
          </table:table-cell>
          <table:table-cell office:value-type="float" office:value="22077" calcext:value-type="float">
            <text:p>22077</text:p>
          </table:table-cell>
          <table:table-cell office:value-type="float" office:value="657" calcext:value-type="float">
            <text:p>657</text:p>
          </table:table-cell>
          <table:table-cell office:value-type="float" office:value="1.016349" calcext:value-type="float">
            <text:p>1.016349</text:p>
          </table:table-cell>
          <table:table-cell office:value-type="float" office:value="14.986113" calcext:value-type="float">
            <text:p>14.986113</text:p>
          </table:table-cell>
          <table:table-cell office:value-type="float" office:value="13.969765" calcext:value-type="float">
            <text:p>13.969765</text:p>
          </table:table-cell>
          <table:table-cell office:value-type="float" office:value="0.395806" calcext:value-type="float">
            <text:p>0.395806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225004" calcext:value-type="float">
            <text:p>23225004</text:p>
          </table:table-cell>
          <table:table-cell office:value-type="float" office:value="1214008" calcext:value-type="float">
            <text:p>1214008</text:p>
          </table:table-cell>
          <table:table-cell office:value-type="float" office:value="22077" calcext:value-type="float">
            <text:p>22077</text:p>
          </table:table-cell>
          <table:table-cell office:value-type="float" office:value="1154" calcext:value-type="float">
            <text:p>1154</text:p>
          </table:table-cell>
          <table:table-cell office:value-type="float" office:value="1.24146" calcext:value-type="float">
            <text:p>1.24146</text:p>
          </table:table-cell>
          <table:table-cell office:value-type="float" office:value="25.994272" calcext:value-type="float">
            <text:p>25.994272</text:p>
          </table:table-cell>
          <table:table-cell office:value-type="float" office:value="24.752812" calcext:value-type="float">
            <text:p>24.752812</text:p>
          </table:table-cell>
          <table:table-cell office:value-type="float" office:value="0.392362" calcext:value-type="float">
            <text:p>0.392362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58141" calcext:value-type="float">
            <text:p>1.058141</text:p>
          </table:table-cell>
          <table:table-cell office:value-type="float" office:value="105.34562" calcext:value-type="float">
            <text:p>105.34562</text:p>
          </table:table-cell>
          <table:table-cell office:value-type="float" office:value="104.287479" calcext:value-type="float">
            <text:p>104.287479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3582" calcext:value-type="float">
            <text:p>1.023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08057" calcext:value-type="float">
            <text:p>1.108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329152" calcext:value-type="float">
            <text:p>23329152</text:p>
          </table:table-cell>
          <table:table-cell office:value-type="float" office:value="712204" calcext:value-type="float">
            <text:p>712204</text:p>
          </table:table-cell>
          <table:table-cell office:value-type="float" office:value="22176" calcext:value-type="float">
            <text:p>22176</text:p>
          </table:table-cell>
          <table:table-cell office:value-type="float" office:value="677" calcext:value-type="float">
            <text:p>677</text:p>
          </table:table-cell>
          <table:table-cell office:value-type="float" office:value="1.008329" calcext:value-type="float">
            <text:p>1.008329</text:p>
          </table:table-cell>
          <table:table-cell office:value-type="float" office:value="14.988977" calcext:value-type="float">
            <text:p>14.988977</text:p>
          </table:table-cell>
          <table:table-cell office:value-type="float" office:value="13.980648" calcext:value-type="float">
            <text:p>13.980648</text:p>
          </table:table-cell>
          <table:table-cell office:value-type="float" office:value="0.407537" calcext:value-type="float">
            <text:p>0.407537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329152" calcext:value-type="float">
            <text:p>23329152</text:p>
          </table:table-cell>
          <table:table-cell office:value-type="float" office:value="1304480" calcext:value-type="float">
            <text:p>1304480</text:p>
          </table:table-cell>
          <table:table-cell office:value-type="float" office:value="22176" calcext:value-type="float">
            <text:p>22176</text:p>
          </table:table-cell>
          <table:table-cell office:value-type="float" office:value="1240" calcext:value-type="float">
            <text:p>1240</text:p>
          </table:table-cell>
          <table:table-cell office:value-type="float" office:value="1.241036" calcext:value-type="float">
            <text:p>1.241036</text:p>
          </table:table-cell>
          <table:table-cell office:value-type="float" office:value="26.982837" calcext:value-type="float">
            <text:p>26.982837</text:p>
          </table:table-cell>
          <table:table-cell office:value-type="float" office:value="25.741801" calcext:value-type="float">
            <text:p>25.741801</text:p>
          </table:table-cell>
          <table:table-cell office:value-type="float" office:value="0.405404" calcext:value-type="float">
            <text:p>0.405404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67511" calcext:value-type="float">
            <text:p>1.067511</text:p>
          </table:table-cell>
          <table:table-cell office:value-type="float" office:value="105.414486" calcext:value-type="float">
            <text:p>105.414486</text:p>
          </table:table-cell>
          <table:table-cell office:value-type="float" office:value="104.346975" calcext:value-type="float">
            <text:p>104.346975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3892" calcext:value-type="float">
            <text:p>1.033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34131" calcext:value-type="float">
            <text:p>1.134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434352" calcext:value-type="float">
            <text:p>23434352</text:p>
          </table:table-cell>
          <table:table-cell office:value-type="float" office:value="662760" calcext:value-type="float">
            <text:p>662760</text:p>
          </table:table-cell>
          <table:table-cell office:value-type="float" office:value="22276" calcext:value-type="float">
            <text:p>22276</text:p>
          </table:table-cell>
          <table:table-cell office:value-type="float" office:value="630" calcext:value-type="float">
            <text:p>630</text:p>
          </table:table-cell>
          <table:table-cell office:value-type="float" office:value="1.019847" calcext:value-type="float">
            <text:p>1.019847</text:p>
          </table:table-cell>
          <table:table-cell office:value-type="float" office:value="14.994334" calcext:value-type="float">
            <text:p>14.994334</text:p>
          </table:table-cell>
          <table:table-cell office:value-type="float" office:value="13.974488" calcext:value-type="float">
            <text:p>13.974488</text:p>
          </table:table-cell>
          <table:table-cell office:value-type="float" office:value="0.379411" calcext:value-type="float">
            <text:p>0.379411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434352" calcext:value-type="float">
            <text:p>23434352</text:p>
          </table:table-cell>
          <table:table-cell office:value-type="float" office:value="1252932" calcext:value-type="float">
            <text:p>1252932</text:p>
          </table:table-cell>
          <table:table-cell office:value-type="float" office:value="22276" calcext:value-type="float">
            <text:p>22276</text:p>
          </table:table-cell>
          <table:table-cell office:value-type="float" office:value="1191" calcext:value-type="float">
            <text:p>1191</text:p>
          </table:table-cell>
          <table:table-cell office:value-type="float" office:value="1.132452" calcext:value-type="float">
            <text:p>1.132452</text:p>
          </table:table-cell>
          <table:table-cell office:value-type="float" office:value="26.979423" calcext:value-type="float">
            <text:p>26.979423</text:p>
          </table:table-cell>
          <table:table-cell office:value-type="float" office:value="25.846971" calcext:value-type="float">
            <text:p>25.846971</text:p>
          </table:table-cell>
          <table:table-cell office:value-type="float" office:value="0.3878" calcext:value-type="float">
            <text:p>0.3878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4032" calcext:value-type="float">
            <text:p>1.014032</text:p>
          </table:table-cell>
          <table:table-cell office:value-type="float" office:value="101.953166" calcext:value-type="float">
            <text:p>101.953166</text:p>
          </table:table-cell>
          <table:table-cell office:value-type="float" office:value="100.939134" calcext:value-type="float">
            <text:p>100.939134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68" calcext:value-type="float">
            <text:p>1.0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3497" calcext:value-type="float">
            <text:p>1.053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537448" calcext:value-type="float">
            <text:p>23537448</text:p>
          </table:table-cell>
          <table:table-cell office:value-type="float" office:value="658552" calcext:value-type="float">
            <text:p>658552</text:p>
          </table:table-cell>
          <table:table-cell office:value-type="float" office:value="22374" calcext:value-type="float">
            <text:p>22374</text:p>
          </table:table-cell>
          <table:table-cell office:value-type="float" office:value="626" calcext:value-type="float">
            <text:p>626</text:p>
          </table:table-cell>
          <table:table-cell office:value-type="float" office:value="1.018527" calcext:value-type="float">
            <text:p>1.018527</text:p>
          </table:table-cell>
          <table:table-cell office:value-type="float" office:value="13.975266" calcext:value-type="float">
            <text:p>13.975266</text:p>
          </table:table-cell>
          <table:table-cell office:value-type="float" office:value="12.956739" calcext:value-type="float">
            <text:p>12.956739</text:p>
          </table:table-cell>
          <table:table-cell office:value-type="float" office:value="0.406616" calcext:value-type="float">
            <text:p>0.406616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537448" calcext:value-type="float">
            <text:p>23537448</text:p>
          </table:table-cell>
          <table:table-cell office:value-type="float" office:value="1236100" calcext:value-type="float">
            <text:p>1236100</text:p>
          </table:table-cell>
          <table:table-cell office:value-type="float" office:value="22374" calcext:value-type="float">
            <text:p>22374</text:p>
          </table:table-cell>
          <table:table-cell office:value-type="float" office:value="1175" calcext:value-type="float">
            <text:p>1175</text:p>
          </table:table-cell>
          <table:table-cell office:value-type="float" office:value="1.131827" calcext:value-type="float">
            <text:p>1.131827</text:p>
          </table:table-cell>
          <table:table-cell office:value-type="float" office:value="25.986756" calcext:value-type="float">
            <text:p>25.986756</text:p>
          </table:table-cell>
          <table:table-cell office:value-type="float" office:value="24.854929" calcext:value-type="float">
            <text:p>24.854929</text:p>
          </table:table-cell>
          <table:table-cell office:value-type="float" office:value="0.397861" calcext:value-type="float">
            <text:p>0.397861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12712" calcext:value-type="float">
            <text:p>1.012712</text:p>
          </table:table-cell>
          <table:table-cell office:value-type="float" office:value="106.10503" calcext:value-type="float">
            <text:p>106.10503</text:p>
          </table:table-cell>
          <table:table-cell office:value-type="float" office:value="105.092318" calcext:value-type="float">
            <text:p>105.092318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0365" calcext:value-type="float">
            <text:p>1.020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088" calcext:value-type="float">
            <text:p>1.041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642648" calcext:value-type="float">
            <text:p>23642648</text:p>
          </table:table-cell>
          <table:table-cell office:value-type="float" office:value="682748" calcext:value-type="float">
            <text:p>682748</text:p>
          </table:table-cell>
          <table:table-cell office:value-type="float" office:value="22474" calcext:value-type="float">
            <text:p>22474</text:p>
          </table:table-cell>
          <table:table-cell office:value-type="float" office:value="649" calcext:value-type="float">
            <text:p>649</text:p>
          </table:table-cell>
          <table:table-cell office:value-type="float" office:value="1.020127" calcext:value-type="float">
            <text:p>1.020127</text:p>
          </table:table-cell>
          <table:table-cell office:value-type="float" office:value="14.994868" calcext:value-type="float">
            <text:p>14.994868</text:p>
          </table:table-cell>
          <table:table-cell office:value-type="float" office:value="13.974741" calcext:value-type="float">
            <text:p>13.974741</text:p>
          </table:table-cell>
          <table:table-cell office:value-type="float" office:value="0.390847" calcext:value-type="float">
            <text:p>0.390847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642648" calcext:value-type="float">
            <text:p>23642648</text:p>
          </table:table-cell>
          <table:table-cell office:value-type="float" office:value="1315000" calcext:value-type="float">
            <text:p>1315000</text:p>
          </table:table-cell>
          <table:table-cell office:value-type="float" office:value="22474" calcext:value-type="float">
            <text:p>22474</text:p>
          </table:table-cell>
          <table:table-cell office:value-type="float" office:value="1250" calcext:value-type="float">
            <text:p>1250</text:p>
          </table:table-cell>
          <table:table-cell office:value-type="float" office:value="1.138583" calcext:value-type="float">
            <text:p>1.138583</text:p>
          </table:table-cell>
          <table:table-cell office:value-type="float" office:value="26.988828" calcext:value-type="float">
            <text:p>26.988828</text:p>
          </table:table-cell>
          <table:table-cell office:value-type="float" office:value="25.850245" calcext:value-type="float">
            <text:p>25.850245</text:p>
          </table:table-cell>
          <table:table-cell office:value-type="float" office:value="0.406959" calcext:value-type="float">
            <text:p>0.406959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14372" calcext:value-type="float">
            <text:p>1.014372</text:p>
          </table:table-cell>
          <table:table-cell office:value-type="float" office:value="105.250941" calcext:value-type="float">
            <text:p>105.250941</text:p>
          </table:table-cell>
          <table:table-cell office:value-type="float" office:value="104.236569" calcext:value-type="float">
            <text:p>104.236569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8274" calcext:value-type="float">
            <text:p>1.028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3782" calcext:value-type="float">
            <text:p>1.043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745744" calcext:value-type="float">
            <text:p>23745744</text:p>
          </table:table-cell>
          <table:table-cell office:value-type="float" office:value="889992" calcext:value-type="float">
            <text:p>889992</text:p>
          </table:table-cell>
          <table:table-cell office:value-type="float" office:value="22572" calcext:value-type="float">
            <text:p>22572</text:p>
          </table:table-cell>
          <table:table-cell office:value-type="float" office:value="846" calcext:value-type="float">
            <text:p>846</text:p>
          </table:table-cell>
          <table:table-cell office:value-type="float" office:value="1.013933" calcext:value-type="float">
            <text:p>1.013933</text:p>
          </table:table-cell>
          <table:table-cell office:value-type="float" office:value="14.999302" calcext:value-type="float">
            <text:p>14.999302</text:p>
          </table:table-cell>
          <table:table-cell office:value-type="float" office:value="13.98537" calcext:value-type="float">
            <text:p>13.98537</text:p>
          </table:table-cell>
          <table:table-cell office:value-type="float" office:value="0.509099" calcext:value-type="float">
            <text:p>0.509099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745744" calcext:value-type="float">
            <text:p>23745744</text:p>
          </table:table-cell>
          <table:table-cell office:value-type="float" office:value="1229788" calcext:value-type="float">
            <text:p>1229788</text:p>
          </table:table-cell>
          <table:table-cell office:value-type="float" office:value="22572" calcext:value-type="float">
            <text:p>22572</text:p>
          </table:table-cell>
          <table:table-cell office:value-type="float" office:value="1169" calcext:value-type="float">
            <text:p>1169</text:p>
          </table:table-cell>
          <table:table-cell office:value-type="float" office:value="2.566226" calcext:value-type="float">
            <text:p>2.566226</text:p>
          </table:table-cell>
          <table:table-cell office:value-type="float" office:value="26.999867" calcext:value-type="float">
            <text:p>26.999867</text:p>
          </table:table-cell>
          <table:table-cell office:value-type="float" office:value="24.433641" calcext:value-type="float">
            <text:p>24.433641</text:p>
          </table:table-cell>
          <table:table-cell office:value-type="float" office:value="0.402654" calcext:value-type="float">
            <text:p>0.402654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371891" calcext:value-type="float">
            <text:p>1.371891</text:p>
          </table:table-cell>
          <table:table-cell office:value-type="float" office:value="107.944789" calcext:value-type="float">
            <text:p>107.944789</text:p>
          </table:table-cell>
          <table:table-cell office:value-type="float" office:value="106.572897" calcext:value-type="float">
            <text:p>106.572897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2669" calcext:value-type="float">
            <text:p>1.352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4385" calcext:value-type="float">
            <text:p>2.4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850944" calcext:value-type="float">
            <text:p>23850944</text:p>
          </table:table-cell>
          <table:table-cell office:value-type="float" office:value="661708" calcext:value-type="float">
            <text:p>661708</text:p>
          </table:table-cell>
          <table:table-cell office:value-type="float" office:value="22672" calcext:value-type="float">
            <text:p>22672</text:p>
          </table:table-cell>
          <table:table-cell office:value-type="float" office:value="629" calcext:value-type="float">
            <text:p>629</text:p>
          </table:table-cell>
          <table:table-cell office:value-type="float" office:value="1.014327" calcext:value-type="float">
            <text:p>1.014327</text:p>
          </table:table-cell>
          <table:table-cell office:value-type="float" office:value="13.976097" calcext:value-type="float">
            <text:p>13.976097</text:p>
          </table:table-cell>
          <table:table-cell office:value-type="float" office:value="12.961771" calcext:value-type="float">
            <text:p>12.961771</text:p>
          </table:table-cell>
          <table:table-cell office:value-type="float" office:value="0.408406" calcext:value-type="float">
            <text:p>0.408406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850944" calcext:value-type="float">
            <text:p>23850944</text:p>
          </table:table-cell>
          <table:table-cell office:value-type="float" office:value="1275024" calcext:value-type="float">
            <text:p>1275024</text:p>
          </table:table-cell>
          <table:table-cell office:value-type="float" office:value="22672" calcext:value-type="float">
            <text:p>22672</text:p>
          </table:table-cell>
          <table:table-cell office:value-type="float" office:value="1212" calcext:value-type="float">
            <text:p>1212</text:p>
          </table:table-cell>
          <table:table-cell office:value-type="float" office:value="1.131832" calcext:value-type="float">
            <text:p>1.131832</text:p>
          </table:table-cell>
          <table:table-cell office:value-type="float" office:value="26.98566" calcext:value-type="float">
            <text:p>26.98566</text:p>
          </table:table-cell>
          <table:table-cell office:value-type="float" office:value="25.853828" calcext:value-type="float">
            <text:p>25.853828</text:p>
          </table:table-cell>
          <table:table-cell office:value-type="float" office:value="0.394533" calcext:value-type="float">
            <text:p>0.394533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08932" calcext:value-type="float">
            <text:p>1.008932</text:p>
          </table:table-cell>
          <table:table-cell office:value-type="float" office:value="107.207233" calcext:value-type="float">
            <text:p>107.207233</text:p>
          </table:table-cell>
          <table:table-cell office:value-type="float" office:value="106.198301" calcext:value-type="float">
            <text:p>106.198301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5965" calcext:value-type="float">
            <text:p>1.0159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36948" calcext:value-type="float">
            <text:p>1.036948</text:p>
          </table:table-cell>
          <table:table-cell office:value-type="float" office:value="88.526458" calcext:value-type="float">
            <text:p>88.526458</text:p>
          </table:table-cell>
          <table:table-cell office:value-type="float" office:value="87.48951" calcext:value-type="float">
            <text:p>87.4895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955092" calcext:value-type="float">
            <text:p>23955092</text:p>
          </table:table-cell>
          <table:table-cell office:value-type="float" office:value="693268" calcext:value-type="float">
            <text:p>693268</text:p>
          </table:table-cell>
          <table:table-cell office:value-type="float" office:value="22771" calcext:value-type="float">
            <text:p>22771</text:p>
          </table:table-cell>
          <table:table-cell office:value-type="float" office:value="659" calcext:value-type="float">
            <text:p>659</text:p>
          </table:table-cell>
          <table:table-cell office:value-type="float" office:value="1.007629" calcext:value-type="float">
            <text:p>1.007629</text:p>
          </table:table-cell>
          <table:table-cell office:value-type="float" office:value="14.98602" calcext:value-type="float">
            <text:p>14.98602</text:p>
          </table:table-cell>
          <table:table-cell office:value-type="float" office:value="13.978392" calcext:value-type="float">
            <text:p>13.978392</text:p>
          </table:table-cell>
          <table:table-cell office:value-type="float" office:value="0.396766" calcext:value-type="float">
            <text:p>0.396766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955092" calcext:value-type="float">
            <text:p>23955092</text:p>
          </table:table-cell>
          <table:table-cell office:value-type="float" office:value="1278180" calcext:value-type="float">
            <text:p>1278180</text:p>
          </table:table-cell>
          <table:table-cell office:value-type="float" office:value="22771" calcext:value-type="float">
            <text:p>22771</text:p>
          </table:table-cell>
          <table:table-cell office:value-type="float" office:value="1215" calcext:value-type="float">
            <text:p>1215</text:p>
          </table:table-cell>
          <table:table-cell office:value-type="float" office:value="1.239723" calcext:value-type="float">
            <text:p>1.239723</text:p>
          </table:table-cell>
          <table:table-cell office:value-type="float" office:value="26.985169" calcext:value-type="float">
            <text:p>26.985169</text:p>
          </table:table-cell>
          <table:table-cell office:value-type="float" office:value="25.745446" calcext:value-type="float">
            <text:p>25.745446</text:p>
          </table:table-cell>
          <table:table-cell office:value-type="float" office:value="0.397175" calcext:value-type="float">
            <text:p>0.397175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61316" calcext:value-type="float">
            <text:p>1.061316</text:p>
          </table:table-cell>
          <table:table-cell office:value-type="float" office:value="105.937852" calcext:value-type="float">
            <text:p>105.937852</text:p>
          </table:table-cell>
          <table:table-cell office:value-type="float" office:value="104.876536" calcext:value-type="float">
            <text:p>104.876536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" calcext:value-type="float">
            <text:p>624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1703" calcext:value-type="float">
            <text:p>1.021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123203" calcext:value-type="float">
            <text:p>1.123203</text:p>
          </table:table-cell>
          <table:table-cell office:value-type="float" office:value="55.406391" calcext:value-type="float">
            <text:p>55.406391</text:p>
          </table:table-cell>
          <table:table-cell office:value-type="float" office:value="54.283188" calcext:value-type="float">
            <text:p>54.283188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059240" calcext:value-type="float">
            <text:p>24059240</text:p>
          </table:table-cell>
          <table:table-cell office:value-type="float" office:value="671176" calcext:value-type="float">
            <text:p>671176</text:p>
          </table:table-cell>
          <table:table-cell office:value-type="float" office:value="22870" calcext:value-type="float">
            <text:p>22870</text:p>
          </table:table-cell>
          <table:table-cell office:value-type="float" office:value="638" calcext:value-type="float">
            <text:p>638</text:p>
          </table:table-cell>
          <table:table-cell office:value-type="float" office:value="1.016305" calcext:value-type="float">
            <text:p>1.016305</text:p>
          </table:table-cell>
          <table:table-cell office:value-type="float" office:value="13.981352" calcext:value-type="float">
            <text:p>13.981352</text:p>
          </table:table-cell>
          <table:table-cell office:value-type="float" office:value="12.965047" calcext:value-type="float">
            <text:p>12.965047</text:p>
          </table:table-cell>
          <table:table-cell office:value-type="float" office:value="0.414145" calcext:value-type="float">
            <text:p>0.414145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059240" calcext:value-type="float">
            <text:p>24059240</text:p>
          </table:table-cell>
          <table:table-cell office:value-type="float" office:value="1281336" calcext:value-type="float">
            <text:p>1281336</text:p>
          </table:table-cell>
          <table:table-cell office:value-type="float" office:value="22870" calcext:value-type="float">
            <text:p>22870</text:p>
          </table:table-cell>
          <table:table-cell office:value-type="float" office:value="1218" calcext:value-type="float">
            <text:p>1218</text:p>
          </table:table-cell>
          <table:table-cell office:value-type="float" office:value="1.069465" calcext:value-type="float">
            <text:p>1.069465</text:p>
          </table:table-cell>
          <table:table-cell office:value-type="float" office:value="26.987285" calcext:value-type="float">
            <text:p>26.987285</text:p>
          </table:table-cell>
          <table:table-cell office:value-type="float" office:value="25.91782" calcext:value-type="float">
            <text:p>25.91782</text:p>
          </table:table-cell>
          <table:table-cell office:value-type="float" office:value="0.395507" calcext:value-type="float">
            <text:p>0.395507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04259" calcext:value-type="float">
            <text:p>1.004259</text:p>
          </table:table-cell>
          <table:table-cell office:value-type="float" office:value="105.967546" calcext:value-type="float">
            <text:p>105.967546</text:p>
          </table:table-cell>
          <table:table-cell office:value-type="float" office:value="104.963287" calcext:value-type="float">
            <text:p>104.963287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7943" calcext:value-type="float">
            <text:p>1.017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751" calcext:value-type="float">
            <text:p>1.010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162336" calcext:value-type="float">
            <text:p>24162336</text:p>
          </table:table-cell>
          <table:table-cell office:value-type="float" office:value="678540" calcext:value-type="float">
            <text:p>678540</text:p>
          </table:table-cell>
          <table:table-cell office:value-type="float" office:value="22968" calcext:value-type="float">
            <text:p>22968</text:p>
          </table:table-cell>
          <table:table-cell office:value-type="float" office:value="645" calcext:value-type="float">
            <text:p>645</text:p>
          </table:table-cell>
          <table:table-cell office:value-type="float" office:value="1.012609" calcext:value-type="float">
            <text:p>1.012609</text:p>
          </table:table-cell>
          <table:table-cell office:value-type="float" office:value="13.987431" calcext:value-type="float">
            <text:p>13.987431</text:p>
          </table:table-cell>
          <table:table-cell office:value-type="float" office:value="12.974823" calcext:value-type="float">
            <text:p>12.974823</text:p>
          </table:table-cell>
          <table:table-cell office:value-type="float" office:value="0.418373" calcext:value-type="float">
            <text:p>0.418373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162336" calcext:value-type="float">
            <text:p>24162336</text:p>
          </table:table-cell>
          <table:table-cell office:value-type="float" office:value="1240308" calcext:value-type="float">
            <text:p>1240308</text:p>
          </table:table-cell>
          <table:table-cell office:value-type="float" office:value="22968" calcext:value-type="float">
            <text:p>22968</text:p>
          </table:table-cell>
          <table:table-cell office:value-type="float" office:value="1179" calcext:value-type="float">
            <text:p>1179</text:p>
          </table:table-cell>
          <table:table-cell office:value-type="float" office:value="1.249663" calcext:value-type="float">
            <text:p>1.249663</text:p>
          </table:table-cell>
          <table:table-cell office:value-type="float" office:value="26.99296" calcext:value-type="float">
            <text:p>26.99296</text:p>
          </table:table-cell>
          <table:table-cell office:value-type="float" office:value="25.743296" calcext:value-type="float">
            <text:p>25.743296</text:p>
          </table:table-cell>
          <table:table-cell office:value-type="float" office:value="0.385439" calcext:value-type="float">
            <text:p>0.385439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077832" calcext:value-type="float">
            <text:p>1.077832</text:p>
          </table:table-cell>
          <table:table-cell office:value-type="float" office:value="107.065407" calcext:value-type="float">
            <text:p>107.065407</text:p>
          </table:table-cell>
          <table:table-cell office:value-type="float" office:value="105.987575" calcext:value-type="float">
            <text:p>105.987575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8359" calcext:value-type="float">
            <text:p>1.038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133363" calcext:value-type="float">
            <text:p>1.133363</text:p>
          </table:table-cell>
          <table:table-cell office:value-type="float" office:value="85.409323" calcext:value-type="float">
            <text:p>85.409323</text:p>
          </table:table-cell>
          <table:table-cell office:value-type="float" office:value="84.27596" calcext:value-type="float">
            <text:p>84.27596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267536" calcext:value-type="float">
            <text:p>24267536</text:p>
          </table:table-cell>
          <table:table-cell office:value-type="float" office:value="678540" calcext:value-type="float">
            <text:p>678540</text:p>
          </table:table-cell>
          <table:table-cell office:value-type="float" office:value="23068" calcext:value-type="float">
            <text:p>23068</text:p>
          </table:table-cell>
          <table:table-cell office:value-type="float" office:value="645" calcext:value-type="float">
            <text:p>645</text:p>
          </table:table-cell>
          <table:table-cell office:value-type="float" office:value="1.016919" calcext:value-type="float">
            <text:p>1.016919</text:p>
          </table:table-cell>
          <table:table-cell office:value-type="float" office:value="13.989377" calcext:value-type="float">
            <text:p>13.989377</text:p>
          </table:table-cell>
          <table:table-cell office:value-type="float" office:value="12.972457" calcext:value-type="float">
            <text:p>12.972457</text:p>
          </table:table-cell>
          <table:table-cell office:value-type="float" office:value="0.41845" calcext:value-type="float">
            <text:p>0.41845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267536" calcext:value-type="float">
            <text:p>24267536</text:p>
          </table:table-cell>
          <table:table-cell office:value-type="float" office:value="1328676" calcext:value-type="float">
            <text:p>1328676</text:p>
          </table:table-cell>
          <table:table-cell office:value-type="float" office:value="23068" calcext:value-type="float">
            <text:p>23068</text:p>
          </table:table-cell>
          <table:table-cell office:value-type="float" office:value="1263" calcext:value-type="float">
            <text:p>1263</text:p>
          </table:table-cell>
          <table:table-cell office:value-type="float" office:value="1.138976" calcext:value-type="float">
            <text:p>1.138976</text:p>
          </table:table-cell>
          <table:table-cell office:value-type="float" office:value="26.984836" calcext:value-type="float">
            <text:p>26.984836</text:p>
          </table:table-cell>
          <table:table-cell office:value-type="float" office:value="25.84586" calcext:value-type="float">
            <text:p>25.84586</text:p>
          </table:table-cell>
          <table:table-cell office:value-type="float" office:value="0.411262" calcext:value-type="float">
            <text:p>0.411262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06639" calcext:value-type="float">
            <text:p>1.006639</text:p>
          </table:table-cell>
          <table:table-cell office:value-type="float" office:value="104.649786" calcext:value-type="float">
            <text:p>104.649786</text:p>
          </table:table-cell>
          <table:table-cell office:value-type="float" office:value="103.643147" calcext:value-type="float">
            <text:p>103.643147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8478" calcext:value-type="float">
            <text:p>1.0184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61174" calcext:value-type="float">
            <text:p>1.061174</text:p>
          </table:table-cell>
          <table:table-cell office:value-type="float" office:value="67.56251" calcext:value-type="float">
            <text:p>67.56251</text:p>
          </table:table-cell>
          <table:table-cell office:value-type="float" office:value="66.501336" calcext:value-type="float">
            <text:p>66.501336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371684" calcext:value-type="float">
            <text:p>24371684</text:p>
          </table:table-cell>
          <table:table-cell office:value-type="float" office:value="659604" calcext:value-type="float">
            <text:p>659604</text:p>
          </table:table-cell>
          <table:table-cell office:value-type="float" office:value="23167" calcext:value-type="float">
            <text:p>23167</text:p>
          </table:table-cell>
          <table:table-cell office:value-type="float" office:value="627" calcext:value-type="float">
            <text:p>627</text:p>
          </table:table-cell>
          <table:table-cell office:value-type="float" office:value="1.016347" calcext:value-type="float">
            <text:p>1.016347</text:p>
          </table:table-cell>
          <table:table-cell office:value-type="float" office:value="13.990345" calcext:value-type="float">
            <text:p>13.990345</text:p>
          </table:table-cell>
          <table:table-cell office:value-type="float" office:value="12.973999" calcext:value-type="float">
            <text:p>12.973999</text:p>
          </table:table-cell>
          <table:table-cell office:value-type="float" office:value="0.406724" calcext:value-type="float">
            <text:p>0.406724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371684" calcext:value-type="float">
            <text:p>24371684</text:p>
          </table:table-cell>
          <table:table-cell office:value-type="float" office:value="1271868" calcext:value-type="float">
            <text:p>1271868</text:p>
          </table:table-cell>
          <table:table-cell office:value-type="float" office:value="23167" calcext:value-type="float">
            <text:p>23167</text:p>
          </table:table-cell>
          <table:table-cell office:value-type="float" office:value="1209" calcext:value-type="float">
            <text:p>1209</text:p>
          </table:table-cell>
          <table:table-cell office:value-type="float" office:value="1.105319" calcext:value-type="float">
            <text:p>1.105319</text:p>
          </table:table-cell>
          <table:table-cell office:value-type="float" office:value="26.989132" calcext:value-type="float">
            <text:p>26.989132</text:p>
          </table:table-cell>
          <table:table-cell office:value-type="float" office:value="25.883813" calcext:value-type="float">
            <text:p>25.883813</text:p>
          </table:table-cell>
          <table:table-cell office:value-type="float" office:value="0.393101" calcext:value-type="float">
            <text:p>0.393101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08159" calcext:value-type="float">
            <text:p>1.008159</text:p>
          </table:table-cell>
          <table:table-cell office:value-type="float" office:value="105.806381" calcext:value-type="float">
            <text:p>105.806381</text:p>
          </table:table-cell>
          <table:table-cell office:value-type="float" office:value="104.798222" calcext:value-type="float">
            <text:p>104.79822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0" calcext:value-type="float">
            <text:p>72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7905" calcext:value-type="float">
            <text:p>1.017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408" calcext:value-type="float">
            <text:p>1.038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475832" calcext:value-type="float">
            <text:p>24475832</text:p>
          </table:table-cell>
          <table:table-cell office:value-type="float" office:value="686956" calcext:value-type="float">
            <text:p>686956</text:p>
          </table:table-cell>
          <table:table-cell office:value-type="float" office:value="23266" calcext:value-type="float">
            <text:p>23266</text:p>
          </table:table-cell>
          <table:table-cell office:value-type="float" office:value="653" calcext:value-type="float">
            <text:p>653</text:p>
          </table:table-cell>
          <table:table-cell office:value-type="float" office:value="1.015696" calcext:value-type="float">
            <text:p>1.015696</text:p>
          </table:table-cell>
          <table:table-cell office:value-type="float" office:value="13.99057" calcext:value-type="float">
            <text:p>13.99057</text:p>
          </table:table-cell>
          <table:table-cell office:value-type="float" office:value="12.974874" calcext:value-type="float">
            <text:p>12.974874</text:p>
          </table:table-cell>
          <table:table-cell office:value-type="float" office:value="0.423561" calcext:value-type="float">
            <text:p>0.423561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475832" calcext:value-type="float">
            <text:p>24475832</text:p>
          </table:table-cell>
          <table:table-cell office:value-type="float" office:value="1318156" calcext:value-type="float">
            <text:p>1318156</text:p>
          </table:table-cell>
          <table:table-cell office:value-type="float" office:value="23266" calcext:value-type="float">
            <text:p>23266</text:p>
          </table:table-cell>
          <table:table-cell office:value-type="float" office:value="1253" calcext:value-type="float">
            <text:p>1253</text:p>
          </table:table-cell>
          <table:table-cell office:value-type="float" office:value="1.274727" calcext:value-type="float">
            <text:p>1.274727</text:p>
          </table:table-cell>
          <table:table-cell office:value-type="float" office:value="26.998593" calcext:value-type="float">
            <text:p>26.998593</text:p>
          </table:table-cell>
          <table:table-cell office:value-type="float" office:value="25.723866" calcext:value-type="float">
            <text:p>25.723866</text:p>
          </table:table-cell>
          <table:table-cell office:value-type="float" office:value="0.40994" calcext:value-type="float">
            <text:p>0.40994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81041" calcext:value-type="float">
            <text:p>1.081041</text:p>
          </table:table-cell>
          <table:table-cell office:value-type="float" office:value="105.057415" calcext:value-type="float">
            <text:p>105.057415</text:p>
          </table:table-cell>
          <table:table-cell office:value-type="float" office:value="103.976374" calcext:value-type="float">
            <text:p>103.97637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8984" calcext:value-type="float">
            <text:p>1.028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41266" calcext:value-type="float">
            <text:p>1.141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579980" calcext:value-type="float">
            <text:p>24579980</text:p>
          </table:table-cell>
          <table:table-cell office:value-type="float" office:value="680644" calcext:value-type="float">
            <text:p>680644</text:p>
          </table:table-cell>
          <table:table-cell office:value-type="float" office:value="23365" calcext:value-type="float">
            <text:p>23365</text:p>
          </table:table-cell>
          <table:table-cell office:value-type="float" office:value="647" calcext:value-type="float">
            <text:p>647</text:p>
          </table:table-cell>
          <table:table-cell office:value-type="float" office:value="1.008649" calcext:value-type="float">
            <text:p>1.008649</text:p>
          </table:table-cell>
          <table:table-cell office:value-type="float" office:value="13.993135" calcext:value-type="float">
            <text:p>13.993135</text:p>
          </table:table-cell>
          <table:table-cell office:value-type="float" office:value="12.984486" calcext:value-type="float">
            <text:p>12.984486</text:p>
          </table:table-cell>
          <table:table-cell office:value-type="float" office:value="0.419358" calcext:value-type="float">
            <text:p>0.419358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579980" calcext:value-type="float">
            <text:p>24579980</text:p>
          </table:table-cell>
          <table:table-cell office:value-type="float" office:value="1228736" calcext:value-type="float">
            <text:p>1228736</text:p>
          </table:table-cell>
          <table:table-cell office:value-type="float" office:value="23365" calcext:value-type="float">
            <text:p>23365</text:p>
          </table:table-cell>
          <table:table-cell office:value-type="float" office:value="1168" calcext:value-type="float">
            <text:p>1168</text:p>
          </table:table-cell>
          <table:table-cell office:value-type="float" office:value="1.227745" calcext:value-type="float">
            <text:p>1.227745</text:p>
          </table:table-cell>
          <table:table-cell office:value-type="float" office:value="25.995492" calcext:value-type="float">
            <text:p>25.995492</text:p>
          </table:table-cell>
          <table:table-cell office:value-type="float" office:value="24.767746" calcext:value-type="float">
            <text:p>24.767746</text:p>
          </table:table-cell>
          <table:table-cell office:value-type="float" office:value="0.396883" calcext:value-type="float">
            <text:p>0.396883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61656" calcext:value-type="float">
            <text:p>1.061656</text:p>
          </table:table-cell>
          <table:table-cell office:value-type="float" office:value="103.925382" calcext:value-type="float">
            <text:p>103.925382</text:p>
          </table:table-cell>
          <table:table-cell office:value-type="float" office:value="102.863726" calcext:value-type="float">
            <text:p>102.863726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9391" calcext:value-type="float">
            <text:p>1.029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11466" calcext:value-type="float">
            <text:p>1.111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684128" calcext:value-type="float">
            <text:p>24684128</text:p>
          </table:table-cell>
          <table:table-cell office:value-type="float" office:value="685904" calcext:value-type="float">
            <text:p>685904</text:p>
          </table:table-cell>
          <table:table-cell office:value-type="float" office:value="23464" calcext:value-type="float">
            <text:p>23464</text:p>
          </table:table-cell>
          <table:table-cell office:value-type="float" office:value="652" calcext:value-type="float">
            <text:p>652</text:p>
          </table:table-cell>
          <table:table-cell office:value-type="float" office:value="1.011669" calcext:value-type="float">
            <text:p>1.011669</text:p>
          </table:table-cell>
          <table:table-cell office:value-type="float" office:value="13.979519" calcext:value-type="float">
            <text:p>13.979519</text:p>
          </table:table-cell>
          <table:table-cell office:value-type="float" office:value="12.967851" calcext:value-type="float">
            <text:p>12.967851</text:p>
          </table:table-cell>
          <table:table-cell office:value-type="float" office:value="0.423141" calcext:value-type="float">
            <text:p>0.423141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684128" calcext:value-type="float">
            <text:p>24684128</text:p>
          </table:table-cell>
          <table:table-cell office:value-type="float" office:value="1300272" calcext:value-type="float">
            <text:p>1300272</text:p>
          </table:table-cell>
          <table:table-cell office:value-type="float" office:value="23464" calcext:value-type="float">
            <text:p>23464</text:p>
          </table:table-cell>
          <table:table-cell office:value-type="float" office:value="1236" calcext:value-type="float">
            <text:p>1236</text:p>
          </table:table-cell>
          <table:table-cell office:value-type="float" office:value="1.266131" calcext:value-type="float">
            <text:p>1.266131</text:p>
          </table:table-cell>
          <table:table-cell office:value-type="float" office:value="26.98842" calcext:value-type="float">
            <text:p>26.98842</text:p>
          </table:table-cell>
          <table:table-cell office:value-type="float" office:value="25.722289" calcext:value-type="float">
            <text:p>25.722289</text:p>
          </table:table-cell>
          <table:table-cell office:value-type="float" office:value="0.404403" calcext:value-type="float">
            <text:p>0.404403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81545" calcext:value-type="float">
            <text:p>1.081545</text:p>
          </table:table-cell>
          <table:table-cell office:value-type="float" office:value="104.823673" calcext:value-type="float">
            <text:p>104.823673</text:p>
          </table:table-cell>
          <table:table-cell office:value-type="float" office:value="103.742128" calcext:value-type="float">
            <text:p>103.742128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1277" calcext:value-type="float">
            <text:p>1.031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38523" calcext:value-type="float">
            <text:p>1.138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787224" calcext:value-type="float">
            <text:p>24787224</text:p>
          </table:table-cell>
          <table:table-cell office:value-type="float" office:value="666968" calcext:value-type="float">
            <text:p>666968</text:p>
          </table:table-cell>
          <table:table-cell office:value-type="float" office:value="23562" calcext:value-type="float">
            <text:p>23562</text:p>
          </table:table-cell>
          <table:table-cell office:value-type="float" office:value="634" calcext:value-type="float">
            <text:p>634</text:p>
          </table:table-cell>
          <table:table-cell office:value-type="float" office:value="1.008489" calcext:value-type="float">
            <text:p>1.008489</text:p>
          </table:table-cell>
          <table:table-cell office:value-type="float" office:value="13.999826" calcext:value-type="float">
            <text:p>13.999826</text:p>
          </table:table-cell>
          <table:table-cell office:value-type="float" office:value="12.991337" calcext:value-type="float">
            <text:p>12.991337</text:p>
          </table:table-cell>
          <table:table-cell office:value-type="float" office:value="0.410716" calcext:value-type="float">
            <text:p>0.410716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787224" calcext:value-type="float">
            <text:p>24787224</text:p>
          </table:table-cell>
          <table:table-cell office:value-type="float" office:value="1165616" calcext:value-type="float">
            <text:p>1165616</text:p>
          </table:table-cell>
          <table:table-cell office:value-type="float" office:value="23562" calcext:value-type="float">
            <text:p>23562</text:p>
          </table:table-cell>
          <table:table-cell office:value-type="float" office:value="1108" calcext:value-type="float">
            <text:p>1108</text:p>
          </table:table-cell>
          <table:table-cell office:value-type="float" office:value="1.263209" calcext:value-type="float">
            <text:p>1.263209</text:p>
          </table:table-cell>
          <table:table-cell office:value-type="float" office:value="25.99211" calcext:value-type="float">
            <text:p>25.99211</text:p>
          </table:table-cell>
          <table:table-cell office:value-type="float" office:value="24.728901" calcext:value-type="float">
            <text:p>24.728901</text:p>
          </table:table-cell>
          <table:table-cell office:value-type="float" office:value="0.377086" calcext:value-type="float">
            <text:p>0.377086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073665" calcext:value-type="float">
            <text:p>1.073665</text:p>
          </table:table-cell>
          <table:table-cell office:value-type="float" office:value="105.507561" calcext:value-type="float">
            <text:p>105.507561</text:p>
          </table:table-cell>
          <table:table-cell office:value-type="float" office:value="104.433896" calcext:value-type="float">
            <text:p>104.433896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8197" calcext:value-type="float">
            <text:p>1.028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135501" calcext:value-type="float">
            <text:p>1.135501</text:p>
          </table:table-cell>
          <table:table-cell office:value-type="float" office:value="89.62156" calcext:value-type="float">
            <text:p>89.62156</text:p>
          </table:table-cell>
          <table:table-cell office:value-type="float" office:value="88.486058" calcext:value-type="float">
            <text:p>88.48605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892424" calcext:value-type="float">
            <text:p>24892424</text:p>
          </table:table-cell>
          <table:table-cell office:value-type="float" office:value="713256" calcext:value-type="float">
            <text:p>713256</text:p>
          </table:table-cell>
          <table:table-cell office:value-type="float" office:value="23662" calcext:value-type="float">
            <text:p>23662</text:p>
          </table:table-cell>
          <table:table-cell office:value-type="float" office:value="678" calcext:value-type="float">
            <text:p>678</text:p>
          </table:table-cell>
          <table:table-cell office:value-type="float" office:value="1.017973" calcext:value-type="float">
            <text:p>1.017973</text:p>
          </table:table-cell>
          <table:table-cell office:value-type="float" office:value="14.98691" calcext:value-type="float">
            <text:p>14.98691</text:p>
          </table:table-cell>
          <table:table-cell office:value-type="float" office:value="13.968938" calcext:value-type="float">
            <text:p>13.968938</text:p>
          </table:table-cell>
          <table:table-cell office:value-type="float" office:value="0.408481" calcext:value-type="float">
            <text:p>0.408481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892424" calcext:value-type="float">
            <text:p>24892424</text:p>
          </table:table-cell>
          <table:table-cell office:value-type="float" office:value="1240308" calcext:value-type="float">
            <text:p>1240308</text:p>
          </table:table-cell>
          <table:table-cell office:value-type="float" office:value="23662" calcext:value-type="float">
            <text:p>23662</text:p>
          </table:table-cell>
          <table:table-cell office:value-type="float" office:value="1179" calcext:value-type="float">
            <text:p>1179</text:p>
          </table:table-cell>
          <table:table-cell office:value-type="float" office:value="1.573602" calcext:value-type="float">
            <text:p>1.573602</text:p>
          </table:table-cell>
          <table:table-cell office:value-type="float" office:value="26.994639" calcext:value-type="float">
            <text:p>26.994639</text:p>
          </table:table-cell>
          <table:table-cell office:value-type="float" office:value="25.421037" calcext:value-type="float">
            <text:p>25.421037</text:p>
          </table:table-cell>
          <table:table-cell office:value-type="float" office:value="0.390325" calcext:value-type="float">
            <text:p>0.390325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378552" calcext:value-type="float">
            <text:p>1.378552</text:p>
          </table:table-cell>
          <table:table-cell office:value-type="float" office:value="102.440064" calcext:value-type="float">
            <text:p>102.440064</text:p>
          </table:table-cell>
          <table:table-cell office:value-type="float" office:value="101.061512" calcext:value-type="float">
            <text:p>101.06151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8" calcext:value-type="float">
            <text:p>28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5044" calcext:value-type="float">
            <text:p>1.365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445312" calcext:value-type="float">
            <text:p>1.445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995520" calcext:value-type="float">
            <text:p>24995520</text:p>
          </table:table-cell>
          <table:table-cell office:value-type="float" office:value="664864" calcext:value-type="float">
            <text:p>664864</text:p>
          </table:table-cell>
          <table:table-cell office:value-type="float" office:value="23760" calcext:value-type="float">
            <text:p>23760</text:p>
          </table:table-cell>
          <table:table-cell office:value-type="float" office:value="632" calcext:value-type="float">
            <text:p>632</text:p>
          </table:table-cell>
          <table:table-cell office:value-type="float" office:value="1.012649" calcext:value-type="float">
            <text:p>1.012649</text:p>
          </table:table-cell>
          <table:table-cell office:value-type="float" office:value="13.993103" calcext:value-type="float">
            <text:p>13.993103</text:p>
          </table:table-cell>
          <table:table-cell office:value-type="float" office:value="12.980454" calcext:value-type="float">
            <text:p>12.980454</text:p>
          </table:table-cell>
          <table:table-cell office:value-type="float" office:value="0.409763" calcext:value-type="float">
            <text:p>0.409763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995520" calcext:value-type="float">
            <text:p>24995520</text:p>
          </table:table-cell>
          <table:table-cell office:value-type="float" office:value="1215060" calcext:value-type="float">
            <text:p>1215060</text:p>
          </table:table-cell>
          <table:table-cell office:value-type="float" office:value="23760" calcext:value-type="float">
            <text:p>23760</text:p>
          </table:table-cell>
          <table:table-cell office:value-type="float" office:value="1155" calcext:value-type="float">
            <text:p>1155</text:p>
          </table:table-cell>
          <table:table-cell office:value-type="float" office:value="1.247705" calcext:value-type="float">
            <text:p>1.247705</text:p>
          </table:table-cell>
          <table:table-cell office:value-type="float" office:value="25.992937" calcext:value-type="float">
            <text:p>25.992937</text:p>
          </table:table-cell>
          <table:table-cell office:value-type="float" office:value="24.745232" calcext:value-type="float">
            <text:p>24.745232</text:p>
          </table:table-cell>
          <table:table-cell office:value-type="float" office:value="0.392822" calcext:value-type="float">
            <text:p>0.392822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53781" calcext:value-type="float">
            <text:p>1.053781</text:p>
          </table:table-cell>
          <table:table-cell office:value-type="float" office:value="106.18999" calcext:value-type="float">
            <text:p>106.18999</text:p>
          </table:table-cell>
          <table:table-cell office:value-type="float" office:value="105.13621" calcext:value-type="float">
            <text:p>105.1362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4327" calcext:value-type="float">
            <text:p>1.014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20775" calcext:value-type="float">
            <text:p>1.120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099668" calcext:value-type="float">
            <text:p>25099668</text:p>
          </table:table-cell>
          <table:table-cell office:value-type="float" office:value="693268" calcext:value-type="float">
            <text:p>693268</text:p>
          </table:table-cell>
          <table:table-cell office:value-type="float" office:value="23859" calcext:value-type="float">
            <text:p>23859</text:p>
          </table:table-cell>
          <table:table-cell office:value-type="float" office:value="659" calcext:value-type="float">
            <text:p>659</text:p>
          </table:table-cell>
          <table:table-cell office:value-type="float" office:value="1.009629" calcext:value-type="float">
            <text:p>1.009629</text:p>
          </table:table-cell>
          <table:table-cell office:value-type="float" office:value="13.994072" calcext:value-type="float">
            <text:p>13.994072</text:p>
          </table:table-cell>
          <table:table-cell office:value-type="float" office:value="12.984444" calcext:value-type="float">
            <text:p>12.984444</text:p>
          </table:table-cell>
          <table:table-cell office:value-type="float" office:value="0.427138" calcext:value-type="float">
            <text:p>0.427138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099668" calcext:value-type="float">
            <text:p>25099668</text:p>
          </table:table-cell>
          <table:table-cell office:value-type="float" office:value="1315000" calcext:value-type="float">
            <text:p>1315000</text:p>
          </table:table-cell>
          <table:table-cell office:value-type="float" office:value="23859" calcext:value-type="float">
            <text:p>23859</text:p>
          </table:table-cell>
          <table:table-cell office:value-type="float" office:value="1250" calcext:value-type="float">
            <text:p>1250</text:p>
          </table:table-cell>
          <table:table-cell office:value-type="float" office:value="1.231367" calcext:value-type="float">
            <text:p>1.231367</text:p>
          </table:table-cell>
          <table:table-cell office:value-type="float" office:value="26.986396" calcext:value-type="float">
            <text:p>26.986396</text:p>
          </table:table-cell>
          <table:table-cell office:value-type="float" office:value="25.75503" calcext:value-type="float">
            <text:p>25.75503</text:p>
          </table:table-cell>
          <table:table-cell office:value-type="float" office:value="0.408464" calcext:value-type="float">
            <text:p>0.408464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69071" calcext:value-type="float">
            <text:p>1.069071</text:p>
          </table:table-cell>
          <table:table-cell office:value-type="float" office:value="104.833578" calcext:value-type="float">
            <text:p>104.833578</text:p>
          </table:table-cell>
          <table:table-cell office:value-type="float" office:value="103.764507" calcext:value-type="float">
            <text:p>103.764507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4223" calcext:value-type="float">
            <text:p>1.024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24935" calcext:value-type="float">
            <text:p>1.124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204868" calcext:value-type="float">
            <text:p>25204868</text:p>
          </table:table-cell>
          <table:table-cell office:value-type="float" office:value="736400" calcext:value-type="float">
            <text:p>736400</text:p>
          </table:table-cell>
          <table:table-cell office:value-type="float" office:value="23959" calcext:value-type="float">
            <text:p>23959</text:p>
          </table:table-cell>
          <table:table-cell office:value-type="float" office:value="700" calcext:value-type="float">
            <text:p>700</text:p>
          </table:table-cell>
          <table:table-cell office:value-type="float" office:value="1.016033" calcext:value-type="float">
            <text:p>1.016033</text:p>
          </table:table-cell>
          <table:table-cell office:value-type="float" office:value="14.995632" calcext:value-type="float">
            <text:p>14.995632</text:p>
          </table:table-cell>
          <table:table-cell office:value-type="float" office:value="13.979599" calcext:value-type="float">
            <text:p>13.979599</text:p>
          </table:table-cell>
          <table:table-cell office:value-type="float" office:value="0.421414" calcext:value-type="float">
            <text:p>0.421414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204868" calcext:value-type="float">
            <text:p>25204868</text:p>
          </table:table-cell>
          <table:table-cell office:value-type="float" office:value="1261348" calcext:value-type="float">
            <text:p>1261348</text:p>
          </table:table-cell>
          <table:table-cell office:value-type="float" office:value="23959" calcext:value-type="float">
            <text:p>23959</text:p>
          </table:table-cell>
          <table:table-cell office:value-type="float" office:value="1199" calcext:value-type="float">
            <text:p>1199</text:p>
          </table:table-cell>
          <table:table-cell office:value-type="float" office:value="1.566199" calcext:value-type="float">
            <text:p>1.566199</text:p>
          </table:table-cell>
          <table:table-cell office:value-type="float" office:value="26.972656" calcext:value-type="float">
            <text:p>26.972656</text:p>
          </table:table-cell>
          <table:table-cell office:value-type="float" office:value="25.406457" calcext:value-type="float">
            <text:p>25.406457</text:p>
          </table:table-cell>
          <table:table-cell office:value-type="float" office:value="0.397174" calcext:value-type="float">
            <text:p>0.397174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366757" calcext:value-type="float">
            <text:p>1.366757</text:p>
          </table:table-cell>
          <table:table-cell office:value-type="float" office:value="106.123701" calcext:value-type="float">
            <text:p>106.123701</text:p>
          </table:table-cell>
          <table:table-cell office:value-type="float" office:value="104.756944" calcext:value-type="float">
            <text:p>104.75694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9383" calcext:value-type="float">
            <text:p>1.359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438351" calcext:value-type="float">
            <text:p>1.438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309016" calcext:value-type="float">
            <text:p>25309016</text:p>
          </table:table-cell>
          <table:table-cell office:value-type="float" office:value="1034116" calcext:value-type="float">
            <text:p>1034116</text:p>
          </table:table-cell>
          <table:table-cell office:value-type="float" office:value="24058" calcext:value-type="float">
            <text:p>24058</text:p>
          </table:table-cell>
          <table:table-cell office:value-type="float" office:value="983" calcext:value-type="float">
            <text:p>983</text:p>
          </table:table-cell>
          <table:table-cell office:value-type="float" office:value="1.009709" calcext:value-type="float">
            <text:p>1.009709</text:p>
          </table:table-cell>
          <table:table-cell office:value-type="float" office:value="15.994834" calcext:value-type="float">
            <text:p>15.994834</text:p>
          </table:table-cell>
          <table:table-cell office:value-type="float" office:value="14.985125" calcext:value-type="float">
            <text:p>14.985125</text:p>
          </table:table-cell>
          <table:table-cell office:value-type="float" office:value="0.552076" calcext:value-type="float">
            <text:p>0.552076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309016" calcext:value-type="float">
            <text:p>25309016</text:p>
          </table:table-cell>
          <table:table-cell office:value-type="float" office:value="1289752" calcext:value-type="float">
            <text:p>1289752</text:p>
          </table:table-cell>
          <table:table-cell office:value-type="float" office:value="24058" calcext:value-type="float">
            <text:p>24058</text:p>
          </table:table-cell>
          <table:table-cell office:value-type="float" office:value="1226" calcext:value-type="float">
            <text:p>1226</text:p>
          </table:table-cell>
          <table:table-cell office:value-type="float" office:value="3.254226" calcext:value-type="float">
            <text:p>3.254226</text:p>
          </table:table-cell>
          <table:table-cell office:value-type="float" office:value="28.986236" calcext:value-type="float">
            <text:p>28.986236</text:p>
          </table:table-cell>
          <table:table-cell office:value-type="float" office:value="25.73201" calcext:value-type="float">
            <text:p>25.73201</text:p>
          </table:table-cell>
          <table:table-cell office:value-type="float" office:value="0.40098" calcext:value-type="float">
            <text:p>0.40098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61642" calcext:value-type="float">
            <text:p>1.061642</text:p>
          </table:table-cell>
          <table:table-cell office:value-type="float" office:value="104.641356" calcext:value-type="float">
            <text:p>104.641356</text:p>
          </table:table-cell>
          <table:table-cell office:value-type="float" office:value="103.579714" calcext:value-type="float">
            <text:p>103.579714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7785" calcext:value-type="float">
            <text:p>1.037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.125536" calcext:value-type="float">
            <text:p>3.125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412112" calcext:value-type="float">
            <text:p>25412112</text:p>
          </table:table-cell>
          <table:table-cell office:value-type="float" office:value="671176" calcext:value-type="float">
            <text:p>671176</text:p>
          </table:table-cell>
          <table:table-cell office:value-type="float" office:value="24156" calcext:value-type="float">
            <text:p>24156</text:p>
          </table:table-cell>
          <table:table-cell office:value-type="float" office:value="638" calcext:value-type="float">
            <text:p>638</text:p>
          </table:table-cell>
          <table:table-cell office:value-type="float" office:value="1.019667" calcext:value-type="float">
            <text:p>1.019667</text:p>
          </table:table-cell>
          <table:table-cell office:value-type="float" office:value="13.982314" calcext:value-type="float">
            <text:p>13.982314</text:p>
          </table:table-cell>
          <table:table-cell office:value-type="float" office:value="12.962647" calcext:value-type="float">
            <text:p>12.962647</text:p>
          </table:table-cell>
          <table:table-cell office:value-type="float" office:value="0.414222" calcext:value-type="float">
            <text:p>0.414222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412112" calcext:value-type="float">
            <text:p>25412112</text:p>
          </table:table-cell>
          <table:table-cell office:value-type="float" office:value="1265556" calcext:value-type="float">
            <text:p>1265556</text:p>
          </table:table-cell>
          <table:table-cell office:value-type="float" office:value="24156" calcext:value-type="float">
            <text:p>24156</text:p>
          </table:table-cell>
          <table:table-cell office:value-type="float" office:value="1203" calcext:value-type="float">
            <text:p>1203</text:p>
          </table:table-cell>
          <table:table-cell office:value-type="float" office:value="1.141967" calcext:value-type="float">
            <text:p>1.141967</text:p>
          </table:table-cell>
          <table:table-cell office:value-type="float" office:value="26.984797" calcext:value-type="float">
            <text:p>26.984797</text:p>
          </table:table-cell>
          <table:table-cell office:value-type="float" office:value="25.842831" calcext:value-type="float">
            <text:p>25.842831</text:p>
          </table:table-cell>
          <table:table-cell office:value-type="float" office:value="0.39177" calcext:value-type="float">
            <text:p>0.39177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3732" calcext:value-type="float">
            <text:p>1.013732</text:p>
          </table:table-cell>
          <table:table-cell office:value-type="float" office:value="105.553306" calcext:value-type="float">
            <text:p>105.553306</text:p>
          </table:table-cell>
          <table:table-cell office:value-type="float" office:value="104.539574" calcext:value-type="float">
            <text:p>104.53957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1445" calcext:value-type="float">
            <text:p>1.021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7643" calcext:value-type="float">
            <text:p>1.047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97696" calcext:value-type="float">
            <text:p>3.997696</text:p>
          </table:table-cell>
        </table:table-row>
      </table:table>
      <table:table table:name="Sheet2" table:style-name="ta1">
        <table:shapes>
          <draw:frame draw:z-index="0" draw:style-name="gr1" draw:text-style-name="P1" svg:width="6.298in" svg:height="3.5453in" svg:x="4.5311in" svg:y="0.6587in">
            <draw:object draw:notify-on-update-of-ranges="Sheet2.A1:Sheet2.A1 Sheet2.A2:Sheet2.A245 Sheet2.B1:Sheet2.B1 Sheet2.B2:Sheet2.B245 Sheet2.A1:Sheet2.A1 Sheet2.A2:Sheet2.A245 Sheet2.C1:Sheet2.C1 Sheet2.C2:Sheet2.C2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OfferedLoad_Mbps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th2</text:p>
          </table:table-cell>
        </table:table-row>
        <table:table-row table:style-name="ro1">
          <table:table-cell office:value-type="float" office:value="0.016384" calcext:value-type="float">
            <text:p>0.016384</text:p>
          </table:table-cell>
          <table:table-cell office:value-type="float" office:value="0.008502" calcext:value-type="float">
            <text:p>0.008502</text:p>
          </table:table-cell>
          <table:table-cell office:value-type="float" office:value="0.008504" calcext:value-type="float">
            <text:p>0.008504</text:p>
          </table:table-cell>
        </table:table-row>
        <table:table-row table:style-name="ro1">
          <table:table-cell office:value-type="float" office:value="0.032768" calcext:value-type="float">
            <text:p>0.032768</text:p>
          </table:table-cell>
          <table:table-cell office:value-type="float" office:value="0.016918" calcext:value-type="float">
            <text:p>0.016918</text:p>
          </table:table-cell>
          <table:table-cell office:value-type="float" office:value="0.016963" calcext:value-type="float">
            <text:p>0.016963</text:p>
          </table:table-cell>
        </table:table-row>
        <table:table-row table:style-name="ro1">
          <table:table-cell office:value-type="float" office:value="0.049152" calcext:value-type="float">
            <text:p>0.049152</text:p>
          </table:table-cell>
          <table:table-cell office:value-type="float" office:value="0.025335" calcext:value-type="float">
            <text:p>0.025335</text:p>
          </table:table-cell>
          <table:table-cell office:value-type="float" office:value="0.02534" calcext:value-type="float">
            <text:p>0.02534</text:p>
          </table:table-cell>
        </table:table-row>
        <table:table-row table:style-name="ro1">
          <table:table-cell office:value-type="float" office:value="0.065536" calcext:value-type="float">
            <text:p>0.065536</text:p>
          </table:table-cell>
          <table:table-cell office:value-type="float" office:value="0.033754" calcext:value-type="float">
            <text:p>0.033754</text:p>
          </table:table-cell>
          <table:table-cell office:value-type="float" office:value="0.033837" calcext:value-type="float">
            <text:p>0.033837</text:p>
          </table:table-cell>
        </table:table-row>
        <table:table-row table:style-name="ro1">
          <table:table-cell office:value-type="float" office:value="0.08192" calcext:value-type="float">
            <text:p>0.08192</text:p>
          </table:table-cell>
          <table:table-cell office:value-type="float" office:value="0.042167" calcext:value-type="float">
            <text:p>0.042167</text:p>
          </table:table-cell>
          <table:table-cell office:value-type="float" office:value="0.042173" calcext:value-type="float">
            <text:p>0.042173</text:p>
          </table:table-cell>
        </table:table-row>
        <table:table-row table:style-name="ro1">
          <table:table-cell office:value-type="float" office:value="0.098304" calcext:value-type="float">
            <text:p>0.098304</text:p>
          </table:table-cell>
          <table:table-cell office:value-type="float" office:value="0.050587" calcext:value-type="float">
            <text:p>0.050587</text:p>
          </table:table-cell>
          <table:table-cell office:value-type="float" office:value="0.050593" calcext:value-type="float">
            <text:p>0.050593</text:p>
          </table:table-cell>
        </table:table-row>
        <table:table-row table:style-name="ro1">
          <table:table-cell office:value-type="float" office:value="0.114688" calcext:value-type="float">
            <text:p>0.114688</text:p>
          </table:table-cell>
          <table:table-cell office:value-type="float" office:value="0.058999" calcext:value-type="float">
            <text:p>0.058999</text:p>
          </table:table-cell>
          <table:table-cell office:value-type="float" office:value="0.059009" calcext:value-type="float">
            <text:p>0.059009</text:p>
          </table:table-cell>
        </table:table-row>
        <table:table-row table:style-name="ro1">
          <table:table-cell office:value-type="float" office:value="0.131072" calcext:value-type="float">
            <text:p>0.131072</text:p>
          </table:table-cell>
          <table:table-cell office:value-type="float" office:value="0.06742" calcext:value-type="float">
            <text:p>0.06742</text:p>
          </table:table-cell>
          <table:table-cell office:value-type="float" office:value="0.067428" calcext:value-type="float">
            <text:p>0.067428</text:p>
          </table:table-cell>
        </table:table-row>
        <table:table-row table:style-name="ro1">
          <table:table-cell office:value-type="float" office:value="0.147456" calcext:value-type="float">
            <text:p>0.147456</text:p>
          </table:table-cell>
          <table:table-cell office:value-type="float" office:value="0.075832" calcext:value-type="float">
            <text:p>0.075832</text:p>
          </table:table-cell>
          <table:table-cell office:value-type="float" office:value="0.075942" calcext:value-type="float">
            <text:p>0.075942</text:p>
          </table:table-cell>
        </table:table-row>
        <table:table-row table:style-name="ro1">
          <table:table-cell office:value-type="float" office:value="0.16384" calcext:value-type="float">
            <text:p>0.16384</text:p>
          </table:table-cell>
          <table:table-cell office:value-type="float" office:value="0.084249" calcext:value-type="float">
            <text:p>0.084249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180224" calcext:value-type="float">
            <text:p>0.180224</text:p>
          </table:table-cell>
          <table:table-cell office:value-type="float" office:value="0.092666" calcext:value-type="float">
            <text:p>0.092666</text:p>
          </table:table-cell>
          <table:table-cell office:value-type="float" office:value="0.092682" calcext:value-type="float">
            <text:p>0.092682</text:p>
          </table:table-cell>
        </table:table-row>
        <table:table-row table:style-name="ro1">
          <table:table-cell office:value-type="float" office:value="0.196608" calcext:value-type="float">
            <text:p>0.196608</text:p>
          </table:table-cell>
          <table:table-cell office:value-type="float" office:value="0.101088" calcext:value-type="float">
            <text:p>0.101088</text:p>
          </table:table-cell>
          <table:table-cell office:value-type="float" office:value="0.101169" calcext:value-type="float">
            <text:p>0.101169</text:p>
          </table:table-cell>
        </table:table-row>
        <table:table-row table:style-name="ro1">
          <table:table-cell office:value-type="float" office:value="0.212992" calcext:value-type="float">
            <text:p>0.212992</text:p>
          </table:table-cell>
          <table:table-cell office:value-type="float" office:value="0.109497" calcext:value-type="float">
            <text:p>0.109497</text:p>
          </table:table-cell>
          <table:table-cell office:value-type="float" office:value="0.109516" calcext:value-type="float">
            <text:p>0.109516</text:p>
          </table:table-cell>
        </table:table-row>
        <table:table-row table:style-name="ro1">
          <table:table-cell office:value-type="float" office:value="0.229376" calcext:value-type="float">
            <text:p>0.229376</text:p>
          </table:table-cell>
          <table:table-cell office:value-type="float" office:value="0.117923" calcext:value-type="float">
            <text:p>0.117923</text:p>
          </table:table-cell>
          <table:table-cell office:value-type="float" office:value="0.118059" calcext:value-type="float">
            <text:p>0.118059</text:p>
          </table:table-cell>
        </table:table-row>
        <table:table-row table:style-name="ro1">
          <table:table-cell office:value-type="float" office:value="0.24576" calcext:value-type="float">
            <text:p>0.24576</text:p>
          </table:table-cell>
          <table:table-cell office:value-type="float" office:value="0.126328" calcext:value-type="float">
            <text:p>0.126328</text:p>
          </table:table-cell>
          <table:table-cell office:value-type="float" office:value="0.126344" calcext:value-type="float">
            <text:p>0.126344</text:p>
          </table:table-cell>
        </table:table-row>
        <table:table-row table:style-name="ro1">
          <table:table-cell office:value-type="float" office:value="0.262144" calcext:value-type="float">
            <text:p>0.262144</text:p>
          </table:table-cell>
          <table:table-cell office:value-type="float" office:value="0.134752" calcext:value-type="float">
            <text:p>0.134752</text:p>
          </table:table-cell>
          <table:table-cell office:value-type="float" office:value="0.134838" calcext:value-type="float">
            <text:p>0.134838</text:p>
          </table:table-cell>
        </table:table-row>
        <table:table-row table:style-name="ro1">
          <table:table-cell office:value-type="float" office:value="0.278528" calcext:value-type="float">
            <text:p>0.278528</text:p>
          </table:table-cell>
          <table:table-cell office:value-type="float" office:value="0.143169" calcext:value-type="float">
            <text:p>0.143169</text:p>
          </table:table-cell>
          <table:table-cell office:value-type="float" office:value="0.1432" calcext:value-type="float">
            <text:p>0.1432</text:p>
          </table:table-cell>
        </table:table-row>
        <table:table-row table:style-name="ro1">
          <table:table-cell office:value-type="float" office:value="0.294912" calcext:value-type="float">
            <text:p>0.294912</text:p>
          </table:table-cell>
          <table:table-cell office:value-type="float" office:value="0.151583" calcext:value-type="float">
            <text:p>0.151583</text:p>
          </table:table-cell>
          <table:table-cell office:value-type="float" office:value="0.151619" calcext:value-type="float">
            <text:p>0.151619</text:p>
          </table:table-cell>
        </table:table-row>
        <table:table-row table:style-name="ro1">
          <table:table-cell office:value-type="float" office:value="0.311296" calcext:value-type="float">
            <text:p>0.311296</text:p>
          </table:table-cell>
          <table:table-cell office:value-type="float" office:value="0.160006" calcext:value-type="float">
            <text:p>0.160006</text:p>
          </table:table-cell>
          <table:table-cell office:value-type="float" office:value="0.160021" calcext:value-type="float">
            <text:p>0.160021</text:p>
          </table:table-cell>
        </table:table-row>
        <table:table-row table:style-name="ro1">
          <table:table-cell office:value-type="float" office:value="0.32768" calcext:value-type="float">
            <text:p>0.32768</text:p>
          </table:table-cell>
          <table:table-cell office:value-type="float" office:value="0.168418" calcext:value-type="float">
            <text:p>0.168418</text:p>
          </table:table-cell>
          <table:table-cell office:value-type="float" office:value="0.168496" calcext:value-type="float">
            <text:p>0.168496</text:p>
          </table:table-cell>
        </table:table-row>
        <table:table-row table:style-name="ro1">
          <table:table-cell office:value-type="float" office:value="0.344064" calcext:value-type="float">
            <text:p>0.344064</text:p>
          </table:table-cell>
          <table:table-cell office:value-type="float" office:value="0.176828" calcext:value-type="float">
            <text:p>0.176828</text:p>
          </table:table-cell>
          <table:table-cell office:value-type="float" office:value="0.176855" calcext:value-type="float">
            <text:p>0.176855</text:p>
          </table:table-cell>
        </table:table-row>
        <table:table-row table:style-name="ro1">
          <table:table-cell office:value-type="float" office:value="0.360448" calcext:value-type="float">
            <text:p>0.360448</text:p>
          </table:table-cell>
          <table:table-cell office:value-type="float" office:value="0.185259" calcext:value-type="float">
            <text:p>0.185259</text:p>
          </table:table-cell>
          <table:table-cell office:value-type="float" office:value="0.185291" calcext:value-type="float">
            <text:p>0.185291</text:p>
          </table:table-cell>
        </table:table-row>
        <table:table-row table:style-name="ro1">
          <table:table-cell office:value-type="float" office:value="0.376832" calcext:value-type="float">
            <text:p>0.376832</text:p>
          </table:table-cell>
          <table:table-cell office:value-type="float" office:value="0.193677" calcext:value-type="float">
            <text:p>0.193677</text:p>
          </table:table-cell>
          <table:table-cell office:value-type="float" office:value="0.193686" calcext:value-type="float">
            <text:p>0.193686</text:p>
          </table:table-cell>
        </table:table-row>
        <table:table-row table:style-name="ro1">
          <table:table-cell office:value-type="float" office:value="0.393216" calcext:value-type="float">
            <text:p>0.393216</text:p>
          </table:table-cell>
          <table:table-cell office:value-type="float" office:value="0.202076" calcext:value-type="float">
            <text:p>0.202076</text:p>
          </table:table-cell>
          <table:table-cell office:value-type="float" office:value="0.202155" calcext:value-type="float">
            <text:p>0.202155</text:p>
          </table:table-cell>
        </table:table-row>
        <table:table-row table:style-name="ro1">
          <table:table-cell office:value-type="float" office:value="0.4096" calcext:value-type="float">
            <text:p>0.4096</text:p>
          </table:table-cell>
          <table:table-cell office:value-type="float" office:value="0.210492" calcext:value-type="float">
            <text:p>0.210492</text:p>
          </table:table-cell>
          <table:table-cell office:value-type="float" office:value="0.210539" calcext:value-type="float">
            <text:p>0.210539</text:p>
          </table:table-cell>
        </table:table-row>
        <table:table-row table:style-name="ro1">
          <table:table-cell office:value-type="float" office:value="0.425984" calcext:value-type="float">
            <text:p>0.425984</text:p>
          </table:table-cell>
          <table:table-cell office:value-type="float" office:value="0.218909" calcext:value-type="float">
            <text:p>0.218909</text:p>
          </table:table-cell>
          <table:table-cell office:value-type="float" office:value="0.218942" calcext:value-type="float">
            <text:p>0.218942</text:p>
          </table:table-cell>
        </table:table-row>
        <table:table-row table:style-name="ro1">
          <table:table-cell office:value-type="float" office:value="0.442368" calcext:value-type="float">
            <text:p>0.442368</text:p>
          </table:table-cell>
          <table:table-cell office:value-type="float" office:value="0.227346" calcext:value-type="float">
            <text:p>0.227346</text:p>
          </table:table-cell>
          <table:table-cell office:value-type="float" office:value="0.22742" calcext:value-type="float">
            <text:p>0.22742</text:p>
          </table:table-cell>
        </table:table-row>
        <table:table-row table:style-name="ro1">
          <table:table-cell office:value-type="float" office:value="0.458752" calcext:value-type="float">
            <text:p>0.458752</text:p>
          </table:table-cell>
          <table:table-cell office:value-type="float" office:value="0.235739" calcext:value-type="float">
            <text:p>0.235739</text:p>
          </table:table-cell>
          <table:table-cell office:value-type="float" office:value="0.23579" calcext:value-type="float">
            <text:p>0.23579</text:p>
          </table:table-cell>
        </table:table-row>
        <table:table-row table:style-name="ro1">
          <table:table-cell office:value-type="float" office:value="0.475136" calcext:value-type="float">
            <text:p>0.475136</text:p>
          </table:table-cell>
          <table:table-cell office:value-type="float" office:value="0.244175" calcext:value-type="float">
            <text:p>0.244175</text:p>
          </table:table-cell>
          <table:table-cell office:value-type="float" office:value="0.244283" calcext:value-type="float">
            <text:p>0.244283</text:p>
          </table:table-cell>
        </table:table-row>
        <table:table-row table:style-name="ro1">
          <table:table-cell office:value-type="float" office:value="0.49152" calcext:value-type="float">
            <text:p>0.49152</text:p>
          </table:table-cell>
          <table:table-cell office:value-type="float" office:value="0.252581" calcext:value-type="float">
            <text:p>0.252581</text:p>
          </table:table-cell>
          <table:table-cell office:value-type="float" office:value="0.252616" calcext:value-type="float">
            <text:p>0.252616</text:p>
          </table:table-cell>
        </table:table-row>
        <table:table-row table:style-name="ro1">
          <table:table-cell office:value-type="float" office:value="0.507904" calcext:value-type="float">
            <text:p>0.507904</text:p>
          </table:table-cell>
          <table:table-cell office:value-type="float" office:value="0.261002" calcext:value-type="float">
            <text:p>0.261002</text:p>
          </table:table-cell>
          <table:table-cell office:value-type="float" office:value="0.261015" calcext:value-type="float">
            <text:p>0.261015</text:p>
          </table:table-cell>
        </table:table-row>
        <table:table-row table:style-name="ro1">
          <table:table-cell office:value-type="float" office:value="0.524288" calcext:value-type="float">
            <text:p>0.524288</text:p>
          </table:table-cell>
          <table:table-cell office:value-type="float" office:value="0.269407" calcext:value-type="float">
            <text:p>0.269407</text:p>
          </table:table-cell>
          <table:table-cell office:value-type="float" office:value="0.269503" calcext:value-type="float">
            <text:p>0.269503</text:p>
          </table:table-cell>
        </table:table-row>
        <table:table-row table:style-name="ro1">
          <table:table-cell office:value-type="float" office:value="0.540672" calcext:value-type="float">
            <text:p>0.540672</text:p>
          </table:table-cell>
          <table:table-cell office:value-type="float" office:value="0.27782" calcext:value-type="float">
            <text:p>0.27782</text:p>
          </table:table-cell>
          <table:table-cell office:value-type="float" office:value="0.277857" calcext:value-type="float">
            <text:p>0.277857</text:p>
          </table:table-cell>
        </table:table-row>
        <table:table-row table:style-name="ro1">
          <table:table-cell office:value-type="float" office:value="0.557056" calcext:value-type="float">
            <text:p>0.557056</text:p>
          </table:table-cell>
          <table:table-cell office:value-type="float" office:value="0.286247" calcext:value-type="float">
            <text:p>0.286247</text:p>
          </table:table-cell>
          <table:table-cell office:value-type="float" office:value="0.286327" calcext:value-type="float">
            <text:p>0.286327</text:p>
          </table:table-cell>
        </table:table-row>
        <table:table-row table:style-name="ro1">
          <table:table-cell office:value-type="float" office:value="0.57344" calcext:value-type="float">
            <text:p>0.57344</text:p>
          </table:table-cell>
          <table:table-cell office:value-type="float" office:value="0.294658" calcext:value-type="float">
            <text:p>0.294658</text:p>
          </table:table-cell>
          <table:table-cell office:value-type="float" office:value="0.294688" calcext:value-type="float">
            <text:p>0.294688</text:p>
          </table:table-cell>
        </table:table-row>
        <table:table-row table:style-name="ro1">
          <table:table-cell office:value-type="float" office:value="0.589824" calcext:value-type="float">
            <text:p>0.589824</text:p>
          </table:table-cell>
          <table:table-cell office:value-type="float" office:value="0.303084" calcext:value-type="float">
            <text:p>0.303084</text:p>
          </table:table-cell>
          <table:table-cell office:value-type="float" office:value="0.303156" calcext:value-type="float">
            <text:p>0.303156</text:p>
          </table:table-cell>
        </table:table-row>
        <table:table-row table:style-name="ro1">
          <table:table-cell office:value-type="float" office:value="0.606208" calcext:value-type="float">
            <text:p>0.606208</text:p>
          </table:table-cell>
          <table:table-cell office:value-type="float" office:value="0.311487" calcext:value-type="float">
            <text:p>0.311487</text:p>
          </table:table-cell>
          <table:table-cell office:value-type="float" office:value="0.311567" calcext:value-type="float">
            <text:p>0.311567</text:p>
          </table:table-cell>
        </table:table-row>
        <table:table-row table:style-name="ro1">
          <table:table-cell office:value-type="float" office:value="0.622592" calcext:value-type="float">
            <text:p>0.622592</text:p>
          </table:table-cell>
          <table:table-cell office:value-type="float" office:value="0.319927" calcext:value-type="float">
            <text:p>0.319927</text:p>
          </table:table-cell>
          <table:table-cell office:value-type="float" office:value="0.320099" calcext:value-type="float">
            <text:p>0.320099</text:p>
          </table:table-cell>
        </table:table-row>
        <table:table-row table:style-name="ro1">
          <table:table-cell office:value-type="float" office:value="0.638976" calcext:value-type="float">
            <text:p>0.638976</text:p>
          </table:table-cell>
          <table:table-cell office:value-type="float" office:value="0.328326" calcext:value-type="float">
            <text:p>0.328326</text:p>
          </table:table-cell>
          <table:table-cell office:value-type="float" office:value="0.328399" calcext:value-type="float">
            <text:p>0.328399</text:p>
          </table:table-cell>
        </table:table-row>
        <table:table-row table:style-name="ro1">
          <table:table-cell office:value-type="float" office:value="0.65536" calcext:value-type="float">
            <text:p>0.65536</text:p>
          </table:table-cell>
          <table:table-cell office:value-type="float" office:value="0.33675" calcext:value-type="float">
            <text:p>0.33675</text:p>
          </table:table-cell>
          <table:table-cell office:value-type="float" office:value="0.336822" calcext:value-type="float">
            <text:p>0.336822</text:p>
          </table:table-cell>
        </table:table-row>
        <table:table-row table:style-name="ro1">
          <table:table-cell office:value-type="float" office:value="0.671744" calcext:value-type="float">
            <text:p>0.671744</text:p>
          </table:table-cell>
          <table:table-cell office:value-type="float" office:value="0.34515" calcext:value-type="float">
            <text:p>0.34515</text:p>
          </table:table-cell>
          <table:table-cell office:value-type="float" office:value="0.345219" calcext:value-type="float">
            <text:p>0.345219</text:p>
          </table:table-cell>
        </table:table-row>
        <table:table-row table:style-name="ro1">
          <table:table-cell office:value-type="float" office:value="0.688128" calcext:value-type="float">
            <text:p>0.688128</text:p>
          </table:table-cell>
          <table:table-cell office:value-type="float" office:value="0.35359" calcext:value-type="float">
            <text:p>0.35359</text:p>
          </table:table-cell>
          <table:table-cell office:value-type="float" office:value="0.353665" calcext:value-type="float">
            <text:p>0.353665</text:p>
          </table:table-cell>
        </table:table-row>
        <table:table-row table:style-name="ro1">
          <table:table-cell office:value-type="float" office:value="0.704512" calcext:value-type="float">
            <text:p>0.704512</text:p>
          </table:table-cell>
          <table:table-cell office:value-type="float" office:value="0.361986" calcext:value-type="float">
            <text:p>0.361986</text:p>
          </table:table-cell>
          <table:table-cell office:value-type="float" office:value="0.362147" calcext:value-type="float">
            <text:p>0.362147</text:p>
          </table:table-cell>
        </table:table-row>
        <table:table-row table:style-name="ro1">
          <table:table-cell office:value-type="float" office:value="0.720896" calcext:value-type="float">
            <text:p>0.720896</text:p>
          </table:table-cell>
          <table:table-cell office:value-type="float" office:value="0.370423" calcext:value-type="float">
            <text:p>0.370423</text:p>
          </table:table-cell>
          <table:table-cell office:value-type="float" office:value="0.370489" calcext:value-type="float">
            <text:p>0.370489</text:p>
          </table:table-cell>
        </table:table-row>
        <table:table-row table:style-name="ro1">
          <table:table-cell office:value-type="float" office:value="0.73728" calcext:value-type="float">
            <text:p>0.73728</text:p>
          </table:table-cell>
          <table:table-cell office:value-type="float" office:value="0.378815" calcext:value-type="float">
            <text:p>0.378815</text:p>
          </table:table-cell>
          <table:table-cell office:value-type="float" office:value="0.378904" calcext:value-type="float">
            <text:p>0.378904</text:p>
          </table:table-cell>
        </table:table-row>
        <table:table-row table:style-name="ro1">
          <table:table-cell office:value-type="float" office:value="0.753664" calcext:value-type="float">
            <text:p>0.753664</text:p>
          </table:table-cell>
          <table:table-cell office:value-type="float" office:value="0.387262" calcext:value-type="float">
            <text:p>0.387262</text:p>
          </table:table-cell>
          <table:table-cell office:value-type="float" office:value="0.387324" calcext:value-type="float">
            <text:p>0.387324</text:p>
          </table:table-cell>
        </table:table-row>
        <table:table-row table:style-name="ro1">
          <table:table-cell office:value-type="float" office:value="0.770048" calcext:value-type="float">
            <text:p>0.770048</text:p>
          </table:table-cell>
          <table:table-cell office:value-type="float" office:value="0.395669" calcext:value-type="float">
            <text:p>0.395669</text:p>
          </table:table-cell>
          <table:table-cell office:value-type="float" office:value="0.395744" calcext:value-type="float">
            <text:p>0.395744</text:p>
          </table:table-cell>
        </table:table-row>
        <table:table-row table:style-name="ro1">
          <table:table-cell office:value-type="float" office:value="0.786432" calcext:value-type="float">
            <text:p>0.786432</text:p>
          </table:table-cell>
          <table:table-cell office:value-type="float" office:value="0.404062" calcext:value-type="float">
            <text:p>0.404062</text:p>
          </table:table-cell>
          <table:table-cell office:value-type="float" office:value="0.404138" calcext:value-type="float">
            <text:p>0.404138</text:p>
          </table:table-cell>
        </table:table-row>
        <table:table-row table:style-name="ro1">
          <table:table-cell office:value-type="float" office:value="0.802816" calcext:value-type="float">
            <text:p>0.802816</text:p>
          </table:table-cell>
          <table:table-cell office:value-type="float" office:value="0.412522" calcext:value-type="float">
            <text:p>0.412522</text:p>
          </table:table-cell>
          <table:table-cell office:value-type="float" office:value="0.412548" calcext:value-type="float">
            <text:p>0.412548</text:p>
          </table:table-cell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420935" calcext:value-type="float">
            <text:p>0.420935</text:p>
          </table:table-cell>
          <table:table-cell office:value-type="float" office:value="0.421098" calcext:value-type="float">
            <text:p>0.421098</text:p>
          </table:table-cell>
        </table:table-row>
        <table:table-row table:style-name="ro1">
          <table:table-cell office:value-type="float" office:value="0.835584" calcext:value-type="float">
            <text:p>0.835584</text:p>
          </table:table-cell>
          <table:table-cell office:value-type="float" office:value="0.429323" calcext:value-type="float">
            <text:p>0.429323</text:p>
          </table:table-cell>
          <table:table-cell office:value-type="float" office:value="0.429415" calcext:value-type="float">
            <text:p>0.429415</text:p>
          </table:table-cell>
        </table:table-row>
        <table:table-row table:style-name="ro1">
          <table:table-cell office:value-type="float" office:value="0.851968" calcext:value-type="float">
            <text:p>0.851968</text:p>
          </table:table-cell>
          <table:table-cell office:value-type="float" office:value="0.437757" calcext:value-type="float">
            <text:p>0.437757</text:p>
          </table:table-cell>
          <table:table-cell office:value-type="float" office:value="0.437829" calcext:value-type="float">
            <text:p>0.437829</text:p>
          </table:table-cell>
        </table:table-row>
        <table:table-row table:style-name="ro1">
          <table:table-cell office:value-type="float" office:value="0.868352" calcext:value-type="float">
            <text:p>0.868352</text:p>
          </table:table-cell>
          <table:table-cell office:value-type="float" office:value="0.446187" calcext:value-type="float">
            <text:p>0.446187</text:p>
          </table:table-cell>
          <table:table-cell office:value-type="float" office:value="0.44625" calcext:value-type="float">
            <text:p>0.44625</text:p>
          </table:table-cell>
        </table:table-row>
        <table:table-row table:style-name="ro1">
          <table:table-cell office:value-type="float" office:value="0.884736" calcext:value-type="float">
            <text:p>0.884736</text:p>
          </table:table-cell>
          <table:table-cell office:value-type="float" office:value="0.454569" calcext:value-type="float">
            <text:p>0.454569</text:p>
          </table:table-cell>
          <table:table-cell office:value-type="float" office:value="0.454649" calcext:value-type="float">
            <text:p>0.454649</text:p>
          </table:table-cell>
        </table:table-row>
        <table:table-row table:style-name="ro1">
          <table:table-cell office:value-type="float" office:value="0.90112" calcext:value-type="float">
            <text:p>0.90112</text:p>
          </table:table-cell>
          <table:table-cell office:value-type="float" office:value="0.463017" calcext:value-type="float">
            <text:p>0.463017</text:p>
          </table:table-cell>
          <table:table-cell office:value-type="float" office:value="0.463139" calcext:value-type="float">
            <text:p>0.463139</text:p>
          </table:table-cell>
        </table:table-row>
        <table:table-row table:style-name="ro1">
          <table:table-cell office:value-type="float" office:value="0.917504" calcext:value-type="float">
            <text:p>0.917504</text:p>
          </table:table-cell>
          <table:table-cell office:value-type="float" office:value="0.471426" calcext:value-type="float">
            <text:p>0.471426</text:p>
          </table:table-cell>
          <table:table-cell office:value-type="float" office:value="0.471493" calcext:value-type="float">
            <text:p>0.471493</text:p>
          </table:table-cell>
        </table:table-row>
        <table:table-row table:style-name="ro1">
          <table:table-cell office:value-type="float" office:value="0.933888" calcext:value-type="float">
            <text:p>0.933888</text:p>
          </table:table-cell>
          <table:table-cell office:value-type="float" office:value="0.479814" calcext:value-type="float">
            <text:p>0.479814</text:p>
          </table:table-cell>
          <table:table-cell office:value-type="float" office:value="0.479903" calcext:value-type="float">
            <text:p>0.479903</text:p>
          </table:table-cell>
        </table:table-row>
        <table:table-row table:style-name="ro1">
          <table:table-cell office:value-type="float" office:value="0.950272" calcext:value-type="float">
            <text:p>0.950272</text:p>
          </table:table-cell>
          <table:table-cell office:value-type="float" office:value="0.48825" calcext:value-type="float">
            <text:p>0.48825</text:p>
          </table:table-cell>
          <table:table-cell office:value-type="float" office:value="0.488262" calcext:value-type="float">
            <text:p>0.488262</text:p>
          </table:table-cell>
        </table:table-row>
        <table:table-row table:style-name="ro1">
          <table:table-cell office:value-type="float" office:value="0.966656" calcext:value-type="float">
            <text:p>0.966656</text:p>
          </table:table-cell>
          <table:table-cell office:value-type="float" office:value="0.496639" calcext:value-type="float">
            <text:p>0.496639</text:p>
          </table:table-cell>
          <table:table-cell office:value-type="float" office:value="0.496833" calcext:value-type="float">
            <text:p>0.496833</text:p>
          </table:table-cell>
        </table:table-row>
        <table:table-row table:style-name="ro1">
          <table:table-cell office:value-type="float" office:value="0.98304" calcext:value-type="float">
            <text:p>0.98304</text:p>
          </table:table-cell>
          <table:table-cell office:value-type="float" office:value="0.497286" calcext:value-type="float">
            <text:p>0.497286</text:p>
          </table:table-cell>
          <table:table-cell office:value-type="float" office:value="0.497357" calcext:value-type="float">
            <text:p>0.497357</text:p>
          </table:table-cell>
        </table:table-row>
        <table:table-row table:style-name="ro1">
          <table:table-cell office:value-type="float" office:value="0.999424" calcext:value-type="float">
            <text:p>0.999424</text:p>
          </table:table-cell>
          <table:table-cell office:value-type="float" office:value="0.495651" calcext:value-type="float">
            <text:p>0.495651</text:p>
          </table:table-cell>
          <table:table-cell office:value-type="float" office:value="0.495696" calcext:value-type="float">
            <text:p>0.495696</text:p>
          </table:table-cell>
        </table:table-row>
        <table:table-row table:style-name="ro1">
          <table:table-cell office:value-type="float" office:value="1.015808" calcext:value-type="float">
            <text:p>1.015808</text:p>
          </table:table-cell>
          <table:table-cell office:value-type="float" office:value="0.49449" calcext:value-type="float">
            <text:p>0.49449</text:p>
          </table:table-cell>
          <table:table-cell office:value-type="float" office:value="0.494487" calcext:value-type="float">
            <text:p>0.494487</text:p>
          </table:table-cell>
        </table:table-row>
        <table:table-row table:style-name="ro1">
          <table:table-cell office:value-type="float" office:value="1.032192" calcext:value-type="float">
            <text:p>1.032192</text:p>
          </table:table-cell>
          <table:table-cell office:value-type="float" office:value="0.491994" calcext:value-type="float">
            <text:p>0.491994</text:p>
          </table:table-cell>
          <table:table-cell office:value-type="float" office:value="0.49211" calcext:value-type="float">
            <text:p>0.49211</text:p>
          </table:table-cell>
        </table:table-row>
        <table:table-row table:style-name="ro1">
          <table:table-cell office:value-type="float" office:value="1.048576" calcext:value-type="float">
            <text:p>1.048576</text:p>
          </table:table-cell>
          <table:table-cell office:value-type="float" office:value="0.45452" calcext:value-type="float">
            <text:p>0.45452</text:p>
          </table:table-cell>
          <table:table-cell office:value-type="float" office:value="0.454909" calcext:value-type="float">
            <text:p>0.454909</text:p>
          </table:table-cell>
        </table:table-row>
        <table:table-row table:style-name="ro1">
          <table:table-cell office:value-type="float" office:value="1.06496" calcext:value-type="float">
            <text:p>1.06496</text:p>
          </table:table-cell>
          <table:table-cell office:value-type="float" office:value="0.45417" calcext:value-type="float">
            <text:p>0.45417</text:p>
          </table:table-cell>
          <table:table-cell office:value-type="float" office:value="0.454387" calcext:value-type="float">
            <text:p>0.454387</text:p>
          </table:table-cell>
        </table:table-row>
        <table:table-row table:style-name="ro1">
          <table:table-cell office:value-type="float" office:value="1.081344" calcext:value-type="float">
            <text:p>1.081344</text:p>
          </table:table-cell>
          <table:table-cell office:value-type="float" office:value="0.456142" calcext:value-type="float">
            <text:p>0.456142</text:p>
          </table:table-cell>
          <table:table-cell office:value-type="float" office:value="0.455968" calcext:value-type="float">
            <text:p>0.455968</text:p>
          </table:table-cell>
        </table:table-row>
        <table:table-row table:style-name="ro1">
          <table:table-cell office:value-type="float" office:value="1.097728" calcext:value-type="float">
            <text:p>1.097728</text:p>
          </table:table-cell>
          <table:table-cell office:value-type="float" office:value="0.451552" calcext:value-type="float">
            <text:p>0.451552</text:p>
          </table:table-cell>
          <table:table-cell office:value-type="float" office:value="0.45089" calcext:value-type="float">
            <text:p>0.45089</text:p>
          </table:table-cell>
        </table:table-row>
        <table:table-row table:style-name="ro1">
          <table:table-cell office:value-type="float" office:value="1.114112" calcext:value-type="float">
            <text:p>1.114112</text:p>
          </table:table-cell>
          <table:table-cell office:value-type="float" office:value="0.445987" calcext:value-type="float">
            <text:p>0.445987</text:p>
          </table:table-cell>
          <table:table-cell office:value-type="float" office:value="0.44353" calcext:value-type="float">
            <text:p>0.44353</text:p>
          </table:table-cell>
        </table:table-row>
        <table:table-row table:style-name="ro1">
          <table:table-cell office:value-type="float" office:value="1.130496" calcext:value-type="float">
            <text:p>1.130496</text:p>
          </table:table-cell>
          <table:table-cell office:value-type="float" office:value="0.442093" calcext:value-type="float">
            <text:p>0.442093</text:p>
          </table:table-cell>
          <table:table-cell office:value-type="float" office:value="0.441265" calcext:value-type="float">
            <text:p>0.441265</text:p>
          </table:table-cell>
        </table:table-row>
        <table:table-row table:style-name="ro1">
          <table:table-cell office:value-type="float" office:value="1.14688" calcext:value-type="float">
            <text:p>1.14688</text:p>
          </table:table-cell>
          <table:table-cell office:value-type="float" office:value="0.43957" calcext:value-type="float">
            <text:p>0.43957</text:p>
          </table:table-cell>
          <table:table-cell office:value-type="float" office:value="0.439645" calcext:value-type="float">
            <text:p>0.439645</text:p>
          </table:table-cell>
        </table:table-row>
        <table:table-row table:style-name="ro1">
          <table:table-cell office:value-type="float" office:value="1.163264" calcext:value-type="float">
            <text:p>1.163264</text:p>
          </table:table-cell>
          <table:table-cell office:value-type="float" office:value="0.434" calcext:value-type="float">
            <text:p>0.434</text:p>
          </table:table-cell>
          <table:table-cell office:value-type="float" office:value="0.434939" calcext:value-type="float">
            <text:p>0.434939</text:p>
          </table:table-cell>
        </table:table-row>
        <table:table-row table:style-name="ro1">
          <table:table-cell office:value-type="float" office:value="1.179648" calcext:value-type="float">
            <text:p>1.179648</text:p>
          </table:table-cell>
          <table:table-cell office:value-type="float" office:value="0.429416" calcext:value-type="float">
            <text:p>0.429416</text:p>
          </table:table-cell>
          <table:table-cell office:value-type="float" office:value="0.438562" calcext:value-type="float">
            <text:p>0.438562</text:p>
          </table:table-cell>
        </table:table-row>
        <table:table-row table:style-name="ro1">
          <table:table-cell office:value-type="float" office:value="1.196032" calcext:value-type="float">
            <text:p>1.196032</text:p>
          </table:table-cell>
          <table:table-cell office:value-type="float" office:value="0.43297" calcext:value-type="float">
            <text:p>0.43297</text:p>
          </table:table-cell>
          <table:table-cell office:value-type="float" office:value="0.433049" calcext:value-type="float">
            <text:p>0.433049</text:p>
          </table:table-cell>
        </table:table-row>
        <table:table-row table:style-name="ro1">
          <table:table-cell office:value-type="float" office:value="1.212416" calcext:value-type="float">
            <text:p>1.212416</text:p>
          </table:table-cell>
          <table:table-cell office:value-type="float" office:value="0.428768" calcext:value-type="float">
            <text:p>0.428768</text:p>
          </table:table-cell>
          <table:table-cell office:value-type="float" office:value="0.426634" calcext:value-type="float">
            <text:p>0.426634</text:p>
          </table:table-cell>
        </table:table-row>
        <table:table-row table:style-name="ro1">
          <table:table-cell office:value-type="float" office:value="1.2288" calcext:value-type="float">
            <text:p>1.2288</text:p>
          </table:table-cell>
          <table:table-cell office:value-type="float" office:value="0.423535" calcext:value-type="float">
            <text:p>0.423535</text:p>
          </table:table-cell>
          <table:table-cell office:value-type="float" office:value="0.423896" calcext:value-type="float">
            <text:p>0.423896</text:p>
          </table:table-cell>
        </table:table-row>
        <table:table-row table:style-name="ro1">
          <table:table-cell office:value-type="float" office:value="1.245184" calcext:value-type="float">
            <text:p>1.245184</text:p>
          </table:table-cell>
          <table:table-cell office:value-type="float" office:value="0.413288" calcext:value-type="float">
            <text:p>0.413288</text:p>
          </table:table-cell>
          <table:table-cell office:value-type="float" office:value="0.424595" calcext:value-type="float">
            <text:p>0.424595</text:p>
          </table:table-cell>
        </table:table-row>
        <table:table-row table:style-name="ro1">
          <table:table-cell office:value-type="float" office:value="1.261568" calcext:value-type="float">
            <text:p>1.261568</text:p>
          </table:table-cell>
          <table:table-cell office:value-type="float" office:value="0.415278" calcext:value-type="float">
            <text:p>0.415278</text:p>
          </table:table-cell>
          <table:table-cell office:value-type="float" office:value="0.416177" calcext:value-type="float">
            <text:p>0.416177</text:p>
          </table:table-cell>
        </table:table-row>
        <table:table-row table:style-name="ro1">
          <table:table-cell office:value-type="float" office:value="1.277952" calcext:value-type="float">
            <text:p>1.277952</text:p>
          </table:table-cell>
          <table:table-cell office:value-type="float" office:value="0.407299" calcext:value-type="float">
            <text:p>0.407299</text:p>
          </table:table-cell>
          <table:table-cell office:value-type="float" office:value="0.40707" calcext:value-type="float">
            <text:p>0.40707</text:p>
          </table:table-cell>
        </table:table-row>
        <table:table-row table:style-name="ro1">
          <table:table-cell office:value-type="float" office:value="1.294336" calcext:value-type="float">
            <text:p>1.294336</text:p>
          </table:table-cell>
          <table:table-cell office:value-type="float" office:value="0.413155" calcext:value-type="float">
            <text:p>0.413155</text:p>
          </table:table-cell>
          <table:table-cell office:value-type="float" office:value="0.413133" calcext:value-type="float">
            <text:p>0.413133</text:p>
          </table:table-cell>
        </table:table-row>
        <table:table-row table:style-name="ro1">
          <table:table-cell office:value-type="float" office:value="1.31072" calcext:value-type="float">
            <text:p>1.31072</text:p>
          </table:table-cell>
          <table:table-cell office:value-type="float" office:value="0.410867" calcext:value-type="float">
            <text:p>0.410867</text:p>
          </table:table-cell>
          <table:table-cell office:value-type="float" office:value="0.411769" calcext:value-type="float">
            <text:p>0.411769</text:p>
          </table:table-cell>
        </table:table-row>
        <table:table-row table:style-name="ro1">
          <table:table-cell office:value-type="float" office:value="1.327104" calcext:value-type="float">
            <text:p>1.327104</text:p>
          </table:table-cell>
          <table:table-cell office:value-type="float" office:value="0.408324" calcext:value-type="float">
            <text:p>0.408324</text:p>
          </table:table-cell>
          <table:table-cell office:value-type="float" office:value="0.406778" calcext:value-type="float">
            <text:p>0.406778</text:p>
          </table:table-cell>
        </table:table-row>
        <table:table-row table:style-name="ro1">
          <table:table-cell office:value-type="float" office:value="1.343488" calcext:value-type="float">
            <text:p>1.343488</text:p>
          </table:table-cell>
          <table:table-cell office:value-type="float" office:value="0.396976" calcext:value-type="float">
            <text:p>0.396976</text:p>
          </table:table-cell>
          <table:table-cell office:value-type="float" office:value="0.395975" calcext:value-type="float">
            <text:p>0.395975</text:p>
          </table:table-cell>
        </table:table-row>
        <table:table-row table:style-name="ro1">
          <table:table-cell office:value-type="float" office:value="1.359872" calcext:value-type="float">
            <text:p>1.359872</text:p>
          </table:table-cell>
          <table:table-cell office:value-type="float" office:value="0.407908" calcext:value-type="float">
            <text:p>0.407908</text:p>
          </table:table-cell>
          <table:table-cell office:value-type="float" office:value="0.407587" calcext:value-type="float">
            <text:p>0.407587</text:p>
          </table:table-cell>
        </table:table-row>
        <table:table-row table:style-name="ro1">
          <table:table-cell office:value-type="float" office:value="1.376256" calcext:value-type="float">
            <text:p>1.376256</text:p>
          </table:table-cell>
          <table:table-cell office:value-type="float" office:value="0.397496" calcext:value-type="float">
            <text:p>0.397496</text:p>
          </table:table-cell>
          <table:table-cell office:value-type="float" office:value="0.393642" calcext:value-type="float">
            <text:p>0.393642</text:p>
          </table:table-cell>
        </table:table-row>
        <table:table-row table:style-name="ro1">
          <table:table-cell office:value-type="float" office:value="1.39264" calcext:value-type="float">
            <text:p>1.39264</text:p>
          </table:table-cell>
          <table:table-cell office:value-type="float" office:value="0.408572" calcext:value-type="float">
            <text:p>0.408572</text:p>
          </table:table-cell>
          <table:table-cell office:value-type="float" office:value="0.389797" calcext:value-type="float">
            <text:p>0.389797</text:p>
          </table:table-cell>
        </table:table-row>
        <table:table-row table:style-name="ro1">
          <table:table-cell office:value-type="float" office:value="1.409024" calcext:value-type="float">
            <text:p>1.409024</text:p>
          </table:table-cell>
          <table:table-cell office:value-type="float" office:value="0.390535" calcext:value-type="float">
            <text:p>0.390535</text:p>
          </table:table-cell>
          <table:table-cell office:value-type="float" office:value="0.382901" calcext:value-type="float">
            <text:p>0.382901</text:p>
          </table:table-cell>
        </table:table-row>
        <table:table-row table:style-name="ro1">
          <table:table-cell office:value-type="float" office:value="1.425408" calcext:value-type="float">
            <text:p>1.425408</text:p>
          </table:table-cell>
          <table:table-cell office:value-type="float" office:value="0.404882" calcext:value-type="float">
            <text:p>0.404882</text:p>
          </table:table-cell>
          <table:table-cell office:value-type="float" office:value="0.400028" calcext:value-type="float">
            <text:p>0.400028</text:p>
          </table:table-cell>
        </table:table-row>
        <table:table-row table:style-name="ro1">
          <table:table-cell office:value-type="float" office:value="1.441792" calcext:value-type="float">
            <text:p>1.441792</text:p>
          </table:table-cell>
          <table:table-cell office:value-type="float" office:value="0.40143" calcext:value-type="float">
            <text:p>0.40143</text:p>
          </table:table-cell>
          <table:table-cell office:value-type="float" office:value="0.394073" calcext:value-type="float">
            <text:p>0.394073</text:p>
          </table:table-cell>
        </table:table-row>
        <table:table-row table:style-name="ro1">
          <table:table-cell office:value-type="float" office:value="1.458176" calcext:value-type="float">
            <text:p>1.458176</text:p>
          </table:table-cell>
          <table:table-cell office:value-type="float" office:value="0.416427" calcext:value-type="float">
            <text:p>0.416427</text:p>
          </table:table-cell>
          <table:table-cell office:value-type="float" office:value="0.390352" calcext:value-type="float">
            <text:p>0.390352</text:p>
          </table:table-cell>
        </table:table-row>
        <table:table-row table:style-name="ro1">
          <table:table-cell office:value-type="float" office:value="1.47456" calcext:value-type="float">
            <text:p>1.47456</text:p>
          </table:table-cell>
          <table:table-cell office:value-type="float" office:value="0.391231" calcext:value-type="float">
            <text:p>0.391231</text:p>
          </table:table-cell>
          <table:table-cell office:value-type="float" office:value="0.386273" calcext:value-type="float">
            <text:p>0.386273</text:p>
          </table:table-cell>
        </table:table-row>
        <table:table-row table:style-name="ro1">
          <table:table-cell office:value-type="float" office:value="1.490944" calcext:value-type="float">
            <text:p>1.490944</text:p>
          </table:table-cell>
          <table:table-cell office:value-type="float" office:value="0.407336" calcext:value-type="float">
            <text:p>0.407336</text:p>
          </table:table-cell>
          <table:table-cell office:value-type="float" office:value="0.40163" calcext:value-type="float">
            <text:p>0.40163</text:p>
          </table:table-cell>
        </table:table-row>
        <table:table-row table:style-name="ro1">
          <table:table-cell office:value-type="float" office:value="1.507328" calcext:value-type="float">
            <text:p>1.507328</text:p>
          </table:table-cell>
          <table:table-cell office:value-type="float" office:value="0.401944" calcext:value-type="float">
            <text:p>0.401944</text:p>
          </table:table-cell>
          <table:table-cell office:value-type="float" office:value="0.388448" calcext:value-type="float">
            <text:p>0.388448</text:p>
          </table:table-cell>
        </table:table-row>
        <table:table-row table:style-name="ro1">
          <table:table-cell office:value-type="float" office:value="1.523712" calcext:value-type="float">
            <text:p>1.523712</text:p>
          </table:table-cell>
          <table:table-cell office:value-type="float" office:value="0.39471" calcext:value-type="float">
            <text:p>0.39471</text:p>
          </table:table-cell>
          <table:table-cell office:value-type="float" office:value="0.402174" calcext:value-type="float">
            <text:p>0.402174</text:p>
          </table:table-cell>
        </table:table-row>
        <table:table-row table:style-name="ro1">
          <table:table-cell office:value-type="float" office:value="1.540096" calcext:value-type="float">
            <text:p>1.540096</text:p>
          </table:table-cell>
          <table:table-cell office:value-type="float" office:value="0.403947" calcext:value-type="float">
            <text:p>0.403947</text:p>
          </table:table-cell>
          <table:table-cell office:value-type="float" office:value="0.401119" calcext:value-type="float">
            <text:p>0.401119</text:p>
          </table:table-cell>
        </table:table-row>
        <table:table-row table:style-name="ro1">
          <table:table-cell office:value-type="float" office:value="1.55648" calcext:value-type="float">
            <text:p>1.55648</text:p>
          </table:table-cell>
          <table:table-cell office:value-type="float" office:value="0.418551" calcext:value-type="float">
            <text:p>0.418551</text:p>
          </table:table-cell>
          <table:table-cell office:value-type="float" office:value="0.399884" calcext:value-type="float">
            <text:p>0.399884</text:p>
          </table:table-cell>
        </table:table-row>
        <table:table-row table:style-name="ro1">
          <table:table-cell office:value-type="float" office:value="1.572864" calcext:value-type="float">
            <text:p>1.572864</text:p>
          </table:table-cell>
          <table:table-cell office:value-type="float" office:value="0.389163" calcext:value-type="float">
            <text:p>0.389163</text:p>
          </table:table-cell>
          <table:table-cell office:value-type="float" office:value="0.386791" calcext:value-type="float">
            <text:p>0.386791</text:p>
          </table:table-cell>
        </table:table-row>
        <table:table-row table:style-name="ro1">
          <table:table-cell office:value-type="float" office:value="1.589248" calcext:value-type="float">
            <text:p>1.589248</text:p>
          </table:table-cell>
          <table:table-cell office:value-type="float" office:value="0.393846" calcext:value-type="float">
            <text:p>0.393846</text:p>
          </table:table-cell>
          <table:table-cell office:value-type="float" office:value="0.404036" calcext:value-type="float">
            <text:p>0.404036</text:p>
          </table:table-cell>
        </table:table-row>
        <table:table-row table:style-name="ro1">
          <table:table-cell office:value-type="float" office:value="1.605632" calcext:value-type="float">
            <text:p>1.605632</text:p>
          </table:table-cell>
          <table:table-cell office:value-type="float" office:value="0.432564" calcext:value-type="float">
            <text:p>0.432564</text:p>
          </table:table-cell>
          <table:table-cell office:value-type="float" office:value="0.399799" calcext:value-type="float">
            <text:p>0.399799</text:p>
          </table:table-cell>
        </table:table-row>
        <table:table-row table:style-name="ro1">
          <table:table-cell office:value-type="float" office:value="1.622016" calcext:value-type="float">
            <text:p>1.622016</text:p>
          </table:table-cell>
          <table:table-cell office:value-type="float" office:value="0.393898" calcext:value-type="float">
            <text:p>0.393898</text:p>
          </table:table-cell>
          <table:table-cell office:value-type="float" office:value="0.388697" calcext:value-type="float">
            <text:p>0.388697</text:p>
          </table:table-cell>
        </table:table-row>
        <table:table-row table:style-name="ro1">
          <table:table-cell office:value-type="float" office:value="1.6384" calcext:value-type="float">
            <text:p>1.6384</text:p>
          </table:table-cell>
          <table:table-cell office:value-type="float" office:value="0.40523" calcext:value-type="float">
            <text:p>0.40523</text:p>
          </table:table-cell>
          <table:table-cell office:value-type="float" office:value="0.392995" calcext:value-type="float">
            <text:p>0.392995</text:p>
          </table:table-cell>
        </table:table-row>
        <table:table-row table:style-name="ro1">
          <table:table-cell office:value-type="float" office:value="1.654784" calcext:value-type="float">
            <text:p>1.654784</text:p>
          </table:table-cell>
          <table:table-cell office:value-type="float" office:value="0.402011" calcext:value-type="float">
            <text:p>0.402011</text:p>
          </table:table-cell>
          <table:table-cell office:value-type="float" office:value="0.398844" calcext:value-type="float">
            <text:p>0.398844</text:p>
          </table:table-cell>
        </table:table-row>
        <table:table-row table:style-name="ro1">
          <table:table-cell office:value-type="float" office:value="1.671168" calcext:value-type="float">
            <text:p>1.671168</text:p>
          </table:table-cell>
          <table:table-cell office:value-type="float" office:value="0.395007" calcext:value-type="float">
            <text:p>0.395007</text:p>
          </table:table-cell>
          <table:table-cell office:value-type="float" office:value="0.386857" calcext:value-type="float">
            <text:p>0.386857</text:p>
          </table:table-cell>
        </table:table-row>
        <table:table-row table:style-name="ro1">
          <table:table-cell office:value-type="float" office:value="1.687552" calcext:value-type="float">
            <text:p>1.687552</text:p>
          </table:table-cell>
          <table:table-cell office:value-type="float" office:value="0.390063" calcext:value-type="float">
            <text:p>0.390063</text:p>
          </table:table-cell>
          <table:table-cell office:value-type="float" office:value="0.390547" calcext:value-type="float">
            <text:p>0.390547</text:p>
          </table:table-cell>
        </table:table-row>
        <table:table-row table:style-name="ro1">
          <table:table-cell office:value-type="float" office:value="1.703936" calcext:value-type="float">
            <text:p>1.703936</text:p>
          </table:table-cell>
          <table:table-cell office:value-type="float" office:value="0.414544" calcext:value-type="float">
            <text:p>0.414544</text:p>
          </table:table-cell>
          <table:table-cell office:value-type="float" office:value="0.393005" calcext:value-type="float">
            <text:p>0.393005</text:p>
          </table:table-cell>
        </table:table-row>
        <table:table-row table:style-name="ro1">
          <table:table-cell office:value-type="float" office:value="1.72032" calcext:value-type="float">
            <text:p>1.72032</text:p>
          </table:table-cell>
          <table:table-cell office:value-type="float" office:value="0.413826" calcext:value-type="float">
            <text:p>0.413826</text:p>
          </table:table-cell>
          <table:table-cell office:value-type="float" office:value="0.401738" calcext:value-type="float">
            <text:p>0.401738</text:p>
          </table:table-cell>
        </table:table-row>
        <table:table-row table:style-name="ro1">
          <table:table-cell office:value-type="float" office:value="1.736704" calcext:value-type="float">
            <text:p>1.736704</text:p>
          </table:table-cell>
          <table:table-cell office:value-type="float" office:value="0.390451" calcext:value-type="float">
            <text:p>0.390451</text:p>
          </table:table-cell>
          <table:table-cell office:value-type="float" office:value="0.394388" calcext:value-type="float">
            <text:p>0.394388</text:p>
          </table:table-cell>
        </table:table-row>
        <table:table-row table:style-name="ro1">
          <table:table-cell office:value-type="float" office:value="1.753088" calcext:value-type="float">
            <text:p>1.753088</text:p>
          </table:table-cell>
          <table:table-cell office:value-type="float" office:value="0.40093" calcext:value-type="float">
            <text:p>0.40093</text:p>
          </table:table-cell>
          <table:table-cell office:value-type="float" office:value="0.394647" calcext:value-type="float">
            <text:p>0.394647</text:p>
          </table:table-cell>
        </table:table-row>
        <table:table-row table:style-name="ro1">
          <table:table-cell office:value-type="float" office:value="1.769472" calcext:value-type="float">
            <text:p>1.769472</text:p>
          </table:table-cell>
          <table:table-cell office:value-type="float" office:value="0.406715" calcext:value-type="float">
            <text:p>0.406715</text:p>
          </table:table-cell>
          <table:table-cell office:value-type="float" office:value="0.390261" calcext:value-type="float">
            <text:p>0.390261</text:p>
          </table:table-cell>
        </table:table-row>
        <table:table-row table:style-name="ro1">
          <table:table-cell office:value-type="float" office:value="1.785856" calcext:value-type="float">
            <text:p>1.785856</text:p>
          </table:table-cell>
          <table:table-cell office:value-type="float" office:value="0.39096" calcext:value-type="float">
            <text:p>0.39096</text:p>
          </table:table-cell>
          <table:table-cell office:value-type="float" office:value="0.400502" calcext:value-type="float">
            <text:p>0.400502</text:p>
          </table:table-cell>
        </table:table-row>
        <table:table-row table:style-name="ro1">
          <table:table-cell office:value-type="float" office:value="1.80224" calcext:value-type="float">
            <text:p>1.80224</text:p>
          </table:table-cell>
          <table:table-cell office:value-type="float" office:value="0.402841" calcext:value-type="float">
            <text:p>0.402841</text:p>
          </table:table-cell>
          <table:table-cell office:value-type="float" office:value="0.388766" calcext:value-type="float">
            <text:p>0.388766</text:p>
          </table:table-cell>
        </table:table-row>
        <table:table-row table:style-name="ro1">
          <table:table-cell office:value-type="float" office:value="1.818624" calcext:value-type="float">
            <text:p>1.818624</text:p>
          </table:table-cell>
          <table:table-cell office:value-type="float" office:value="0.401532" calcext:value-type="float">
            <text:p>0.401532</text:p>
          </table:table-cell>
          <table:table-cell office:value-type="float" office:value="0.393707" calcext:value-type="float">
            <text:p>0.393707</text:p>
          </table:table-cell>
        </table:table-row>
        <table:table-row table:style-name="ro1">
          <table:table-cell office:value-type="float" office:value="1.835008" calcext:value-type="float">
            <text:p>1.835008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393919" calcext:value-type="float">
            <text:p>0.393919</text:p>
          </table:table-cell>
        </table:table-row>
        <table:table-row table:style-name="ro1">
          <table:table-cell office:value-type="float" office:value="1.851392" calcext:value-type="float">
            <text:p>1.851392</text:p>
          </table:table-cell>
          <table:table-cell office:value-type="float" office:value="0.399128" calcext:value-type="float">
            <text:p>0.399128</text:p>
          </table:table-cell>
          <table:table-cell office:value-type="float" office:value="0.389179" calcext:value-type="float">
            <text:p>0.389179</text:p>
          </table:table-cell>
        </table:table-row>
        <table:table-row table:style-name="ro1">
          <table:table-cell office:value-type="float" office:value="1.867776" calcext:value-type="float">
            <text:p>1.867776</text:p>
          </table:table-cell>
          <table:table-cell office:value-type="float" office:value="0.402717" calcext:value-type="float">
            <text:p>0.402717</text:p>
          </table:table-cell>
          <table:table-cell office:value-type="float" office:value="0.383781" calcext:value-type="float">
            <text:p>0.383781</text:p>
          </table:table-cell>
        </table:table-row>
        <table:table-row table:style-name="ro1">
          <table:table-cell office:value-type="float" office:value="1.88416" calcext:value-type="float">
            <text:p>1.88416</text:p>
          </table:table-cell>
          <table:table-cell office:value-type="float" office:value="0.399323" calcext:value-type="float">
            <text:p>0.399323</text:p>
          </table:table-cell>
          <table:table-cell office:value-type="float" office:value="0.397935" calcext:value-type="float">
            <text:p>0.397935</text:p>
          </table:table-cell>
        </table:table-row>
        <table:table-row table:style-name="ro1">
          <table:table-cell office:value-type="float" office:value="1.900544" calcext:value-type="float">
            <text:p>1.900544</text:p>
          </table:table-cell>
          <table:table-cell office:value-type="float" office:value="0.409291" calcext:value-type="float">
            <text:p>0.409291</text:p>
          </table:table-cell>
          <table:table-cell office:value-type="float" office:value="0.39402" calcext:value-type="float">
            <text:p>0.39402</text:p>
          </table:table-cell>
        </table:table-row>
        <table:table-row table:style-name="ro1">
          <table:table-cell office:value-type="float" office:value="1.916928" calcext:value-type="float">
            <text:p>1.916928</text:p>
          </table:table-cell>
          <table:table-cell office:value-type="float" office:value="0.409926" calcext:value-type="float">
            <text:p>0.409926</text:p>
          </table:table-cell>
          <table:table-cell office:value-type="float" office:value="0.383249" calcext:value-type="float">
            <text:p>0.383249</text:p>
          </table:table-cell>
        </table:table-row>
        <table:table-row table:style-name="ro1">
          <table:table-cell office:value-type="float" office:value="1.933312" calcext:value-type="float">
            <text:p>1.933312</text:p>
          </table:table-cell>
          <table:table-cell office:value-type="float" office:value="0.400013" calcext:value-type="float">
            <text:p>0.400013</text:p>
          </table:table-cell>
          <table:table-cell office:value-type="float" office:value="0.386065" calcext:value-type="float">
            <text:p>0.386065</text:p>
          </table:table-cell>
        </table:table-row>
        <table:table-row table:style-name="ro1">
          <table:table-cell office:value-type="float" office:value="1.949696" calcext:value-type="float">
            <text:p>1.949696</text:p>
          </table:table-cell>
          <table:table-cell office:value-type="float" office:value="0.416254" calcext:value-type="float">
            <text:p>0.416254</text:p>
          </table:table-cell>
          <table:table-cell office:value-type="float" office:value="0.39777" calcext:value-type="float">
            <text:p>0.39777</text:p>
          </table:table-cell>
        </table:table-row>
        <table:table-row table:style-name="ro1">
          <table:table-cell office:value-type="float" office:value="1.96608" calcext:value-type="float">
            <text:p>1.96608</text:p>
          </table:table-cell>
          <table:table-cell office:value-type="float" office:value="0.400241" calcext:value-type="float">
            <text:p>0.400241</text:p>
          </table:table-cell>
          <table:table-cell office:value-type="float" office:value="0.398881" calcext:value-type="float">
            <text:p>0.398881</text:p>
          </table:table-cell>
        </table:table-row>
        <table:table-row table:style-name="ro1">
          <table:table-cell office:value-type="float" office:value="1.982464" calcext:value-type="float">
            <text:p>1.982464</text:p>
          </table:table-cell>
          <table:table-cell office:value-type="float" office:value="0.412659" calcext:value-type="float">
            <text:p>0.412659</text:p>
          </table:table-cell>
          <table:table-cell office:value-type="float" office:value="0.401193" calcext:value-type="float">
            <text:p>0.401193</text:p>
          </table:table-cell>
        </table:table-row>
        <table:table-row table:style-name="ro1">
          <table:table-cell office:value-type="float" office:value="1.998848" calcext:value-type="float">
            <text:p>1.998848</text:p>
          </table:table-cell>
          <table:table-cell office:value-type="float" office:value="0.400892" calcext:value-type="float">
            <text:p>0.400892</text:p>
          </table:table-cell>
          <table:table-cell office:value-type="float" office:value="0.390949" calcext:value-type="float">
            <text:p>0.390949</text:p>
          </table:table-cell>
        </table:table-row>
        <table:table-row table:style-name="ro1">
          <table:table-cell office:value-type="float" office:value="2.015232" calcext:value-type="float">
            <text:p>2.015232</text:p>
          </table:table-cell>
          <table:table-cell office:value-type="float" office:value="0.416463" calcext:value-type="float">
            <text:p>0.416463</text:p>
          </table:table-cell>
          <table:table-cell office:value-type="float" office:value="0.403675" calcext:value-type="float">
            <text:p>0.403675</text:p>
          </table:table-cell>
        </table:table-row>
        <table:table-row table:style-name="ro1">
          <table:table-cell office:value-type="float" office:value="2.031616" calcext:value-type="float">
            <text:p>2.031616</text:p>
          </table:table-cell>
          <table:table-cell office:value-type="float" office:value="0.40583" calcext:value-type="float">
            <text:p>0.40583</text:p>
          </table:table-cell>
          <table:table-cell office:value-type="float" office:value="0.392245" calcext:value-type="float">
            <text:p>0.392245</text:p>
          </table:table-cell>
        </table:table-row>
        <table:table-row table:style-name="ro1">
          <table:table-cell office:value-type="float" office:value="2.048" calcext:value-type="float">
            <text:p>2.048</text:p>
          </table:table-cell>
          <table:table-cell office:value-type="float" office:value="0.405333" calcext:value-type="float">
            <text:p>0.405333</text:p>
          </table:table-cell>
          <table:table-cell office:value-type="float" office:value="0.399542" calcext:value-type="float">
            <text:p>0.399542</text:p>
          </table:table-cell>
        </table:table-row>
        <table:table-row table:style-name="ro1">
          <table:table-cell office:value-type="float" office:value="2.064384" calcext:value-type="float">
            <text:p>2.064384</text:p>
          </table:table-cell>
          <table:table-cell office:value-type="float" office:value="0.398084" calcext:value-type="float">
            <text:p>0.398084</text:p>
          </table:table-cell>
          <table:table-cell office:value-type="float" office:value="0.389898" calcext:value-type="float">
            <text:p>0.389898</text:p>
          </table:table-cell>
        </table:table-row>
        <table:table-row table:style-name="ro1">
          <table:table-cell office:value-type="float" office:value="2.080768" calcext:value-type="float">
            <text:p>2.080768</text:p>
          </table:table-cell>
          <table:table-cell office:value-type="float" office:value="0.411863" calcext:value-type="float">
            <text:p>0.411863</text:p>
          </table:table-cell>
          <table:table-cell office:value-type="float" office:value="0.387427" calcext:value-type="float">
            <text:p>0.387427</text:p>
          </table:table-cell>
        </table:table-row>
        <table:table-row table:style-name="ro1">
          <table:table-cell office:value-type="float" office:value="2.097152" calcext:value-type="float">
            <text:p>2.097152</text:p>
          </table:table-cell>
          <table:table-cell office:value-type="float" office:value="0.405364" calcext:value-type="float">
            <text:p>0.405364</text:p>
          </table:table-cell>
          <table:table-cell office:value-type="float" office:value="0.393867" calcext:value-type="float">
            <text:p>0.393867</text:p>
          </table:table-cell>
        </table:table-row>
        <table:table-row table:style-name="ro1">
          <table:table-cell office:value-type="float" office:value="2.113536" calcext:value-type="float">
            <text:p>2.113536</text:p>
          </table:table-cell>
          <table:table-cell office:value-type="float" office:value="0.411303" calcext:value-type="float">
            <text:p>0.411303</text:p>
          </table:table-cell>
          <table:table-cell office:value-type="float" office:value="0.395543" calcext:value-type="float">
            <text:p>0.395543</text:p>
          </table:table-cell>
        </table:table-row>
        <table:table-row table:style-name="ro1">
          <table:table-cell office:value-type="float" office:value="2.12992" calcext:value-type="float">
            <text:p>2.12992</text:p>
          </table:table-cell>
          <table:table-cell office:value-type="float" office:value="0.419109" calcext:value-type="float">
            <text:p>0.419109</text:p>
          </table:table-cell>
          <table:table-cell office:value-type="float" office:value="0.398034" calcext:value-type="float">
            <text:p>0.398034</text:p>
          </table:table-cell>
        </table:table-row>
        <table:table-row table:style-name="ro1">
          <table:table-cell office:value-type="float" office:value="2.146304" calcext:value-type="float">
            <text:p>2.146304</text:p>
          </table:table-cell>
          <table:table-cell office:value-type="float" office:value="0.416649" calcext:value-type="float">
            <text:p>0.416649</text:p>
          </table:table-cell>
          <table:table-cell office:value-type="float" office:value="0.40148" calcext:value-type="float">
            <text:p>0.40148</text:p>
          </table:table-cell>
        </table:table-row>
        <table:table-row table:style-name="ro1">
          <table:table-cell office:value-type="float" office:value="2.162688" calcext:value-type="float">
            <text:p>2.162688</text:p>
          </table:table-cell>
          <table:table-cell office:value-type="float" office:value="0.400944" calcext:value-type="float">
            <text:p>0.400944</text:p>
          </table:table-cell>
          <table:table-cell office:value-type="float" office:value="0.391391" calcext:value-type="float">
            <text:p>0.391391</text:p>
          </table:table-cell>
        </table:table-row>
        <table:table-row table:style-name="ro1">
          <table:table-cell office:value-type="float" office:value="2.179072" calcext:value-type="float">
            <text:p>2.179072</text:p>
          </table:table-cell>
          <table:table-cell office:value-type="float" office:value="0.410049" calcext:value-type="float">
            <text:p>0.410049</text:p>
          </table:table-cell>
          <table:table-cell office:value-type="float" office:value="0.403958" calcext:value-type="float">
            <text:p>0.403958</text:p>
          </table:table-cell>
        </table:table-row>
        <table:table-row table:style-name="ro1">
          <table:table-cell office:value-type="float" office:value="2.195456" calcext:value-type="float">
            <text:p>2.195456</text:p>
          </table:table-cell>
          <table:table-cell office:value-type="float" office:value="0.39111" calcext:value-type="float">
            <text:p>0.39111</text:p>
          </table:table-cell>
          <table:table-cell office:value-type="float" office:value="0.385865" calcext:value-type="float">
            <text:p>0.385865</text:p>
          </table:table-cell>
        </table:table-row>
        <table:table-row table:style-name="ro1">
          <table:table-cell office:value-type="float" office:value="2.21184" calcext:value-type="float">
            <text:p>2.21184</text:p>
          </table:table-cell>
          <table:table-cell office:value-type="float" office:value="0.416687" calcext:value-type="float">
            <text:p>0.416687</text:p>
          </table:table-cell>
          <table:table-cell office:value-type="float" office:value="0.397503" calcext:value-type="float">
            <text:p>0.397503</text:p>
          </table:table-cell>
        </table:table-row>
        <table:table-row table:style-name="ro1">
          <table:table-cell office:value-type="float" office:value="2.228224" calcext:value-type="float">
            <text:p>2.228224</text:p>
          </table:table-cell>
          <table:table-cell office:value-type="float" office:value="0.396243" calcext:value-type="float">
            <text:p>0.396243</text:p>
          </table:table-cell>
          <table:table-cell office:value-type="float" office:value="0.398352" calcext:value-type="float">
            <text:p>0.398352</text:p>
          </table:table-cell>
        </table:table-row>
        <table:table-row table:style-name="ro1">
          <table:table-cell office:value-type="float" office:value="2.244608" calcext:value-type="float">
            <text:p>2.244608</text:p>
          </table:table-cell>
          <table:table-cell office:value-type="float" office:value="0.407596" calcext:value-type="float">
            <text:p>0.407596</text:p>
          </table:table-cell>
          <table:table-cell office:value-type="float" office:value="0.402191" calcext:value-type="float">
            <text:p>0.402191</text:p>
          </table:table-cell>
        </table:table-row>
        <table:table-row table:style-name="ro1">
          <table:table-cell office:value-type="float" office:value="2.260992" calcext:value-type="float">
            <text:p>2.260992</text:p>
          </table:table-cell>
          <table:table-cell office:value-type="float" office:value="0.405363" calcext:value-type="float">
            <text:p>0.405363</text:p>
          </table:table-cell>
          <table:table-cell office:value-type="float" office:value="0.394883" calcext:value-type="float">
            <text:p>0.394883</text:p>
          </table:table-cell>
        </table:table-row>
        <table:table-row table:style-name="ro1">
          <table:table-cell office:value-type="float" office:value="2.277376" calcext:value-type="float">
            <text:p>2.277376</text:p>
          </table:table-cell>
          <table:table-cell office:value-type="float" office:value="0.417785" calcext:value-type="float">
            <text:p>0.417785</text:p>
          </table:table-cell>
          <table:table-cell office:value-type="float" office:value="0.401525" calcext:value-type="float">
            <text:p>0.401525</text:p>
          </table:table-cell>
        </table:table-row>
        <table:table-row table:style-name="ro1">
          <table:table-cell office:value-type="float" office:value="2.29376" calcext:value-type="float">
            <text:p>2.29376</text:p>
          </table:table-cell>
          <table:table-cell office:value-type="float" office:value="0.410208" calcext:value-type="float">
            <text:p>0.410208</text:p>
          </table:table-cell>
          <table:table-cell office:value-type="float" office:value="0.387776" calcext:value-type="float">
            <text:p>0.387776</text:p>
          </table:table-cell>
        </table:table-row>
        <table:table-row table:style-name="ro1">
          <table:table-cell office:value-type="float" office:value="2.310144" calcext:value-type="float">
            <text:p>2.310144</text:p>
          </table:table-cell>
          <table:table-cell office:value-type="float" office:value="0.462983" calcext:value-type="float">
            <text:p>0.462983</text:p>
          </table:table-cell>
          <table:table-cell office:value-type="float" office:value="0.395592" calcext:value-type="float">
            <text:p>0.395592</text:p>
          </table:table-cell>
        </table:table-row>
        <table:table-row table:style-name="ro1">
          <table:table-cell office:value-type="float" office:value="2.326528" calcext:value-type="float">
            <text:p>2.326528</text:p>
          </table:table-cell>
          <table:table-cell office:value-type="float" office:value="0.418795" calcext:value-type="float">
            <text:p>0.418795</text:p>
          </table:table-cell>
          <table:table-cell office:value-type="float" office:value="0.401318" calcext:value-type="float">
            <text:p>0.401318</text:p>
          </table:table-cell>
        </table:table-row>
        <table:table-row table:style-name="ro1">
          <table:table-cell office:value-type="float" office:value="2.342912" calcext:value-type="float">
            <text:p>2.342912</text:p>
          </table:table-cell>
          <table:table-cell office:value-type="float" office:value="0.411539" calcext:value-type="float">
            <text:p>0.411539</text:p>
          </table:table-cell>
          <table:table-cell office:value-type="float" office:value="0.390026" calcext:value-type="float">
            <text:p>0.390026</text:p>
          </table:table-cell>
        </table:table-row>
        <table:table-row table:style-name="ro1">
          <table:table-cell office:value-type="float" office:value="2.359296" calcext:value-type="float">
            <text:p>2.359296</text:p>
          </table:table-cell>
          <table:table-cell office:value-type="float" office:value="0.425181" calcext:value-type="float">
            <text:p>0.425181</text:p>
          </table:table-cell>
          <table:table-cell office:value-type="float" office:value="0.390176" calcext:value-type="float">
            <text:p>0.390176</text:p>
          </table:table-cell>
        </table:table-row>
        <table:table-row table:style-name="ro1">
          <table:table-cell office:value-type="float" office:value="2.37568" calcext:value-type="float">
            <text:p>2.37568</text:p>
          </table:table-cell>
          <table:table-cell office:value-type="float" office:value="0.40807" calcext:value-type="float">
            <text:p>0.40807</text:p>
          </table:table-cell>
          <table:table-cell office:value-type="float" office:value="0.397663" calcext:value-type="float">
            <text:p>0.397663</text:p>
          </table:table-cell>
        </table:table-row>
        <table:table-row table:style-name="ro1">
          <table:table-cell office:value-type="float" office:value="2.392064" calcext:value-type="float">
            <text:p>2.392064</text:p>
          </table:table-cell>
          <table:table-cell office:value-type="float" office:value="0.403684" calcext:value-type="float">
            <text:p>0.403684</text:p>
          </table:table-cell>
          <table:table-cell office:value-type="float" office:value="0.388846" calcext:value-type="float">
            <text:p>0.388846</text:p>
          </table:table-cell>
        </table:table-row>
        <table:table-row table:style-name="ro1">
          <table:table-cell office:value-type="float" office:value="2.408448" calcext:value-type="float">
            <text:p>2.408448</text:p>
          </table:table-cell>
          <table:table-cell office:value-type="float" office:value="0.403401" calcext:value-type="float">
            <text:p>0.403401</text:p>
          </table:table-cell>
          <table:table-cell office:value-type="float" office:value="0.392102" calcext:value-type="float">
            <text:p>0.392102</text:p>
          </table:table-cell>
        </table:table-row>
        <table:table-row table:style-name="ro1">
          <table:table-cell office:value-type="float" office:value="2.424832" calcext:value-type="float">
            <text:p>2.424832</text:p>
          </table:table-cell>
          <table:table-cell office:value-type="float" office:value="0.419201" calcext:value-type="float">
            <text:p>0.419201</text:p>
          </table:table-cell>
          <table:table-cell office:value-type="float" office:value="0.398853" calcext:value-type="float">
            <text:p>0.398853</text:p>
          </table:table-cell>
        </table:table-row>
        <table:table-row table:style-name="ro1">
          <table:table-cell office:value-type="float" office:value="2.441216" calcext:value-type="float">
            <text:p>2.441216</text:p>
          </table:table-cell>
          <table:table-cell office:value-type="float" office:value="0.38763" calcext:value-type="float">
            <text:p>0.38763</text:p>
          </table:table-cell>
          <table:table-cell office:value-type="float" office:value="0.386574" calcext:value-type="float">
            <text:p>0.386574</text:p>
          </table:table-cell>
        </table:table-row>
        <table:table-row table:style-name="ro1">
          <table:table-cell office:value-type="float" office:value="2.4576" calcext:value-type="float">
            <text:p>2.4576</text:p>
          </table:table-cell>
          <table:table-cell office:value-type="float" office:value="0.395257" calcext:value-type="float">
            <text:p>0.395257</text:p>
          </table:table-cell>
          <table:table-cell office:value-type="float" office:value="0.391745" calcext:value-type="float">
            <text:p>0.391745</text:p>
          </table:table-cell>
        </table:table-row>
        <table:table-row table:style-name="ro1">
          <table:table-cell office:value-type="float" office:value="2.473984" calcext:value-type="float">
            <text:p>2.473984</text:p>
          </table:table-cell>
          <table:table-cell office:value-type="float" office:value="0.42367" calcext:value-type="float">
            <text:p>0.42367</text:p>
          </table:table-cell>
          <table:table-cell office:value-type="float" office:value="0.397799" calcext:value-type="float">
            <text:p>0.397799</text:p>
          </table:table-cell>
        </table:table-row>
        <table:table-row table:style-name="ro1">
          <table:table-cell office:value-type="float" office:value="2.490368" calcext:value-type="float">
            <text:p>2.490368</text:p>
          </table:table-cell>
          <table:table-cell office:value-type="float" office:value="0.417393" calcext:value-type="float">
            <text:p>0.417393</text:p>
          </table:table-cell>
          <table:table-cell office:value-type="float" office:value="0.392846" calcext:value-type="float">
            <text:p>0.392846</text:p>
          </table:table-cell>
        </table:table-row>
        <table:table-row table:style-name="ro1">
          <table:table-cell office:value-type="float" office:value="2.506752" calcext:value-type="float">
            <text:p>2.506752</text:p>
          </table:table-cell>
          <table:table-cell office:value-type="float" office:value="0.392716" calcext:value-type="float">
            <text:p>0.392716</text:p>
          </table:table-cell>
          <table:table-cell office:value-type="float" office:value="0.397194" calcext:value-type="float">
            <text:p>0.397194</text:p>
          </table:table-cell>
        </table:table-row>
        <table:table-row table:style-name="ro1">
          <table:table-cell office:value-type="float" office:value="2.523136" calcext:value-type="float">
            <text:p>2.523136</text:p>
          </table:table-cell>
          <table:table-cell office:value-type="float" office:value="0.405496" calcext:value-type="float">
            <text:p>0.405496</text:p>
          </table:table-cell>
          <table:table-cell office:value-type="float" office:value="0.398922" calcext:value-type="float">
            <text:p>0.398922</text:p>
          </table:table-cell>
        </table:table-row>
        <table:table-row table:style-name="ro1">
          <table:table-cell office:value-type="float" office:value="2.53952" calcext:value-type="float">
            <text:p>2.53952</text:p>
          </table:table-cell>
          <table:table-cell office:value-type="float" office:value="0.390745" calcext:value-type="float">
            <text:p>0.390745</text:p>
          </table:table-cell>
          <table:table-cell office:value-type="float" office:value="0.390025" calcext:value-type="float">
            <text:p>0.390025</text:p>
          </table:table-cell>
        </table:table-row>
        <table:table-row table:style-name="ro1">
          <table:table-cell office:value-type="float" office:value="2.555904" calcext:value-type="float">
            <text:p>2.555904</text:p>
          </table:table-cell>
          <table:table-cell office:value-type="float" office:value="0.405357" calcext:value-type="float">
            <text:p>0.405357</text:p>
          </table:table-cell>
          <table:table-cell office:value-type="float" office:value="0.395806" calcext:value-type="float">
            <text:p>0.395806</text:p>
          </table:table-cell>
        </table:table-row>
        <table:table-row table:style-name="ro1">
          <table:table-cell office:value-type="float" office:value="2.572288" calcext:value-type="float">
            <text:p>2.572288</text:p>
          </table:table-cell>
          <table:table-cell office:value-type="float" office:value="0.396545" calcext:value-type="float">
            <text:p>0.396545</text:p>
          </table:table-cell>
          <table:table-cell office:value-type="float" office:value="0.400965" calcext:value-type="float">
            <text:p>0.400965</text:p>
          </table:table-cell>
        </table:table-row>
        <table:table-row table:style-name="ro1">
          <table:table-cell office:value-type="float" office:value="2.588672" calcext:value-type="float">
            <text:p>2.588672</text:p>
          </table:table-cell>
          <table:table-cell office:value-type="float" office:value="0.401724" calcext:value-type="float">
            <text:p>0.401724</text:p>
          </table:table-cell>
          <table:table-cell office:value-type="float" office:value="0.394205" calcext:value-type="float">
            <text:p>0.394205</text:p>
          </table:table-cell>
        </table:table-row>
        <table:table-row table:style-name="ro1">
          <table:table-cell office:value-type="float" office:value="2.605056" calcext:value-type="float">
            <text:p>2.605056</text:p>
          </table:table-cell>
          <table:table-cell office:value-type="float" office:value="0.414566" calcext:value-type="float">
            <text:p>0.414566</text:p>
          </table:table-cell>
          <table:table-cell office:value-type="float" office:value="0.399397" calcext:value-type="float">
            <text:p>0.399397</text:p>
          </table:table-cell>
        </table:table-row>
        <table:table-row table:style-name="ro1">
          <table:table-cell office:value-type="float" office:value="2.62144" calcext:value-type="float">
            <text:p>2.62144</text:p>
          </table:table-cell>
          <table:table-cell office:value-type="float" office:value="0.437655" calcext:value-type="float">
            <text:p>0.437655</text:p>
          </table:table-cell>
          <table:table-cell office:value-type="float" office:value="0.406593" calcext:value-type="float">
            <text:p>0.406593</text:p>
          </table:table-cell>
        </table:table-row>
        <table:table-row table:style-name="ro1">
          <table:table-cell office:value-type="float" office:value="2.637824" calcext:value-type="float">
            <text:p>2.637824</text:p>
          </table:table-cell>
          <table:table-cell office:value-type="float" office:value="0.408587" calcext:value-type="float">
            <text:p>0.408587</text:p>
          </table:table-cell>
          <table:table-cell office:value-type="float" office:value="0.393206" calcext:value-type="float">
            <text:p>0.393206</text:p>
          </table:table-cell>
        </table:table-row>
        <table:table-row table:style-name="ro1">
          <table:table-cell office:value-type="float" office:value="2.654208" calcext:value-type="float">
            <text:p>2.654208</text:p>
          </table:table-cell>
          <table:table-cell office:value-type="float" office:value="0.400243" calcext:value-type="float">
            <text:p>0.400243</text:p>
          </table:table-cell>
          <table:table-cell office:value-type="float" office:value="0.38016" calcext:value-type="float">
            <text:p>0.38016</text:p>
          </table:table-cell>
        </table:table-row>
        <table:table-row table:style-name="ro1">
          <table:table-cell office:value-type="float" office:value="2.670592" calcext:value-type="float">
            <text:p>2.670592</text:p>
          </table:table-cell>
          <table:table-cell office:value-type="float" office:value="0.408765" calcext:value-type="float">
            <text:p>0.408765</text:p>
          </table:table-cell>
          <table:table-cell office:value-type="float" office:value="0.393376" calcext:value-type="float">
            <text:p>0.393376</text:p>
          </table:table-cell>
        </table:table-row>
        <table:table-row table:style-name="ro1">
          <table:table-cell office:value-type="float" office:value="2.686976" calcext:value-type="float">
            <text:p>2.686976</text:p>
          </table:table-cell>
          <table:table-cell office:value-type="float" office:value="0.402188" calcext:value-type="float">
            <text:p>0.402188</text:p>
          </table:table-cell>
          <table:table-cell office:value-type="float" office:value="0.381614" calcext:value-type="float">
            <text:p>0.381614</text:p>
          </table:table-cell>
        </table:table-row>
        <table:table-row table:style-name="ro1">
          <table:table-cell office:value-type="float" office:value="2.70336" calcext:value-type="float">
            <text:p>2.70336</text:p>
          </table:table-cell>
          <table:table-cell office:value-type="float" office:value="0.422832" calcext:value-type="float">
            <text:p>0.422832</text:p>
          </table:table-cell>
          <table:table-cell office:value-type="float" office:value="0.386275" calcext:value-type="float">
            <text:p>0.386275</text:p>
          </table:table-cell>
        </table:table-row>
        <table:table-row table:style-name="ro1">
          <table:table-cell office:value-type="float" office:value="2.719744" calcext:value-type="float">
            <text:p>2.719744</text:p>
          </table:table-cell>
          <table:table-cell office:value-type="float" office:value="0.409223" calcext:value-type="float">
            <text:p>0.409223</text:p>
          </table:table-cell>
          <table:table-cell office:value-type="float" office:value="0.392447" calcext:value-type="float">
            <text:p>0.392447</text:p>
          </table:table-cell>
        </table:table-row>
        <table:table-row table:style-name="ro1">
          <table:table-cell office:value-type="float" office:value="2.736128" calcext:value-type="float">
            <text:p>2.736128</text:p>
          </table:table-cell>
          <table:table-cell office:value-type="float" office:value="0.412399" calcext:value-type="float">
            <text:p>0.412399</text:p>
          </table:table-cell>
          <table:table-cell office:value-type="float" office:value="0.386266" calcext:value-type="float">
            <text:p>0.386266</text:p>
          </table:table-cell>
        </table:table-row>
        <table:table-row table:style-name="ro1">
          <table:table-cell office:value-type="float" office:value="2.752512" calcext:value-type="float">
            <text:p>2.752512</text:p>
          </table:table-cell>
          <table:table-cell office:value-type="float" office:value="0.423841" calcext:value-type="float">
            <text:p>0.423841</text:p>
          </table:table-cell>
          <table:table-cell office:value-type="float" office:value="0.383902" calcext:value-type="float">
            <text:p>0.383902</text:p>
          </table:table-cell>
        </table:table-row>
        <table:table-row table:style-name="ro1">
          <table:table-cell office:value-type="float" office:value="2.768896" calcext:value-type="float">
            <text:p>2.768896</text:p>
          </table:table-cell>
          <table:table-cell office:value-type="float" office:value="0.420089" calcext:value-type="float">
            <text:p>0.420089</text:p>
          </table:table-cell>
          <table:table-cell office:value-type="float" office:value="0.383545" calcext:value-type="float">
            <text:p>0.383545</text:p>
          </table:table-cell>
        </table:table-row>
        <table:table-row table:style-name="ro1">
          <table:table-cell office:value-type="float" office:value="2.78528" calcext:value-type="float">
            <text:p>2.78528</text:p>
          </table:table-cell>
          <table:table-cell office:value-type="float" office:value="0.447777" calcext:value-type="float">
            <text:p>0.447777</text:p>
          </table:table-cell>
          <table:table-cell office:value-type="float" office:value="0.394643" calcext:value-type="float">
            <text:p>0.394643</text:p>
          </table:table-cell>
        </table:table-row>
        <table:table-row table:style-name="ro1">
          <table:table-cell office:value-type="float" office:value="2.801664" calcext:value-type="float">
            <text:p>2.801664</text:p>
          </table:table-cell>
          <table:table-cell office:value-type="float" office:value="0.399299" calcext:value-type="float">
            <text:p>0.399299</text:p>
          </table:table-cell>
          <table:table-cell office:value-type="float" office:value="0.390335" calcext:value-type="float">
            <text:p>0.390335</text:p>
          </table:table-cell>
        </table:table-row>
        <table:table-row table:style-name="ro1">
          <table:table-cell office:value-type="float" office:value="2.818048" calcext:value-type="float">
            <text:p>2.818048</text:p>
          </table:table-cell>
          <table:table-cell office:value-type="float" office:value="0.413768" calcext:value-type="float">
            <text:p>0.413768</text:p>
          </table:table-cell>
          <table:table-cell office:value-type="float" office:value="0.402043" calcext:value-type="float">
            <text:p>0.402043</text:p>
          </table:table-cell>
        </table:table-row>
        <table:table-row table:style-name="ro1">
          <table:table-cell office:value-type="float" office:value="2.834432" calcext:value-type="float">
            <text:p>2.834432</text:p>
          </table:table-cell>
          <table:table-cell office:value-type="float" office:value="0.418423" calcext:value-type="float">
            <text:p>0.418423</text:p>
          </table:table-cell>
          <table:table-cell office:value-type="float" office:value="0.399975" calcext:value-type="float">
            <text:p>0.399975</text:p>
          </table:table-cell>
        </table:table-row>
        <table:table-row table:style-name="ro1">
          <table:table-cell office:value-type="float" office:value="2.850816" calcext:value-type="float">
            <text:p>2.850816</text:p>
          </table:table-cell>
          <table:table-cell office:value-type="float" office:value="0.416989" calcext:value-type="float">
            <text:p>0.416989</text:p>
          </table:table-cell>
          <table:table-cell office:value-type="float" office:value="0.399923" calcext:value-type="float">
            <text:p>0.399923</text:p>
          </table:table-cell>
        </table:table-row>
        <table:table-row table:style-name="ro1">
          <table:table-cell office:value-type="float" office:value="2.8672" calcext:value-type="float">
            <text:p>2.8672</text:p>
          </table:table-cell>
          <table:table-cell office:value-type="float" office:value="0.392812" calcext:value-type="float">
            <text:p>0.392812</text:p>
          </table:table-cell>
          <table:table-cell office:value-type="float" office:value="0.385118" calcext:value-type="float">
            <text:p>0.385118</text:p>
          </table:table-cell>
        </table:table-row>
        <table:table-row table:style-name="ro1">
          <table:table-cell office:value-type="float" office:value="2.883584" calcext:value-type="float">
            <text:p>2.883584</text:p>
          </table:table-cell>
          <table:table-cell office:value-type="float" office:value="0.387949" calcext:value-type="float">
            <text:p>0.387949</text:p>
          </table:table-cell>
          <table:table-cell office:value-type="float" office:value="0.39302" calcext:value-type="float">
            <text:p>0.39302</text:p>
          </table:table-cell>
        </table:table-row>
        <table:table-row table:style-name="ro1">
          <table:table-cell office:value-type="float" office:value="2.899968" calcext:value-type="float">
            <text:p>2.899968</text:p>
          </table:table-cell>
          <table:table-cell office:value-type="float" office:value="0.426447" calcext:value-type="float">
            <text:p>0.426447</text:p>
          </table:table-cell>
          <table:table-cell office:value-type="float" office:value="0.389984" calcext:value-type="float">
            <text:p>0.389984</text:p>
          </table:table-cell>
        </table:table-row>
        <table:table-row table:style-name="ro1">
          <table:table-cell office:value-type="float" office:value="2.916352" calcext:value-type="float">
            <text:p>2.916352</text:p>
          </table:table-cell>
          <table:table-cell office:value-type="float" office:value="0.394834" calcext:value-type="float">
            <text:p>0.394834</text:p>
          </table:table-cell>
          <table:table-cell office:value-type="float" office:value="0.392238" calcext:value-type="float">
            <text:p>0.392238</text:p>
          </table:table-cell>
        </table:table-row>
        <table:table-row table:style-name="ro1">
          <table:table-cell office:value-type="float" office:value="2.932736" calcext:value-type="float">
            <text:p>2.932736</text:p>
          </table:table-cell>
          <table:table-cell office:value-type="float" office:value="0.429373" calcext:value-type="float">
            <text:p>0.429373</text:p>
          </table:table-cell>
          <table:table-cell office:value-type="float" office:value="0.382514" calcext:value-type="float">
            <text:p>0.382514</text:p>
          </table:table-cell>
        </table:table-row>
        <table:table-row table:style-name="ro1">
          <table:table-cell office:value-type="float" office:value="2.94912" calcext:value-type="float">
            <text:p>2.94912</text:p>
          </table:table-cell>
          <table:table-cell office:value-type="float" office:value="0.380807" calcext:value-type="float">
            <text:p>0.380807</text:p>
          </table:table-cell>
          <table:table-cell office:value-type="float" office:value="0.386271" calcext:value-type="float">
            <text:p>0.386271</text:p>
          </table:table-cell>
        </table:table-row>
        <table:table-row table:style-name="ro1">
          <table:table-cell office:value-type="float" office:value="2.965504" calcext:value-type="float">
            <text:p>2.965504</text:p>
          </table:table-cell>
          <table:table-cell office:value-type="float" office:value="0.435178" calcext:value-type="float">
            <text:p>0.435178</text:p>
          </table:table-cell>
          <table:table-cell office:value-type="float" office:value="0.393609" calcext:value-type="float">
            <text:p>0.393609</text:p>
          </table:table-cell>
        </table:table-row>
        <table:table-row table:style-name="ro1">
          <table:table-cell office:value-type="float" office:value="2.981888" calcext:value-type="float">
            <text:p>2.981888</text:p>
          </table:table-cell>
          <table:table-cell office:value-type="float" office:value="0.395563" calcext:value-type="float">
            <text:p>0.395563</text:p>
          </table:table-cell>
          <table:table-cell office:value-type="float" office:value="0.401739" calcext:value-type="float">
            <text:p>0.401739</text:p>
          </table:table-cell>
        </table:table-row>
        <table:table-row table:style-name="ro1">
          <table:table-cell office:value-type="float" office:value="2.998272" calcext:value-type="float">
            <text:p>2.998272</text:p>
          </table:table-cell>
          <table:table-cell office:value-type="float" office:value="0.406017" calcext:value-type="float">
            <text:p>0.406017</text:p>
          </table:table-cell>
          <table:table-cell office:value-type="float" office:value="0.391902" calcext:value-type="float">
            <text:p>0.391902</text:p>
          </table:table-cell>
        </table:table-row>
        <table:table-row table:style-name="ro1">
          <table:table-cell office:value-type="float" office:value="3.014656" calcext:value-type="float">
            <text:p>3.014656</text:p>
          </table:table-cell>
          <table:table-cell office:value-type="float" office:value="0.389181" calcext:value-type="float">
            <text:p>0.389181</text:p>
          </table:table-cell>
          <table:table-cell office:value-type="float" office:value="0.404165" calcext:value-type="float">
            <text:p>0.404165</text:p>
          </table:table-cell>
        </table:table-row>
        <table:table-row table:style-name="ro1">
          <table:table-cell office:value-type="float" office:value="3.03104" calcext:value-type="float">
            <text:p>3.03104</text:p>
          </table:table-cell>
          <table:table-cell office:value-type="float" office:value="0.415426" calcext:value-type="float">
            <text:p>0.415426</text:p>
          </table:table-cell>
          <table:table-cell office:value-type="float" office:value="0.39728" calcext:value-type="float">
            <text:p>0.39728</text:p>
          </table:table-cell>
        </table:table-row>
        <table:table-row table:style-name="ro1">
          <table:table-cell office:value-type="float" office:value="3.047424" calcext:value-type="float">
            <text:p>3.047424</text:p>
          </table:table-cell>
          <table:table-cell office:value-type="float" office:value="0.413767" calcext:value-type="float">
            <text:p>0.413767</text:p>
          </table:table-cell>
          <table:table-cell office:value-type="float" office:value="0.398396" calcext:value-type="float">
            <text:p>0.398396</text:p>
          </table:table-cell>
        </table:table-row>
        <table:table-row table:style-name="ro1">
          <table:table-cell office:value-type="float" office:value="3.063808" calcext:value-type="float">
            <text:p>3.063808</text:p>
          </table:table-cell>
          <table:table-cell office:value-type="float" office:value="0.421235" calcext:value-type="float">
            <text:p>0.421235</text:p>
          </table:table-cell>
          <table:table-cell office:value-type="float" office:value="0.395808" calcext:value-type="float">
            <text:p>0.395808</text:p>
          </table:table-cell>
        </table:table-row>
        <table:table-row table:style-name="ro1">
          <table:table-cell office:value-type="float" office:value="3.080192" calcext:value-type="float">
            <text:p>3.080192</text:p>
          </table:table-cell>
          <table:table-cell office:value-type="float" office:value="0.413471" calcext:value-type="float">
            <text:p>0.413471</text:p>
          </table:table-cell>
          <table:table-cell office:value-type="float" office:value="0.401101" calcext:value-type="float">
            <text:p>0.401101</text:p>
          </table:table-cell>
        </table:table-row>
        <table:table-row table:style-name="ro1">
          <table:table-cell office:value-type="float" office:value="3.096576" calcext:value-type="float">
            <text:p>3.096576</text:p>
          </table:table-cell>
          <table:table-cell office:value-type="float" office:value="0.412619" calcext:value-type="float">
            <text:p>0.412619</text:p>
          </table:table-cell>
          <table:table-cell office:value-type="float" office:value="0.401451" calcext:value-type="float">
            <text:p>0.401451</text:p>
          </table:table-cell>
        </table:table-row>
        <table:table-row table:style-name="ro1">
          <table:table-cell office:value-type="float" office:value="3.11296" calcext:value-type="float">
            <text:p>3.11296</text:p>
          </table:table-cell>
          <table:table-cell office:value-type="float" office:value="0.405079" calcext:value-type="float">
            <text:p>0.405079</text:p>
          </table:table-cell>
          <table:table-cell office:value-type="float" office:value="0.393992" calcext:value-type="float">
            <text:p>0.393992</text:p>
          </table:table-cell>
        </table:table-row>
        <table:table-row table:style-name="ro1">
          <table:table-cell office:value-type="float" office:value="3.129344" calcext:value-type="float">
            <text:p>3.129344</text:p>
          </table:table-cell>
          <table:table-cell office:value-type="float" office:value="0.407536" calcext:value-type="float">
            <text:p>0.407536</text:p>
          </table:table-cell>
          <table:table-cell office:value-type="float" office:value="0.388274" calcext:value-type="float">
            <text:p>0.388274</text:p>
          </table:table-cell>
        </table:table-row>
        <table:table-row table:style-name="ro1">
          <table:table-cell office:value-type="float" office:value="3.145728" calcext:value-type="float">
            <text:p>3.145728</text:p>
          </table:table-cell>
          <table:table-cell office:value-type="float" office:value="0.413751" calcext:value-type="float">
            <text:p>0.413751</text:p>
          </table:table-cell>
          <table:table-cell office:value-type="float" office:value="0.390418" calcext:value-type="float">
            <text:p>0.390418</text:p>
          </table:table-cell>
        </table:table-row>
        <table:table-row table:style-name="ro1">
          <table:table-cell office:value-type="float" office:value="3.162112" calcext:value-type="float">
            <text:p>3.162112</text:p>
          </table:table-cell>
          <table:table-cell office:value-type="float" office:value="0.420816" calcext:value-type="float">
            <text:p>0.420816</text:p>
          </table:table-cell>
          <table:table-cell office:value-type="float" office:value="0.394691" calcext:value-type="float">
            <text:p>0.394691</text:p>
          </table:table-cell>
        </table:table-row>
        <table:table-row table:style-name="ro1">
          <table:table-cell office:value-type="float" office:value="3.178496" calcext:value-type="float">
            <text:p>3.178496</text:p>
          </table:table-cell>
          <table:table-cell office:value-type="float" office:value="0.496372" calcext:value-type="float">
            <text:p>0.496372</text:p>
          </table:table-cell>
          <table:table-cell office:value-type="float" office:value="0.394249" calcext:value-type="float">
            <text:p>0.394249</text:p>
          </table:table-cell>
        </table:table-row>
        <table:table-row table:style-name="ro1">
          <table:table-cell office:value-type="float" office:value="3.19488" calcext:value-type="float">
            <text:p>3.19488</text:p>
          </table:table-cell>
          <table:table-cell office:value-type="float" office:value="0.413217" calcext:value-type="float">
            <text:p>0.413217</text:p>
          </table:table-cell>
          <table:table-cell office:value-type="float" office:value="0.394658" calcext:value-type="float">
            <text:p>0.394658</text:p>
          </table:table-cell>
        </table:table-row>
        <table:table-row table:style-name="ro1">
          <table:table-cell office:value-type="float" office:value="3.211264" calcext:value-type="float">
            <text:p>3.211264</text:p>
          </table:table-cell>
          <table:table-cell office:value-type="float" office:value="0.420181" calcext:value-type="float">
            <text:p>0.420181</text:p>
          </table:table-cell>
          <table:table-cell office:value-type="float" office:value="0.395954" calcext:value-type="float">
            <text:p>0.395954</text:p>
          </table:table-cell>
        </table:table-row>
        <table:table-row table:style-name="ro1">
          <table:table-cell office:value-type="float" office:value="3.227648" calcext:value-type="float">
            <text:p>3.227648</text:p>
          </table:table-cell>
          <table:table-cell office:value-type="float" office:value="0.416503" calcext:value-type="float">
            <text:p>0.416503</text:p>
          </table:table-cell>
          <table:table-cell office:value-type="float" office:value="0.402188" calcext:value-type="float">
            <text:p>0.402188</text:p>
          </table:table-cell>
        </table:table-row>
        <table:table-row table:style-name="ro1">
          <table:table-cell office:value-type="float" office:value="3.244032" calcext:value-type="float">
            <text:p>3.244032</text:p>
          </table:table-cell>
          <table:table-cell office:value-type="float" office:value="0.40627" calcext:value-type="float">
            <text:p>0.40627</text:p>
          </table:table-cell>
          <table:table-cell office:value-type="float" office:value="0.386801" calcext:value-type="float">
            <text:p>0.386801</text:p>
          </table:table-cell>
        </table:table-row>
        <table:table-row table:style-name="ro1">
          <table:table-cell office:value-type="float" office:value="3.260416" calcext:value-type="float">
            <text:p>3.260416</text:p>
          </table:table-cell>
          <table:table-cell office:value-type="float" office:value="0.440177" calcext:value-type="float">
            <text:p>0.440177</text:p>
          </table:table-cell>
          <table:table-cell office:value-type="float" office:value="0.388457" calcext:value-type="float">
            <text:p>0.388457</text:p>
          </table:table-cell>
        </table:table-row>
        <table:table-row table:style-name="ro1">
          <table:table-cell office:value-type="float" office:value="3.2768" calcext:value-type="float">
            <text:p>3.2768</text:p>
          </table:table-cell>
          <table:table-cell office:value-type="float" office:value="0.411884" calcext:value-type="float">
            <text:p>0.411884</text:p>
          </table:table-cell>
          <table:table-cell office:value-type="float" office:value="0.387678" calcext:value-type="float">
            <text:p>0.387678</text:p>
          </table:table-cell>
        </table:table-row>
        <table:table-row table:style-name="ro1">
          <table:table-cell office:value-type="float" office:value="3.293184" calcext:value-type="float">
            <text:p>3.293184</text:p>
          </table:table-cell>
          <table:table-cell office:value-type="float" office:value="0.421301" calcext:value-type="float">
            <text:p>0.421301</text:p>
          </table:table-cell>
          <table:table-cell office:value-type="float" office:value="0.39116" calcext:value-type="float">
            <text:p>0.39116</text:p>
          </table:table-cell>
        </table:table-row>
        <table:table-row table:style-name="ro1">
          <table:table-cell office:value-type="float" office:value="3.309568" calcext:value-type="float">
            <text:p>3.309568</text:p>
          </table:table-cell>
          <table:table-cell office:value-type="float" office:value="0.407509" calcext:value-type="float">
            <text:p>0.407509</text:p>
          </table:table-cell>
          <table:table-cell office:value-type="float" office:value="0.385523" calcext:value-type="float">
            <text:p>0.385523</text:p>
          </table:table-cell>
        </table:table-row>
        <table:table-row table:style-name="ro1">
          <table:table-cell office:value-type="float" office:value="3.325952" calcext:value-type="float">
            <text:p>3.325952</text:p>
          </table:table-cell>
          <table:table-cell office:value-type="float" office:value="0.479864" calcext:value-type="float">
            <text:p>0.479864</text:p>
          </table:table-cell>
          <table:table-cell office:value-type="float" office:value="0.390203" calcext:value-type="float">
            <text:p>0.390203</text:p>
          </table:table-cell>
        </table:table-row>
        <table:table-row table:style-name="ro1">
          <table:table-cell office:value-type="float" office:value="3.342336" calcext:value-type="float">
            <text:p>3.342336</text:p>
          </table:table-cell>
          <table:table-cell office:value-type="float" office:value="0.443593" calcext:value-type="float">
            <text:p>0.443593</text:p>
          </table:table-cell>
          <table:table-cell office:value-type="float" office:value="0.396216" calcext:value-type="float">
            <text:p>0.396216</text:p>
          </table:table-cell>
        </table:table-row>
        <table:table-row table:style-name="ro1">
          <table:table-cell office:value-type="float" office:value="3.35872" calcext:value-type="float">
            <text:p>3.35872</text:p>
          </table:table-cell>
          <table:table-cell office:value-type="float" office:value="0.443225" calcext:value-type="float">
            <text:p>0.443225</text:p>
          </table:table-cell>
          <table:table-cell office:value-type="float" office:value="0.404429" calcext:value-type="float">
            <text:p>0.404429</text:p>
          </table:table-cell>
        </table:table-row>
        <table:table-row table:style-name="ro1">
          <table:table-cell office:value-type="float" office:value="3.375104" calcext:value-type="float">
            <text:p>3.375104</text:p>
          </table:table-cell>
          <table:table-cell office:value-type="float" office:value="0.415083" calcext:value-type="float">
            <text:p>0.415083</text:p>
          </table:table-cell>
          <table:table-cell office:value-type="float" office:value="0.407843" calcext:value-type="float">
            <text:p>0.407843</text:p>
          </table:table-cell>
        </table:table-row>
        <table:table-row table:style-name="ro1">
          <table:table-cell office:value-type="float" office:value="3.391488" calcext:value-type="float">
            <text:p>3.391488</text:p>
          </table:table-cell>
          <table:table-cell office:value-type="float" office:value="0.413239" calcext:value-type="float">
            <text:p>0.413239</text:p>
          </table:table-cell>
          <table:table-cell office:value-type="float" office:value="0.398006" calcext:value-type="float">
            <text:p>0.398006</text:p>
          </table:table-cell>
        </table:table-row>
        <table:table-row table:style-name="ro1">
          <table:table-cell office:value-type="float" office:value="3.407872" calcext:value-type="float">
            <text:p>3.407872</text:p>
          </table:table-cell>
          <table:table-cell office:value-type="float" office:value="0.407537" calcext:value-type="float">
            <text:p>0.407537</text:p>
          </table:table-cell>
          <table:table-cell office:value-type="float" office:value="0.397028" calcext:value-type="float">
            <text:p>0.397028</text:p>
          </table:table-cell>
        </table:table-row>
        <table:table-row table:style-name="ro1">
          <table:table-cell office:value-type="float" office:value="3.424256" calcext:value-type="float">
            <text:p>3.424256</text:p>
          </table:table-cell>
          <table:table-cell office:value-type="float" office:value="0.421977" calcext:value-type="float">
            <text:p>0.421977</text:p>
          </table:table-cell>
          <table:table-cell office:value-type="float" office:value="0.396463" calcext:value-type="float">
            <text:p>0.396463</text:p>
          </table:table-cell>
        </table:table-row>
        <table:table-row table:style-name="ro1">
          <table:table-cell office:value-type="float" office:value="3.44064" calcext:value-type="float">
            <text:p>3.44064</text:p>
          </table:table-cell>
          <table:table-cell office:value-type="float" office:value="0.405675" calcext:value-type="float">
            <text:p>0.405675</text:p>
          </table:table-cell>
          <table:table-cell office:value-type="float" office:value="0.379537" calcext:value-type="float">
            <text:p>0.379537</text:p>
          </table:table-cell>
        </table:table-row>
        <table:table-row table:style-name="ro1">
          <table:table-cell office:value-type="float" office:value="3.457024" calcext:value-type="float">
            <text:p>3.457024</text:p>
          </table:table-cell>
          <table:table-cell office:value-type="float" office:value="0.417009" calcext:value-type="float">
            <text:p>0.417009</text:p>
          </table:table-cell>
          <table:table-cell office:value-type="float" office:value="0.395469" calcext:value-type="float">
            <text:p>0.395469</text:p>
          </table:table-cell>
        </table:table-row>
        <table:table-row table:style-name="ro1">
          <table:table-cell office:value-type="float" office:value="3.473408" calcext:value-type="float">
            <text:p>3.473408</text:p>
          </table:table-cell>
          <table:table-cell office:value-type="float" office:value="0.403706" calcext:value-type="float">
            <text:p>0.403706</text:p>
          </table:table-cell>
          <table:table-cell office:value-type="float" office:value="0.40105" calcext:value-type="float">
            <text:p>0.40105</text:p>
          </table:table-cell>
        </table:table-row>
        <table:table-row table:style-name="ro1">
          <table:table-cell office:value-type="float" office:value="3.489792" calcext:value-type="float">
            <text:p>3.489792</text:p>
          </table:table-cell>
          <table:table-cell office:value-type="float" office:value="0.439283" calcext:value-type="float">
            <text:p>0.439283</text:p>
          </table:table-cell>
          <table:table-cell office:value-type="float" office:value="0.400298" calcext:value-type="float">
            <text:p>0.400298</text:p>
          </table:table-cell>
        </table:table-row>
        <table:table-row table:style-name="ro1">
          <table:table-cell office:value-type="float" office:value="3.506176" calcext:value-type="float">
            <text:p>3.506176</text:p>
          </table:table-cell>
          <table:table-cell office:value-type="float" office:value="0.410198" calcext:value-type="float">
            <text:p>0.410198</text:p>
          </table:table-cell>
          <table:table-cell office:value-type="float" office:value="0.398711" calcext:value-type="float">
            <text:p>0.398711</text:p>
          </table:table-cell>
        </table:table-row>
        <table:table-row table:style-name="ro1">
          <table:table-cell office:value-type="float" office:value="3.52256" calcext:value-type="float">
            <text:p>3.52256</text:p>
          </table:table-cell>
          <table:table-cell office:value-type="float" office:value="0.417341" calcext:value-type="float">
            <text:p>0.417341</text:p>
          </table:table-cell>
          <table:table-cell office:value-type="float" office:value="0.399967" calcext:value-type="float">
            <text:p>0.399967</text:p>
          </table:table-cell>
        </table:table-row>
        <table:table-row table:style-name="ro1">
          <table:table-cell office:value-type="float" office:value="3.538944" calcext:value-type="float">
            <text:p>3.538944</text:p>
          </table:table-cell>
          <table:table-cell office:value-type="float" office:value="0.410009" calcext:value-type="float">
            <text:p>0.410009</text:p>
          </table:table-cell>
          <table:table-cell office:value-type="float" office:value="0.398301" calcext:value-type="float">
            <text:p>0.398301</text:p>
          </table:table-cell>
        </table:table-row>
        <table:table-row table:style-name="ro1">
          <table:table-cell office:value-type="float" office:value="3.555328" calcext:value-type="float">
            <text:p>3.555328</text:p>
          </table:table-cell>
          <table:table-cell office:value-type="float" office:value="0.435369" calcext:value-type="float">
            <text:p>0.435369</text:p>
          </table:table-cell>
          <table:table-cell office:value-type="float" office:value="0.389016" calcext:value-type="float">
            <text:p>0.389016</text:p>
          </table:table-cell>
        </table:table-row>
        <table:table-row table:style-name="ro1">
          <table:table-cell office:value-type="float" office:value="3.571712" calcext:value-type="float">
            <text:p>3.571712</text:p>
          </table:table-cell>
          <table:table-cell office:value-type="float" office:value="0.399455" calcext:value-type="float">
            <text:p>0.399455</text:p>
          </table:table-cell>
          <table:table-cell office:value-type="float" office:value="0.396795" calcext:value-type="float">
            <text:p>0.396795</text:p>
          </table:table-cell>
        </table:table-row>
        <table:table-row table:style-name="ro1">
          <table:table-cell office:value-type="float" office:value="3.588096" calcext:value-type="float">
            <text:p>3.588096</text:p>
          </table:table-cell>
          <table:table-cell office:value-type="float" office:value="0.432282" calcext:value-type="float">
            <text:p>0.432282</text:p>
          </table:table-cell>
          <table:table-cell office:value-type="float" office:value="0.392332" calcext:value-type="float">
            <text:p>0.392332</text:p>
          </table:table-cell>
        </table:table-row>
        <table:table-row table:style-name="ro1">
          <table:table-cell office:value-type="float" office:value="3.60448" calcext:value-type="float">
            <text:p>3.60448</text:p>
          </table:table-cell>
          <table:table-cell office:value-type="float" office:value="0.408845" calcext:value-type="float">
            <text:p>0.408845</text:p>
          </table:table-cell>
          <table:table-cell office:value-type="float" office:value="0.398064" calcext:value-type="float">
            <text:p>0.398064</text:p>
          </table:table-cell>
        </table:table-row>
        <table:table-row table:style-name="ro1">
          <table:table-cell office:value-type="float" office:value="3.620864" calcext:value-type="float">
            <text:p>3.620864</text:p>
          </table:table-cell>
          <table:table-cell office:value-type="float" office:value="0.380711" calcext:value-type="float">
            <text:p>0.380711</text:p>
          </table:table-cell>
          <table:table-cell office:value-type="float" office:value="0.39886" calcext:value-type="float">
            <text:p>0.39886</text:p>
          </table:table-cell>
        </table:table-row>
        <table:table-row table:style-name="ro1">
          <table:table-cell office:value-type="float" office:value="3.637248" calcext:value-type="float">
            <text:p>3.637248</text:p>
          </table:table-cell>
          <table:table-cell office:value-type="float" office:value="0.401161" calcext:value-type="float">
            <text:p>0.401161</text:p>
          </table:table-cell>
          <table:table-cell office:value-type="float" office:value="0.396531" calcext:value-type="float">
            <text:p>0.396531</text:p>
          </table:table-cell>
        </table:table-row>
        <table:table-row table:style-name="ro1">
          <table:table-cell office:value-type="float" office:value="3.653632" calcext:value-type="float">
            <text:p>3.653632</text:p>
          </table:table-cell>
          <table:table-cell office:value-type="float" office:value="0.395806" calcext:value-type="float">
            <text:p>0.395806</text:p>
          </table:table-cell>
          <table:table-cell office:value-type="float" office:value="0.392362" calcext:value-type="float">
            <text:p>0.392362</text:p>
          </table:table-cell>
        </table:table-row>
        <table:table-row table:style-name="ro1">
          <table:table-cell office:value-type="float" office:value="3.670016" calcext:value-type="float">
            <text:p>3.670016</text:p>
          </table:table-cell>
          <table:table-cell office:value-type="float" office:value="0.407537" calcext:value-type="float">
            <text:p>0.407537</text:p>
          </table:table-cell>
          <table:table-cell office:value-type="float" office:value="0.405404" calcext:value-type="float">
            <text:p>0.405404</text:p>
          </table:table-cell>
        </table:table-row>
        <table:table-row table:style-name="ro1">
          <table:table-cell office:value-type="float" office:value="3.6864" calcext:value-type="float">
            <text:p>3.6864</text:p>
          </table:table-cell>
          <table:table-cell office:value-type="float" office:value="0.379411" calcext:value-type="float">
            <text:p>0.379411</text:p>
          </table:table-cell>
          <table:table-cell office:value-type="float" office:value="0.3878" calcext:value-type="float">
            <text:p>0.3878</text:p>
          </table:table-cell>
        </table:table-row>
        <table:table-row table:style-name="ro1">
          <table:table-cell office:value-type="float" office:value="3.702784" calcext:value-type="float">
            <text:p>3.702784</text:p>
          </table:table-cell>
          <table:table-cell office:value-type="float" office:value="0.406616" calcext:value-type="float">
            <text:p>0.406616</text:p>
          </table:table-cell>
          <table:table-cell office:value-type="float" office:value="0.397861" calcext:value-type="float">
            <text:p>0.397861</text:p>
          </table:table-cell>
        </table:table-row>
        <table:table-row table:style-name="ro1">
          <table:table-cell office:value-type="float" office:value="3.719168" calcext:value-type="float">
            <text:p>3.719168</text:p>
          </table:table-cell>
          <table:table-cell office:value-type="float" office:value="0.390847" calcext:value-type="float">
            <text:p>0.390847</text:p>
          </table:table-cell>
          <table:table-cell office:value-type="float" office:value="0.406959" calcext:value-type="float">
            <text:p>0.406959</text:p>
          </table:table-cell>
        </table:table-row>
        <table:table-row table:style-name="ro1">
          <table:table-cell office:value-type="float" office:value="3.735552" calcext:value-type="float">
            <text:p>3.735552</text:p>
          </table:table-cell>
          <table:table-cell office:value-type="float" office:value="0.509099" calcext:value-type="float">
            <text:p>0.509099</text:p>
          </table:table-cell>
          <table:table-cell office:value-type="float" office:value="0.402654" calcext:value-type="float">
            <text:p>0.402654</text:p>
          </table:table-cell>
        </table:table-row>
        <table:table-row table:style-name="ro1">
          <table:table-cell office:value-type="float" office:value="3.751936" calcext:value-type="float">
            <text:p>3.751936</text:p>
          </table:table-cell>
          <table:table-cell office:value-type="float" office:value="0.408406" calcext:value-type="float">
            <text:p>0.408406</text:p>
          </table:table-cell>
          <table:table-cell office:value-type="float" office:value="0.394533" calcext:value-type="float">
            <text:p>0.394533</text:p>
          </table:table-cell>
        </table:table-row>
        <table:table-row table:style-name="ro1">
          <table:table-cell office:value-type="float" office:value="3.76832" calcext:value-type="float">
            <text:p>3.76832</text:p>
          </table:table-cell>
          <table:table-cell office:value-type="float" office:value="0.396766" calcext:value-type="float">
            <text:p>0.396766</text:p>
          </table:table-cell>
          <table:table-cell office:value-type="float" office:value="0.397175" calcext:value-type="float">
            <text:p>0.397175</text:p>
          </table:table-cell>
        </table:table-row>
        <table:table-row table:style-name="ro1">
          <table:table-cell office:value-type="float" office:value="3.784704" calcext:value-type="float">
            <text:p>3.784704</text:p>
          </table:table-cell>
          <table:table-cell office:value-type="float" office:value="0.414145" calcext:value-type="float">
            <text:p>0.414145</text:p>
          </table:table-cell>
          <table:table-cell office:value-type="float" office:value="0.395507" calcext:value-type="float">
            <text:p>0.395507</text:p>
          </table:table-cell>
        </table:table-row>
        <table:table-row table:style-name="ro1">
          <table:table-cell office:value-type="float" office:value="3.801088" calcext:value-type="float">
            <text:p>3.801088</text:p>
          </table:table-cell>
          <table:table-cell office:value-type="float" office:value="0.418373" calcext:value-type="float">
            <text:p>0.418373</text:p>
          </table:table-cell>
          <table:table-cell office:value-type="float" office:value="0.385439" calcext:value-type="float">
            <text:p>0.385439</text:p>
          </table:table-cell>
        </table:table-row>
        <table:table-row table:style-name="ro1">
          <table:table-cell office:value-type="float" office:value="3.817472" calcext:value-type="float">
            <text:p>3.817472</text:p>
          </table:table-cell>
          <table:table-cell office:value-type="float" office:value="0.41845" calcext:value-type="float">
            <text:p>0.41845</text:p>
          </table:table-cell>
          <table:table-cell office:value-type="float" office:value="0.411262" calcext:value-type="float">
            <text:p>0.411262</text:p>
          </table:table-cell>
        </table:table-row>
        <table:table-row table:style-name="ro1">
          <table:table-cell office:value-type="float" office:value="3.833856" calcext:value-type="float">
            <text:p>3.833856</text:p>
          </table:table-cell>
          <table:table-cell office:value-type="float" office:value="0.406724" calcext:value-type="float">
            <text:p>0.406724</text:p>
          </table:table-cell>
          <table:table-cell office:value-type="float" office:value="0.393101" calcext:value-type="float">
            <text:p>0.393101</text:p>
          </table:table-cell>
        </table:table-row>
        <table:table-row table:style-name="ro1">
          <table:table-cell office:value-type="float" office:value="3.85024" calcext:value-type="float">
            <text:p>3.85024</text:p>
          </table:table-cell>
          <table:table-cell office:value-type="float" office:value="0.423561" calcext:value-type="float">
            <text:p>0.423561</text:p>
          </table:table-cell>
          <table:table-cell office:value-type="float" office:value="0.40994" calcext:value-type="float">
            <text:p>0.40994</text:p>
          </table:table-cell>
        </table:table-row>
        <table:table-row table:style-name="ro1">
          <table:table-cell office:value-type="float" office:value="3.866624" calcext:value-type="float">
            <text:p>3.866624</text:p>
          </table:table-cell>
          <table:table-cell office:value-type="float" office:value="0.419358" calcext:value-type="float">
            <text:p>0.419358</text:p>
          </table:table-cell>
          <table:table-cell office:value-type="float" office:value="0.396883" calcext:value-type="float">
            <text:p>0.396883</text:p>
          </table:table-cell>
        </table:table-row>
        <table:table-row table:style-name="ro1">
          <table:table-cell office:value-type="float" office:value="3.883008" calcext:value-type="float">
            <text:p>3.883008</text:p>
          </table:table-cell>
          <table:table-cell office:value-type="float" office:value="0.423141" calcext:value-type="float">
            <text:p>0.423141</text:p>
          </table:table-cell>
          <table:table-cell office:value-type="float" office:value="0.404403" calcext:value-type="float">
            <text:p>0.404403</text:p>
          </table:table-cell>
        </table:table-row>
        <table:table-row table:style-name="ro1">
          <table:table-cell office:value-type="float" office:value="3.899392" calcext:value-type="float">
            <text:p>3.899392</text:p>
          </table:table-cell>
          <table:table-cell office:value-type="float" office:value="0.410716" calcext:value-type="float">
            <text:p>0.410716</text:p>
          </table:table-cell>
          <table:table-cell office:value-type="float" office:value="0.377086" calcext:value-type="float">
            <text:p>0.377086</text:p>
          </table:table-cell>
        </table:table-row>
        <table:table-row table:style-name="ro1">
          <table:table-cell office:value-type="float" office:value="3.915776" calcext:value-type="float">
            <text:p>3.915776</text:p>
          </table:table-cell>
          <table:table-cell office:value-type="float" office:value="0.408481" calcext:value-type="float">
            <text:p>0.408481</text:p>
          </table:table-cell>
          <table:table-cell office:value-type="float" office:value="0.390325" calcext:value-type="float">
            <text:p>0.390325</text:p>
          </table:table-cell>
        </table:table-row>
        <table:table-row table:style-name="ro1">
          <table:table-cell office:value-type="float" office:value="3.93216" calcext:value-type="float">
            <text:p>3.93216</text:p>
          </table:table-cell>
          <table:table-cell office:value-type="float" office:value="0.409763" calcext:value-type="float">
            <text:p>0.409763</text:p>
          </table:table-cell>
          <table:table-cell office:value-type="float" office:value="0.392822" calcext:value-type="float">
            <text:p>0.392822</text:p>
          </table:table-cell>
        </table:table-row>
        <table:table-row table:style-name="ro1">
          <table:table-cell office:value-type="float" office:value="3.948544" calcext:value-type="float">
            <text:p>3.948544</text:p>
          </table:table-cell>
          <table:table-cell office:value-type="float" office:value="0.427138" calcext:value-type="float">
            <text:p>0.427138</text:p>
          </table:table-cell>
          <table:table-cell office:value-type="float" office:value="0.408464" calcext:value-type="float">
            <text:p>0.408464</text:p>
          </table:table-cell>
        </table:table-row>
        <table:table-row table:style-name="ro1">
          <table:table-cell office:value-type="float" office:value="3.964928" calcext:value-type="float">
            <text:p>3.964928</text:p>
          </table:table-cell>
          <table:table-cell office:value-type="float" office:value="0.421414" calcext:value-type="float">
            <text:p>0.421414</text:p>
          </table:table-cell>
          <table:table-cell office:value-type="float" office:value="0.397174" calcext:value-type="float">
            <text:p>0.397174</text:p>
          </table:table-cell>
        </table:table-row>
        <table:table-row table:style-name="ro1">
          <table:table-cell office:value-type="float" office:value="3.981312" calcext:value-type="float">
            <text:p>3.981312</text:p>
          </table:table-cell>
          <table:table-cell office:value-type="float" office:value="0.552076" calcext:value-type="float">
            <text:p>0.552076</text:p>
          </table:table-cell>
          <table:table-cell office:value-type="float" office:value="0.40098" calcext:value-type="float">
            <text:p>0.40098</text:p>
          </table:table-cell>
        </table:table-row>
        <table:table-row table:style-name="ro1">
          <table:table-cell office:value-type="float" office:value="3.997696" calcext:value-type="float">
            <text:p>3.997696</text:p>
          </table:table-cell>
          <table:table-cell office:value-type="float" office:value="0.414222" calcext:value-type="float">
            <text:p>0.414222</text:p>
          </table:table-cell>
          <table:table-cell office:value-type="float" office:value="0.39177" calcext:value-type="float">
            <text:p>0.39177</text:p>
          </table:table-cell>
        </table:table-row>
      </table:table>
      <table:named-expressions/>
      <table:database-ranges>
        <table:database-range table:name="__Anonymous_Sheet_DB__0" table:target-range-address="simulation_results_RR.A1:simulation_results_RR.M1224" table:display-filter-buttons="true">
          <table:filter>
            <table:filter-and>
              <table:filter-condition table:value="10.1.1.1" table:operator="=" table:field-number="3"/>
              <table:filter-condition table:value="10.1.1.3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29T22:48:42.829906912</dc:date>
    <meta:editing-duration>PT13M33S</meta:editing-duration>
    <meta:editing-cycles>1</meta:editing-cycles>
    <meta:document-statistic meta:table-count="2" meta:cell-count="16647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767cm" svg:y="3.955cm" style:legend-expansion="high" chart:style-name="ch2"/>
        <chart:plot-area chart:style-name="ch3" table:cell-range-address="Sheet2.A1:Sheet2.C245" chart:data-source-has-labels="row" svg:x="0.319cm" svg:y="0.18cm" svg:width="14.129cm" svg:height="8.646cm">
          <chart:coordinate-region svg:x="1.046cm" svg:y="0.38cm" svg:width="13.162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245" chart:label-cell-address="Sheet2.B1:Sheet2.B1" chart:class="chart:scatter">
            <chart:domain table:cell-range-address="Sheet2.A2:Sheet2.A245"/>
            <chart:data-point chart:repeated="244"/>
          </chart:series>
          <chart:series chart:style-name="ch8" chart:values-cell-range-address="Sheet2.C2:Sheet2.C245" chart:label-cell-address="Sheet2.C1:Sheet2.C1" chart:class="chart:scatter">
            <chart:data-point chart:repeated="2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1</text:p>
                <draw:g>
                  <svg:desc>Sheet2.B1:Sheet2.B1</svg:desc>
                </draw:g>
              </table:table-cell>
              <table:table-cell office:value-type="string">
                <text:p>th2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384">
                <text:p>0.016384</text:p>
                <draw:g>
                  <svg:desc>Sheet2.A2:Sheet2.A245</svg:desc>
                </draw:g>
              </table:table-cell>
              <table:table-cell office:value-type="float" office:value="0.008502">
                <text:p>0.008502</text:p>
                <draw:g>
                  <svg:desc>Sheet2.B2:Sheet2.B245</svg:desc>
                </draw:g>
              </table:table-cell>
              <table:table-cell office:value-type="float" office:value="0.008504">
                <text:p>0.008504</text:p>
                <draw:g>
                  <svg:desc>Sheet2.C2:Sheet2.C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768">
                <text:p>0.032768</text:p>
              </table:table-cell>
              <table:table-cell office:value-type="float" office:value="0.016918">
                <text:p>0.016918</text:p>
              </table:table-cell>
              <table:table-cell office:value-type="float" office:value="0.016963">
                <text:p>0.016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9152">
                <text:p>0.049152</text:p>
              </table:table-cell>
              <table:table-cell office:value-type="float" office:value="0.025335">
                <text:p>0.025335</text:p>
              </table:table-cell>
              <table:table-cell office:value-type="float" office:value="0.02534">
                <text:p>0.02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5536">
                <text:p>0.065536</text:p>
              </table:table-cell>
              <table:table-cell office:value-type="float" office:value="0.033754">
                <text:p>0.033754</text:p>
              </table:table-cell>
              <table:table-cell office:value-type="float" office:value="0.033837">
                <text:p>0.033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192">
                <text:p>0.08192</text:p>
              </table:table-cell>
              <table:table-cell office:value-type="float" office:value="0.042167">
                <text:p>0.042167</text:p>
              </table:table-cell>
              <table:table-cell office:value-type="float" office:value="0.042173">
                <text:p>0.042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8304">
                <text:p>0.098304</text:p>
              </table:table-cell>
              <table:table-cell office:value-type="float" office:value="0.050587">
                <text:p>0.050587</text:p>
              </table:table-cell>
              <table:table-cell office:value-type="float" office:value="0.050593">
                <text:p>0.050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4688">
                <text:p>0.114688</text:p>
              </table:table-cell>
              <table:table-cell office:value-type="float" office:value="0.058999">
                <text:p>0.058999</text:p>
              </table:table-cell>
              <table:table-cell office:value-type="float" office:value="0.059009">
                <text:p>0.059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1072">
                <text:p>0.131072</text:p>
              </table:table-cell>
              <table:table-cell office:value-type="float" office:value="0.06742">
                <text:p>0.06742</text:p>
              </table:table-cell>
              <table:table-cell office:value-type="float" office:value="0.067428">
                <text:p>0.0674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7456">
                <text:p>0.147456</text:p>
              </table:table-cell>
              <table:table-cell office:value-type="float" office:value="0.075832">
                <text:p>0.075832</text:p>
              </table:table-cell>
              <table:table-cell office:value-type="float" office:value="0.075942">
                <text:p>0.075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384">
                <text:p>0.16384</text:p>
              </table:table-cell>
              <table:table-cell office:value-type="float" office:value="0.084249">
                <text:p>0.084249</text:p>
              </table:table-cell>
              <table:table-cell office:value-type="float" office:value="0.084378">
                <text:p>0.084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0224">
                <text:p>0.180224</text:p>
              </table:table-cell>
              <table:table-cell office:value-type="float" office:value="0.092666">
                <text:p>0.092666</text:p>
              </table:table-cell>
              <table:table-cell office:value-type="float" office:value="0.092682">
                <text:p>0.092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6608">
                <text:p>0.196608</text:p>
              </table:table-cell>
              <table:table-cell office:value-type="float" office:value="0.101088">
                <text:p>0.101088</text:p>
              </table:table-cell>
              <table:table-cell office:value-type="float" office:value="0.101169">
                <text:p>0.1011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2992">
                <text:p>0.212992</text:p>
              </table:table-cell>
              <table:table-cell office:value-type="float" office:value="0.109497">
                <text:p>0.109497</text:p>
              </table:table-cell>
              <table:table-cell office:value-type="float" office:value="0.109516">
                <text:p>0.109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9376">
                <text:p>0.229376</text:p>
              </table:table-cell>
              <table:table-cell office:value-type="float" office:value="0.117923">
                <text:p>0.117923</text:p>
              </table:table-cell>
              <table:table-cell office:value-type="float" office:value="0.118059">
                <text:p>0.118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576">
                <text:p>0.24576</text:p>
              </table:table-cell>
              <table:table-cell office:value-type="float" office:value="0.126328">
                <text:p>0.126328</text:p>
              </table:table-cell>
              <table:table-cell office:value-type="float" office:value="0.126344">
                <text:p>0.126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2144">
                <text:p>0.262144</text:p>
              </table:table-cell>
              <table:table-cell office:value-type="float" office:value="0.134752">
                <text:p>0.134752</text:p>
              </table:table-cell>
              <table:table-cell office:value-type="float" office:value="0.134838">
                <text:p>0.1348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8528">
                <text:p>0.278528</text:p>
              </table:table-cell>
              <table:table-cell office:value-type="float" office:value="0.143169">
                <text:p>0.143169</text:p>
              </table:table-cell>
              <table:table-cell office:value-type="float" office:value="0.1432">
                <text:p>0.1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4912">
                <text:p>0.294912</text:p>
              </table:table-cell>
              <table:table-cell office:value-type="float" office:value="0.151583">
                <text:p>0.151583</text:p>
              </table:table-cell>
              <table:table-cell office:value-type="float" office:value="0.151619">
                <text:p>0.151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1296">
                <text:p>0.311296</text:p>
              </table:table-cell>
              <table:table-cell office:value-type="float" office:value="0.160006">
                <text:p>0.160006</text:p>
              </table:table-cell>
              <table:table-cell office:value-type="float" office:value="0.160021">
                <text:p>0.160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768">
                <text:p>0.32768</text:p>
              </table:table-cell>
              <table:table-cell office:value-type="float" office:value="0.168418">
                <text:p>0.168418</text:p>
              </table:table-cell>
              <table:table-cell office:value-type="float" office:value="0.168496">
                <text:p>0.168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4064">
                <text:p>0.344064</text:p>
              </table:table-cell>
              <table:table-cell office:value-type="float" office:value="0.176828">
                <text:p>0.176828</text:p>
              </table:table-cell>
              <table:table-cell office:value-type="float" office:value="0.176855">
                <text:p>0.176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0448">
                <text:p>0.360448</text:p>
              </table:table-cell>
              <table:table-cell office:value-type="float" office:value="0.185259">
                <text:p>0.185259</text:p>
              </table:table-cell>
              <table:table-cell office:value-type="float" office:value="0.185291">
                <text:p>0.1852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6832">
                <text:p>0.376832</text:p>
              </table:table-cell>
              <table:table-cell office:value-type="float" office:value="0.193677">
                <text:p>0.193677</text:p>
              </table:table-cell>
              <table:table-cell office:value-type="float" office:value="0.193686">
                <text:p>0.1936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93216">
                <text:p>0.393216</text:p>
              </table:table-cell>
              <table:table-cell office:value-type="float" office:value="0.202076">
                <text:p>0.202076</text:p>
              </table:table-cell>
              <table:table-cell office:value-type="float" office:value="0.202155">
                <text:p>0.202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96">
                <text:p>0.4096</text:p>
              </table:table-cell>
              <table:table-cell office:value-type="float" office:value="0.210492">
                <text:p>0.210492</text:p>
              </table:table-cell>
              <table:table-cell office:value-type="float" office:value="0.210539">
                <text:p>0.2105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5984">
                <text:p>0.425984</text:p>
              </table:table-cell>
              <table:table-cell office:value-type="float" office:value="0.218909">
                <text:p>0.218909</text:p>
              </table:table-cell>
              <table:table-cell office:value-type="float" office:value="0.218942">
                <text:p>0.2189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2368">
                <text:p>0.442368</text:p>
              </table:table-cell>
              <table:table-cell office:value-type="float" office:value="0.227346">
                <text:p>0.227346</text:p>
              </table:table-cell>
              <table:table-cell office:value-type="float" office:value="0.22742">
                <text:p>0.227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58752">
                <text:p>0.458752</text:p>
              </table:table-cell>
              <table:table-cell office:value-type="float" office:value="0.235739">
                <text:p>0.235739</text:p>
              </table:table-cell>
              <table:table-cell office:value-type="float" office:value="0.23579">
                <text:p>0.235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75136">
                <text:p>0.475136</text:p>
              </table:table-cell>
              <table:table-cell office:value-type="float" office:value="0.244175">
                <text:p>0.244175</text:p>
              </table:table-cell>
              <table:table-cell office:value-type="float" office:value="0.244283">
                <text:p>0.2442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9152">
                <text:p>0.49152</text:p>
              </table:table-cell>
              <table:table-cell office:value-type="float" office:value="0.252581">
                <text:p>0.252581</text:p>
              </table:table-cell>
              <table:table-cell office:value-type="float" office:value="0.252616">
                <text:p>0.252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7904">
                <text:p>0.507904</text:p>
              </table:table-cell>
              <table:table-cell office:value-type="float" office:value="0.261002">
                <text:p>0.261002</text:p>
              </table:table-cell>
              <table:table-cell office:value-type="float" office:value="0.261015">
                <text:p>0.2610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4288">
                <text:p>0.524288</text:p>
              </table:table-cell>
              <table:table-cell office:value-type="float" office:value="0.269407">
                <text:p>0.269407</text:p>
              </table:table-cell>
              <table:table-cell office:value-type="float" office:value="0.269503">
                <text:p>0.2695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40672">
                <text:p>0.540672</text:p>
              </table:table-cell>
              <table:table-cell office:value-type="float" office:value="0.27782">
                <text:p>0.27782</text:p>
              </table:table-cell>
              <table:table-cell office:value-type="float" office:value="0.277857">
                <text:p>0.2778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57056">
                <text:p>0.557056</text:p>
              </table:table-cell>
              <table:table-cell office:value-type="float" office:value="0.286247">
                <text:p>0.286247</text:p>
              </table:table-cell>
              <table:table-cell office:value-type="float" office:value="0.286327">
                <text:p>0.2863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344">
                <text:p>0.57344</text:p>
              </table:table-cell>
              <table:table-cell office:value-type="float" office:value="0.294658">
                <text:p>0.294658</text:p>
              </table:table-cell>
              <table:table-cell office:value-type="float" office:value="0.294688">
                <text:p>0.2946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9824">
                <text:p>0.589824</text:p>
              </table:table-cell>
              <table:table-cell office:value-type="float" office:value="0.303084">
                <text:p>0.303084</text:p>
              </table:table-cell>
              <table:table-cell office:value-type="float" office:value="0.303156">
                <text:p>0.3031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06208">
                <text:p>0.606208</text:p>
              </table:table-cell>
              <table:table-cell office:value-type="float" office:value="0.311487">
                <text:p>0.311487</text:p>
              </table:table-cell>
              <table:table-cell office:value-type="float" office:value="0.311567">
                <text:p>0.3115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22592">
                <text:p>0.622592</text:p>
              </table:table-cell>
              <table:table-cell office:value-type="float" office:value="0.319927">
                <text:p>0.319927</text:p>
              </table:table-cell>
              <table:table-cell office:value-type="float" office:value="0.320099">
                <text:p>0.3200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38976">
                <text:p>0.638976</text:p>
              </table:table-cell>
              <table:table-cell office:value-type="float" office:value="0.328326">
                <text:p>0.328326</text:p>
              </table:table-cell>
              <table:table-cell office:value-type="float" office:value="0.328399">
                <text:p>0.3283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5536">
                <text:p>0.65536</text:p>
              </table:table-cell>
              <table:table-cell office:value-type="float" office:value="0.33675">
                <text:p>0.33675</text:p>
              </table:table-cell>
              <table:table-cell office:value-type="float" office:value="0.336822">
                <text:p>0.3368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71744">
                <text:p>0.671744</text:p>
              </table:table-cell>
              <table:table-cell office:value-type="float" office:value="0.34515">
                <text:p>0.34515</text:p>
              </table:table-cell>
              <table:table-cell office:value-type="float" office:value="0.345219">
                <text:p>0.345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88128">
                <text:p>0.688128</text:p>
              </table:table-cell>
              <table:table-cell office:value-type="float" office:value="0.35359">
                <text:p>0.35359</text:p>
              </table:table-cell>
              <table:table-cell office:value-type="float" office:value="0.353665">
                <text:p>0.3536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04512">
                <text:p>0.704512</text:p>
              </table:table-cell>
              <table:table-cell office:value-type="float" office:value="0.361986">
                <text:p>0.361986</text:p>
              </table:table-cell>
              <table:table-cell office:value-type="float" office:value="0.362147">
                <text:p>0.3621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0896">
                <text:p>0.720896</text:p>
              </table:table-cell>
              <table:table-cell office:value-type="float" office:value="0.370423">
                <text:p>0.370423</text:p>
              </table:table-cell>
              <table:table-cell office:value-type="float" office:value="0.370489">
                <text:p>0.3704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3728">
                <text:p>0.73728</text:p>
              </table:table-cell>
              <table:table-cell office:value-type="float" office:value="0.378815">
                <text:p>0.378815</text:p>
              </table:table-cell>
              <table:table-cell office:value-type="float" office:value="0.378904">
                <text:p>0.378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53664">
                <text:p>0.753664</text:p>
              </table:table-cell>
              <table:table-cell office:value-type="float" office:value="0.387262">
                <text:p>0.387262</text:p>
              </table:table-cell>
              <table:table-cell office:value-type="float" office:value="0.387324">
                <text:p>0.3873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70048">
                <text:p>0.770048</text:p>
              </table:table-cell>
              <table:table-cell office:value-type="float" office:value="0.395669">
                <text:p>0.395669</text:p>
              </table:table-cell>
              <table:table-cell office:value-type="float" office:value="0.395744">
                <text:p>0.3957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6432">
                <text:p>0.786432</text:p>
              </table:table-cell>
              <table:table-cell office:value-type="float" office:value="0.404062">
                <text:p>0.404062</text:p>
              </table:table-cell>
              <table:table-cell office:value-type="float" office:value="0.404138">
                <text:p>0.4041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02816">
                <text:p>0.802816</text:p>
              </table:table-cell>
              <table:table-cell office:value-type="float" office:value="0.412522">
                <text:p>0.412522</text:p>
              </table:table-cell>
              <table:table-cell office:value-type="float" office:value="0.412548">
                <text:p>0.412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192">
                <text:p>0.8192</text:p>
              </table:table-cell>
              <table:table-cell office:value-type="float" office:value="0.420935">
                <text:p>0.420935</text:p>
              </table:table-cell>
              <table:table-cell office:value-type="float" office:value="0.421098">
                <text:p>0.421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35584">
                <text:p>0.835584</text:p>
              </table:table-cell>
              <table:table-cell office:value-type="float" office:value="0.429323">
                <text:p>0.429323</text:p>
              </table:table-cell>
              <table:table-cell office:value-type="float" office:value="0.429415">
                <text:p>0.4294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1968">
                <text:p>0.851968</text:p>
              </table:table-cell>
              <table:table-cell office:value-type="float" office:value="0.437757">
                <text:p>0.437757</text:p>
              </table:table-cell>
              <table:table-cell office:value-type="float" office:value="0.437829">
                <text:p>0.4378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68352">
                <text:p>0.868352</text:p>
              </table:table-cell>
              <table:table-cell office:value-type="float" office:value="0.446187">
                <text:p>0.446187</text:p>
              </table:table-cell>
              <table:table-cell office:value-type="float" office:value="0.44625">
                <text:p>0.44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84736">
                <text:p>0.884736</text:p>
              </table:table-cell>
              <table:table-cell office:value-type="float" office:value="0.454569">
                <text:p>0.454569</text:p>
              </table:table-cell>
              <table:table-cell office:value-type="float" office:value="0.454649">
                <text:p>0.4546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0112">
                <text:p>0.90112</text:p>
              </table:table-cell>
              <table:table-cell office:value-type="float" office:value="0.463017">
                <text:p>0.463017</text:p>
              </table:table-cell>
              <table:table-cell office:value-type="float" office:value="0.463139">
                <text:p>0.4631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17504">
                <text:p>0.917504</text:p>
              </table:table-cell>
              <table:table-cell office:value-type="float" office:value="0.471426">
                <text:p>0.471426</text:p>
              </table:table-cell>
              <table:table-cell office:value-type="float" office:value="0.471493">
                <text:p>0.4714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3888">
                <text:p>0.933888</text:p>
              </table:table-cell>
              <table:table-cell office:value-type="float" office:value="0.479814">
                <text:p>0.479814</text:p>
              </table:table-cell>
              <table:table-cell office:value-type="float" office:value="0.479903">
                <text:p>0.4799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50272">
                <text:p>0.950272</text:p>
              </table:table-cell>
              <table:table-cell office:value-type="float" office:value="0.48825">
                <text:p>0.48825</text:p>
              </table:table-cell>
              <table:table-cell office:value-type="float" office:value="0.488262">
                <text:p>0.4882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66656">
                <text:p>0.966656</text:p>
              </table:table-cell>
              <table:table-cell office:value-type="float" office:value="0.496639">
                <text:p>0.496639</text:p>
              </table:table-cell>
              <table:table-cell office:value-type="float" office:value="0.496833">
                <text:p>0.4968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8304">
                <text:p>0.98304</text:p>
              </table:table-cell>
              <table:table-cell office:value-type="float" office:value="0.497286">
                <text:p>0.497286</text:p>
              </table:table-cell>
              <table:table-cell office:value-type="float" office:value="0.497357">
                <text:p>0.4973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424">
                <text:p>0.999424</text:p>
              </table:table-cell>
              <table:table-cell office:value-type="float" office:value="0.495651">
                <text:p>0.495651</text:p>
              </table:table-cell>
              <table:table-cell office:value-type="float" office:value="0.495696">
                <text:p>0.4956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5808">
                <text:p>1.015808</text:p>
              </table:table-cell>
              <table:table-cell office:value-type="float" office:value="0.49449">
                <text:p>0.49449</text:p>
              </table:table-cell>
              <table:table-cell office:value-type="float" office:value="0.494487">
                <text:p>0.4944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32192">
                <text:p>1.032192</text:p>
              </table:table-cell>
              <table:table-cell office:value-type="float" office:value="0.491994">
                <text:p>0.491994</text:p>
              </table:table-cell>
              <table:table-cell office:value-type="float" office:value="0.49211">
                <text:p>0.492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48576">
                <text:p>1.048576</text:p>
              </table:table-cell>
              <table:table-cell office:value-type="float" office:value="0.45452">
                <text:p>0.45452</text:p>
              </table:table-cell>
              <table:table-cell office:value-type="float" office:value="0.454909">
                <text:p>0.4549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6496">
                <text:p>1.06496</text:p>
              </table:table-cell>
              <table:table-cell office:value-type="float" office:value="0.45417">
                <text:p>0.45417</text:p>
              </table:table-cell>
              <table:table-cell office:value-type="float" office:value="0.454387">
                <text:p>0.4543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81344">
                <text:p>1.081344</text:p>
              </table:table-cell>
              <table:table-cell office:value-type="float" office:value="0.456142">
                <text:p>0.456142</text:p>
              </table:table-cell>
              <table:table-cell office:value-type="float" office:value="0.455968">
                <text:p>0.4559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97728">
                <text:p>1.097728</text:p>
              </table:table-cell>
              <table:table-cell office:value-type="float" office:value="0.451552">
                <text:p>0.451552</text:p>
              </table:table-cell>
              <table:table-cell office:value-type="float" office:value="0.45089">
                <text:p>0.450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14112">
                <text:p>1.114112</text:p>
              </table:table-cell>
              <table:table-cell office:value-type="float" office:value="0.445987">
                <text:p>0.445987</text:p>
              </table:table-cell>
              <table:table-cell office:value-type="float" office:value="0.44353">
                <text:p>0.443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30496">
                <text:p>1.130496</text:p>
              </table:table-cell>
              <table:table-cell office:value-type="float" office:value="0.442093">
                <text:p>0.442093</text:p>
              </table:table-cell>
              <table:table-cell office:value-type="float" office:value="0.441265">
                <text:p>0.4412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4688">
                <text:p>1.14688</text:p>
              </table:table-cell>
              <table:table-cell office:value-type="float" office:value="0.43957">
                <text:p>0.43957</text:p>
              </table:table-cell>
              <table:table-cell office:value-type="float" office:value="0.439645">
                <text:p>0.4396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63264">
                <text:p>1.163264</text:p>
              </table:table-cell>
              <table:table-cell office:value-type="float" office:value="0.434">
                <text:p>0.434</text:p>
              </table:table-cell>
              <table:table-cell office:value-type="float" office:value="0.434939">
                <text:p>0.4349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79648">
                <text:p>1.179648</text:p>
              </table:table-cell>
              <table:table-cell office:value-type="float" office:value="0.429416">
                <text:p>0.429416</text:p>
              </table:table-cell>
              <table:table-cell office:value-type="float" office:value="0.438562">
                <text:p>0.4385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96032">
                <text:p>1.196032</text:p>
              </table:table-cell>
              <table:table-cell office:value-type="float" office:value="0.43297">
                <text:p>0.43297</text:p>
              </table:table-cell>
              <table:table-cell office:value-type="float" office:value="0.433049">
                <text:p>0.4330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12416">
                <text:p>1.212416</text:p>
              </table:table-cell>
              <table:table-cell office:value-type="float" office:value="0.428768">
                <text:p>0.428768</text:p>
              </table:table-cell>
              <table:table-cell office:value-type="float" office:value="0.426634">
                <text:p>0.4266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288">
                <text:p>1.2288</text:p>
              </table:table-cell>
              <table:table-cell office:value-type="float" office:value="0.423535">
                <text:p>0.423535</text:p>
              </table:table-cell>
              <table:table-cell office:value-type="float" office:value="0.423896">
                <text:p>0.4238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45184">
                <text:p>1.245184</text:p>
              </table:table-cell>
              <table:table-cell office:value-type="float" office:value="0.413288">
                <text:p>0.413288</text:p>
              </table:table-cell>
              <table:table-cell office:value-type="float" office:value="0.424595">
                <text:p>0.4245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61568">
                <text:p>1.261568</text:p>
              </table:table-cell>
              <table:table-cell office:value-type="float" office:value="0.415278">
                <text:p>0.415278</text:p>
              </table:table-cell>
              <table:table-cell office:value-type="float" office:value="0.416177">
                <text:p>0.4161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77952">
                <text:p>1.277952</text:p>
              </table:table-cell>
              <table:table-cell office:value-type="float" office:value="0.407299">
                <text:p>0.407299</text:p>
              </table:table-cell>
              <table:table-cell office:value-type="float" office:value="0.40707">
                <text:p>0.407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94336">
                <text:p>1.294336</text:p>
              </table:table-cell>
              <table:table-cell office:value-type="float" office:value="0.413155">
                <text:p>0.413155</text:p>
              </table:table-cell>
              <table:table-cell office:value-type="float" office:value="0.413133">
                <text:p>0.4131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1072">
                <text:p>1.31072</text:p>
              </table:table-cell>
              <table:table-cell office:value-type="float" office:value="0.410867">
                <text:p>0.410867</text:p>
              </table:table-cell>
              <table:table-cell office:value-type="float" office:value="0.411769">
                <text:p>0.4117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27104">
                <text:p>1.327104</text:p>
              </table:table-cell>
              <table:table-cell office:value-type="float" office:value="0.408324">
                <text:p>0.408324</text:p>
              </table:table-cell>
              <table:table-cell office:value-type="float" office:value="0.406778">
                <text:p>0.4067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43488">
                <text:p>1.343488</text:p>
              </table:table-cell>
              <table:table-cell office:value-type="float" office:value="0.396976">
                <text:p>0.396976</text:p>
              </table:table-cell>
              <table:table-cell office:value-type="float" office:value="0.395975">
                <text:p>0.3959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59872">
                <text:p>1.359872</text:p>
              </table:table-cell>
              <table:table-cell office:value-type="float" office:value="0.407908">
                <text:p>0.407908</text:p>
              </table:table-cell>
              <table:table-cell office:value-type="float" office:value="0.407587">
                <text:p>0.4075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76256">
                <text:p>1.376256</text:p>
              </table:table-cell>
              <table:table-cell office:value-type="float" office:value="0.397496">
                <text:p>0.397496</text:p>
              </table:table-cell>
              <table:table-cell office:value-type="float" office:value="0.393642">
                <text:p>0.3936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9264">
                <text:p>1.39264</text:p>
              </table:table-cell>
              <table:table-cell office:value-type="float" office:value="0.408572">
                <text:p>0.408572</text:p>
              </table:table-cell>
              <table:table-cell office:value-type="float" office:value="0.389797">
                <text:p>0.3897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09024">
                <text:p>1.409024</text:p>
              </table:table-cell>
              <table:table-cell office:value-type="float" office:value="0.390535">
                <text:p>0.390535</text:p>
              </table:table-cell>
              <table:table-cell office:value-type="float" office:value="0.382901">
                <text:p>0.3829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25408">
                <text:p>1.425408</text:p>
              </table:table-cell>
              <table:table-cell office:value-type="float" office:value="0.404882">
                <text:p>0.404882</text:p>
              </table:table-cell>
              <table:table-cell office:value-type="float" office:value="0.400028">
                <text:p>0.4000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41792">
                <text:p>1.441792</text:p>
              </table:table-cell>
              <table:table-cell office:value-type="float" office:value="0.40143">
                <text:p>0.40143</text:p>
              </table:table-cell>
              <table:table-cell office:value-type="float" office:value="0.394073">
                <text:p>0.3940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58176">
                <text:p>1.458176</text:p>
              </table:table-cell>
              <table:table-cell office:value-type="float" office:value="0.416427">
                <text:p>0.416427</text:p>
              </table:table-cell>
              <table:table-cell office:value-type="float" office:value="0.390352">
                <text:p>0.3903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7456">
                <text:p>1.47456</text:p>
              </table:table-cell>
              <table:table-cell office:value-type="float" office:value="0.391231">
                <text:p>0.391231</text:p>
              </table:table-cell>
              <table:table-cell office:value-type="float" office:value="0.386273">
                <text:p>0.3862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90944">
                <text:p>1.490944</text:p>
              </table:table-cell>
              <table:table-cell office:value-type="float" office:value="0.407336">
                <text:p>0.407336</text:p>
              </table:table-cell>
              <table:table-cell office:value-type="float" office:value="0.40163">
                <text:p>0.401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07328">
                <text:p>1.507328</text:p>
              </table:table-cell>
              <table:table-cell office:value-type="float" office:value="0.401944">
                <text:p>0.401944</text:p>
              </table:table-cell>
              <table:table-cell office:value-type="float" office:value="0.388448">
                <text:p>0.3884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23712">
                <text:p>1.523712</text:p>
              </table:table-cell>
              <table:table-cell office:value-type="float" office:value="0.39471">
                <text:p>0.39471</text:p>
              </table:table-cell>
              <table:table-cell office:value-type="float" office:value="0.402174">
                <text:p>0.4021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40096">
                <text:p>1.540096</text:p>
              </table:table-cell>
              <table:table-cell office:value-type="float" office:value="0.403947">
                <text:p>0.403947</text:p>
              </table:table-cell>
              <table:table-cell office:value-type="float" office:value="0.401119">
                <text:p>0.4011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5648">
                <text:p>1.55648</text:p>
              </table:table-cell>
              <table:table-cell office:value-type="float" office:value="0.418551">
                <text:p>0.418551</text:p>
              </table:table-cell>
              <table:table-cell office:value-type="float" office:value="0.399884">
                <text:p>0.3998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72864">
                <text:p>1.572864</text:p>
              </table:table-cell>
              <table:table-cell office:value-type="float" office:value="0.389163">
                <text:p>0.389163</text:p>
              </table:table-cell>
              <table:table-cell office:value-type="float" office:value="0.386791">
                <text:p>0.3867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89248">
                <text:p>1.589248</text:p>
              </table:table-cell>
              <table:table-cell office:value-type="float" office:value="0.393846">
                <text:p>0.393846</text:p>
              </table:table-cell>
              <table:table-cell office:value-type="float" office:value="0.404036">
                <text:p>0.4040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05632">
                <text:p>1.605632</text:p>
              </table:table-cell>
              <table:table-cell office:value-type="float" office:value="0.432564">
                <text:p>0.432564</text:p>
              </table:table-cell>
              <table:table-cell office:value-type="float" office:value="0.399799">
                <text:p>0.3997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22016">
                <text:p>1.622016</text:p>
              </table:table-cell>
              <table:table-cell office:value-type="float" office:value="0.393898">
                <text:p>0.393898</text:p>
              </table:table-cell>
              <table:table-cell office:value-type="float" office:value="0.388697">
                <text:p>0.3886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384">
                <text:p>1.6384</text:p>
              </table:table-cell>
              <table:table-cell office:value-type="float" office:value="0.40523">
                <text:p>0.40523</text:p>
              </table:table-cell>
              <table:table-cell office:value-type="float" office:value="0.392995">
                <text:p>0.3929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54784">
                <text:p>1.654784</text:p>
              </table:table-cell>
              <table:table-cell office:value-type="float" office:value="0.402011">
                <text:p>0.402011</text:p>
              </table:table-cell>
              <table:table-cell office:value-type="float" office:value="0.398844">
                <text:p>0.3988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71168">
                <text:p>1.671168</text:p>
              </table:table-cell>
              <table:table-cell office:value-type="float" office:value="0.395007">
                <text:p>0.395007</text:p>
              </table:table-cell>
              <table:table-cell office:value-type="float" office:value="0.386857">
                <text:p>0.3868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87552">
                <text:p>1.687552</text:p>
              </table:table-cell>
              <table:table-cell office:value-type="float" office:value="0.390063">
                <text:p>0.390063</text:p>
              </table:table-cell>
              <table:table-cell office:value-type="float" office:value="0.390547">
                <text:p>0.3905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703936">
                <text:p>1.703936</text:p>
              </table:table-cell>
              <table:table-cell office:value-type="float" office:value="0.414544">
                <text:p>0.414544</text:p>
              </table:table-cell>
              <table:table-cell office:value-type="float" office:value="0.393005">
                <text:p>0.3930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72032">
                <text:p>1.72032</text:p>
              </table:table-cell>
              <table:table-cell office:value-type="float" office:value="0.413826">
                <text:p>0.413826</text:p>
              </table:table-cell>
              <table:table-cell office:value-type="float" office:value="0.401738">
                <text:p>0.4017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736704">
                <text:p>1.736704</text:p>
              </table:table-cell>
              <table:table-cell office:value-type="float" office:value="0.390451">
                <text:p>0.390451</text:p>
              </table:table-cell>
              <table:table-cell office:value-type="float" office:value="0.394388">
                <text:p>0.3943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753088">
                <text:p>1.753088</text:p>
              </table:table-cell>
              <table:table-cell office:value-type="float" office:value="0.40093">
                <text:p>0.40093</text:p>
              </table:table-cell>
              <table:table-cell office:value-type="float" office:value="0.394647">
                <text:p>0.3946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69472">
                <text:p>1.769472</text:p>
              </table:table-cell>
              <table:table-cell office:value-type="float" office:value="0.406715">
                <text:p>0.406715</text:p>
              </table:table-cell>
              <table:table-cell office:value-type="float" office:value="0.390261">
                <text:p>0.3902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85856">
                <text:p>1.785856</text:p>
              </table:table-cell>
              <table:table-cell office:value-type="float" office:value="0.39096">
                <text:p>0.39096</text:p>
              </table:table-cell>
              <table:table-cell office:value-type="float" office:value="0.400502">
                <text:p>0.4005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0224">
                <text:p>1.80224</text:p>
              </table:table-cell>
              <table:table-cell office:value-type="float" office:value="0.402841">
                <text:p>0.402841</text:p>
              </table:table-cell>
              <table:table-cell office:value-type="float" office:value="0.388766">
                <text:p>0.3887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18624">
                <text:p>1.818624</text:p>
              </table:table-cell>
              <table:table-cell office:value-type="float" office:value="0.401532">
                <text:p>0.401532</text:p>
              </table:table-cell>
              <table:table-cell office:value-type="float" office:value="0.393707">
                <text:p>0.3937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35008">
                <text:p>1.835008</text:p>
              </table:table-cell>
              <table:table-cell office:value-type="float" office:value="0.4153">
                <text:p>0.4153</text:p>
              </table:table-cell>
              <table:table-cell office:value-type="float" office:value="0.393919">
                <text:p>0.3939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51392">
                <text:p>1.851392</text:p>
              </table:table-cell>
              <table:table-cell office:value-type="float" office:value="0.399128">
                <text:p>0.399128</text:p>
              </table:table-cell>
              <table:table-cell office:value-type="float" office:value="0.389179">
                <text:p>0.3891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67776">
                <text:p>1.867776</text:p>
              </table:table-cell>
              <table:table-cell office:value-type="float" office:value="0.402717">
                <text:p>0.402717</text:p>
              </table:table-cell>
              <table:table-cell office:value-type="float" office:value="0.383781">
                <text:p>0.3837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8416">
                <text:p>1.88416</text:p>
              </table:table-cell>
              <table:table-cell office:value-type="float" office:value="0.399323">
                <text:p>0.399323</text:p>
              </table:table-cell>
              <table:table-cell office:value-type="float" office:value="0.397935">
                <text:p>0.3979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900544">
                <text:p>1.900544</text:p>
              </table:table-cell>
              <table:table-cell office:value-type="float" office:value="0.409291">
                <text:p>0.409291</text:p>
              </table:table-cell>
              <table:table-cell office:value-type="float" office:value="0.39402">
                <text:p>0.394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916928">
                <text:p>1.916928</text:p>
              </table:table-cell>
              <table:table-cell office:value-type="float" office:value="0.409926">
                <text:p>0.409926</text:p>
              </table:table-cell>
              <table:table-cell office:value-type="float" office:value="0.383249">
                <text:p>0.3832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933312">
                <text:p>1.933312</text:p>
              </table:table-cell>
              <table:table-cell office:value-type="float" office:value="0.400013">
                <text:p>0.400013</text:p>
              </table:table-cell>
              <table:table-cell office:value-type="float" office:value="0.386065">
                <text:p>0.3860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49696">
                <text:p>1.949696</text:p>
              </table:table-cell>
              <table:table-cell office:value-type="float" office:value="0.416254">
                <text:p>0.416254</text:p>
              </table:table-cell>
              <table:table-cell office:value-type="float" office:value="0.39777">
                <text:p>0.397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6608">
                <text:p>1.96608</text:p>
              </table:table-cell>
              <table:table-cell office:value-type="float" office:value="0.400241">
                <text:p>0.400241</text:p>
              </table:table-cell>
              <table:table-cell office:value-type="float" office:value="0.398881">
                <text:p>0.3988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82464">
                <text:p>1.982464</text:p>
              </table:table-cell>
              <table:table-cell office:value-type="float" office:value="0.412659">
                <text:p>0.412659</text:p>
              </table:table-cell>
              <table:table-cell office:value-type="float" office:value="0.401193">
                <text:p>0.4011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98848">
                <text:p>1.998848</text:p>
              </table:table-cell>
              <table:table-cell office:value-type="float" office:value="0.400892">
                <text:p>0.400892</text:p>
              </table:table-cell>
              <table:table-cell office:value-type="float" office:value="0.390949">
                <text:p>0.3909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015232">
                <text:p>2.015232</text:p>
              </table:table-cell>
              <table:table-cell office:value-type="float" office:value="0.416463">
                <text:p>0.416463</text:p>
              </table:table-cell>
              <table:table-cell office:value-type="float" office:value="0.403675">
                <text:p>0.4036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031616">
                <text:p>2.031616</text:p>
              </table:table-cell>
              <table:table-cell office:value-type="float" office:value="0.40583">
                <text:p>0.40583</text:p>
              </table:table-cell>
              <table:table-cell office:value-type="float" office:value="0.392245">
                <text:p>0.3922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048">
                <text:p>2.048</text:p>
              </table:table-cell>
              <table:table-cell office:value-type="float" office:value="0.405333">
                <text:p>0.405333</text:p>
              </table:table-cell>
              <table:table-cell office:value-type="float" office:value="0.399542">
                <text:p>0.3995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064384">
                <text:p>2.064384</text:p>
              </table:table-cell>
              <table:table-cell office:value-type="float" office:value="0.398084">
                <text:p>0.398084</text:p>
              </table:table-cell>
              <table:table-cell office:value-type="float" office:value="0.389898">
                <text:p>0.3898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080768">
                <text:p>2.080768</text:p>
              </table:table-cell>
              <table:table-cell office:value-type="float" office:value="0.411863">
                <text:p>0.411863</text:p>
              </table:table-cell>
              <table:table-cell office:value-type="float" office:value="0.387427">
                <text:p>0.3874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97152">
                <text:p>2.097152</text:p>
              </table:table-cell>
              <table:table-cell office:value-type="float" office:value="0.405364">
                <text:p>0.405364</text:p>
              </table:table-cell>
              <table:table-cell office:value-type="float" office:value="0.393867">
                <text:p>0.3938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13536">
                <text:p>2.113536</text:p>
              </table:table-cell>
              <table:table-cell office:value-type="float" office:value="0.411303">
                <text:p>0.411303</text:p>
              </table:table-cell>
              <table:table-cell office:value-type="float" office:value="0.395543">
                <text:p>0.3955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2992">
                <text:p>2.12992</text:p>
              </table:table-cell>
              <table:table-cell office:value-type="float" office:value="0.419109">
                <text:p>0.419109</text:p>
              </table:table-cell>
              <table:table-cell office:value-type="float" office:value="0.398034">
                <text:p>0.3980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46304">
                <text:p>2.146304</text:p>
              </table:table-cell>
              <table:table-cell office:value-type="float" office:value="0.416649">
                <text:p>0.416649</text:p>
              </table:table-cell>
              <table:table-cell office:value-type="float" office:value="0.40148">
                <text:p>0.401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62688">
                <text:p>2.162688</text:p>
              </table:table-cell>
              <table:table-cell office:value-type="float" office:value="0.400944">
                <text:p>0.400944</text:p>
              </table:table-cell>
              <table:table-cell office:value-type="float" office:value="0.391391">
                <text:p>0.3913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79072">
                <text:p>2.179072</text:p>
              </table:table-cell>
              <table:table-cell office:value-type="float" office:value="0.410049">
                <text:p>0.410049</text:p>
              </table:table-cell>
              <table:table-cell office:value-type="float" office:value="0.403958">
                <text:p>0.4039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195456">
                <text:p>2.195456</text:p>
              </table:table-cell>
              <table:table-cell office:value-type="float" office:value="0.39111">
                <text:p>0.39111</text:p>
              </table:table-cell>
              <table:table-cell office:value-type="float" office:value="0.385865">
                <text:p>0.3858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21184">
                <text:p>2.21184</text:p>
              </table:table-cell>
              <table:table-cell office:value-type="float" office:value="0.416687">
                <text:p>0.416687</text:p>
              </table:table-cell>
              <table:table-cell office:value-type="float" office:value="0.397503">
                <text:p>0.3975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228224">
                <text:p>2.228224</text:p>
              </table:table-cell>
              <table:table-cell office:value-type="float" office:value="0.396243">
                <text:p>0.396243</text:p>
              </table:table-cell>
              <table:table-cell office:value-type="float" office:value="0.398352">
                <text:p>0.3983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244608">
                <text:p>2.244608</text:p>
              </table:table-cell>
              <table:table-cell office:value-type="float" office:value="0.407596">
                <text:p>0.407596</text:p>
              </table:table-cell>
              <table:table-cell office:value-type="float" office:value="0.402191">
                <text:p>0.4021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60992">
                <text:p>2.260992</text:p>
              </table:table-cell>
              <table:table-cell office:value-type="float" office:value="0.405363">
                <text:p>0.405363</text:p>
              </table:table-cell>
              <table:table-cell office:value-type="float" office:value="0.394883">
                <text:p>0.3948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277376">
                <text:p>2.277376</text:p>
              </table:table-cell>
              <table:table-cell office:value-type="float" office:value="0.417785">
                <text:p>0.417785</text:p>
              </table:table-cell>
              <table:table-cell office:value-type="float" office:value="0.401525">
                <text:p>0.4015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29376">
                <text:p>2.29376</text:p>
              </table:table-cell>
              <table:table-cell office:value-type="float" office:value="0.410208">
                <text:p>0.410208</text:p>
              </table:table-cell>
              <table:table-cell office:value-type="float" office:value="0.387776">
                <text:p>0.3877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310144">
                <text:p>2.310144</text:p>
              </table:table-cell>
              <table:table-cell office:value-type="float" office:value="0.462983">
                <text:p>0.462983</text:p>
              </table:table-cell>
              <table:table-cell office:value-type="float" office:value="0.395592">
                <text:p>0.3955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326528">
                <text:p>2.326528</text:p>
              </table:table-cell>
              <table:table-cell office:value-type="float" office:value="0.418795">
                <text:p>0.418795</text:p>
              </table:table-cell>
              <table:table-cell office:value-type="float" office:value="0.401318">
                <text:p>0.4013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342912">
                <text:p>2.342912</text:p>
              </table:table-cell>
              <table:table-cell office:value-type="float" office:value="0.411539">
                <text:p>0.411539</text:p>
              </table:table-cell>
              <table:table-cell office:value-type="float" office:value="0.390026">
                <text:p>0.3900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359296">
                <text:p>2.359296</text:p>
              </table:table-cell>
              <table:table-cell office:value-type="float" office:value="0.425181">
                <text:p>0.425181</text:p>
              </table:table-cell>
              <table:table-cell office:value-type="float" office:value="0.390176">
                <text:p>0.3901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37568">
                <text:p>2.37568</text:p>
              </table:table-cell>
              <table:table-cell office:value-type="float" office:value="0.40807">
                <text:p>0.40807</text:p>
              </table:table-cell>
              <table:table-cell office:value-type="float" office:value="0.397663">
                <text:p>0.3976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392064">
                <text:p>2.392064</text:p>
              </table:table-cell>
              <table:table-cell office:value-type="float" office:value="0.403684">
                <text:p>0.403684</text:p>
              </table:table-cell>
              <table:table-cell office:value-type="float" office:value="0.388846">
                <text:p>0.3888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408448">
                <text:p>2.408448</text:p>
              </table:table-cell>
              <table:table-cell office:value-type="float" office:value="0.403401">
                <text:p>0.403401</text:p>
              </table:table-cell>
              <table:table-cell office:value-type="float" office:value="0.392102">
                <text:p>0.3921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424832">
                <text:p>2.424832</text:p>
              </table:table-cell>
              <table:table-cell office:value-type="float" office:value="0.419201">
                <text:p>0.419201</text:p>
              </table:table-cell>
              <table:table-cell office:value-type="float" office:value="0.398853">
                <text:p>0.3988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441216">
                <text:p>2.441216</text:p>
              </table:table-cell>
              <table:table-cell office:value-type="float" office:value="0.38763">
                <text:p>0.38763</text:p>
              </table:table-cell>
              <table:table-cell office:value-type="float" office:value="0.386574">
                <text:p>0.3865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4576">
                <text:p>2.4576</text:p>
              </table:table-cell>
              <table:table-cell office:value-type="float" office:value="0.395257">
                <text:p>0.395257</text:p>
              </table:table-cell>
              <table:table-cell office:value-type="float" office:value="0.391745">
                <text:p>0.3917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473984">
                <text:p>2.473984</text:p>
              </table:table-cell>
              <table:table-cell office:value-type="float" office:value="0.42367">
                <text:p>0.42367</text:p>
              </table:table-cell>
              <table:table-cell office:value-type="float" office:value="0.397799">
                <text:p>0.3977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490368">
                <text:p>2.490368</text:p>
              </table:table-cell>
              <table:table-cell office:value-type="float" office:value="0.417393">
                <text:p>0.417393</text:p>
              </table:table-cell>
              <table:table-cell office:value-type="float" office:value="0.392846">
                <text:p>0.3928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506752">
                <text:p>2.506752</text:p>
              </table:table-cell>
              <table:table-cell office:value-type="float" office:value="0.392716">
                <text:p>0.392716</text:p>
              </table:table-cell>
              <table:table-cell office:value-type="float" office:value="0.397194">
                <text:p>0.3971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523136">
                <text:p>2.523136</text:p>
              </table:table-cell>
              <table:table-cell office:value-type="float" office:value="0.405496">
                <text:p>0.405496</text:p>
              </table:table-cell>
              <table:table-cell office:value-type="float" office:value="0.398922">
                <text:p>0.3989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53952">
                <text:p>2.53952</text:p>
              </table:table-cell>
              <table:table-cell office:value-type="float" office:value="0.390745">
                <text:p>0.390745</text:p>
              </table:table-cell>
              <table:table-cell office:value-type="float" office:value="0.390025">
                <text:p>0.3900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555904">
                <text:p>2.555904</text:p>
              </table:table-cell>
              <table:table-cell office:value-type="float" office:value="0.405357">
                <text:p>0.405357</text:p>
              </table:table-cell>
              <table:table-cell office:value-type="float" office:value="0.395806">
                <text:p>0.3958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572288">
                <text:p>2.572288</text:p>
              </table:table-cell>
              <table:table-cell office:value-type="float" office:value="0.396545">
                <text:p>0.396545</text:p>
              </table:table-cell>
              <table:table-cell office:value-type="float" office:value="0.400965">
                <text:p>0.4009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588672">
                <text:p>2.588672</text:p>
              </table:table-cell>
              <table:table-cell office:value-type="float" office:value="0.401724">
                <text:p>0.401724</text:p>
              </table:table-cell>
              <table:table-cell office:value-type="float" office:value="0.394205">
                <text:p>0.3942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605056">
                <text:p>2.605056</text:p>
              </table:table-cell>
              <table:table-cell office:value-type="float" office:value="0.414566">
                <text:p>0.414566</text:p>
              </table:table-cell>
              <table:table-cell office:value-type="float" office:value="0.399397">
                <text:p>0.3993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62144">
                <text:p>2.62144</text:p>
              </table:table-cell>
              <table:table-cell office:value-type="float" office:value="0.437655">
                <text:p>0.437655</text:p>
              </table:table-cell>
              <table:table-cell office:value-type="float" office:value="0.406593">
                <text:p>0.4065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637824">
                <text:p>2.637824</text:p>
              </table:table-cell>
              <table:table-cell office:value-type="float" office:value="0.408587">
                <text:p>0.408587</text:p>
              </table:table-cell>
              <table:table-cell office:value-type="float" office:value="0.393206">
                <text:p>0.3932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654208">
                <text:p>2.654208</text:p>
              </table:table-cell>
              <table:table-cell office:value-type="float" office:value="0.400243">
                <text:p>0.400243</text:p>
              </table:table-cell>
              <table:table-cell office:value-type="float" office:value="0.38016">
                <text:p>0.380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670592">
                <text:p>2.670592</text:p>
              </table:table-cell>
              <table:table-cell office:value-type="float" office:value="0.408765">
                <text:p>0.408765</text:p>
              </table:table-cell>
              <table:table-cell office:value-type="float" office:value="0.393376">
                <text:p>0.3933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686976">
                <text:p>2.686976</text:p>
              </table:table-cell>
              <table:table-cell office:value-type="float" office:value="0.402188">
                <text:p>0.402188</text:p>
              </table:table-cell>
              <table:table-cell office:value-type="float" office:value="0.381614">
                <text:p>0.3816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70336">
                <text:p>2.70336</text:p>
              </table:table-cell>
              <table:table-cell office:value-type="float" office:value="0.422832">
                <text:p>0.422832</text:p>
              </table:table-cell>
              <table:table-cell office:value-type="float" office:value="0.386275">
                <text:p>0.3862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719744">
                <text:p>2.719744</text:p>
              </table:table-cell>
              <table:table-cell office:value-type="float" office:value="0.409223">
                <text:p>0.409223</text:p>
              </table:table-cell>
              <table:table-cell office:value-type="float" office:value="0.392447">
                <text:p>0.3924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736128">
                <text:p>2.736128</text:p>
              </table:table-cell>
              <table:table-cell office:value-type="float" office:value="0.412399">
                <text:p>0.412399</text:p>
              </table:table-cell>
              <table:table-cell office:value-type="float" office:value="0.386266">
                <text:p>0.3862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752512">
                <text:p>2.752512</text:p>
              </table:table-cell>
              <table:table-cell office:value-type="float" office:value="0.423841">
                <text:p>0.423841</text:p>
              </table:table-cell>
              <table:table-cell office:value-type="float" office:value="0.383902">
                <text:p>0.3839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768896">
                <text:p>2.768896</text:p>
              </table:table-cell>
              <table:table-cell office:value-type="float" office:value="0.420089">
                <text:p>0.420089</text:p>
              </table:table-cell>
              <table:table-cell office:value-type="float" office:value="0.383545">
                <text:p>0.3835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78528">
                <text:p>2.78528</text:p>
              </table:table-cell>
              <table:table-cell office:value-type="float" office:value="0.447777">
                <text:p>0.447777</text:p>
              </table:table-cell>
              <table:table-cell office:value-type="float" office:value="0.394643">
                <text:p>0.3946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801664">
                <text:p>2.801664</text:p>
              </table:table-cell>
              <table:table-cell office:value-type="float" office:value="0.399299">
                <text:p>0.399299</text:p>
              </table:table-cell>
              <table:table-cell office:value-type="float" office:value="0.390335">
                <text:p>0.3903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818048">
                <text:p>2.818048</text:p>
              </table:table-cell>
              <table:table-cell office:value-type="float" office:value="0.413768">
                <text:p>0.413768</text:p>
              </table:table-cell>
              <table:table-cell office:value-type="float" office:value="0.402043">
                <text:p>0.4020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834432">
                <text:p>2.834432</text:p>
              </table:table-cell>
              <table:table-cell office:value-type="float" office:value="0.418423">
                <text:p>0.418423</text:p>
              </table:table-cell>
              <table:table-cell office:value-type="float" office:value="0.399975">
                <text:p>0.3999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850816">
                <text:p>2.850816</text:p>
              </table:table-cell>
              <table:table-cell office:value-type="float" office:value="0.416989">
                <text:p>0.416989</text:p>
              </table:table-cell>
              <table:table-cell office:value-type="float" office:value="0.399923">
                <text:p>0.3999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8672">
                <text:p>2.8672</text:p>
              </table:table-cell>
              <table:table-cell office:value-type="float" office:value="0.392812">
                <text:p>0.392812</text:p>
              </table:table-cell>
              <table:table-cell office:value-type="float" office:value="0.385118">
                <text:p>0.3851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883584">
                <text:p>2.883584</text:p>
              </table:table-cell>
              <table:table-cell office:value-type="float" office:value="0.387949">
                <text:p>0.387949</text:p>
              </table:table-cell>
              <table:table-cell office:value-type="float" office:value="0.39302">
                <text:p>0.393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899968">
                <text:p>2.899968</text:p>
              </table:table-cell>
              <table:table-cell office:value-type="float" office:value="0.426447">
                <text:p>0.426447</text:p>
              </table:table-cell>
              <table:table-cell office:value-type="float" office:value="0.389984">
                <text:p>0.3899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916352">
                <text:p>2.916352</text:p>
              </table:table-cell>
              <table:table-cell office:value-type="float" office:value="0.394834">
                <text:p>0.394834</text:p>
              </table:table-cell>
              <table:table-cell office:value-type="float" office:value="0.392238">
                <text:p>0.3922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932736">
                <text:p>2.932736</text:p>
              </table:table-cell>
              <table:table-cell office:value-type="float" office:value="0.429373">
                <text:p>0.429373</text:p>
              </table:table-cell>
              <table:table-cell office:value-type="float" office:value="0.382514">
                <text:p>0.3825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94912">
                <text:p>2.94912</text:p>
              </table:table-cell>
              <table:table-cell office:value-type="float" office:value="0.380807">
                <text:p>0.380807</text:p>
              </table:table-cell>
              <table:table-cell office:value-type="float" office:value="0.386271">
                <text:p>0.386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965504">
                <text:p>2.965504</text:p>
              </table:table-cell>
              <table:table-cell office:value-type="float" office:value="0.435178">
                <text:p>0.435178</text:p>
              </table:table-cell>
              <table:table-cell office:value-type="float" office:value="0.393609">
                <text:p>0.3936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981888">
                <text:p>2.981888</text:p>
              </table:table-cell>
              <table:table-cell office:value-type="float" office:value="0.395563">
                <text:p>0.395563</text:p>
              </table:table-cell>
              <table:table-cell office:value-type="float" office:value="0.401739">
                <text:p>0.4017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998272">
                <text:p>2.998272</text:p>
              </table:table-cell>
              <table:table-cell office:value-type="float" office:value="0.406017">
                <text:p>0.406017</text:p>
              </table:table-cell>
              <table:table-cell office:value-type="float" office:value="0.391902">
                <text:p>0.3919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014656">
                <text:p>3.014656</text:p>
              </table:table-cell>
              <table:table-cell office:value-type="float" office:value="0.389181">
                <text:p>0.389181</text:p>
              </table:table-cell>
              <table:table-cell office:value-type="float" office:value="0.404165">
                <text:p>0.4041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03104">
                <text:p>3.03104</text:p>
              </table:table-cell>
              <table:table-cell office:value-type="float" office:value="0.415426">
                <text:p>0.415426</text:p>
              </table:table-cell>
              <table:table-cell office:value-type="float" office:value="0.39728">
                <text:p>0.397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047424">
                <text:p>3.047424</text:p>
              </table:table-cell>
              <table:table-cell office:value-type="float" office:value="0.413767">
                <text:p>0.413767</text:p>
              </table:table-cell>
              <table:table-cell office:value-type="float" office:value="0.398396">
                <text:p>0.3983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063808">
                <text:p>3.063808</text:p>
              </table:table-cell>
              <table:table-cell office:value-type="float" office:value="0.421235">
                <text:p>0.421235</text:p>
              </table:table-cell>
              <table:table-cell office:value-type="float" office:value="0.395808">
                <text:p>0.3958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080192">
                <text:p>3.080192</text:p>
              </table:table-cell>
              <table:table-cell office:value-type="float" office:value="0.413471">
                <text:p>0.413471</text:p>
              </table:table-cell>
              <table:table-cell office:value-type="float" office:value="0.401101">
                <text:p>0.4011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096576">
                <text:p>3.096576</text:p>
              </table:table-cell>
              <table:table-cell office:value-type="float" office:value="0.412619">
                <text:p>0.412619</text:p>
              </table:table-cell>
              <table:table-cell office:value-type="float" office:value="0.401451">
                <text:p>0.4014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11296">
                <text:p>3.11296</text:p>
              </table:table-cell>
              <table:table-cell office:value-type="float" office:value="0.405079">
                <text:p>0.405079</text:p>
              </table:table-cell>
              <table:table-cell office:value-type="float" office:value="0.393992">
                <text:p>0.3939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129344">
                <text:p>3.129344</text:p>
              </table:table-cell>
              <table:table-cell office:value-type="float" office:value="0.407536">
                <text:p>0.407536</text:p>
              </table:table-cell>
              <table:table-cell office:value-type="float" office:value="0.388274">
                <text:p>0.3882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145728">
                <text:p>3.145728</text:p>
              </table:table-cell>
              <table:table-cell office:value-type="float" office:value="0.413751">
                <text:p>0.413751</text:p>
              </table:table-cell>
              <table:table-cell office:value-type="float" office:value="0.390418">
                <text:p>0.3904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162112">
                <text:p>3.162112</text:p>
              </table:table-cell>
              <table:table-cell office:value-type="float" office:value="0.420816">
                <text:p>0.420816</text:p>
              </table:table-cell>
              <table:table-cell office:value-type="float" office:value="0.394691">
                <text:p>0.3946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178496">
                <text:p>3.178496</text:p>
              </table:table-cell>
              <table:table-cell office:value-type="float" office:value="0.496372">
                <text:p>0.496372</text:p>
              </table:table-cell>
              <table:table-cell office:value-type="float" office:value="0.394249">
                <text:p>0.3942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19488">
                <text:p>3.19488</text:p>
              </table:table-cell>
              <table:table-cell office:value-type="float" office:value="0.413217">
                <text:p>0.413217</text:p>
              </table:table-cell>
              <table:table-cell office:value-type="float" office:value="0.394658">
                <text:p>0.3946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211264">
                <text:p>3.211264</text:p>
              </table:table-cell>
              <table:table-cell office:value-type="float" office:value="0.420181">
                <text:p>0.420181</text:p>
              </table:table-cell>
              <table:table-cell office:value-type="float" office:value="0.395954">
                <text:p>0.3959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227648">
                <text:p>3.227648</text:p>
              </table:table-cell>
              <table:table-cell office:value-type="float" office:value="0.416503">
                <text:p>0.416503</text:p>
              </table:table-cell>
              <table:table-cell office:value-type="float" office:value="0.402188">
                <text:p>0.4021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244032">
                <text:p>3.244032</text:p>
              </table:table-cell>
              <table:table-cell office:value-type="float" office:value="0.40627">
                <text:p>0.40627</text:p>
              </table:table-cell>
              <table:table-cell office:value-type="float" office:value="0.386801">
                <text:p>0.3868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260416">
                <text:p>3.260416</text:p>
              </table:table-cell>
              <table:table-cell office:value-type="float" office:value="0.440177">
                <text:p>0.440177</text:p>
              </table:table-cell>
              <table:table-cell office:value-type="float" office:value="0.388457">
                <text:p>0.3884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2768">
                <text:p>3.2768</text:p>
              </table:table-cell>
              <table:table-cell office:value-type="float" office:value="0.411884">
                <text:p>0.411884</text:p>
              </table:table-cell>
              <table:table-cell office:value-type="float" office:value="0.387678">
                <text:p>0.3876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293184">
                <text:p>3.293184</text:p>
              </table:table-cell>
              <table:table-cell office:value-type="float" office:value="0.421301">
                <text:p>0.421301</text:p>
              </table:table-cell>
              <table:table-cell office:value-type="float" office:value="0.39116">
                <text:p>0.391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309568">
                <text:p>3.309568</text:p>
              </table:table-cell>
              <table:table-cell office:value-type="float" office:value="0.407509">
                <text:p>0.407509</text:p>
              </table:table-cell>
              <table:table-cell office:value-type="float" office:value="0.385523">
                <text:p>0.3855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325952">
                <text:p>3.325952</text:p>
              </table:table-cell>
              <table:table-cell office:value-type="float" office:value="0.479864">
                <text:p>0.479864</text:p>
              </table:table-cell>
              <table:table-cell office:value-type="float" office:value="0.390203">
                <text:p>0.3902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342336">
                <text:p>3.342336</text:p>
              </table:table-cell>
              <table:table-cell office:value-type="float" office:value="0.443593">
                <text:p>0.443593</text:p>
              </table:table-cell>
              <table:table-cell office:value-type="float" office:value="0.396216">
                <text:p>0.3962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35872">
                <text:p>3.35872</text:p>
              </table:table-cell>
              <table:table-cell office:value-type="float" office:value="0.443225">
                <text:p>0.443225</text:p>
              </table:table-cell>
              <table:table-cell office:value-type="float" office:value="0.404429">
                <text:p>0.4044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375104">
                <text:p>3.375104</text:p>
              </table:table-cell>
              <table:table-cell office:value-type="float" office:value="0.415083">
                <text:p>0.415083</text:p>
              </table:table-cell>
              <table:table-cell office:value-type="float" office:value="0.407843">
                <text:p>0.4078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391488">
                <text:p>3.391488</text:p>
              </table:table-cell>
              <table:table-cell office:value-type="float" office:value="0.413239">
                <text:p>0.413239</text:p>
              </table:table-cell>
              <table:table-cell office:value-type="float" office:value="0.398006">
                <text:p>0.3980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407872">
                <text:p>3.407872</text:p>
              </table:table-cell>
              <table:table-cell office:value-type="float" office:value="0.407537">
                <text:p>0.407537</text:p>
              </table:table-cell>
              <table:table-cell office:value-type="float" office:value="0.397028">
                <text:p>0.3970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424256">
                <text:p>3.424256</text:p>
              </table:table-cell>
              <table:table-cell office:value-type="float" office:value="0.421977">
                <text:p>0.421977</text:p>
              </table:table-cell>
              <table:table-cell office:value-type="float" office:value="0.396463">
                <text:p>0.3964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44064">
                <text:p>3.44064</text:p>
              </table:table-cell>
              <table:table-cell office:value-type="float" office:value="0.405675">
                <text:p>0.405675</text:p>
              </table:table-cell>
              <table:table-cell office:value-type="float" office:value="0.379537">
                <text:p>0.3795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457024">
                <text:p>3.457024</text:p>
              </table:table-cell>
              <table:table-cell office:value-type="float" office:value="0.417009">
                <text:p>0.417009</text:p>
              </table:table-cell>
              <table:table-cell office:value-type="float" office:value="0.395469">
                <text:p>0.3954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473408">
                <text:p>3.473408</text:p>
              </table:table-cell>
              <table:table-cell office:value-type="float" office:value="0.403706">
                <text:p>0.403706</text:p>
              </table:table-cell>
              <table:table-cell office:value-type="float" office:value="0.40105">
                <text:p>0.401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489792">
                <text:p>3.489792</text:p>
              </table:table-cell>
              <table:table-cell office:value-type="float" office:value="0.439283">
                <text:p>0.439283</text:p>
              </table:table-cell>
              <table:table-cell office:value-type="float" office:value="0.400298">
                <text:p>0.4002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506176">
                <text:p>3.506176</text:p>
              </table:table-cell>
              <table:table-cell office:value-type="float" office:value="0.410198">
                <text:p>0.410198</text:p>
              </table:table-cell>
              <table:table-cell office:value-type="float" office:value="0.398711">
                <text:p>0.3987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52256">
                <text:p>3.52256</text:p>
              </table:table-cell>
              <table:table-cell office:value-type="float" office:value="0.417341">
                <text:p>0.417341</text:p>
              </table:table-cell>
              <table:table-cell office:value-type="float" office:value="0.399967">
                <text:p>0.3999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538944">
                <text:p>3.538944</text:p>
              </table:table-cell>
              <table:table-cell office:value-type="float" office:value="0.410009">
                <text:p>0.410009</text:p>
              </table:table-cell>
              <table:table-cell office:value-type="float" office:value="0.398301">
                <text:p>0.3983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555328">
                <text:p>3.555328</text:p>
              </table:table-cell>
              <table:table-cell office:value-type="float" office:value="0.435369">
                <text:p>0.435369</text:p>
              </table:table-cell>
              <table:table-cell office:value-type="float" office:value="0.389016">
                <text:p>0.3890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571712">
                <text:p>3.571712</text:p>
              </table:table-cell>
              <table:table-cell office:value-type="float" office:value="0.399455">
                <text:p>0.399455</text:p>
              </table:table-cell>
              <table:table-cell office:value-type="float" office:value="0.396795">
                <text:p>0.3967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588096">
                <text:p>3.588096</text:p>
              </table:table-cell>
              <table:table-cell office:value-type="float" office:value="0.432282">
                <text:p>0.432282</text:p>
              </table:table-cell>
              <table:table-cell office:value-type="float" office:value="0.392332">
                <text:p>0.3923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60448">
                <text:p>3.60448</text:p>
              </table:table-cell>
              <table:table-cell office:value-type="float" office:value="0.408845">
                <text:p>0.408845</text:p>
              </table:table-cell>
              <table:table-cell office:value-type="float" office:value="0.398064">
                <text:p>0.3980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620864">
                <text:p>3.620864</text:p>
              </table:table-cell>
              <table:table-cell office:value-type="float" office:value="0.380711">
                <text:p>0.380711</text:p>
              </table:table-cell>
              <table:table-cell office:value-type="float" office:value="0.39886">
                <text:p>0.398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637248">
                <text:p>3.637248</text:p>
              </table:table-cell>
              <table:table-cell office:value-type="float" office:value="0.401161">
                <text:p>0.401161</text:p>
              </table:table-cell>
              <table:table-cell office:value-type="float" office:value="0.396531">
                <text:p>0.3965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653632">
                <text:p>3.653632</text:p>
              </table:table-cell>
              <table:table-cell office:value-type="float" office:value="0.395806">
                <text:p>0.395806</text:p>
              </table:table-cell>
              <table:table-cell office:value-type="float" office:value="0.392362">
                <text:p>0.3923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670016">
                <text:p>3.670016</text:p>
              </table:table-cell>
              <table:table-cell office:value-type="float" office:value="0.407537">
                <text:p>0.407537</text:p>
              </table:table-cell>
              <table:table-cell office:value-type="float" office:value="0.405404">
                <text:p>0.4054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6864">
                <text:p>3.6864</text:p>
              </table:table-cell>
              <table:table-cell office:value-type="float" office:value="0.379411">
                <text:p>0.379411</text:p>
              </table:table-cell>
              <table:table-cell office:value-type="float" office:value="0.3878">
                <text:p>0.38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702784">
                <text:p>3.702784</text:p>
              </table:table-cell>
              <table:table-cell office:value-type="float" office:value="0.406616">
                <text:p>0.406616</text:p>
              </table:table-cell>
              <table:table-cell office:value-type="float" office:value="0.397861">
                <text:p>0.3978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719168">
                <text:p>3.719168</text:p>
              </table:table-cell>
              <table:table-cell office:value-type="float" office:value="0.390847">
                <text:p>0.390847</text:p>
              </table:table-cell>
              <table:table-cell office:value-type="float" office:value="0.406959">
                <text:p>0.4069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735552">
                <text:p>3.735552</text:p>
              </table:table-cell>
              <table:table-cell office:value-type="float" office:value="0.509099">
                <text:p>0.509099</text:p>
              </table:table-cell>
              <table:table-cell office:value-type="float" office:value="0.402654">
                <text:p>0.4026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751936">
                <text:p>3.751936</text:p>
              </table:table-cell>
              <table:table-cell office:value-type="float" office:value="0.408406">
                <text:p>0.408406</text:p>
              </table:table-cell>
              <table:table-cell office:value-type="float" office:value="0.394533">
                <text:p>0.3945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76832">
                <text:p>3.76832</text:p>
              </table:table-cell>
              <table:table-cell office:value-type="float" office:value="0.396766">
                <text:p>0.396766</text:p>
              </table:table-cell>
              <table:table-cell office:value-type="float" office:value="0.397175">
                <text:p>0.3971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784704">
                <text:p>3.784704</text:p>
              </table:table-cell>
              <table:table-cell office:value-type="float" office:value="0.414145">
                <text:p>0.414145</text:p>
              </table:table-cell>
              <table:table-cell office:value-type="float" office:value="0.395507">
                <text:p>0.3955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801088">
                <text:p>3.801088</text:p>
              </table:table-cell>
              <table:table-cell office:value-type="float" office:value="0.418373">
                <text:p>0.418373</text:p>
              </table:table-cell>
              <table:table-cell office:value-type="float" office:value="0.385439">
                <text:p>0.3854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817472">
                <text:p>3.817472</text:p>
              </table:table-cell>
              <table:table-cell office:value-type="float" office:value="0.41845">
                <text:p>0.41845</text:p>
              </table:table-cell>
              <table:table-cell office:value-type="float" office:value="0.411262">
                <text:p>0.4112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833856">
                <text:p>3.833856</text:p>
              </table:table-cell>
              <table:table-cell office:value-type="float" office:value="0.406724">
                <text:p>0.406724</text:p>
              </table:table-cell>
              <table:table-cell office:value-type="float" office:value="0.393101">
                <text:p>0.3931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85024">
                <text:p>3.85024</text:p>
              </table:table-cell>
              <table:table-cell office:value-type="float" office:value="0.423561">
                <text:p>0.423561</text:p>
              </table:table-cell>
              <table:table-cell office:value-type="float" office:value="0.40994">
                <text:p>0.409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866624">
                <text:p>3.866624</text:p>
              </table:table-cell>
              <table:table-cell office:value-type="float" office:value="0.419358">
                <text:p>0.419358</text:p>
              </table:table-cell>
              <table:table-cell office:value-type="float" office:value="0.396883">
                <text:p>0.3968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883008">
                <text:p>3.883008</text:p>
              </table:table-cell>
              <table:table-cell office:value-type="float" office:value="0.423141">
                <text:p>0.423141</text:p>
              </table:table-cell>
              <table:table-cell office:value-type="float" office:value="0.404403">
                <text:p>0.4044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899392">
                <text:p>3.899392</text:p>
              </table:table-cell>
              <table:table-cell office:value-type="float" office:value="0.410716">
                <text:p>0.410716</text:p>
              </table:table-cell>
              <table:table-cell office:value-type="float" office:value="0.377086">
                <text:p>0.3770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915776">
                <text:p>3.915776</text:p>
              </table:table-cell>
              <table:table-cell office:value-type="float" office:value="0.408481">
                <text:p>0.408481</text:p>
              </table:table-cell>
              <table:table-cell office:value-type="float" office:value="0.390325">
                <text:p>0.3903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93216">
                <text:p>3.93216</text:p>
              </table:table-cell>
              <table:table-cell office:value-type="float" office:value="0.409763">
                <text:p>0.409763</text:p>
              </table:table-cell>
              <table:table-cell office:value-type="float" office:value="0.392822">
                <text:p>0.3928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948544">
                <text:p>3.948544</text:p>
              </table:table-cell>
              <table:table-cell office:value-type="float" office:value="0.427138">
                <text:p>0.427138</text:p>
              </table:table-cell>
              <table:table-cell office:value-type="float" office:value="0.408464">
                <text:p>0.4084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964928">
                <text:p>3.964928</text:p>
              </table:table-cell>
              <table:table-cell office:value-type="float" office:value="0.421414">
                <text:p>0.421414</text:p>
              </table:table-cell>
              <table:table-cell office:value-type="float" office:value="0.397174">
                <text:p>0.3971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981312">
                <text:p>3.981312</text:p>
              </table:table-cell>
              <table:table-cell office:value-type="float" office:value="0.552076">
                <text:p>0.552076</text:p>
              </table:table-cell>
              <table:table-cell office:value-type="float" office:value="0.40098">
                <text:p>0.400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997696">
                <text:p>3.997696</text:p>
              </table:table-cell>
              <table:table-cell office:value-type="float" office:value="0.414222">
                <text:p>0.414222</text:p>
              </table:table-cell>
              <table:table-cell office:value-type="float" office:value="0.39177">
                <text:p>0.39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